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18mm"/>
    </style:style>
    <style:style style:name="co2" style:family="table-column">
      <style:table-column-properties fo:break-before="auto" style:column-width="15.19mm"/>
    </style:style>
    <style:style style:name="co3" style:family="table-column">
      <style:table-column-properties fo:break-before="auto" style:column-width="2.98mm"/>
    </style:style>
    <style:style style:name="co4" style:family="table-column">
      <style:table-column-properties fo:break-before="auto" style:column-width="13.1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17.92mm"/>
    </style:style>
    <style:style style:name="co7" style:family="table-column">
      <style:table-column-properties fo:break-before="auto" style:column-width="19.17mm"/>
    </style:style>
    <style:style style:name="co8" style:family="table-column">
      <style:table-column-properties fo:break-before="auto" style:column-width="1.23mm"/>
    </style:style>
    <style:style style:name="co9" style:family="table-column">
      <style:table-column-properties fo:break-before="auto" style:column-width="3.23mm"/>
    </style:style>
    <style:style style:name="co10" style:family="table-column">
      <style:table-column-properties fo:break-before="auto" style:column-width="24.15mm"/>
    </style:style>
    <style:style style:name="co11" style:family="table-column">
      <style:table-column-properties fo:break-before="auto" style:column-width="23.16mm"/>
    </style:style>
    <style:style style:name="co12" style:family="table-column">
      <style:table-column-properties fo:break-before="auto" style:column-width="2.22mm"/>
    </style:style>
    <style:style style:name="co13" style:family="table-column">
      <style:table-column-properties fo:break-before="auto" style:column-width="2.72mm"/>
    </style:style>
    <style:style style:name="co14" style:family="table-column">
      <style:table-column-properties fo:break-before="auto" style:column-width="14.18mm"/>
    </style:style>
    <style:style style:name="co15" style:family="table-column">
      <style:table-column-properties fo:break-before="auto" style:column-width="1.48mm"/>
    </style:style>
    <style:style style:name="co16" style:family="table-column">
      <style:table-column-properties fo:break-before="auto" style:column-width="1.98mm"/>
    </style:style>
    <style:style style:name="co17" style:family="table-column">
      <style:table-column-properties fo:break-before="auto" style:column-width="5.22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3.51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4.23mm" fo:break-before="auto" style:use-optimal-row-height="false"/>
    </style:style>
    <style:style style:name="ro6" style:family="table-row">
      <style:table-row-properties style:row-height="3.44mm" fo:break-before="auto" style:use-optimal-row-height="false"/>
    </style:style>
    <style:style style:name="ro7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4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 style:data-style-name="N188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20" style:family="table-cell" style:parent-style-name="Default" style:data-style-name="N188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21" style:family="table-cell" style:parent-style-name="Default" style:data-style-name="N188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24" style:family="table-cell" style:parent-style-name="Default" style:data-style-name="N18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25" style:family="table-cell" style:parent-style-name="Default" style:data-style-name="N18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26" style:family="table-cell" style:parent-style-name="Default" style:data-style-name="N188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7.5pt" fo:font-style="normal" fo:text-shadow="none" style:text-underline-style="none" fo:font-weight="normal" style:font-name-asian="細明體" style:font-size-asian="7.5pt" style:font-style-asian="normal" style:font-weight-asian="normal" style:font-size-complex="7.5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 style:data-style-name="N18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46" style:family="table-cell" style:parent-style-name="Default" style:data-style-name="N18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47" style:family="table-cell" style:parent-style-name="Default" style:data-style-name="N18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48" style:family="table-cell" style:parent-style-name="Default" style:data-style-name="N18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49" style:family="table-cell" style:parent-style-name="Default" style:data-style-name="N188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.5pt" fo:font-style="normal" fo:text-shadow="none" style:text-underline-style="none" fo:font-weight="normal" style:font-size-asian="7.5pt" style:font-style-asian="normal" style:font-weight-asian="normal" style:font-name-complex="Times New Roman" style:font-size-complex="7.5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5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7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7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188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Default" style:data-style-name="N188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Default" style:data-style-name="N188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Default" style:data-style-name="N188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 style:data-style-name="N18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Default" style:data-style-name="N18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Default" style:data-style-name="N18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Default" style:data-style-name="N188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9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9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 style:data-style-name="N18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Default" style:data-style-name="N18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Default" style:data-style-name="N18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Default" style:data-style-name="N188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0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03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 style:data-style-name="N188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2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 style:data-style-name="N18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bold" style:font-name-asian="細明體" style:font-size-asian="8pt" style:font-style-asian="normal" style:font-weight-asian="bold" style:font-size-complex="8pt" style:font-style-complex="normal" style:font-weight-complex="bold"/>
    </style:style>
    <style:style style:name="ce116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bold" style:font-name-asian="細明體" style:font-size-asian="8pt" style:font-style-asian="normal" style:font-weight-asian="bold" style:font-size-complex="8pt" style:font-style-complex="normal" style:font-weight-complex="bold"/>
    </style:style>
    <style:style style:name="ce11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19" style:family="table-cell" style:parent-style-name="Default" style:data-style-name="N18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0" style:family="table-cell" style:parent-style-name="Default" style:data-style-name="N187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121" style:family="table-cell" style:parent-style-name="Default" style:data-style-name="N187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Default" style:data-style-name="N18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Default" style:data-style-name="N18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7.5pt" fo:font-style="normal" fo:text-shadow="none" style:text-underline-style="none" fo:font-weight="normal" style:font-name-asian="細明體" style:font-size-asian="7.5pt" style:font-style-asian="normal" style:font-weight-asian="normal" style:font-size-complex="7.5pt" style:font-style-complex="normal" style:font-weight-complex="normal"/>
    </style:style>
    <style:style style:name="ce124" style:family="table-cell" style:parent-style-name="Default" style:data-style-name="N18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7.5pt" fo:font-style="normal" fo:text-shadow="none" style:text-underline-style="none" fo:font-weight="normal" style:font-name-asian="細明體" style:font-size-asian="7.5pt" style:font-style-asian="normal" style:font-weight-asian="normal" style:font-size-complex="7.5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14"/>
        <table:table-column table:style-name="co2" table:number-columns-repeated="9" table:default-cell-style-name="ce23"/>
        <table:table-column table:style-name="co4" table:default-cell-style-name="ce23"/>
        <table:table-column table:style-name="co2" table:number-columns-repeated="2" table:default-cell-style-name="ce23"/>
        <table:table-column table:style-name="co4" table:default-cell-style-name="ce23"/>
        <table:table-column table:style-name="co2" table:number-columns-repeated="3" table:default-cell-style-name="ce23"/>
        <table:table-column table:style-name="co5" table:default-cell-style-name="ce51"/>
        <table:table-column table:style-name="co6" table:number-columns-repeated="237" table:default-cell-style-name="ce51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10-4 發電量（一）</text:p>
          </table:table-cell>
          <table:covered-table-cell table:number-columns-repeated="16" table:style-name="ce10"/>
          <table:table-cell table:style-name="ce43" table:number-columns-repeated="2"/>
          <table:table-cell table:style-name="ce50" table:number-columns-repeated="1005"/>
        </table:table-row>
        <table:table-row table:style-name="ro2">
          <table:table-cell table:number-columns-repeated="3"/>
          <table:table-cell table:style-name="ce18" table:number-columns-repeated="2"/>
          <table:table-cell table:style-name="ce27"/>
          <table:table-cell table:style-name="ce30" table:number-columns-repeated="2"/>
          <table:table-cell table:style-name="ce33"/>
          <table:table-cell table:style-name="ce30" table:number-columns-repeated="6"/>
          <table:table-cell table:style-name="ce40" table:number-columns-repeated="2"/>
          <table:table-cell table:style-name="ce44" office:value-type="string" calcext:value-type="string" table:number-columns-spanned="2" table:number-rows-spanned="1">
            <text:p>單位：百萬度</text:p>
          </table:table-cell>
          <table:covered-table-cell table:style-name="ce44"/>
          <table:table-cell table:number-columns-repeated="1005"/>
        </table:table-row>
        <table:table-row table:style-name="ro2">
          <table:table-cell table:style-name="ce3" office:value-type="string" calcext:value-type="string" table:number-columns-spanned="3" table:number-rows-spanned="4">
            <text:p>年月</text:p>
          </table:table-cell>
          <table:covered-table-cell table:number-columns-repeated="2" table:style-name="ce4"/>
          <table:table-cell table:style-name="ce3" office:value-type="string" calcext:value-type="string" table:number-columns-spanned="1" table:number-rows-spanned="4">
            <text:p>合計</text:p>
          </table:table-cell>
          <table:table-cell table:style-name="ce3" office:value-type="string" calcext:value-type="string" table:number-columns-spanned="1" table:number-rows-spanned="4">
            <text:p>抽蓄水力</text:p>
          </table:table-cell>
          <table:table-cell table:style-name="ce4" office:value-type="string" calcext:value-type="string" table:number-columns-spanned="4" table:number-rows-spanned="2">
            <text:p>火力</text:p>
          </table:table-cell>
          <table:covered-table-cell table:number-columns-repeated="2" table:style-name="ce31"/>
          <table:covered-table-cell table:style-name="ce34"/>
          <table:table-cell table:style-name="ce3" office:value-type="string" calcext:value-type="string" table:number-columns-spanned="1" table:number-rows-spanned="4">
            <text:p>核能</text:p>
          </table:table-cell>
          <table:table-cell table:style-name="ce36" office:value-type="string" calcext:value-type="string" table:number-columns-spanned="7" table:number-rows-spanned="2">
            <text:p>再生能源</text:p>
          </table:table-cell>
          <table:covered-table-cell table:number-columns-repeated="5" table:style-name="ce38"/>
          <table:covered-table-cell table:style-name="ce41"/>
          <table:table-cell table:style-name="ce3" office:value-type="string" calcext:value-type="string" table:number-columns-spanned="1" table:number-rows-spanned="4">
            <text:p>淨發電</text:p>
          </table:table-cell>
          <table:table-cell table:style-name="ce3" office:value-type="string" calcext:value-type="string" table:number-columns-spanned="1" table:number-rows-spanned="4">
            <text:p>廠用電</text:p>
          </table:table-cell>
          <table:table-cell table:style-name="ce52" table:number-columns-repeated="1005"/>
        </table:table-row>
        <table:table-row table:style-name="ro2">
          <table:covered-table-cell table:number-columns-repeated="5" table:style-name="ce4"/>
          <table:covered-table-cell table:style-name="ce28"/>
          <table:covered-table-cell table:number-columns-repeated="2" table:style-name="ce32"/>
          <table:covered-table-cell table:style-name="ce35"/>
          <table:covered-table-cell table:style-name="ce4"/>
          <table:covered-table-cell table:style-name="ce37"/>
          <table:covered-table-cell table:number-columns-repeated="5" table:style-name="ce39"/>
          <table:covered-table-cell table:style-name="ce42"/>
          <table:covered-table-cell table:number-columns-repeated="2" table:style-name="ce4"/>
          <table:table-cell table:style-name="ce52" table:number-columns-repeated="1005"/>
        </table:table-row>
        <table:table-row table:style-name="ro2">
          <table:covered-table-cell table:number-columns-repeated="5" table:style-name="ce4"/>
          <table:table-cell table:style-name="ce3" office:value-type="string" calcext:value-type="string" table:number-columns-spanned="1" table:number-rows-spanned="2">
            <text:p>小計</text:p>
          </table:table-cell>
          <table:table-cell table:style-name="ce3" office:value-type="string" calcext:value-type="string" table:number-columns-spanned="1" table:number-rows-spanned="2">
            <text:p>燃煤</text:p>
          </table:table-cell>
          <table:table-cell table:style-name="ce3" office:value-type="string" calcext:value-type="string" table:number-columns-spanned="1" table:number-rows-spanned="2">
            <text:p>燃油</text:p>
          </table:table-cell>
          <table:table-cell table:style-name="ce3" office:value-type="string" calcext:value-type="string" table:number-columns-spanned="1" table:number-rows-spanned="2">
            <text:p>燃氣</text:p>
          </table:table-cell>
          <table:covered-table-cell table:style-name="ce4"/>
          <table:table-cell table:style-name="ce3" office:value-type="string" calcext:value-type="string" table:number-columns-spanned="1" table:number-rows-spanned="2">
            <text:p>小計</text:p>
          </table:table-cell>
          <table:table-cell table:style-name="ce3" office:value-type="string" calcext:value-type="string" table:number-columns-spanned="1" table:number-rows-spanned="2">
            <text:p>慣常水力</text:p>
          </table:table-cell>
          <table:table-cell table:style-name="ce3" office:value-type="string" calcext:value-type="string" table:number-columns-spanned="1" table:number-rows-spanned="2">
            <text:p>地熱</text:p>
          </table:table-cell>
          <table:table-cell table:style-name="ce3" office:value-type="string" calcext:value-type="string" table:number-columns-spanned="1" table:number-rows-spanned="2">
            <text:p>太陽光電</text:p>
          </table:table-cell>
          <table:table-cell table:style-name="ce3" office:value-type="string" calcext:value-type="string" table:number-columns-spanned="1" table:number-rows-spanned="2">
            <text:p>風力</text:p>
          </table:table-cell>
          <table:table-cell table:style-name="ce3" office:value-type="string" calcext:value-type="string" table:number-columns-spanned="1" table:number-rows-spanned="2">
            <text:p>生質能</text:p>
          </table:table-cell>
          <table:table-cell table:style-name="ce3" office:value-type="string" calcext:value-type="string" table:number-columns-spanned="1" table:number-rows-spanned="2">
            <text:p>廢棄物</text:p>
          </table:table-cell>
          <table:covered-table-cell table:number-columns-repeated="2" table:style-name="ce4"/>
          <table:table-cell table:style-name="ce52" table:number-columns-repeated="1005"/>
        </table:table-row>
        <table:table-row table:style-name="ro2">
          <table:covered-table-cell table:number-columns-repeated="5" table:style-name="ce3"/>
          <table:covered-table-cell table:number-columns-repeated="4" table:style-name="ce29"/>
          <table:covered-table-cell table:style-name="ce3"/>
          <table:covered-table-cell table:number-columns-repeated="7" table:style-name="ce29"/>
          <table:covered-table-cell table:number-columns-repeated="2" table:style-name="ce3"/>
          <table:table-cell table:style-name="ce52" table:number-columns-repeated="1005"/>
        </table:table-row>
        <table:table-row table:style-name="ro3">
          <table:table-cell table:style-name="ce5" office:value-type="string" calcext:value-type="string">
            <text:p>民國 91年</text:p>
          </table:table-cell>
          <table:table-cell table:style-name="ce11"/>
          <table:table-cell table:style-name="ce15"/>
          <table:table-cell table:style-name="ce19" office:value-type="float" office:value="198828.904786" calcext:value-type="float">
            <text:p><text:s/>198,828.9 <text:s/></text:p>
          </table:table-cell>
          <table:table-cell table:style-name="ce24" office:value-type="float" office:value="3580.799683" calcext:value-type="float">
            <text:p><text:s/>3,580.8 <text:s/></text:p>
          </table:table-cell>
          <table:table-cell table:style-name="ce24" office:value-type="float" office:value="150112.354856" calcext:value-type="float">
            <text:p><text:s/>150,112.4 <text:s/></text:p>
          </table:table-cell>
          <table:table-cell table:style-name="ce24" office:value-type="float" office:value="102885.567754" calcext:value-type="float">
            <text:p><text:s/>102,885.6 <text:s/></text:p>
          </table:table-cell>
          <table:table-cell table:style-name="ce24" office:value-type="float" office:value="20992.578137" calcext:value-type="float">
            <text:p><text:s/>20,992.6 <text:s/></text:p>
          </table:table-cell>
          <table:table-cell table:style-name="ce24" office:value-type="float" office:value="26234.208965" calcext:value-type="float">
            <text:p><text:s/>26,234.2 <text:s/></text:p>
          </table:table-cell>
          <table:table-cell table:style-name="ce24" office:value-type="float" office:value="39552.920471" calcext:value-type="float">
            <text:p><text:s/>39,552.9 <text:s/></text:p>
          </table:table-cell>
          <table:table-cell table:style-name="ce24" office:value-type="float" office:value="5582.829776" calcext:value-type="float">
            <text:p><text:s/>5,582.8 <text:s/></text:p>
          </table:table-cell>
          <table:table-cell table:style-name="ce24" office:value-type="float" office:value="2778.901093" calcext:value-type="float">
            <text:p><text:s/>2,778.9 <text:s/></text:p>
          </table:table-cell>
          <table:table-cell table:style-name="ce24" office:value-type="float" office:value="0" calcext:value-type="float">
            <text:p>- <text:s/></text:p>
          </table:table-cell>
          <table:table-cell table:style-name="ce24" office:value-type="float" office:value="0.348" calcext:value-type="float">
            <text:p><text:s/>0.3 <text:s/></text:p>
          </table:table-cell>
          <table:table-cell table:style-name="ce24" office:value-type="float" office:value="15.879599" calcext:value-type="float">
            <text:p><text:s/>15.9 <text:s/></text:p>
          </table:table-cell>
          <table:table-cell table:style-name="ce24" office:value-type="float" office:value="410.969341" calcext:value-type="float">
            <text:p><text:s/>411.0 <text:s/></text:p>
          </table:table-cell>
          <table:table-cell table:style-name="ce24" office:value-type="float" office:value="2376.731743" calcext:value-type="float">
            <text:p><text:s/>2,376.7 <text:s/></text:p>
          </table:table-cell>
          <table:table-cell table:style-name="ce45" office:value-type="float" office:value="187111.962172" calcext:value-type="float">
            <text:p><text:s/>187,112.0 <text:s/></text:p>
          </table:table-cell>
          <table:table-cell table:style-name="ce47" office:value-type="float" office:value="11716.942614" calcext:value-type="float">
            <text:p><text:s/>11,716.9 <text:s/></text:p>
          </table:table-cell>
          <table:table-cell table:style-name="ce53" table:number-columns-repeated="1005"/>
        </table:table-row>
        <table:table-row table:style-name="ro3">
          <table:table-cell table:style-name="ce6" office:value-type="string" calcext:value-type="string">
            <text:p>民國 92年</text:p>
          </table:table-cell>
          <table:table-cell table:style-name="ce9"/>
          <table:table-cell table:style-name="ce16"/>
          <table:table-cell table:style-name="ce20" office:value-type="float" office:value="209072.42394" calcext:value-type="float">
            <text:p><text:s/>209,072.4 <text:s/></text:p>
          </table:table-cell>
          <table:table-cell table:style-name="ce25" office:value-type="float" office:value="3860.536136" calcext:value-type="float">
            <text:p><text:s/>3,860.5 <text:s/></text:p>
          </table:table-cell>
          <table:table-cell table:style-name="ce25" office:value-type="float" office:value="160110.560385" calcext:value-type="float">
            <text:p><text:s/>160,110.6 <text:s/></text:p>
          </table:table-cell>
          <table:table-cell table:style-name="ce25" office:value-type="float" office:value="112416.894592" calcext:value-type="float">
            <text:p><text:s/>112,416.9 <text:s/></text:p>
          </table:table-cell>
          <table:table-cell table:style-name="ce25" office:value-type="float" office:value="19332.557334" calcext:value-type="float">
            <text:p><text:s/>19,332.6 <text:s/></text:p>
          </table:table-cell>
          <table:table-cell table:style-name="ce25" office:value-type="float" office:value="28361.108459" calcext:value-type="float">
            <text:p><text:s/>28,361.1 <text:s/></text:p>
          </table:table-cell>
          <table:table-cell table:style-name="ce25" office:value-type="float" office:value="38891.5746" calcext:value-type="float">
            <text:p><text:s/>38,891.6 <text:s/></text:p>
          </table:table-cell>
          <table:table-cell table:style-name="ce25" office:value-type="float" office:value="6209.752819" calcext:value-type="float">
            <text:p><text:s/>6,209.8 <text:s/></text:p>
          </table:table-cell>
          <table:table-cell table:style-name="ce25" office:value-type="float" office:value="3034.51643" calcext:value-type="float">
            <text:p><text:s/>3,034.5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5" office:value-type="float" office:value="0.461" calcext:value-type="float">
            <text:p><text:s/>0.5 <text:s/></text:p>
          </table:table-cell>
          <table:table-cell table:style-name="ce25" office:value-type="float" office:value="23.76162" calcext:value-type="float">
            <text:p><text:s/>23.8 <text:s/></text:p>
          </table:table-cell>
          <table:table-cell table:style-name="ce25" office:value-type="float" office:value="394.256394" calcext:value-type="float">
            <text:p><text:s/>394.3 <text:s/></text:p>
          </table:table-cell>
          <table:table-cell table:style-name="ce25" office:value-type="float" office:value="2756.757375" calcext:value-type="float">
            <text:p><text:s/>2,756.8 <text:s/></text:p>
          </table:table-cell>
          <table:table-cell table:style-name="ce46" office:value-type="float" office:value="197042.714171" calcext:value-type="float">
            <text:p><text:s/>197,042.7 <text:s/></text:p>
          </table:table-cell>
          <table:table-cell table:style-name="ce48" office:value-type="float" office:value="12029.709769" calcext:value-type="float">
            <text:p><text:s/>12,029.7 <text:s/></text:p>
          </table:table-cell>
          <table:table-cell table:style-name="ce53" table:number-columns-repeated="1005"/>
        </table:table-row>
        <table:table-row table:style-name="ro3">
          <table:table-cell table:style-name="ce6" office:value-type="string" calcext:value-type="string">
            <text:p>民國 93年</text:p>
          </table:table-cell>
          <table:table-cell table:style-name="ce9"/>
          <table:table-cell table:style-name="ce16"/>
          <table:table-cell table:style-name="ce20" office:value-type="float" office:value="218396.668814" calcext:value-type="float">
            <text:p><text:s/>218,396.7 <text:s/></text:p>
          </table:table-cell>
          <table:table-cell table:style-name="ce25" office:value-type="float" office:value="3345.689424" calcext:value-type="float">
            <text:p><text:s/>3,345.7 <text:s/></text:p>
          </table:table-cell>
          <table:table-cell table:style-name="ce25" office:value-type="float" office:value="168975.910875" calcext:value-type="float">
            <text:p><text:s/>168,975.9 <text:s/></text:p>
          </table:table-cell>
          <table:table-cell table:style-name="ce25" office:value-type="float" office:value="115380.059494" calcext:value-type="float">
            <text:p><text:s/>115,380.1 <text:s/></text:p>
          </table:table-cell>
          <table:table-cell table:style-name="ce25" office:value-type="float" office:value="17437.117613" calcext:value-type="float">
            <text:p><text:s/>17,437.1 <text:s/></text:p>
          </table:table-cell>
          <table:table-cell table:style-name="ce25" office:value-type="float" office:value="36158.733768" calcext:value-type="float">
            <text:p><text:s/>36,158.7 <text:s/></text:p>
          </table:table-cell>
          <table:table-cell table:style-name="ce25" office:value-type="float" office:value="39490.065" calcext:value-type="float">
            <text:p><text:s/>39,490.1 <text:s/></text:p>
          </table:table-cell>
          <table:table-cell table:style-name="ce25" office:value-type="float" office:value="6585.003515" calcext:value-type="float">
            <text:p><text:s/>6,585.0 <text:s/></text:p>
          </table:table-cell>
          <table:table-cell table:style-name="ce25" office:value-type="float" office:value="3209.869181" calcext:value-type="float">
            <text:p><text:s/>3,209.9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5" office:value-type="float" office:value="0.584" calcext:value-type="float">
            <text:p><text:s/>0.6 <text:s/></text:p>
          </table:table-cell>
          <table:table-cell table:style-name="ce25" office:value-type="float" office:value="25.252811" calcext:value-type="float">
            <text:p><text:s/>25.3 <text:s/></text:p>
          </table:table-cell>
          <table:table-cell table:style-name="ce25" office:value-type="float" office:value="348.527959" calcext:value-type="float">
            <text:p><text:s/>348.5 <text:s/></text:p>
          </table:table-cell>
          <table:table-cell table:style-name="ce25" office:value-type="float" office:value="3000.769564" calcext:value-type="float">
            <text:p><text:s/>3,000.8 <text:s/></text:p>
          </table:table-cell>
          <table:table-cell table:style-name="ce46" office:value-type="float" office:value="205693.407744" calcext:value-type="float">
            <text:p><text:s/>205,693.4 <text:s/></text:p>
          </table:table-cell>
          <table:table-cell table:style-name="ce48" office:value-type="float" office:value="12703.26107" calcext:value-type="float">
            <text:p><text:s/>12,703.3 <text:s/></text:p>
          </table:table-cell>
          <table:table-cell table:style-name="ce53" table:number-columns-repeated="1005"/>
        </table:table-row>
        <table:table-row table:style-name="ro3">
          <table:table-cell table:style-name="ce6" office:value-type="string" calcext:value-type="string">
            <text:p>民國 94年</text:p>
          </table:table-cell>
          <table:table-cell table:style-name="ce9"/>
          <table:table-cell table:style-name="ce16"/>
          <table:table-cell table:style-name="ce20" office:value-type="float" office:value="227512.267056" calcext:value-type="float">
            <text:p><text:s/>227,512.3 <text:s/></text:p>
          </table:table-cell>
          <table:table-cell table:style-name="ce25" office:value-type="float" office:value="3838.51825" calcext:value-type="float">
            <text:p><text:s/>3,838.5 <text:s/></text:p>
          </table:table-cell>
          <table:table-cell table:style-name="ce25" office:value-type="float" office:value="176160.787151" calcext:value-type="float">
            <text:p><text:s/>176,160.8 <text:s/></text:p>
          </table:table-cell>
          <table:table-cell table:style-name="ce25" office:value-type="float" office:value="120132.222371" calcext:value-type="float">
            <text:p><text:s/>120,132.2 <text:s/></text:p>
          </table:table-cell>
          <table:table-cell table:style-name="ce25" office:value-type="float" office:value="17112.832738" calcext:value-type="float">
            <text:p><text:s/>17,112.8 <text:s/></text:p>
          </table:table-cell>
          <table:table-cell table:style-name="ce25" office:value-type="float" office:value="38915.732042" calcext:value-type="float">
            <text:p><text:s/>38,915.7 <text:s/></text:p>
          </table:table-cell>
          <table:table-cell table:style-name="ce25" office:value-type="float" office:value="39972.008" calcext:value-type="float">
            <text:p><text:s/>39,972.0 <text:s/></text:p>
          </table:table-cell>
          <table:table-cell table:style-name="ce25" office:value-type="float" office:value="7540.953655" calcext:value-type="float">
            <text:p><text:s/>7,541.0 <text:s/></text:p>
          </table:table-cell>
          <table:table-cell table:style-name="ce25" office:value-type="float" office:value="4071.373596" calcext:value-type="float">
            <text:p><text:s/>4,071.4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5" office:value-type="float" office:value="0.96" calcext:value-type="float">
            <text:p><text:s/>1.0 <text:s/></text:p>
          </table:table-cell>
          <table:table-cell table:style-name="ce25" office:value-type="float" office:value="91.300426" calcext:value-type="float">
            <text:p><text:s/>91.3 <text:s/></text:p>
          </table:table-cell>
          <table:table-cell table:style-name="ce25" office:value-type="float" office:value="323.479207" calcext:value-type="float">
            <text:p><text:s/>323.5 <text:s/></text:p>
          </table:table-cell>
          <table:table-cell table:style-name="ce25" office:value-type="float" office:value="3053.840426" calcext:value-type="float">
            <text:p><text:s/>3,053.8 <text:s/></text:p>
          </table:table-cell>
          <table:table-cell table:style-name="ce46" office:value-type="float" office:value="214488.159995" calcext:value-type="float">
            <text:p><text:s/>214,488.2 <text:s/></text:p>
          </table:table-cell>
          <table:table-cell table:style-name="ce48" office:value-type="float" office:value="13024.107061" calcext:value-type="float">
            <text:p><text:s/>13,024.1 <text:s/></text:p>
          </table:table-cell>
          <table:table-cell table:style-name="ce53" table:number-columns-repeated="1005"/>
        </table:table-row>
        <table:table-row table:style-name="ro3">
          <table:table-cell table:style-name="ce6" office:value-type="string" calcext:value-type="string">
            <text:p>民國 95年</text:p>
          </table:table-cell>
          <table:table-cell table:style-name="ce9"/>
          <table:table-cell table:style-name="ce16"/>
          <table:table-cell table:style-name="ce20" office:value-type="float" office:value="235530.142278" calcext:value-type="float">
            <text:p><text:s/>235,530.1 <text:s/></text:p>
          </table:table-cell>
          <table:table-cell table:style-name="ce25" office:value-type="float" office:value="3910.666721" calcext:value-type="float">
            <text:p><text:s/>3,910.7 <text:s/></text:p>
          </table:table-cell>
          <table:table-cell table:style-name="ce25" office:value-type="float" office:value="184005.121928" calcext:value-type="float">
            <text:p><text:s/>184,005.1 <text:s/></text:p>
          </table:table-cell>
          <table:table-cell table:style-name="ce25" office:value-type="float" office:value="124117.862051" calcext:value-type="float">
            <text:p><text:s/>124,117.9 <text:s/></text:p>
          </table:table-cell>
          <table:table-cell table:style-name="ce25" office:value-type="float" office:value="19777.664654" calcext:value-type="float">
            <text:p><text:s/>19,777.7 <text:s/></text:p>
          </table:table-cell>
          <table:table-cell table:style-name="ce25" office:value-type="float" office:value="40109.595223" calcext:value-type="float">
            <text:p><text:s/>40,109.6 <text:s/></text:p>
          </table:table-cell>
          <table:table-cell table:style-name="ce25" office:value-type="float" office:value="39870.4978" calcext:value-type="float">
            <text:p><text:s/>39,870.5 <text:s/></text:p>
          </table:table-cell>
          <table:table-cell table:style-name="ce25" office:value-type="float" office:value="7743.855829" calcext:value-type="float">
            <text:p><text:s/>7,743.9 <text:s/></text:p>
          </table:table-cell>
          <table:table-cell table:style-name="ce25" office:value-type="float" office:value="4088.350767" calcext:value-type="float">
            <text:p><text:s/>4,088.4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5" office:value-type="float" office:value="1.457" calcext:value-type="float">
            <text:p><text:s/>1.5 <text:s/></text:p>
          </table:table-cell>
          <table:table-cell table:style-name="ce25" office:value-type="float" office:value="276.074732" calcext:value-type="float">
            <text:p><text:s/>276.1 <text:s/></text:p>
          </table:table-cell>
          <table:table-cell table:style-name="ce25" office:value-type="float" office:value="321.295341" calcext:value-type="float">
            <text:p><text:s/>321.3 <text:s/></text:p>
          </table:table-cell>
          <table:table-cell table:style-name="ce25" office:value-type="float" office:value="3056.677989" calcext:value-type="float">
            <text:p><text:s/>3,056.7 <text:s/></text:p>
          </table:table-cell>
          <table:table-cell table:style-name="ce46" office:value-type="float" office:value="222098.625646" calcext:value-type="float">
            <text:p><text:s/>222,098.6 <text:s/></text:p>
          </table:table-cell>
          <table:table-cell table:style-name="ce48" office:value-type="float" office:value="13431.516632" calcext:value-type="float">
            <text:p><text:s/>13,431.5 <text:s/></text:p>
          </table:table-cell>
          <table:table-cell table:style-name="ce53" table:number-columns-repeated="1005"/>
        </table:table-row>
        <table:table-row table:style-name="ro3">
          <table:table-cell table:style-name="ce6" office:value-type="string" calcext:value-type="string">
            <text:p>民國 96年</text:p>
          </table:table-cell>
          <table:table-cell table:style-name="ce9"/>
          <table:table-cell table:style-name="ce16"/>
          <table:table-cell table:style-name="ce20" office:value-type="float" office:value="243116.607943" calcext:value-type="float">
            <text:p><text:s/>243,116.6 <text:s/></text:p>
          </table:table-cell>
          <table:table-cell table:style-name="ce25" office:value-type="float" office:value="3932.70126" calcext:value-type="float">
            <text:p><text:s/>3,932.7 <text:s/></text:p>
          </table:table-cell>
          <table:table-cell table:style-name="ce25" office:value-type="float" office:value="190319.926006" calcext:value-type="float">
            <text:p><text:s/>190,319.9 <text:s/></text:p>
          </table:table-cell>
          <table:table-cell table:style-name="ce25" office:value-type="float" office:value="128539.704027" calcext:value-type="float">
            <text:p><text:s/>128,539.7 <text:s/></text:p>
          </table:table-cell>
          <table:table-cell table:style-name="ce25" office:value-type="float" office:value="16747.327232" calcext:value-type="float">
            <text:p><text:s/>16,747.3 <text:s/></text:p>
          </table:table-cell>
          <table:table-cell table:style-name="ce25" office:value-type="float" office:value="45032.894747" calcext:value-type="float">
            <text:p><text:s/>45,032.9 <text:s/></text:p>
          </table:table-cell>
          <table:table-cell table:style-name="ce25" office:value-type="float" office:value="40539.16" calcext:value-type="float">
            <text:p><text:s/>40,539.2 <text:s/></text:p>
          </table:table-cell>
          <table:table-cell table:style-name="ce25" office:value-type="float" office:value="8324.820677" calcext:value-type="float">
            <text:p><text:s/>8,324.8 <text:s/></text:p>
          </table:table-cell>
          <table:table-cell table:style-name="ce25" office:value-type="float" office:value="4417.549905" calcext:value-type="float">
            <text:p><text:s/>4,417.5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5" office:value-type="float" office:value="2.18" calcext:value-type="float">
            <text:p><text:s/>2.2 <text:s/></text:p>
          </table:table-cell>
          <table:table-cell table:style-name="ce25" office:value-type="float" office:value="439.534507" calcext:value-type="float">
            <text:p><text:s/>439.5 <text:s/></text:p>
          </table:table-cell>
          <table:table-cell table:style-name="ce25" office:value-type="float" office:value="302.267532" calcext:value-type="float">
            <text:p><text:s/>302.3 <text:s/></text:p>
          </table:table-cell>
          <table:table-cell table:style-name="ce25" office:value-type="float" office:value="3163.288733" calcext:value-type="float">
            <text:p><text:s/>3,163.3 <text:s/></text:p>
          </table:table-cell>
          <table:table-cell table:style-name="ce46" office:value-type="float" office:value="229152.176558" calcext:value-type="float">
            <text:p><text:s/>229,152.2 <text:s/></text:p>
          </table:table-cell>
          <table:table-cell table:style-name="ce48" office:value-type="float" office:value="13964.431385" calcext:value-type="float">
            <text:p><text:s/>13,964.4 <text:s/></text:p>
          </table:table-cell>
          <table:table-cell table:style-name="ce53" table:number-columns-repeated="1005"/>
        </table:table-row>
        <table:table-row table:style-name="ro3">
          <table:table-cell table:style-name="ce6" office:value-type="string" calcext:value-type="string">
            <text:p>民國 97年</text:p>
          </table:table-cell>
          <table:table-cell table:style-name="ce9"/>
          <table:table-cell table:style-name="ce16"/>
          <table:table-cell table:style-name="ce20" office:value-type="float" office:value="238305.389297" calcext:value-type="float">
            <text:p><text:s/>238,305.4 <text:s/></text:p>
          </table:table-cell>
          <table:table-cell table:style-name="ce25" office:value-type="float" office:value="3467.1645" calcext:value-type="float">
            <text:p><text:s/>3,467.2 <text:s/></text:p>
          </table:table-cell>
          <table:table-cell table:style-name="ce25" office:value-type="float" office:value="185752.292786" calcext:value-type="float">
            <text:p><text:s/>185,752.3 <text:s/></text:p>
          </table:table-cell>
          <table:table-cell table:style-name="ce25" office:value-type="float" office:value="122246.90347" calcext:value-type="float">
            <text:p><text:s/>122,246.9 <text:s/></text:p>
          </table:table-cell>
          <table:table-cell table:style-name="ce25" office:value-type="float" office:value="14993.718941" calcext:value-type="float">
            <text:p><text:s/>14,993.7 <text:s/></text:p>
          </table:table-cell>
          <table:table-cell table:style-name="ce25" office:value-type="float" office:value="48511.670375" calcext:value-type="float">
            <text:p><text:s/>48,511.7 <text:s/></text:p>
          </table:table-cell>
          <table:table-cell table:style-name="ce25" office:value-type="float" office:value="40826.8596" calcext:value-type="float">
            <text:p><text:s/>40,826.9 <text:s/></text:p>
          </table:table-cell>
          <table:table-cell table:style-name="ce25" office:value-type="float" office:value="8259.072411" calcext:value-type="float">
            <text:p><text:s/>8,259.1 <text:s/></text:p>
          </table:table-cell>
          <table:table-cell table:style-name="ce25" office:value-type="float" office:value="4305.105175" calcext:value-type="float">
            <text:p><text:s/>4,305.1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5" office:value-type="float" office:value="4.473143" calcext:value-type="float">
            <text:p><text:s/>4.5 <text:s/></text:p>
          </table:table-cell>
          <table:table-cell table:style-name="ce25" office:value-type="float" office:value="588.265167" calcext:value-type="float">
            <text:p><text:s/>588.3 <text:s/></text:p>
          </table:table-cell>
          <table:table-cell table:style-name="ce25" office:value-type="float" office:value="272.488782" calcext:value-type="float">
            <text:p><text:s/>272.5 <text:s/></text:p>
          </table:table-cell>
          <table:table-cell table:style-name="ce25" office:value-type="float" office:value="3088.740144" calcext:value-type="float">
            <text:p><text:s/>3,088.7 <text:s/></text:p>
          </table:table-cell>
          <table:table-cell table:style-name="ce46" office:value-type="float" office:value="225244.209287" calcext:value-type="float">
            <text:p><text:s/>225,244.2 <text:s/></text:p>
          </table:table-cell>
          <table:table-cell table:style-name="ce48" office:value-type="float" office:value="13061.18001" calcext:value-type="float">
            <text:p><text:s/>13,061.2 <text:s/></text:p>
          </table:table-cell>
          <table:table-cell table:style-name="ce53" table:number-columns-repeated="1005"/>
        </table:table-row>
        <table:table-row table:style-name="ro3">
          <table:table-cell table:style-name="ce6" office:value-type="string" calcext:value-type="string">
            <text:p>民國 98年</text:p>
          </table:table-cell>
          <table:table-cell table:style-name="ce9"/>
          <table:table-cell table:style-name="ce16"/>
          <table:table-cell table:style-name="ce20" office:value-type="float" office:value="230037.178028" calcext:value-type="float">
            <text:p><text:s/>230,037.2 <text:s/></text:p>
          </table:table-cell>
          <table:table-cell table:style-name="ce25" office:value-type="float" office:value="3305.104383" calcext:value-type="float">
            <text:p><text:s/>3,305.1 <text:s/></text:p>
          </table:table-cell>
          <table:table-cell table:style-name="ce25" office:value-type="float" office:value="177351.413538" calcext:value-type="float">
            <text:p><text:s/>177,351.4 <text:s/></text:p>
          </table:table-cell>
          <table:table-cell table:style-name="ce25" office:value-type="float" office:value="120714.714497" calcext:value-type="float">
            <text:p><text:s/>120,714.7 <text:s/></text:p>
          </table:table-cell>
          <table:table-cell table:style-name="ce25" office:value-type="float" office:value="9356.146693" calcext:value-type="float">
            <text:p><text:s/>9,356.1 <text:s/></text:p>
          </table:table-cell>
          <table:table-cell table:style-name="ce25" office:value-type="float" office:value="47280.552348" calcext:value-type="float">
            <text:p><text:s/>47,280.6 <text:s/></text:p>
          </table:table-cell>
          <table:table-cell table:style-name="ce25" office:value-type="float" office:value="41571.1288" calcext:value-type="float">
            <text:p><text:s/>41,571.1 <text:s/></text:p>
          </table:table-cell>
          <table:table-cell table:style-name="ce25" office:value-type="float" office:value="7809.531307" calcext:value-type="float">
            <text:p><text:s/>7,809.5 <text:s/></text:p>
          </table:table-cell>
          <table:table-cell table:style-name="ce25" office:value-type="float" office:value="3748.28819" calcext:value-type="float">
            <text:p><text:s/>3,748.3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5" office:value-type="float" office:value="9.112535" calcext:value-type="float">
            <text:p><text:s/>9.1 <text:s/></text:p>
          </table:table-cell>
          <table:table-cell table:style-name="ce25" office:value-type="float" office:value="786.635449" calcext:value-type="float">
            <text:p><text:s/>786.6 <text:s/></text:p>
          </table:table-cell>
          <table:table-cell table:style-name="ce25" office:value-type="float" office:value="229.350506" calcext:value-type="float">
            <text:p><text:s/>229.4 <text:s/></text:p>
          </table:table-cell>
          <table:table-cell table:style-name="ce25" office:value-type="float" office:value="3036.144627" calcext:value-type="float">
            <text:p><text:s/>3,036.1 <text:s/></text:p>
          </table:table-cell>
          <table:table-cell table:style-name="ce46" office:value-type="float" office:value="217407.172408" calcext:value-type="float">
            <text:p><text:s/>217,407.2 <text:s/></text:p>
          </table:table-cell>
          <table:table-cell table:style-name="ce48" office:value-type="float" office:value="12630.00562" calcext:value-type="float">
            <text:p><text:s/>12,630.0 <text:s/></text:p>
          </table:table-cell>
          <table:table-cell table:style-name="ce53" table:number-columns-repeated="1005"/>
        </table:table-row>
        <table:table-row table:style-name="ro3">
          <table:table-cell table:style-name="ce6" office:value-type="string" calcext:value-type="string">
            <text:p>民國 99年</text:p>
          </table:table-cell>
          <table:table-cell table:style-name="ce9"/>
          <table:table-cell table:style-name="ce16"/>
          <table:table-cell table:style-name="ce20" office:value-type="float" office:value="247058.871012" calcext:value-type="float">
            <text:p><text:s/>247,058.9 <text:s/></text:p>
          </table:table-cell>
          <table:table-cell table:style-name="ce25" office:value-type="float" office:value="3060.998999" calcext:value-type="float">
            <text:p><text:s/>3,061.0 <text:s/></text:p>
          </table:table-cell>
          <table:table-cell table:style-name="ce25" office:value-type="float" office:value="193729.424296" calcext:value-type="float">
            <text:p><text:s/>193,729.4 <text:s/></text:p>
          </table:table-cell>
          <table:table-cell table:style-name="ce25" office:value-type="float" office:value="122384.115258" calcext:value-type="float">
            <text:p><text:s/>122,384.1 <text:s/></text:p>
          </table:table-cell>
          <table:table-cell table:style-name="ce25" office:value-type="float" office:value="11099.462321" calcext:value-type="float">
            <text:p><text:s/>11,099.5 <text:s/></text:p>
          </table:table-cell>
          <table:table-cell table:style-name="ce25" office:value-type="float" office:value="60245.846717" calcext:value-type="float">
            <text:p><text:s/>60,245.8 <text:s/></text:p>
          </table:table-cell>
          <table:table-cell table:style-name="ce25" office:value-type="float" office:value="41628.6891" calcext:value-type="float">
            <text:p><text:s/>41,628.7 <text:s/></text:p>
          </table:table-cell>
          <table:table-cell table:style-name="ce25" office:value-type="float" office:value="8639.758617" calcext:value-type="float">
            <text:p><text:s/>8,639.8 <text:s/></text:p>
          </table:table-cell>
          <table:table-cell table:style-name="ce25" office:value-type="float" office:value="4194.101306" calcext:value-type="float">
            <text:p><text:s/>4,194.1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5" office:value-type="float" office:value="21.727004" calcext:value-type="float">
            <text:p><text:s/>21.7 <text:s/></text:p>
          </table:table-cell>
          <table:table-cell table:style-name="ce25" office:value-type="float" office:value="1026.337795" calcext:value-type="float">
            <text:p><text:s/>1,026.3 <text:s/></text:p>
          </table:table-cell>
          <table:table-cell table:style-name="ce25" office:value-type="float" office:value="270.040083" calcext:value-type="float">
            <text:p><text:s/>270.0 <text:s/></text:p>
          </table:table-cell>
          <table:table-cell table:style-name="ce25" office:value-type="float" office:value="3127.552429" calcext:value-type="float">
            <text:p><text:s/>3,127.6 <text:s/></text:p>
          </table:table-cell>
          <table:table-cell table:style-name="ce46" office:value-type="float" office:value="233506.102624" calcext:value-type="float">
            <text:p><text:s/>233,506.1 <text:s/></text:p>
          </table:table-cell>
          <table:table-cell table:style-name="ce48" office:value-type="float" office:value="13552.768388" calcext:value-type="float">
            <text:p><text:s/>13,552.8 <text:s/></text:p>
          </table:table-cell>
          <table:table-cell table:style-name="ce53" table:number-columns-repeated="1005"/>
        </table:table-row>
        <table:table-row table:style-name="ro3">
          <table:table-cell table:style-name="ce6" office:value-type="string" calcext:value-type="string">
            <text:p>民國100年</text:p>
          </table:table-cell>
          <table:table-cell table:style-name="ce9"/>
          <table:table-cell table:style-name="ce16"/>
          <table:table-cell table:style-name="ce20" office:value-type="float" office:value="252167.026568" calcext:value-type="float">
            <text:p><text:s/>252,167.0 <text:s/></text:p>
          </table:table-cell>
          <table:table-cell table:style-name="ce25" office:value-type="float" office:value="2902.108" calcext:value-type="float">
            <text:p><text:s/>2,902.1 <text:s/></text:p>
          </table:table-cell>
          <table:table-cell table:style-name="ce25" office:value-type="float" office:value="198161.36374" calcext:value-type="float">
            <text:p><text:s/>198,161.4 <text:s/></text:p>
          </table:table-cell>
          <table:table-cell table:style-name="ce25" office:value-type="float" office:value="124485.861542" calcext:value-type="float">
            <text:p><text:s/>124,485.9 <text:s/></text:p>
          </table:table-cell>
          <table:table-cell table:style-name="ce25" office:value-type="float" office:value="9469.953663" calcext:value-type="float">
            <text:p><text:s/>9,470.0 <text:s/></text:p>
          </table:table-cell>
          <table:table-cell table:style-name="ce25" office:value-type="float" office:value="64205.548535" calcext:value-type="float">
            <text:p><text:s/>64,205.5 <text:s/></text:p>
          </table:table-cell>
          <table:table-cell table:style-name="ce25" office:value-type="float" office:value="42116.4908" calcext:value-type="float">
            <text:p><text:s/>42,116.5 <text:s/></text:p>
          </table:table-cell>
          <table:table-cell table:style-name="ce25" office:value-type="float" office:value="8987.064028" calcext:value-type="float">
            <text:p><text:s/>8,987.1 <text:s/></text:p>
          </table:table-cell>
          <table:table-cell table:style-name="ce25" office:value-type="float" office:value="3999.726499" calcext:value-type="float">
            <text:p><text:s/>3,999.7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5" office:value-type="float" office:value="61.622537" calcext:value-type="float">
            <text:p><text:s/>61.6 <text:s/></text:p>
          </table:table-cell>
          <table:table-cell table:style-name="ce25" office:value-type="float" office:value="1492.676671" calcext:value-type="float">
            <text:p><text:s/>1,492.7 <text:s/></text:p>
          </table:table-cell>
          <table:table-cell table:style-name="ce25" office:value-type="float" office:value="236.087852" calcext:value-type="float">
            <text:p><text:s/>236.1 <text:s/></text:p>
          </table:table-cell>
          <table:table-cell table:style-name="ce25" office:value-type="float" office:value="3196.950469" calcext:value-type="float">
            <text:p><text:s/>3,197.0 <text:s/></text:p>
          </table:table-cell>
          <table:table-cell table:style-name="ce46" office:value-type="float" office:value="238637.587524" calcext:value-type="float">
            <text:p><text:s/>238,637.6 <text:s/></text:p>
          </table:table-cell>
          <table:table-cell table:style-name="ce48" office:value-type="float" office:value="13529.439044" calcext:value-type="float">
            <text:p><text:s/>13,529.4 <text:s/></text:p>
          </table:table-cell>
          <table:table-cell table:style-name="ce53" table:number-columns-repeated="1005"/>
        </table:table-row>
        <table:table-row table:style-name="ro3">
          <table:table-cell table:style-name="ce6" office:value-type="string" calcext:value-type="string">
            <text:p>民國101年</text:p>
          </table:table-cell>
          <table:table-cell table:style-name="ce9"/>
          <table:table-cell table:style-name="ce16"/>
          <table:table-cell table:style-name="ce20" office:value-type="float" office:value="250373.423492" calcext:value-type="float">
            <text:p><text:s/>250,373.4 <text:s/></text:p>
          </table:table-cell>
          <table:table-cell table:style-name="ce25" office:value-type="float" office:value="2936.9005" calcext:value-type="float">
            <text:p><text:s/>2,936.9 <text:s/></text:p>
          </table:table-cell>
          <table:table-cell table:style-name="ce25" office:value-type="float" office:value="196352.696569" calcext:value-type="float">
            <text:p><text:s/>196,352.7 <text:s/></text:p>
          </table:table-cell>
          <table:table-cell table:style-name="ce25" office:value-type="float" office:value="122451.33435" calcext:value-type="float">
            <text:p><text:s/>122,451.3 <text:s/></text:p>
          </table:table-cell>
          <table:table-cell table:style-name="ce25" office:value-type="float" office:value="7609.419225" calcext:value-type="float">
            <text:p><text:s/>7,609.4 <text:s/></text:p>
          </table:table-cell>
          <table:table-cell table:style-name="ce25" office:value-type="float" office:value="66291.942994" calcext:value-type="float">
            <text:p><text:s/>66,291.9 <text:s/></text:p>
          </table:table-cell>
          <table:table-cell table:style-name="ce25" office:value-type="float" office:value="40421.7298" calcext:value-type="float">
            <text:p><text:s/>40,421.7 <text:s/></text:p>
          </table:table-cell>
          <table:table-cell table:style-name="ce25" office:value-type="float" office:value="10662.096623" calcext:value-type="float">
            <text:p><text:s/>10,662.1 <text:s/></text:p>
          </table:table-cell>
          <table:table-cell table:style-name="ce25" office:value-type="float" office:value="5669.557962" calcext:value-type="float">
            <text:p><text:s/>5,669.6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5" office:value-type="float" office:value="159.869831" calcext:value-type="float">
            <text:p><text:s/>159.9 <text:s/></text:p>
          </table:table-cell>
          <table:table-cell table:style-name="ce25" office:value-type="float" office:value="1413.468482" calcext:value-type="float">
            <text:p><text:s/>1,413.5 <text:s/></text:p>
          </table:table-cell>
          <table:table-cell table:style-name="ce25" office:value-type="float" office:value="241.463221" calcext:value-type="float">
            <text:p><text:s/>241.5 <text:s/></text:p>
          </table:table-cell>
          <table:table-cell table:style-name="ce25" office:value-type="float" office:value="3177.737127" calcext:value-type="float">
            <text:p><text:s/>3,177.7 <text:s/></text:p>
          </table:table-cell>
          <table:table-cell table:style-name="ce46" office:value-type="float" office:value="237086.207691" calcext:value-type="float">
            <text:p><text:s/>237,086.2 <text:s/></text:p>
          </table:table-cell>
          <table:table-cell table:style-name="ce48" office:value-type="float" office:value="13287.215801" calcext:value-type="float">
            <text:p><text:s/>13,287.2 <text:s/></text:p>
          </table:table-cell>
          <table:table-cell table:style-name="ce53" table:number-columns-repeated="1005"/>
        </table:table-row>
        <table:table-row table:style-name="ro3">
          <table:table-cell table:style-name="ce6" office:value-type="string" calcext:value-type="string">
            <text:p>民國102年</text:p>
          </table:table-cell>
          <table:table-cell table:style-name="ce9"/>
          <table:table-cell table:style-name="ce16"/>
          <table:table-cell table:style-name="ce20" office:value-type="float" office:value="252340.82438" calcext:value-type="float">
            <text:p><text:s/>252,340.8 <text:s/></text:p>
          </table:table-cell>
          <table:table-cell table:style-name="ce25" office:value-type="float" office:value="3187.087" calcext:value-type="float">
            <text:p><text:s/>3,187.1 <text:s/></text:p>
          </table:table-cell>
          <table:table-cell table:style-name="ce25" office:value-type="float" office:value="196659.146059" calcext:value-type="float">
            <text:p><text:s/>196,659.1 <text:s/></text:p>
          </table:table-cell>
          <table:table-cell table:style-name="ce25" office:value-type="float" office:value="121471.539505" calcext:value-type="float">
            <text:p><text:s/>121,471.5 <text:s/></text:p>
          </table:table-cell>
          <table:table-cell table:style-name="ce25" office:value-type="float" office:value="6798.645017" calcext:value-type="float">
            <text:p><text:s/>6,798.6 <text:s/></text:p>
          </table:table-cell>
          <table:table-cell table:style-name="ce25" office:value-type="float" office:value="68388.961537" calcext:value-type="float">
            <text:p><text:s/>68,389.0 <text:s/></text:p>
          </table:table-cell>
          <table:table-cell table:style-name="ce25" office:value-type="float" office:value="41639.36" calcext:value-type="float">
            <text:p><text:s/>41,639.4 <text:s/></text:p>
          </table:table-cell>
          <table:table-cell table:style-name="ce25" office:value-type="float" office:value="10855.231321" calcext:value-type="float">
            <text:p><text:s/>10,855.2 <text:s/></text:p>
          </table:table-cell>
          <table:table-cell table:style-name="ce25" office:value-type="float" office:value="5422.889721" calcext:value-type="float">
            <text:p><text:s/>5,422.9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5" office:value-type="float" office:value="321.096236" calcext:value-type="float">
            <text:p><text:s/>321.1 <text:s/></text:p>
          </table:table-cell>
          <table:table-cell table:style-name="ce25" office:value-type="float" office:value="1640.007611" calcext:value-type="float">
            <text:p><text:s/>1,640.0 <text:s/></text:p>
          </table:table-cell>
          <table:table-cell table:style-name="ce25" office:value-type="float" office:value="225.564695" calcext:value-type="float">
            <text:p><text:s/>225.6 <text:s/></text:p>
          </table:table-cell>
          <table:table-cell table:style-name="ce25" office:value-type="float" office:value="3245.673058" calcext:value-type="float">
            <text:p><text:s/>3,245.7 <text:s/></text:p>
          </table:table-cell>
          <table:table-cell table:style-name="ce46" office:value-type="float" office:value="239377.776391" calcext:value-type="float">
            <text:p><text:s/>239,377.8 <text:s/></text:p>
          </table:table-cell>
          <table:table-cell table:style-name="ce48" office:value-type="float" office:value="12963.047989" calcext:value-type="float">
            <text:p><text:s/>12,963.0 <text:s/></text:p>
          </table:table-cell>
          <table:table-cell table:style-name="ce53" table:number-columns-repeated="1005"/>
        </table:table-row>
        <table:table-row table:style-name="ro3">
          <table:table-cell table:style-name="ce6" office:value-type="string" calcext:value-type="string">
            <text:p>民國103年</text:p>
          </table:table-cell>
          <table:table-cell table:style-name="ce9"/>
          <table:table-cell table:style-name="ce16"/>
          <table:table-cell table:style-name="ce20" office:value-type="float" office:value="259963.932742" calcext:value-type="float">
            <text:p><text:s/>259,963.9 <text:s/></text:p>
          </table:table-cell>
          <table:table-cell table:style-name="ce25" office:value-type="float" office:value="3121.17" calcext:value-type="float">
            <text:p><text:s/>3,121.2 <text:s/></text:p>
          </table:table-cell>
          <table:table-cell table:style-name="ce25" office:value-type="float" office:value="204531.411691" calcext:value-type="float">
            <text:p><text:s/>204,531.4 <text:s/></text:p>
          </table:table-cell>
          <table:table-cell table:style-name="ce25" office:value-type="float" office:value="123450.203813" calcext:value-type="float">
            <text:p><text:s/>123,450.2 <text:s/></text:p>
          </table:table-cell>
          <table:table-cell table:style-name="ce25" office:value-type="float" office:value="8011.069317" calcext:value-type="float">
            <text:p><text:s/>8,011.1 <text:s/></text:p>
          </table:table-cell>
          <table:table-cell table:style-name="ce25" office:value-type="float" office:value="73070.138561" calcext:value-type="float">
            <text:p><text:s/>73,070.1 <text:s/></text:p>
          </table:table-cell>
          <table:table-cell table:style-name="ce25" office:value-type="float" office:value="42388.975" calcext:value-type="float">
            <text:p><text:s/>42,389.0 <text:s/></text:p>
          </table:table-cell>
          <table:table-cell table:style-name="ce25" office:value-type="float" office:value="9922.376051" calcext:value-type="float">
            <text:p><text:s/>9,922.4 <text:s/></text:p>
          </table:table-cell>
          <table:table-cell table:style-name="ce25" office:value-type="float" office:value="4317.861918" calcext:value-type="float">
            <text:p><text:s/>4,317.9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5" office:value-type="float" office:value="528.762129" calcext:value-type="float">
            <text:p><text:s/>528.8 <text:s/></text:p>
          </table:table-cell>
          <table:table-cell table:style-name="ce25" office:value-type="float" office:value="1500.484383" calcext:value-type="float">
            <text:p><text:s/>1,500.5 <text:s/></text:p>
          </table:table-cell>
          <table:table-cell table:style-name="ce25" office:value-type="float" office:value="249.78039" calcext:value-type="float">
            <text:p><text:s/>249.8 <text:s/></text:p>
          </table:table-cell>
          <table:table-cell table:style-name="ce25" office:value-type="float" office:value="3325.487231" calcext:value-type="float">
            <text:p><text:s/>3,325.5 <text:s/></text:p>
          </table:table-cell>
          <table:table-cell table:style-name="ce46" office:value-type="float" office:value="246868.478608" calcext:value-type="float">
            <text:p><text:s/>246,868.5 <text:s/></text:p>
          </table:table-cell>
          <table:table-cell table:style-name="ce48" office:value-type="float" office:value="13095.454134" calcext:value-type="float">
            <text:p><text:s/>13,095.5 <text:s/></text:p>
          </table:table-cell>
          <table:table-cell table:style-name="ce53" table:number-columns-repeated="1005"/>
        </table:table-row>
        <table:table-row table:style-name="ro3">
          <table:table-cell table:style-name="ce6" office:value-type="string" calcext:value-type="string">
            <text:p>民國104年</text:p>
          </table:table-cell>
          <table:table-cell table:style-name="ce9"/>
          <table:table-cell table:style-name="ce16"/>
          <table:table-cell table:style-name="ce20" office:value-type="float" office:value="258141.909482" calcext:value-type="float">
            <text:p><text:s/>258,141.9 <text:s/></text:p>
          </table:table-cell>
          <table:table-cell table:style-name="ce25" office:value-type="float" office:value="3034.955741" calcext:value-type="float">
            <text:p><text:s/>3,035.0 <text:s/></text:p>
          </table:table-cell>
          <table:table-cell table:style-name="ce25" office:value-type="float" office:value="208159.778466" calcext:value-type="float">
            <text:p><text:s/>208,159.8 <text:s/></text:p>
          </table:table-cell>
          <table:table-cell table:style-name="ce25" office:value-type="float" office:value="117164.090151" calcext:value-type="float">
            <text:p><text:s/>117,164.1 <text:s/></text:p>
          </table:table-cell>
          <table:table-cell table:style-name="ce25" office:value-type="float" office:value="11986.676688" calcext:value-type="float">
            <text:p><text:s/>11,986.7 <text:s/></text:p>
          </table:table-cell>
          <table:table-cell table:style-name="ce25" office:value-type="float" office:value="79009.011627" calcext:value-type="float">
            <text:p><text:s/>79,009.0 <text:s/></text:p>
          </table:table-cell>
          <table:table-cell table:style-name="ce25" office:value-type="float" office:value="36471.1206" calcext:value-type="float">
            <text:p><text:s/>36,471.1 <text:s/></text:p>
          </table:table-cell>
          <table:table-cell table:style-name="ce25" office:value-type="float" office:value="10476.054675" calcext:value-type="float">
            <text:p><text:s/>10,476.1 <text:s/></text:p>
          </table:table-cell>
          <table:table-cell table:style-name="ce25" office:value-type="float" office:value="4470.146125" calcext:value-type="float">
            <text:p><text:s/>4,470.1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5" office:value-type="float" office:value="850.267948" calcext:value-type="float">
            <text:p><text:s/>850.3 <text:s/></text:p>
          </table:table-cell>
          <table:table-cell table:style-name="ce25" office:value-type="float" office:value="1525.235707" calcext:value-type="float">
            <text:p><text:s/>1,525.2 <text:s/></text:p>
          </table:table-cell>
          <table:table-cell table:style-name="ce25" office:value-type="float" office:value="246.208021" calcext:value-type="float">
            <text:p><text:s/>246.2 <text:s/></text:p>
          </table:table-cell>
          <table:table-cell table:style-name="ce25" office:value-type="float" office:value="3384.196874" calcext:value-type="float">
            <text:p><text:s/>3,384.2 <text:s/></text:p>
          </table:table-cell>
          <table:table-cell table:style-name="ce46" office:value-type="float" office:value="245275.7752" calcext:value-type="float">
            <text:p><text:s/>245,275.8 <text:s/></text:p>
          </table:table-cell>
          <table:table-cell table:style-name="ce48" office:value-type="float" office:value="12866.134282" calcext:value-type="float">
            <text:p><text:s/>12,866.1 <text:s/></text:p>
          </table:table-cell>
          <table:table-cell table:style-name="ce53" table:number-columns-repeated="1005"/>
        </table:table-row>
        <table:table-row table:style-name="ro3">
          <table:table-cell table:style-name="ce6" office:value-type="string" calcext:value-type="string">
            <text:p>民國105年</text:p>
          </table:table-cell>
          <table:table-cell table:style-name="ce9"/>
          <table:table-cell table:style-name="ce16"/>
          <table:table-cell table:style-name="ce20" office:value-type="float" office:value="264107.668618" calcext:value-type="float">
            <text:p><text:s/>264,107.7 <text:s/></text:p>
          </table:table-cell>
          <table:table-cell table:style-name="ce25" office:value-type="float" office:value="3293.665" calcext:value-type="float">
            <text:p><text:s/>3,293.7 <text:s/></text:p>
          </table:table-cell>
          <table:table-cell table:style-name="ce25" office:value-type="float" office:value="216422.521256" calcext:value-type="float">
            <text:p><text:s/>216,422.5 <text:s/></text:p>
          </table:table-cell>
          <table:table-cell table:style-name="ce25" office:value-type="float" office:value="121233.080897" calcext:value-type="float">
            <text:p><text:s/>121,233.1 <text:s/></text:p>
          </table:table-cell>
          <table:table-cell table:style-name="ce25" office:value-type="float" office:value="11889.033851" calcext:value-type="float">
            <text:p><text:s/>11,889.0 <text:s/></text:p>
          </table:table-cell>
          <table:table-cell table:style-name="ce25" office:value-type="float" office:value="83300.406508" calcext:value-type="float">
            <text:p><text:s/>83,300.4 <text:s/></text:p>
          </table:table-cell>
          <table:table-cell table:style-name="ce25" office:value-type="float" office:value="31661.3626" calcext:value-type="float">
            <text:p><text:s/>31,661.4 <text:s/></text:p>
          </table:table-cell>
          <table:table-cell table:style-name="ce25" office:value-type="float" office:value="12730.119762" calcext:value-type="float">
            <text:p><text:s/>12,730.1 <text:s/></text:p>
          </table:table-cell>
          <table:table-cell table:style-name="ce25" office:value-type="float" office:value="6562.040858" calcext:value-type="float">
            <text:p><text:s/>6,562.0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5" office:value-type="float" office:value="1109.00465" calcext:value-type="float">
            <text:p><text:s/>1,109.0 <text:s/></text:p>
          </table:table-cell>
          <table:table-cell table:style-name="ce25" office:value-type="float" office:value="1457.101846" calcext:value-type="float">
            <text:p><text:s/>1,457.1 <text:s/></text:p>
          </table:table-cell>
          <table:table-cell table:style-name="ce25" office:value-type="float" office:value="205.418997" calcext:value-type="float">
            <text:p><text:s/>205.4 <text:s/></text:p>
          </table:table-cell>
          <table:table-cell table:style-name="ce25" office:value-type="float" office:value="3396.553411" calcext:value-type="float">
            <text:p><text:s/>3,396.6 <text:s/></text:p>
          </table:table-cell>
          <table:table-cell table:style-name="ce46" office:value-type="float" office:value="251450.359128" calcext:value-type="float">
            <text:p><text:s/>251,450.4 <text:s/></text:p>
          </table:table-cell>
          <table:table-cell table:style-name="ce48" office:value-type="float" office:value="12657.30949" calcext:value-type="float">
            <text:p><text:s/>12,657.3 <text:s/></text:p>
          </table:table-cell>
          <table:table-cell table:style-name="ce53" table:number-columns-repeated="1005"/>
        </table:table-row>
        <table:table-row table:style-name="ro3">
          <table:table-cell table:style-name="ce6" office:value-type="string" calcext:value-type="string">
            <text:p>民國106年</text:p>
          </table:table-cell>
          <table:table-cell table:style-name="ce9"/>
          <table:table-cell table:style-name="ce16"/>
          <table:table-cell table:style-name="ce20" office:value-type="float" office:value="270256.421275" calcext:value-type="float">
            <text:p><text:s/>270,256.4 <text:s/></text:p>
          </table:table-cell>
          <table:table-cell table:style-name="ce25" office:value-type="float" office:value="3333.677" calcext:value-type="float">
            <text:p><text:s/>3,333.7 <text:s/></text:p>
          </table:table-cell>
          <table:table-cell table:style-name="ce25" office:value-type="float" office:value="232111.780191" calcext:value-type="float">
            <text:p><text:s/>232,111.8 <text:s/></text:p>
          </table:table-cell>
          <table:table-cell table:style-name="ce25" office:value-type="float" office:value="127973.207492" calcext:value-type="float">
            <text:p><text:s/>127,973.2 <text:s/></text:p>
          </table:table-cell>
          <table:table-cell table:style-name="ce25" office:value-type="float" office:value="12710.546492" calcext:value-type="float">
            <text:p><text:s/>12,710.5 <text:s/></text:p>
          </table:table-cell>
          <table:table-cell table:style-name="ce25" office:value-type="float" office:value="91428.026207" calcext:value-type="float">
            <text:p><text:s/>91,428.0 <text:s/></text:p>
          </table:table-cell>
          <table:table-cell table:style-name="ce25" office:value-type="float" office:value="22445.5308" calcext:value-type="float">
            <text:p><text:s/>22,445.5 <text:s/></text:p>
          </table:table-cell>
          <table:table-cell table:style-name="ce25" office:value-type="float" office:value="12365.433284" calcext:value-type="float">
            <text:p><text:s/>12,365.4 <text:s/></text:p>
          </table:table-cell>
          <table:table-cell table:style-name="ce25" office:value-type="float" office:value="5446.814787" calcext:value-type="float">
            <text:p><text:s/>5,446.8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5" office:value-type="float" office:value="1667.452949" calcext:value-type="float">
            <text:p><text:s/>1,667.5 <text:s/></text:p>
          </table:table-cell>
          <table:table-cell table:style-name="ce25" office:value-type="float" office:value="1722.458624" calcext:value-type="float">
            <text:p><text:s/>1,722.5 <text:s/></text:p>
          </table:table-cell>
          <table:table-cell table:style-name="ce25" office:value-type="float" office:value="187.700587" calcext:value-type="float">
            <text:p><text:s/>187.7 <text:s/></text:p>
          </table:table-cell>
          <table:table-cell table:style-name="ce25" office:value-type="float" office:value="3341.006337" calcext:value-type="float">
            <text:p><text:s/>3,341.0 <text:s/></text:p>
          </table:table-cell>
          <table:table-cell table:style-name="ce46" office:value-type="float" office:value="257483.561564" calcext:value-type="float">
            <text:p><text:s/>257,483.6 <text:s/></text:p>
          </table:table-cell>
          <table:table-cell table:style-name="ce48" office:value-type="float" office:value="12772.859711" calcext:value-type="float">
            <text:p><text:s/>12,772.9 <text:s/></text:p>
          </table:table-cell>
          <table:table-cell table:style-name="ce53" table:number-columns-repeated="1005"/>
        </table:table-row>
        <table:table-row table:style-name="ro3">
          <table:table-cell table:style-name="ce6" office:value-type="string" calcext:value-type="string">
            <text:p>民國107年</text:p>
          </table:table-cell>
          <table:table-cell table:style-name="ce9"/>
          <table:table-cell table:style-name="ce16"/>
          <table:table-cell table:style-name="ce20" office:value-type="float" office:value="275549.259178" calcext:value-type="float">
            <text:p><text:s/>275,549.3 <text:s/></text:p>
          </table:table-cell>
          <table:table-cell table:style-name="ce25" office:value-type="float" office:value="3370.774" calcext:value-type="float">
            <text:p><text:s/>3,370.8 <text:s/></text:p>
          </table:table-cell>
          <table:table-cell table:style-name="ce25" office:value-type="float" office:value="231843.389146" calcext:value-type="float">
            <text:p><text:s/>231,843.4 <text:s/></text:p>
          </table:table-cell>
          <table:table-cell table:style-name="ce25" office:value-type="float" office:value="131261.978765" calcext:value-type="float">
            <text:p><text:s/>131,262.0 <text:s/></text:p>
          </table:table-cell>
          <table:table-cell table:style-name="ce25" office:value-type="float" office:value="8172.43364" calcext:value-type="float">
            <text:p><text:s/>8,172.4 <text:s/></text:p>
          </table:table-cell>
          <table:table-cell table:style-name="ce25" office:value-type="float" office:value="92408.976741" calcext:value-type="float">
            <text:p><text:s/>92,409.0 <text:s/></text:p>
          </table:table-cell>
          <table:table-cell table:style-name="ce25" office:value-type="float" office:value="27682.40688" calcext:value-type="float">
            <text:p><text:s/>27,682.4 <text:s/></text:p>
          </table:table-cell>
          <table:table-cell table:style-name="ce25" office:value-type="float" office:value="12652.689152" calcext:value-type="float">
            <text:p><text:s/>12,652.7 <text:s/></text:p>
          </table:table-cell>
          <table:table-cell table:style-name="ce25" office:value-type="float" office:value="4481.584152" calcext:value-type="float">
            <text:p><text:s/>4,481.6 <text:s/></text:p>
          </table:table-cell>
          <table:table-cell table:style-name="ce25" office:value-type="float" office:value="0.001473" calcext:value-type="float">
            <text:p><text:s/>0.0 <text:s/></text:p>
          </table:table-cell>
          <table:table-cell table:style-name="ce25" office:value-type="float" office:value="2712.035669" calcext:value-type="float">
            <text:p><text:s/>2,712.0 <text:s/></text:p>
          </table:table-cell>
          <table:table-cell table:style-name="ce25" office:value-type="float" office:value="1707.184081" calcext:value-type="float">
            <text:p><text:s/>1,707.2 <text:s/></text:p>
          </table:table-cell>
          <table:table-cell table:style-name="ce25" office:value-type="float" office:value="185.280455" calcext:value-type="float">
            <text:p><text:s/>185.3 <text:s/></text:p>
          </table:table-cell>
          <table:table-cell table:style-name="ce25" office:value-type="float" office:value="3566.603322" calcext:value-type="float">
            <text:p><text:s/>3,566.6 <text:s/></text:p>
          </table:table-cell>
          <table:table-cell table:style-name="ce46" office:value-type="float" office:value="262204.389309" calcext:value-type="float">
            <text:p><text:s/>262,204.4 <text:s/></text:p>
          </table:table-cell>
          <table:table-cell table:style-name="ce48" office:value-type="float" office:value="13344.869869" calcext:value-type="float">
            <text:p><text:s/>13,344.9 <text:s/></text:p>
          </table:table-cell>
          <table:table-cell table:style-name="ce53" table:number-columns-repeated="1005"/>
        </table:table-row>
        <table:table-row table:style-name="ro3">
          <table:table-cell table:style-name="ce6" office:value-type="string" calcext:value-type="string">
            <text:p>民國108年</text:p>
          </table:table-cell>
          <table:table-cell table:style-name="ce9"/>
          <table:table-cell table:style-name="ce16"/>
          <table:table-cell table:style-name="ce20" office:value-type="float" office:value="274190.867543" calcext:value-type="float">
            <text:p><text:s/>274,190.9 <text:s/></text:p>
          </table:table-cell>
          <table:table-cell table:style-name="ce25" office:value-type="float" office:value="3208.101" calcext:value-type="float">
            <text:p><text:s/>3,208.1 <text:s/></text:p>
          </table:table-cell>
          <table:table-cell table:style-name="ce25" office:value-type="float" office:value="223407.032042" calcext:value-type="float">
            <text:p><text:s/>223,407.0 <text:s/></text:p>
          </table:table-cell>
          <table:table-cell table:style-name="ce25" office:value-type="float" office:value="126411.633003" calcext:value-type="float">
            <text:p><text:s/>126,411.6 <text:s/></text:p>
          </table:table-cell>
          <table:table-cell table:style-name="ce25" office:value-type="float" office:value="5849.966254" calcext:value-type="float">
            <text:p><text:s/>5,850.0 <text:s/></text:p>
          </table:table-cell>
          <table:table-cell table:style-name="ce25" office:value-type="float" office:value="91145.432785" calcext:value-type="float">
            <text:p><text:s/>91,145.4 <text:s/></text:p>
          </table:table-cell>
          <table:table-cell table:style-name="ce25" office:value-type="float" office:value="32323.432" calcext:value-type="float">
            <text:p><text:s/>32,323.4 <text:s/></text:p>
          </table:table-cell>
          <table:table-cell table:style-name="ce25" office:value-type="float" office:value="15252.302501" calcext:value-type="float">
            <text:p><text:s/>15,252.3 <text:s/></text:p>
          </table:table-cell>
          <table:table-cell table:style-name="ce25" office:value-type="float" office:value="5544.795913" calcext:value-type="float">
            <text:p><text:s/>5,544.8 <text:s/></text:p>
          </table:table-cell>
          <table:table-cell table:style-name="ce25" office:value-type="float" office:value="0.756709" calcext:value-type="float">
            <text:p><text:s/>0.8 <text:s/></text:p>
          </table:table-cell>
          <table:table-cell table:style-name="ce25" office:value-type="float" office:value="4014.341974" calcext:value-type="float">
            <text:p><text:s/>4,014.3 <text:s/></text:p>
          </table:table-cell>
          <table:table-cell table:style-name="ce25" office:value-type="float" office:value="1892.231712" calcext:value-type="float">
            <text:p><text:s/>1,892.2 <text:s/></text:p>
          </table:table-cell>
          <table:table-cell table:style-name="ce25" office:value-type="float" office:value="169.779996" calcext:value-type="float">
            <text:p><text:s/>169.8 <text:s/></text:p>
          </table:table-cell>
          <table:table-cell table:style-name="ce25" office:value-type="float" office:value="3630.396197" calcext:value-type="float">
            <text:p><text:s/>3,630.4 <text:s/></text:p>
          </table:table-cell>
          <table:table-cell table:style-name="ce46" office:value-type="float" office:value="260616.208233" calcext:value-type="float">
            <text:p><text:s/>260,616.2 <text:s/></text:p>
          </table:table-cell>
          <table:table-cell table:style-name="ce48" office:value-type="float" office:value="13574.65931" calcext:value-type="float">
            <text:p><text:s/>13,574.7 <text:s/></text:p>
          </table:table-cell>
          <table:table-cell table:style-name="ce53" table:number-columns-repeated="1005"/>
        </table:table-row>
        <table:table-row table:style-name="ro3">
          <table:table-cell table:style-name="ce6"/>
          <table:table-cell table:style-name="ce9"/>
          <table:table-cell table:style-name="ce16"/>
          <table:table-cell table:style-name="ce20"/>
          <table:table-cell table:style-name="ce25" table:number-columns-repeated="13"/>
          <table:table-cell table:style-name="ce46"/>
          <table:table-cell table:style-name="ce48"/>
          <table:table-cell table:style-name="ce53" table:number-columns-repeated="1005"/>
        </table:table-row>
        <table:table-row table:style-name="ro3">
          <table:table-cell table:style-name="ce6" office:value-type="string" calcext:value-type="string">
            <text:p>民國109年</text:p>
          </table:table-cell>
          <table:table-cell table:style-name="ce9" office:value-type="string" calcext:value-type="string">
            <text:p><text:s/>1月</text:p>
          </table:table-cell>
          <table:table-cell table:style-name="ce16"/>
          <table:table-cell table:style-name="ce20" office:value-type="float" office:value="20660.407143" calcext:value-type="float">
            <text:p><text:s/>20,660.4 <text:s/></text:p>
          </table:table-cell>
          <table:table-cell table:style-name="ce25" office:value-type="float" office:value="248.642" calcext:value-type="float">
            <text:p><text:s/>248.6 <text:s/></text:p>
          </table:table-cell>
          <table:table-cell table:style-name="ce25" office:value-type="float" office:value="16390.203962" calcext:value-type="float">
            <text:p><text:s/>16,390.2 <text:s/></text:p>
          </table:table-cell>
          <table:table-cell table:style-name="ce25" office:value-type="float" office:value="8599.702907" calcext:value-type="float">
            <text:p><text:s/>8,599.7 <text:s/></text:p>
          </table:table-cell>
          <table:table-cell table:style-name="ce25" office:value-type="float" office:value="401.800509" calcext:value-type="float">
            <text:p><text:s/>401.8 <text:s/></text:p>
          </table:table-cell>
          <table:table-cell table:style-name="ce25" office:value-type="float" office:value="7388.700546" calcext:value-type="float">
            <text:p><text:s/>7,388.7 <text:s/></text:p>
          </table:table-cell>
          <table:table-cell table:style-name="ce25" office:value-type="float" office:value="2976.7184" calcext:value-type="float">
            <text:p><text:s/>2,976.7 <text:s/></text:p>
          </table:table-cell>
          <table:table-cell table:style-name="ce25" office:value-type="float" office:value="1044.842781" calcext:value-type="float">
            <text:p><text:s/>1,044.8 <text:s/></text:p>
          </table:table-cell>
          <table:table-cell table:style-name="ce25" office:value-type="float" office:value="194.332412" calcext:value-type="float">
            <text:p><text:s/>194.3 <text:s/></text:p>
          </table:table-cell>
          <table:table-cell table:style-name="ce25" office:value-type="float" office:value="0.042932" calcext:value-type="float">
            <text:p><text:s/>0.0 <text:s/></text:p>
          </table:table-cell>
          <table:table-cell table:style-name="ce25" office:value-type="float" office:value="303.396385" calcext:value-type="float">
            <text:p><text:s/>303.4 <text:s/></text:p>
          </table:table-cell>
          <table:table-cell table:style-name="ce25" office:value-type="float" office:value="184.734919" calcext:value-type="float">
            <text:p><text:s/>184.7 <text:s/></text:p>
          </table:table-cell>
          <table:table-cell table:style-name="ce25" office:value-type="float" office:value="15.270633" calcext:value-type="float">
            <text:p><text:s/>15.3 <text:s/></text:p>
          </table:table-cell>
          <table:table-cell table:style-name="ce25" office:value-type="float" office:value="347.0655" calcext:value-type="float">
            <text:p><text:s/>347.1 <text:s/></text:p>
          </table:table-cell>
          <table:table-cell table:style-name="ce46" office:value-type="float" office:value="19632.128735" calcext:value-type="float">
            <text:p><text:s/>19,632.1 <text:s/></text:p>
          </table:table-cell>
          <table:table-cell table:style-name="ce48" office:value-type="float" office:value="1028.278408" calcext:value-type="float">
            <text:p><text:s/>1,028.3 <text:s/></text:p>
          </table:table-cell>
          <table:table-cell table:style-name="ce53" table:number-columns-repeated="1005"/>
        </table:table-row>
        <table:table-row table:style-name="ro3">
          <table:table-cell table:style-name="ce6"/>
          <table:table-cell table:style-name="ce9" office:value-type="string" calcext:value-type="string">
            <text:p><text:s/>2月</text:p>
          </table:table-cell>
          <table:table-cell table:style-name="ce16"/>
          <table:table-cell table:style-name="ce20" office:value-type="float" office:value="20358.229368" calcext:value-type="float">
            <text:p><text:s/>20,358.2 <text:s/></text:p>
          </table:table-cell>
          <table:table-cell table:style-name="ce25" office:value-type="float" office:value="225.771" calcext:value-type="float">
            <text:p><text:s/>225.8 <text:s/></text:p>
          </table:table-cell>
          <table:table-cell table:style-name="ce25" office:value-type="float" office:value="16412.241732" calcext:value-type="float">
            <text:p><text:s/>16,412.2 <text:s/></text:p>
          </table:table-cell>
          <table:table-cell table:style-name="ce25" office:value-type="float" office:value="8468.449398" calcext:value-type="float">
            <text:p><text:s/>8,468.4 <text:s/></text:p>
          </table:table-cell>
          <table:table-cell table:style-name="ce25" office:value-type="float" office:value="346.118809" calcext:value-type="float">
            <text:p><text:s/>346.1 <text:s/></text:p>
          </table:table-cell>
          <table:table-cell table:style-name="ce25" office:value-type="float" office:value="7597.673525" calcext:value-type="float">
            <text:p><text:s/>7,597.7 <text:s/></text:p>
          </table:table-cell>
          <table:table-cell table:style-name="ce25" office:value-type="float" office:value="2538.98242" calcext:value-type="float">
            <text:p><text:s/>2,539.0 <text:s/></text:p>
          </table:table-cell>
          <table:table-cell table:style-name="ce25" office:value-type="float" office:value="1181.234216" calcext:value-type="float">
            <text:p><text:s/>1,181.2 <text:s/></text:p>
          </table:table-cell>
          <table:table-cell table:style-name="ce25" office:value-type="float" office:value="239.588367" calcext:value-type="float">
            <text:p><text:s/>239.6 <text:s/></text:p>
          </table:table-cell>
          <table:table-cell table:style-name="ce25" office:value-type="float" office:value="0.142828" calcext:value-type="float">
            <text:p><text:s/>0.1 <text:s/></text:p>
          </table:table-cell>
          <table:table-cell table:style-name="ce25" office:value-type="float" office:value="435.058223" calcext:value-type="float">
            <text:p><text:s/>435.1 <text:s/></text:p>
          </table:table-cell>
          <table:table-cell table:style-name="ce25" office:value-type="float" office:value="189.78335" calcext:value-type="float">
            <text:p><text:s/>189.8 <text:s/></text:p>
          </table:table-cell>
          <table:table-cell table:style-name="ce25" office:value-type="float" office:value="13.660463" calcext:value-type="float">
            <text:p><text:s/>13.7 <text:s/></text:p>
          </table:table-cell>
          <table:table-cell table:style-name="ce25" office:value-type="float" office:value="303.000985" calcext:value-type="float">
            <text:p><text:s/>303.0 <text:s/></text:p>
          </table:table-cell>
          <table:table-cell table:style-name="ce46" office:value-type="float" office:value="19379.542572" calcext:value-type="float">
            <text:p><text:s/>19,379.5 <text:s/></text:p>
          </table:table-cell>
          <table:table-cell table:style-name="ce48" office:value-type="float" office:value="978.686796" calcext:value-type="float">
            <text:p><text:s/>978.7 <text:s/></text:p>
          </table:table-cell>
          <table:table-cell table:style-name="ce53" table:number-columns-repeated="1005"/>
        </table:table-row>
        <table:table-row table:style-name="ro3">
          <table:table-cell table:style-name="ce6"/>
          <table:table-cell table:style-name="ce9" office:value-type="string" calcext:value-type="string">
            <text:p><text:s/>3月</text:p>
          </table:table-cell>
          <table:table-cell table:style-name="ce16"/>
          <table:table-cell table:style-name="ce20" office:value-type="float" office:value="22224.285939" calcext:value-type="float">
            <text:p><text:s/>22,224.3 <text:s/></text:p>
          </table:table-cell>
          <table:table-cell table:style-name="ce25" office:value-type="float" office:value="239.25623" calcext:value-type="float">
            <text:p><text:s/>239.3 <text:s/></text:p>
          </table:table-cell>
          <table:table-cell table:style-name="ce25" office:value-type="float" office:value="18414.686144" calcext:value-type="float">
            <text:p><text:s/>18,414.7 <text:s/></text:p>
          </table:table-cell>
          <table:table-cell table:style-name="ce25" office:value-type="float" office:value="9601.920576" calcext:value-type="float">
            <text:p><text:s/>9,601.9 <text:s/></text:p>
          </table:table-cell>
          <table:table-cell table:style-name="ce25" office:value-type="float" office:value="348.383287" calcext:value-type="float">
            <text:p><text:s/>348.4 <text:s/></text:p>
          </table:table-cell>
          <table:table-cell table:style-name="ce25" office:value-type="float" office:value="8464.382281" calcext:value-type="float">
            <text:p><text:s/>8,464.4 <text:s/></text:p>
          </table:table-cell>
          <table:table-cell table:style-name="ce25" office:value-type="float" office:value="2230.35484" calcext:value-type="float">
            <text:p><text:s/>2,230.4 <text:s/></text:p>
          </table:table-cell>
          <table:table-cell table:style-name="ce25" office:value-type="float" office:value="1339.988725" calcext:value-type="float">
            <text:p><text:s/>1,340.0 <text:s/></text:p>
          </table:table-cell>
          <table:table-cell table:style-name="ce25" office:value-type="float" office:value="245.824936" calcext:value-type="float">
            <text:p><text:s/>245.8 <text:s/></text:p>
          </table:table-cell>
          <table:table-cell table:style-name="ce25" office:value-type="float" office:value="0.097378" calcext:value-type="float">
            <text:p><text:s/>0.1 <text:s/></text:p>
          </table:table-cell>
          <table:table-cell table:style-name="ce25" office:value-type="float" office:value="462.993286" calcext:value-type="float">
            <text:p><text:s/>463.0 <text:s/></text:p>
          </table:table-cell>
          <table:table-cell table:style-name="ce25" office:value-type="float" office:value="321.884709" calcext:value-type="float">
            <text:p><text:s/>321.9 <text:s/></text:p>
          </table:table-cell>
          <table:table-cell table:style-name="ce25" office:value-type="float" office:value="18.845808" calcext:value-type="float">
            <text:p><text:s/>18.8 <text:s/></text:p>
          </table:table-cell>
          <table:table-cell table:style-name="ce25" office:value-type="float" office:value="290.342608" calcext:value-type="float">
            <text:p><text:s/>290.3 <text:s/></text:p>
          </table:table-cell>
          <table:table-cell table:style-name="ce46" office:value-type="float" office:value="21156.801772" calcext:value-type="float">
            <text:p><text:s/>21,156.8 <text:s/></text:p>
          </table:table-cell>
          <table:table-cell table:style-name="ce48" office:value-type="float" office:value="1067.484167" calcext:value-type="float">
            <text:p><text:s/>1,067.5 <text:s/></text:p>
          </table:table-cell>
          <table:table-cell table:style-name="ce53" table:number-columns-repeated="1005"/>
        </table:table-row>
        <table:table-row table:style-name="ro3">
          <table:table-cell table:style-name="ce6"/>
          <table:table-cell table:style-name="ce9" office:value-type="string" calcext:value-type="string">
            <text:p><text:s/>4月</text:p>
          </table:table-cell>
          <table:table-cell table:style-name="ce16"/>
          <table:table-cell table:style-name="ce20" office:value-type="float" office:value="20947.796901" calcext:value-type="float">
            <text:p><text:s/>20,947.8 <text:s/></text:p>
          </table:table-cell>
          <table:table-cell table:style-name="ce25" office:value-type="float" office:value="225.731" calcext:value-type="float">
            <text:p><text:s/>225.7 <text:s/></text:p>
          </table:table-cell>
          <table:table-cell table:style-name="ce25" office:value-type="float" office:value="17298.711301" calcext:value-type="float">
            <text:p><text:s/>17,298.7 <text:s/></text:p>
          </table:table-cell>
          <table:table-cell table:style-name="ce25" office:value-type="float" office:value="9552.429302" calcext:value-type="float">
            <text:p><text:s/>9,552.4 <text:s/></text:p>
          </table:table-cell>
          <table:table-cell table:style-name="ce25" office:value-type="float" office:value="271.007928" calcext:value-type="float">
            <text:p><text:s/>271.0 <text:s/></text:p>
          </table:table-cell>
          <table:table-cell table:style-name="ce25" office:value-type="float" office:value="7475.274071" calcext:value-type="float">
            <text:p><text:s/>7,475.3 <text:s/></text:p>
          </table:table-cell>
          <table:table-cell table:style-name="ce25" office:value-type="float" office:value="2269.25938" calcext:value-type="float">
            <text:p><text:s/>2,269.3 <text:s/></text:p>
          </table:table-cell>
          <table:table-cell table:style-name="ce25" office:value-type="float" office:value="1154.09522" calcext:value-type="float">
            <text:p><text:s/>1,154.1 <text:s/></text:p>
          </table:table-cell>
          <table:table-cell table:style-name="ce25" office:value-type="float" office:value="218.327787" calcext:value-type="float">
            <text:p><text:s/>218.3 <text:s/></text:p>
          </table:table-cell>
          <table:table-cell table:style-name="ce25" office:value-type="float" office:value="0.436792" calcext:value-type="float">
            <text:p><text:s/>0.4 <text:s/></text:p>
          </table:table-cell>
          <table:table-cell table:style-name="ce25" office:value-type="float" office:value="485.581977" calcext:value-type="float">
            <text:p><text:s/>485.6 <text:s/></text:p>
          </table:table-cell>
          <table:table-cell table:style-name="ce25" office:value-type="float" office:value="177.596708" calcext:value-type="float">
            <text:p><text:s/>177.6 <text:s/></text:p>
          </table:table-cell>
          <table:table-cell table:style-name="ce25" office:value-type="float" office:value="16.322311" calcext:value-type="float">
            <text:p><text:s/>16.3 <text:s/></text:p>
          </table:table-cell>
          <table:table-cell table:style-name="ce25" office:value-type="float" office:value="255.829645" calcext:value-type="float">
            <text:p><text:s/>255.8 <text:s/></text:p>
          </table:table-cell>
          <table:table-cell table:style-name="ce46" office:value-type="float" office:value="19915.201491" calcext:value-type="float">
            <text:p><text:s/>19,915.2 <text:s/></text:p>
          </table:table-cell>
          <table:table-cell table:style-name="ce48" office:value-type="float" office:value="1032.59541" calcext:value-type="float">
            <text:p><text:s/>1,032.6 <text:s/></text:p>
          </table:table-cell>
          <table:table-cell table:style-name="ce53" table:number-columns-repeated="1005"/>
        </table:table-row>
        <table:table-row table:style-name="ro3">
          <table:table-cell table:style-name="ce6"/>
          <table:table-cell table:style-name="ce9" office:value-type="string" calcext:value-type="string">
            <text:p><text:s/>5月</text:p>
          </table:table-cell>
          <table:table-cell table:style-name="ce16"/>
          <table:table-cell table:style-name="ce20" office:value-type="float" office:value="23853.123339" calcext:value-type="float">
            <text:p><text:s/>23,853.1 <text:s/></text:p>
          </table:table-cell>
          <table:table-cell table:style-name="ce25" office:value-type="float" office:value="238.309" calcext:value-type="float">
            <text:p><text:s/>238.3 <text:s/></text:p>
          </table:table-cell>
          <table:table-cell table:style-name="ce25" office:value-type="float" office:value="20146.409663" calcext:value-type="float">
            <text:p><text:s/>20,146.4 <text:s/></text:p>
          </table:table-cell>
          <table:table-cell table:style-name="ce25" office:value-type="float" office:value="11194.246454" calcext:value-type="float">
            <text:p><text:s/>11,194.2 <text:s/></text:p>
          </table:table-cell>
          <table:table-cell table:style-name="ce25" office:value-type="float" office:value="288.404244" calcext:value-type="float">
            <text:p><text:s/>288.4 <text:s/></text:p>
          </table:table-cell>
          <table:table-cell table:style-name="ce25" office:value-type="float" office:value="8663.758965" calcext:value-type="float">
            <text:p><text:s/>8,663.8 <text:s/></text:p>
          </table:table-cell>
          <table:table-cell table:style-name="ce25" office:value-type="float" office:value="2272.01029" calcext:value-type="float">
            <text:p><text:s/>2,272.0 <text:s/></text:p>
          </table:table-cell>
          <table:table-cell table:style-name="ce25" office:value-type="float" office:value="1196.394386" calcext:value-type="float">
            <text:p><text:s/>1,196.4 <text:s/></text:p>
          </table:table-cell>
          <table:table-cell table:style-name="ce25" office:value-type="float" office:value="312.07247" calcext:value-type="float">
            <text:p><text:s/>312.1 <text:s/></text:p>
          </table:table-cell>
          <table:table-cell table:style-name="ce25" office:value-type="float" office:value="0.131196" calcext:value-type="float">
            <text:p><text:s/>0.1 <text:s/></text:p>
          </table:table-cell>
          <table:table-cell table:style-name="ce25" office:value-type="float" office:value="517.331111" calcext:value-type="float">
            <text:p><text:s/>517.3 <text:s/></text:p>
          </table:table-cell>
          <table:table-cell table:style-name="ce25" office:value-type="float" office:value="84.149243" calcext:value-type="float">
            <text:p><text:s/>84.1 <text:s/></text:p>
          </table:table-cell>
          <table:table-cell table:style-name="ce25" office:value-type="float" office:value="15.265333" calcext:value-type="float">
            <text:p><text:s/>15.3 <text:s/></text:p>
          </table:table-cell>
          <table:table-cell table:style-name="ce25" office:value-type="float" office:value="267.445033" calcext:value-type="float">
            <text:p><text:s/>267.4 <text:s/></text:p>
          </table:table-cell>
          <table:table-cell table:style-name="ce46" office:value-type="float" office:value="22726.034466" calcext:value-type="float">
            <text:p><text:s/>22,726.0 <text:s/></text:p>
          </table:table-cell>
          <table:table-cell table:style-name="ce48" office:value-type="float" office:value="1127.088873" calcext:value-type="float">
            <text:p><text:s/>1,127.1 <text:s/></text:p>
          </table:table-cell>
          <table:table-cell table:style-name="ce53" table:number-columns-repeated="1005"/>
        </table:table-row>
        <table:table-row table:style-name="ro3">
          <table:table-cell table:style-name="ce6"/>
          <table:table-cell table:style-name="ce9" office:value-type="string" calcext:value-type="string">
            <text:p><text:s/>6月</text:p>
          </table:table-cell>
          <table:table-cell table:style-name="ce16"/>
          <table:table-cell table:style-name="ce20" office:value-type="float" office:value="25269.522783" calcext:value-type="float">
            <text:p><text:s/>25,269.5 <text:s/></text:p>
          </table:table-cell>
          <table:table-cell table:style-name="ce25" office:value-type="float" office:value="279.188" calcext:value-type="float">
            <text:p><text:s/>279.2 <text:s/></text:p>
          </table:table-cell>
          <table:table-cell table:style-name="ce25" office:value-type="float" office:value="20784.308112" calcext:value-type="float">
            <text:p><text:s/>20,784.3 <text:s/></text:p>
          </table:table-cell>
          <table:table-cell table:style-name="ce25" office:value-type="float" office:value="11934.640036" calcext:value-type="float">
            <text:p><text:s/>11,934.6 <text:s/></text:p>
          </table:table-cell>
          <table:table-cell table:style-name="ce25" office:value-type="float" office:value="285.626185" calcext:value-type="float">
            <text:p><text:s/>285.6 <text:s/></text:p>
          </table:table-cell>
          <table:table-cell table:style-name="ce25" office:value-type="float" office:value="8564.041891" calcext:value-type="float">
            <text:p><text:s/>8,564.0 <text:s/></text:p>
          </table:table-cell>
          <table:table-cell table:style-name="ce25" office:value-type="float" office:value="2851.93031" calcext:value-type="float">
            <text:p><text:s/>2,851.9 <text:s/></text:p>
          </table:table-cell>
          <table:table-cell table:style-name="ce25" office:value-type="float" office:value="1354.096361" calcext:value-type="float">
            <text:p><text:s/>1,354.1 <text:s/></text:p>
          </table:table-cell>
          <table:table-cell table:style-name="ce25" office:value-type="float" office:value="359.240398" calcext:value-type="float">
            <text:p><text:s/>359.2 <text:s/></text:p>
          </table:table-cell>
          <table:table-cell table:style-name="ce25" office:value-type="float" office:value="0.166574" calcext:value-type="float">
            <text:p><text:s/>0.2 <text:s/></text:p>
          </table:table-cell>
          <table:table-cell table:style-name="ce25" office:value-type="float" office:value="545.434281" calcext:value-type="float">
            <text:p><text:s/>545.4 <text:s/></text:p>
          </table:table-cell>
          <table:table-cell table:style-name="ce25" office:value-type="float" office:value="149.07885" calcext:value-type="float">
            <text:p><text:s/>149.1 <text:s/></text:p>
          </table:table-cell>
          <table:table-cell table:style-name="ce25" office:value-type="float" office:value="12.10377" calcext:value-type="float">
            <text:p><text:s/>12.1 <text:s/></text:p>
          </table:table-cell>
          <table:table-cell table:style-name="ce25" office:value-type="float" office:value="288.072488" calcext:value-type="float">
            <text:p><text:s/>288.1 <text:s/></text:p>
          </table:table-cell>
          <table:table-cell table:style-name="ce46" office:value-type="float" office:value="24084.18449" calcext:value-type="float">
            <text:p><text:s/>24,084.2 <text:s/></text:p>
          </table:table-cell>
          <table:table-cell table:style-name="ce48" office:value-type="float" office:value="1185.338293" calcext:value-type="float">
            <text:p><text:s/>1,185.3 <text:s/></text:p>
          </table:table-cell>
          <table:table-cell table:style-name="ce53" table:number-columns-repeated="1005"/>
        </table:table-row>
        <table:table-row table:style-name="ro3">
          <table:table-cell table:style-name="ce6"/>
          <table:table-cell table:style-name="ce9" office:value-type="string" calcext:value-type="string">
            <text:p><text:s/>7月</text:p>
          </table:table-cell>
          <table:table-cell table:style-name="ce16"/>
          <table:table-cell table:style-name="ce20" office:value-type="float" office:value="27139.529017" calcext:value-type="float">
            <text:p><text:s/>27,139.5 <text:s/></text:p>
          </table:table-cell>
          <table:table-cell table:style-name="ce25" office:value-type="float" office:value="304.075" calcext:value-type="float">
            <text:p><text:s/>304.1 <text:s/></text:p>
          </table:table-cell>
          <table:table-cell table:style-name="ce25" office:value-type="float" office:value="22543.361301" calcext:value-type="float">
            <text:p><text:s/>22,543.4 <text:s/></text:p>
          </table:table-cell>
          <table:table-cell table:style-name="ce25" office:value-type="float" office:value="13070.234757" calcext:value-type="float">
            <text:p><text:s/>13,070.2 <text:s/></text:p>
          </table:table-cell>
          <table:table-cell table:style-name="ce25" office:value-type="float" office:value="449.765078" calcext:value-type="float">
            <text:p><text:s/>449.8 <text:s/></text:p>
          </table:table-cell>
          <table:table-cell table:style-name="ce25" office:value-type="float" office:value="9023.361466" calcext:value-type="float">
            <text:p><text:s/>9,023.4 <text:s/></text:p>
          </table:table-cell>
          <table:table-cell table:style-name="ce25" office:value-type="float" office:value="2932.56843" calcext:value-type="float">
            <text:p><text:s/>2,932.6 <text:s/></text:p>
          </table:table-cell>
          <table:table-cell table:style-name="ce25" office:value-type="float" office:value="1359.524286" calcext:value-type="float">
            <text:p><text:s/>1,359.5 <text:s/></text:p>
          </table:table-cell>
          <table:table-cell table:style-name="ce25" office:value-type="float" office:value="278.437295" calcext:value-type="float">
            <text:p><text:s/>278.4 <text:s/></text:p>
          </table:table-cell>
          <table:table-cell table:style-name="ce25" office:value-type="float" office:value="0.165135" calcext:value-type="float">
            <text:p><text:s/>0.2 <text:s/></text:p>
          </table:table-cell>
          <table:table-cell table:style-name="ce25" office:value-type="float" office:value="640.044257" calcext:value-type="float">
            <text:p><text:s/>640.0 <text:s/></text:p>
          </table:table-cell>
          <table:table-cell table:style-name="ce25" office:value-type="float" office:value="105.232924" calcext:value-type="float">
            <text:p><text:s/>105.2 <text:s/></text:p>
          </table:table-cell>
          <table:table-cell table:style-name="ce25" office:value-type="float" office:value="13.975499" calcext:value-type="float">
            <text:p><text:s/>14.0 <text:s/></text:p>
          </table:table-cell>
          <table:table-cell table:style-name="ce25" office:value-type="float" office:value="321.669176" calcext:value-type="float">
            <text:p><text:s/>321.7 <text:s/></text:p>
          </table:table-cell>
          <table:table-cell table:style-name="ce46" office:value-type="float" office:value="25851.275356" calcext:value-type="float">
            <text:p><text:s/>25,851.3 <text:s/></text:p>
          </table:table-cell>
          <table:table-cell table:style-name="ce48" office:value-type="float" office:value="1288.253661" calcext:value-type="float">
            <text:p><text:s/>1,288.3 <text:s/></text:p>
          </table:table-cell>
          <table:table-cell table:style-name="ce53" table:number-columns-repeated="1005"/>
        </table:table-row>
        <table:table-row table:style-name="ro3">
          <table:table-cell table:style-name="ce6"/>
          <table:table-cell table:style-name="ce9" office:value-type="string" calcext:value-type="string">
            <text:p><text:s/>8月</text:p>
          </table:table-cell>
          <table:table-cell table:style-name="ce16"/>
          <table:table-cell table:style-name="ce20" office:value-type="float" office:value="26275.903661" calcext:value-type="float">
            <text:p><text:s/>26,275.9 <text:s/></text:p>
          </table:table-cell>
          <table:table-cell table:style-name="ce25" office:value-type="float" office:value="310.09666" calcext:value-type="float">
            <text:p><text:s/>310.1 <text:s/></text:p>
          </table:table-cell>
          <table:table-cell table:style-name="ce25" office:value-type="float" office:value="21870.465776" calcext:value-type="float">
            <text:p><text:s/>21,870.5 <text:s/></text:p>
          </table:table-cell>
          <table:table-cell table:style-name="ce25" office:value-type="float" office:value="12782.047227" calcext:value-type="float">
            <text:p><text:s/>12,782.0 <text:s/></text:p>
          </table:table-cell>
          <table:table-cell table:style-name="ce25" office:value-type="float" office:value="416.025869" calcext:value-type="float">
            <text:p><text:s/>416.0 <text:s/></text:p>
          </table:table-cell>
          <table:table-cell table:style-name="ce25" office:value-type="float" office:value="8672.39268" calcext:value-type="float">
            <text:p><text:s/>8,672.4 <text:s/></text:p>
          </table:table-cell>
          <table:table-cell table:style-name="ce25" office:value-type="float" office:value="2918.1509" calcext:value-type="float">
            <text:p><text:s/>2,918.2 <text:s/></text:p>
          </table:table-cell>
          <table:table-cell table:style-name="ce25" office:value-type="float" office:value="1177.190325" calcext:value-type="float">
            <text:p><text:s/>1,177.2 <text:s/></text:p>
          </table:table-cell>
          <table:table-cell table:style-name="ce25" office:value-type="float" office:value="208.48842" calcext:value-type="float">
            <text:p><text:s/>208.5 <text:s/></text:p>
          </table:table-cell>
          <table:table-cell table:style-name="ce25" office:value-type="float" office:value="0.152303" calcext:value-type="float">
            <text:p><text:s/>0.2 <text:s/></text:p>
          </table:table-cell>
          <table:table-cell table:style-name="ce25" office:value-type="float" office:value="582.31074" calcext:value-type="float">
            <text:p><text:s/>582.3 <text:s/></text:p>
          </table:table-cell>
          <table:table-cell table:style-name="ce25" office:value-type="float" office:value="67.064243" calcext:value-type="float">
            <text:p><text:s/>67.1 <text:s/></text:p>
          </table:table-cell>
          <table:table-cell table:style-name="ce25" office:value-type="float" office:value="7.778419" calcext:value-type="float">
            <text:p><text:s/>7.8 <text:s/></text:p>
          </table:table-cell>
          <table:table-cell table:style-name="ce25" office:value-type="float" office:value="311.3962" calcext:value-type="float">
            <text:p><text:s/>311.4 <text:s/></text:p>
          </table:table-cell>
          <table:table-cell table:style-name="ce46" office:value-type="float" office:value="25010.674148" calcext:value-type="float">
            <text:p><text:s/>25,010.7 <text:s/></text:p>
          </table:table-cell>
          <table:table-cell table:style-name="ce48" office:value-type="float" office:value="1265.229513" calcext:value-type="float">
            <text:p><text:s/>1,265.2 <text:s/></text:p>
          </table:table-cell>
          <table:table-cell table:style-name="ce53" table:number-columns-repeated="1005"/>
        </table:table-row>
        <table:table-row table:style-name="ro3">
          <table:table-cell table:style-name="ce6"/>
          <table:table-cell table:style-name="ce9" office:value-type="string" calcext:value-type="string">
            <text:p><text:s/>9月</text:p>
          </table:table-cell>
          <table:table-cell table:style-name="ce16"/>
          <table:table-cell table:style-name="ce20" office:value-type="float" office:value="24888.930897" calcext:value-type="float">
            <text:p><text:s/>24,888.9 <text:s/></text:p>
          </table:table-cell>
          <table:table-cell table:style-name="ce25" office:value-type="float" office:value="282.376" calcext:value-type="float">
            <text:p><text:s/>282.4 <text:s/></text:p>
          </table:table-cell>
          <table:table-cell table:style-name="ce25" office:value-type="float" office:value="20635.419041" calcext:value-type="float">
            <text:p><text:s/>20,635.4 <text:s/></text:p>
          </table:table-cell>
          <table:table-cell table:style-name="ce25" office:value-type="float" office:value="12249.181943" calcext:value-type="float">
            <text:p><text:s/>12,249.2 <text:s/></text:p>
          </table:table-cell>
          <table:table-cell table:style-name="ce25" office:value-type="float" office:value="426.178595" calcext:value-type="float">
            <text:p><text:s/>426.2 <text:s/></text:p>
          </table:table-cell>
          <table:table-cell table:style-name="ce25" office:value-type="float" office:value="7960.058503" calcext:value-type="float">
            <text:p><text:s/>7,960.1 <text:s/></text:p>
          </table:table-cell>
          <table:table-cell table:style-name="ce25" office:value-type="float" office:value="2773.92863" calcext:value-type="float">
            <text:p><text:s/>2,773.9 <text:s/></text:p>
          </table:table-cell>
          <table:table-cell table:style-name="ce25" office:value-type="float" office:value="1197.207226" calcext:value-type="float">
            <text:p><text:s/>1,197.2 <text:s/></text:p>
          </table:table-cell>
          <table:table-cell table:style-name="ce25" office:value-type="float" office:value="224.023969" calcext:value-type="float">
            <text:p><text:s/>224.0 <text:s/></text:p>
          </table:table-cell>
          <table:table-cell table:style-name="ce25" office:value-type="float" office:value="0.178206" calcext:value-type="float">
            <text:p><text:s/>0.2 <text:s/></text:p>
          </table:table-cell>
          <table:table-cell table:style-name="ce25" office:value-type="float" office:value="546.65011" calcext:value-type="float">
            <text:p><text:s/>546.7 <text:s/></text:p>
          </table:table-cell>
          <table:table-cell table:style-name="ce25" office:value-type="float" office:value="109.908067" calcext:value-type="float">
            <text:p><text:s/>109.9 <text:s/></text:p>
          </table:table-cell>
          <table:table-cell table:style-name="ce25" office:value-type="float" office:value="10.084232" calcext:value-type="float">
            <text:p><text:s/>10.1 <text:s/></text:p>
          </table:table-cell>
          <table:table-cell table:style-name="ce25" office:value-type="float" office:value="306.362642" calcext:value-type="float">
            <text:p><text:s/>306.4 <text:s/></text:p>
          </table:table-cell>
          <table:table-cell table:style-name="ce46" office:value-type="float" office:value="23681.957539" calcext:value-type="float">
            <text:p><text:s/>23,682.0 <text:s/></text:p>
          </table:table-cell>
          <table:table-cell table:style-name="ce48" office:value-type="float" office:value="1206.973358" calcext:value-type="float">
            <text:p><text:s/>1,207.0 <text:s/></text:p>
          </table:table-cell>
          <table:table-cell table:style-name="ce53" table:number-columns-repeated="1005"/>
        </table:table-row>
        <table:table-row table:style-name="ro3">
          <table:table-cell table:style-name="ce6"/>
          <table:table-cell table:style-name="ce9" office:value-type="string" calcext:value-type="string">
            <text:p>10月</text:p>
          </table:table-cell>
          <table:table-cell table:style-name="ce16"/>
          <table:table-cell table:style-name="ce20" office:value-type="float" office:value="23566.72056" calcext:value-type="float">
            <text:p><text:s/>23,566.7 <text:s/></text:p>
          </table:table-cell>
          <table:table-cell table:style-name="ce25" office:value-type="float" office:value="297.672" calcext:value-type="float">
            <text:p><text:s/>297.7 <text:s/></text:p>
          </table:table-cell>
          <table:table-cell table:style-name="ce25" office:value-type="float" office:value="18758.91339" calcext:value-type="float">
            <text:p><text:s/>18,758.9 <text:s/></text:p>
          </table:table-cell>
          <table:table-cell table:style-name="ce25" office:value-type="float" office:value="9995.695501" calcext:value-type="float">
            <text:p><text:s/>9,995.7 <text:s/></text:p>
          </table:table-cell>
          <table:table-cell table:style-name="ce25" office:value-type="float" office:value="361.903719" calcext:value-type="float">
            <text:p><text:s/>361.9 <text:s/></text:p>
          </table:table-cell>
          <table:table-cell table:style-name="ce25" office:value-type="float" office:value="8401.31417" calcext:value-type="float">
            <text:p><text:s/>8,401.3 <text:s/></text:p>
          </table:table-cell>
          <table:table-cell table:style-name="ce25" office:value-type="float" office:value="2953.92065" calcext:value-type="float">
            <text:p><text:s/>2,953.9 <text:s/></text:p>
          </table:table-cell>
          <table:table-cell table:style-name="ce25" office:value-type="float" office:value="1556.21452" calcext:value-type="float">
            <text:p><text:s/>1,556.2 <text:s/></text:p>
          </table:table-cell>
          <table:table-cell table:style-name="ce25" office:value-type="float" office:value="303.776324" calcext:value-type="float">
            <text:p><text:s/>303.8 <text:s/></text:p>
          </table:table-cell>
          <table:table-cell table:style-name="ce25" office:value-type="float" office:value="0.192357" calcext:value-type="float">
            <text:p><text:s/>0.2 <text:s/></text:p>
          </table:table-cell>
          <table:table-cell table:style-name="ce25" office:value-type="float" office:value="596.764966" calcext:value-type="float">
            <text:p><text:s/>596.8 <text:s/></text:p>
          </table:table-cell>
          <table:table-cell table:style-name="ce25" office:value-type="float" office:value="365.922316" calcext:value-type="float">
            <text:p><text:s/>365.9 <text:s/></text:p>
          </table:table-cell>
          <table:table-cell table:style-name="ce25" office:value-type="float" office:value="16.237367" calcext:value-type="float">
            <text:p><text:s/>16.2 <text:s/></text:p>
          </table:table-cell>
          <table:table-cell table:style-name="ce25" office:value-type="float" office:value="273.32119" calcext:value-type="float">
            <text:p><text:s/>273.3 <text:s/></text:p>
          </table:table-cell>
          <table:table-cell table:style-name="ce46" office:value-type="float" office:value="22469.107337" calcext:value-type="float">
            <text:p><text:s/>22,469.1 <text:s/></text:p>
          </table:table-cell>
          <table:table-cell table:style-name="ce48" office:value-type="float" office:value="1097.613223" calcext:value-type="float">
            <text:p><text:s/>1,097.6 <text:s/></text:p>
          </table:table-cell>
          <table:table-cell table:style-name="ce53" table:number-columns-repeated="1005"/>
        </table:table-row>
        <table:table-row table:style-name="ro3">
          <table:table-cell table:style-name="ce6"/>
          <table:table-cell table:style-name="ce9" office:value-type="string" calcext:value-type="string">
            <text:p>11月</text:p>
          </table:table-cell>
          <table:table-cell table:style-name="ce16"/>
          <table:table-cell table:style-name="ce20" office:value-type="float" office:value="22439.749268" calcext:value-type="float">
            <text:p><text:s/>22,439.7 <text:s/></text:p>
          </table:table-cell>
          <table:table-cell table:style-name="ce25" office:value-type="float" office:value="250.323" calcext:value-type="float">
            <text:p><text:s/>250.3 <text:s/></text:p>
          </table:table-cell>
          <table:table-cell table:style-name="ce25" office:value-type="float" office:value="18177.038585" calcext:value-type="float">
            <text:p><text:s/>18,177.0 <text:s/></text:p>
          </table:table-cell>
          <table:table-cell table:style-name="ce25" office:value-type="float" office:value="9155.950697" calcext:value-type="float">
            <text:p><text:s/>9,156.0 <text:s/></text:p>
          </table:table-cell>
          <table:table-cell table:style-name="ce25" office:value-type="float" office:value="343.393389" calcext:value-type="float">
            <text:p><text:s/>343.4 <text:s/></text:p>
          </table:table-cell>
          <table:table-cell table:style-name="ce25" office:value-type="float" office:value="8677.694499" calcext:value-type="float">
            <text:p><text:s/>8,677.7 <text:s/></text:p>
          </table:table-cell>
          <table:table-cell table:style-name="ce25" office:value-type="float" office:value="2627.21818" calcext:value-type="float">
            <text:p><text:s/>2,627.2 <text:s/></text:p>
          </table:table-cell>
          <table:table-cell table:style-name="ce25" office:value-type="float" office:value="1385.169503" calcext:value-type="float">
            <text:p><text:s/>1,385.2 <text:s/></text:p>
          </table:table-cell>
          <table:table-cell table:style-name="ce25" office:value-type="float" office:value="203.909321" calcext:value-type="float">
            <text:p><text:s/>203.9 <text:s/></text:p>
          </table:table-cell>
          <table:table-cell table:style-name="ce25" office:value-type="float" office:value="0.142109" calcext:value-type="float">
            <text:p><text:s/>0.1 <text:s/></text:p>
          </table:table-cell>
          <table:table-cell table:style-name="ce25" office:value-type="float" office:value="582.487506" calcext:value-type="float">
            <text:p><text:s/>582.5 <text:s/></text:p>
          </table:table-cell>
          <table:table-cell table:style-name="ce25" office:value-type="float" office:value="301.627946" calcext:value-type="float">
            <text:p><text:s/>301.6 <text:s/></text:p>
          </table:table-cell>
          <table:table-cell table:style-name="ce25" office:value-type="float" office:value="15.493951" calcext:value-type="float">
            <text:p><text:s/>15.5 <text:s/></text:p>
          </table:table-cell>
          <table:table-cell table:style-name="ce25" office:value-type="float" office:value="281.50867" calcext:value-type="float">
            <text:p><text:s/>281.5 <text:s/></text:p>
          </table:table-cell>
          <table:table-cell table:style-name="ce46" office:value-type="float" office:value="21396.973979" calcext:value-type="float">
            <text:p><text:s/>21,397.0 <text:s/></text:p>
          </table:table-cell>
          <table:table-cell table:style-name="ce48" office:value-type="float" office:value="1042.775289" calcext:value-type="float">
            <text:p><text:s/>1,042.8 <text:s/></text:p>
          </table:table-cell>
          <table:table-cell table:style-name="ce53" table:number-columns-repeated="1005"/>
        </table:table-row>
        <table:table-row table:style-name="ro3">
          <table:table-cell table:style-name="ce6"/>
          <table:table-cell table:style-name="ce9" office:value-type="string" calcext:value-type="string">
            <text:p>1 - 11月</text:p>
          </table:table-cell>
          <table:table-cell table:style-name="ce16"/>
          <table:table-cell table:style-name="ce20" office:value-type="float" office:value="257624.198876" calcext:value-type="float">
            <text:p><text:s/>257,624.2 <text:s/></text:p>
          </table:table-cell>
          <table:table-cell table:style-name="ce25" office:value-type="float" office:value="2901.43989" calcext:value-type="float">
            <text:p><text:s/>2,901.4 <text:s/></text:p>
          </table:table-cell>
          <table:table-cell table:style-name="ce25" office:value-type="float" office:value="211431.759007" calcext:value-type="float">
            <text:p><text:s/>211,431.8 <text:s/></text:p>
          </table:table-cell>
          <table:table-cell table:style-name="ce25" office:value-type="float" office:value="116604.498798" calcext:value-type="float">
            <text:p><text:s/>116,604.5 <text:s/></text:p>
          </table:table-cell>
          <table:table-cell table:style-name="ce25" office:value-type="float" office:value="3938.607612" calcext:value-type="float">
            <text:p><text:s/>3,938.6 <text:s/></text:p>
          </table:table-cell>
          <table:table-cell table:style-name="ce25" office:value-type="float" office:value="90888.652597" calcext:value-type="float">
            <text:p><text:s/>90,888.7 <text:s/></text:p>
          </table:table-cell>
          <table:table-cell table:style-name="ce25" office:value-type="float" office:value="29345.04243" calcext:value-type="float">
            <text:p><text:s/>29,345.0 <text:s/></text:p>
          </table:table-cell>
          <table:table-cell table:style-name="ce25" office:value-type="float" office:value="13945.957549" calcext:value-type="float">
            <text:p><text:s/>13,946.0 <text:s/></text:p>
          </table:table-cell>
          <table:table-cell table:style-name="ce25" office:value-type="float" office:value="2788.021699" calcext:value-type="float">
            <text:p><text:s/>2,788.0 <text:s/></text:p>
          </table:table-cell>
          <table:table-cell table:style-name="ce25" office:value-type="float" office:value="1.84781" calcext:value-type="float">
            <text:p><text:s/>1.8 <text:s/></text:p>
          </table:table-cell>
          <table:table-cell table:style-name="ce25" office:value-type="float" office:value="5698.052842" calcext:value-type="float">
            <text:p><text:s/>5,698.1 <text:s/></text:p>
          </table:table-cell>
          <table:table-cell table:style-name="ce25" office:value-type="float" office:value="2056.983275" calcext:value-type="float">
            <text:p><text:s/>2,057.0 <text:s/></text:p>
          </table:table-cell>
          <table:table-cell table:style-name="ce25" office:value-type="float" office:value="155.037786" calcext:value-type="float">
            <text:p><text:s/>155.0 <text:s/></text:p>
          </table:table-cell>
          <table:table-cell table:style-name="ce25" office:value-type="float" office:value="3246.014137" calcext:value-type="float">
            <text:p><text:s/>3,246.0 <text:s/></text:p>
          </table:table-cell>
          <table:table-cell table:style-name="ce46" office:value-type="float" office:value="245303.881885" calcext:value-type="float">
            <text:p><text:s/>245,303.9 <text:s/></text:p>
          </table:table-cell>
          <table:table-cell table:style-name="ce48" office:value-type="float" office:value="12320.316991" calcext:value-type="float">
            <text:p><text:s/>12,320.3 <text:s/></text:p>
          </table:table-cell>
          <table:table-cell table:style-name="ce53" table:number-columns-repeated="1005"/>
        </table:table-row>
        <table:table-row table:style-name="ro3">
          <table:table-cell table:style-name="ce6"/>
          <table:table-cell table:style-name="ce9" office:value-type="string" calcext:value-type="string">
            <text:p>12月</text:p>
          </table:table-cell>
          <table:table-cell table:style-name="ce16"/>
          <table:table-cell table:style-name="ce20" office:value-type="float" office:value="22515.712477" calcext:value-type="float">
            <text:p><text:s/>22,515.7 <text:s/></text:p>
          </table:table-cell>
          <table:table-cell table:style-name="ce25" office:value-type="float" office:value="257.477" calcext:value-type="float">
            <text:p><text:s/>257.5 <text:s/></text:p>
          </table:table-cell>
          <table:table-cell table:style-name="ce25" office:value-type="float" office:value="18796.32094" calcext:value-type="float">
            <text:p><text:s/>18,796.3 <text:s/></text:p>
          </table:table-cell>
          <table:table-cell table:style-name="ce25" office:value-type="float" office:value="9315.715531" calcext:value-type="float">
            <text:p><text:s/>9,315.7 <text:s/></text:p>
          </table:table-cell>
          <table:table-cell table:style-name="ce25" office:value-type="float" office:value="482.085293" calcext:value-type="float">
            <text:p><text:s/>482.1 <text:s/></text:p>
          </table:table-cell>
          <table:table-cell table:style-name="ce25" office:value-type="float" office:value="8998.520116" calcext:value-type="float">
            <text:p><text:s/>8,998.5 <text:s/></text:p>
          </table:table-cell>
          <table:table-cell table:style-name="ce25" office:value-type="float" office:value="2095.2026" calcext:value-type="float">
            <text:p><text:s/>2,095.2 <text:s/></text:p>
          </table:table-cell>
          <table:table-cell table:style-name="ce25" office:value-type="float" office:value="1366.711937" calcext:value-type="float">
            <text:p><text:s/>1,366.7 <text:s/></text:p>
          </table:table-cell>
          <table:table-cell table:style-name="ce25" office:value-type="float" office:value="231.130587" calcext:value-type="float">
            <text:p><text:s/>231.1 <text:s/></text:p>
          </table:table-cell>
          <table:table-cell table:style-name="ce25" office:value-type="float" office:value="0.063919" calcext:value-type="float">
            <text:p><text:s/>0.1 <text:s/></text:p>
          </table:table-cell>
          <table:table-cell table:style-name="ce25" office:value-type="float" office:value="397.276439" calcext:value-type="float">
            <text:p><text:s/>397.3 <text:s/></text:p>
          </table:table-cell>
          <table:table-cell table:style-name="ce25" office:value-type="float" office:value="376.141183" calcext:value-type="float">
            <text:p><text:s/>376.1 <text:s/></text:p>
          </table:table-cell>
          <table:table-cell table:style-name="ce25" office:value-type="float" office:value="47.500717" calcext:value-type="float">
            <text:p><text:s/>47.5 <text:s/></text:p>
          </table:table-cell>
          <table:table-cell table:style-name="ce25" office:value-type="float" office:value="314.599092" calcext:value-type="float">
            <text:p><text:s/>314.6 <text:s/></text:p>
          </table:table-cell>
          <table:table-cell table:style-name="ce46" office:value-type="float" office:value="21456.068035" calcext:value-type="float">
            <text:p><text:s/>21,456.1 <text:s/></text:p>
          </table:table-cell>
          <table:table-cell table:style-name="ce48" office:value-type="float" office:value="1059.644442" calcext:value-type="float">
            <text:p><text:s/>1,059.6 <text:s/></text:p>
          </table:table-cell>
          <table:table-cell table:style-name="ce53" table:number-columns-repeated="1005"/>
        </table:table-row>
        <table:table-row table:style-name="ro3">
          <table:table-cell table:style-name="ce6"/>
          <table:table-cell table:style-name="ce9" office:value-type="string" calcext:value-type="string">
            <text:p>1 - 12月</text:p>
          </table:table-cell>
          <table:table-cell table:style-name="ce16"/>
          <table:table-cell table:style-name="ce20" office:value-type="float" office:value="280139.911353" calcext:value-type="float">
            <text:p><text:s/>280,139.9 <text:s/></text:p>
          </table:table-cell>
          <table:table-cell table:style-name="ce25" office:value-type="float" office:value="3158.91689" calcext:value-type="float">
            <text:p><text:s/>3,158.9 <text:s/></text:p>
          </table:table-cell>
          <table:table-cell table:style-name="ce25" office:value-type="float" office:value="230228.079947" calcext:value-type="float">
            <text:p><text:s/>230,228.1 <text:s/></text:p>
          </table:table-cell>
          <table:table-cell table:style-name="ce25" office:value-type="float" office:value="125920.214329" calcext:value-type="float">
            <text:p><text:s/>125,920.2 <text:s/></text:p>
          </table:table-cell>
          <table:table-cell table:style-name="ce25" office:value-type="float" office:value="4420.692905" calcext:value-type="float">
            <text:p><text:s/>4,420.7 <text:s/></text:p>
          </table:table-cell>
          <table:table-cell table:style-name="ce25" office:value-type="float" office:value="99887.172713" calcext:value-type="float">
            <text:p><text:s/>99,887.2 <text:s/></text:p>
          </table:table-cell>
          <table:table-cell table:style-name="ce25" office:value-type="float" office:value="31440.24503" calcext:value-type="float">
            <text:p><text:s/>31,440.2 <text:s/></text:p>
          </table:table-cell>
          <table:table-cell table:style-name="ce25" office:value-type="float" office:value="15312.669486" calcext:value-type="float">
            <text:p><text:s/>15,312.7 <text:s/></text:p>
          </table:table-cell>
          <table:table-cell table:style-name="ce25" office:value-type="float" office:value="3019.152286" calcext:value-type="float">
            <text:p><text:s/>3,019.2 <text:s/></text:p>
          </table:table-cell>
          <table:table-cell table:style-name="ce25" office:value-type="float" office:value="1.911729" calcext:value-type="float">
            <text:p><text:s/>1.9 <text:s/></text:p>
          </table:table-cell>
          <table:table-cell table:style-name="ce25" office:value-type="float" office:value="6095.329281" calcext:value-type="float">
            <text:p><text:s/>6,095.3 <text:s/></text:p>
          </table:table-cell>
          <table:table-cell table:style-name="ce25" office:value-type="float" office:value="2433.124458" calcext:value-type="float">
            <text:p><text:s/>2,433.1 <text:s/></text:p>
          </table:table-cell>
          <table:table-cell table:style-name="ce25" office:value-type="float" office:value="202.538503" calcext:value-type="float">
            <text:p><text:s/>202.5 <text:s/></text:p>
          </table:table-cell>
          <table:table-cell table:style-name="ce25" office:value-type="float" office:value="3560.613229" calcext:value-type="float">
            <text:p><text:s/>3,560.6 <text:s/></text:p>
          </table:table-cell>
          <table:table-cell table:style-name="ce46" office:value-type="float" office:value="266759.94992" calcext:value-type="float">
            <text:p><text:s/>266,759.9 <text:s/></text:p>
          </table:table-cell>
          <table:table-cell table:style-name="ce48" office:value-type="float" office:value="13379.961433" calcext:value-type="float">
            <text:p><text:s/>13,380.0 <text:s/></text:p>
          </table:table-cell>
          <table:table-cell table:style-name="ce53" table:number-columns-repeated="1005"/>
        </table:table-row>
        <table:table-row table:style-name="ro3">
          <table:table-cell table:style-name="ce6"/>
          <table:table-cell table:style-name="ce9"/>
          <table:table-cell table:style-name="ce16"/>
          <table:table-cell table:style-name="ce20"/>
          <table:table-cell table:style-name="ce25" table:number-columns-repeated="13"/>
          <table:table-cell table:style-name="ce46"/>
          <table:table-cell table:style-name="ce48"/>
          <table:table-cell table:style-name="ce53" table:number-columns-repeated="1005"/>
        </table:table-row>
        <table:table-row table:style-name="ro3">
          <table:table-cell table:style-name="ce6" office:value-type="string" calcext:value-type="string">
            <text:p>民國110年</text:p>
          </table:table-cell>
          <table:table-cell table:style-name="ce9" office:value-type="string" calcext:value-type="string">
            <text:p><text:s/>1月</text:p>
          </table:table-cell>
          <table:table-cell table:style-name="ce16"/>
          <table:table-cell table:style-name="ce20" office:value-type="float" office:value="22357.566377" calcext:value-type="float">
            <text:p><text:s/>22,357.6 <text:s/></text:p>
          </table:table-cell>
          <table:table-cell table:style-name="ce25" office:value-type="float" office:value="257.731" calcext:value-type="float">
            <text:p><text:s/>257.7 <text:s/></text:p>
          </table:table-cell>
          <table:table-cell table:style-name="ce25" office:value-type="float" office:value="18037.232693" calcext:value-type="float">
            <text:p><text:s/>18,037.2 <text:s/></text:p>
          </table:table-cell>
          <table:table-cell table:style-name="ce25" office:value-type="float" office:value="9135.590006" calcext:value-type="float">
            <text:p><text:s/>9,135.6 <text:s/></text:p>
          </table:table-cell>
          <table:table-cell table:style-name="ce25" office:value-type="float" office:value="448.185297" calcext:value-type="float">
            <text:p><text:s/>448.2 <text:s/></text:p>
          </table:table-cell>
          <table:table-cell table:style-name="ce25" office:value-type="float" office:value="8453.45739" calcext:value-type="float">
            <text:p><text:s/>8,453.5 <text:s/></text:p>
          </table:table-cell>
          <table:table-cell table:style-name="ce25" office:value-type="float" office:value="2822.81501" calcext:value-type="float">
            <text:p><text:s/>2,822.8 <text:s/></text:p>
          </table:table-cell>
          <table:table-cell table:style-name="ce25" office:value-type="float" office:value="1239.787674" calcext:value-type="float">
            <text:p><text:s/>1,239.8 <text:s/></text:p>
          </table:table-cell>
          <table:table-cell table:style-name="ce25" office:value-type="float" office:value="218.445861" calcext:value-type="float">
            <text:p><text:s/>218.4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5" office:value-type="float" office:value="400.410123" calcext:value-type="float">
            <text:p><text:s/>400.4 <text:s/></text:p>
          </table:table-cell>
          <table:table-cell table:style-name="ce25" office:value-type="float" office:value="266.146357" calcext:value-type="float">
            <text:p><text:s/>266.1 <text:s/></text:p>
          </table:table-cell>
          <table:table-cell table:style-name="ce25" office:value-type="float" office:value="19.204313" calcext:value-type="float">
            <text:p><text:s/>19.2 <text:s/></text:p>
          </table:table-cell>
          <table:table-cell table:style-name="ce25" office:value-type="float" office:value="335.58102" calcext:value-type="float">
            <text:p><text:s/>335.6 <text:s/></text:p>
          </table:table-cell>
          <table:table-cell table:style-name="ce46" office:value-type="float" office:value="21304.050641" calcext:value-type="float">
            <text:p><text:s/>21,304.1 <text:s/></text:p>
          </table:table-cell>
          <table:table-cell table:style-name="ce48" office:value-type="float" office:value="1053.515736" calcext:value-type="float">
            <text:p><text:s/>1,053.5 <text:s/></text:p>
          </table:table-cell>
          <table:table-cell table:style-name="ce53" table:number-columns-repeated="1005"/>
        </table:table-row>
        <table:table-row table:style-name="ro3">
          <table:table-cell table:style-name="ce6"/>
          <table:table-cell table:style-name="ce9" office:value-type="string" calcext:value-type="string">
            <text:p><text:s/>2月</text:p>
          </table:table-cell>
          <table:table-cell table:style-name="ce16"/>
          <table:table-cell table:style-name="ce20" office:value-type="float" office:value="19126.040394" calcext:value-type="float">
            <text:p><text:s/>19,126.0 <text:s/></text:p>
          </table:table-cell>
          <table:table-cell table:style-name="ce25" office:value-type="float" office:value="247.635" calcext:value-type="float">
            <text:p><text:s/>247.6 <text:s/></text:p>
          </table:table-cell>
          <table:table-cell table:style-name="ce25" office:value-type="float" office:value="15123.506573" calcext:value-type="float">
            <text:p><text:s/>15,123.5 <text:s/></text:p>
          </table:table-cell>
          <table:table-cell table:style-name="ce25" office:value-type="float" office:value="8240.423442" calcext:value-type="float">
            <text:p><text:s/>8,240.4 <text:s/></text:p>
          </table:table-cell>
          <table:table-cell table:style-name="ce25" office:value-type="float" office:value="364.094708" calcext:value-type="float">
            <text:p><text:s/>364.1 <text:s/></text:p>
          </table:table-cell>
          <table:table-cell table:style-name="ce25" office:value-type="float" office:value="6518.988423" calcext:value-type="float">
            <text:p><text:s/>6,519.0 <text:s/></text:p>
          </table:table-cell>
          <table:table-cell table:style-name="ce25" office:value-type="float" office:value="2684.82261" calcext:value-type="float">
            <text:p><text:s/>2,684.8 <text:s/></text:p>
          </table:table-cell>
          <table:table-cell table:style-name="ce25" office:value-type="float" office:value="1070.076211" calcext:value-type="float">
            <text:p><text:s/>1,070.1 <text:s/></text:p>
          </table:table-cell>
          <table:table-cell table:style-name="ce25" office:value-type="float" office:value="182.262216" calcext:value-type="float">
            <text:p><text:s/>182.3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5" office:value-type="float" office:value="403.952442" calcext:value-type="float">
            <text:p><text:s/>404.0 <text:s/></text:p>
          </table:table-cell>
          <table:table-cell table:style-name="ce25" office:value-type="float" office:value="167.811374" calcext:value-type="float">
            <text:p><text:s/>167.8 <text:s/></text:p>
          </table:table-cell>
          <table:table-cell table:style-name="ce25" office:value-type="float" office:value="14.14602" calcext:value-type="float">
            <text:p><text:s/>14.1 <text:s/></text:p>
          </table:table-cell>
          <table:table-cell table:style-name="ce25" office:value-type="float" office:value="301.904159" calcext:value-type="float">
            <text:p><text:s/>301.9 <text:s/></text:p>
          </table:table-cell>
          <table:table-cell table:style-name="ce46" office:value-type="float" office:value="18192.104301" calcext:value-type="float">
            <text:p><text:s/>18,192.1 <text:s/></text:p>
          </table:table-cell>
          <table:table-cell table:style-name="ce48" office:value-type="float" office:value="933.936093" calcext:value-type="float">
            <text:p><text:s/>933.9 <text:s/></text:p>
          </table:table-cell>
          <table:table-cell table:style-name="ce53" table:number-columns-repeated="1005"/>
        </table:table-row>
        <table:table-row table:style-name="ro3">
          <table:table-cell table:style-name="ce6"/>
          <table:table-cell table:style-name="ce9" office:value-type="string" calcext:value-type="string">
            <text:p><text:s/>3月</text:p>
          </table:table-cell>
          <table:table-cell table:style-name="ce16"/>
          <table:table-cell table:style-name="ce20" office:value-type="float" office:value="22782.857555" calcext:value-type="float">
            <text:p><text:s/>22,782.9 <text:s/></text:p>
          </table:table-cell>
          <table:table-cell table:style-name="ce25" office:value-type="float" office:value="257.044" calcext:value-type="float">
            <text:p><text:s/>257.0 <text:s/></text:p>
          </table:table-cell>
          <table:table-cell table:style-name="ce25" office:value-type="float" office:value="18391.209804" calcext:value-type="float">
            <text:p><text:s/>18,391.2 <text:s/></text:p>
          </table:table-cell>
          <table:table-cell table:style-name="ce25" office:value-type="float" office:value="9300.986223" calcext:value-type="float">
            <text:p><text:s/>9,301.0 <text:s/></text:p>
          </table:table-cell>
          <table:table-cell table:style-name="ce25" office:value-type="float" office:value="416.390976" calcext:value-type="float">
            <text:p><text:s/>416.4 <text:s/></text:p>
          </table:table-cell>
          <table:table-cell table:style-name="ce25" office:value-type="float" office:value="8673.832605" calcext:value-type="float">
            <text:p><text:s/>8,673.8 <text:s/></text:p>
          </table:table-cell>
          <table:table-cell table:style-name="ce25" office:value-type="float" office:value="2933.73846" calcext:value-type="float">
            <text:p><text:s/>2,933.7 <text:s/></text:p>
          </table:table-cell>
          <table:table-cell table:style-name="ce25" office:value-type="float" office:value="1200.865291" calcext:value-type="float">
            <text:p><text:s/>1,200.9 <text:s/></text:p>
          </table:table-cell>
          <table:table-cell table:style-name="ce25" office:value-type="float" office:value="164.749757" calcext:value-type="float">
            <text:p><text:s/>164.7 <text:s/></text:p>
          </table:table-cell>
          <table:table-cell table:style-name="ce25" office:value-type="float" office:value="0.007435" calcext:value-type="float">
            <text:p><text:s/>0.0 <text:s/></text:p>
          </table:table-cell>
          <table:table-cell table:style-name="ce25" office:value-type="float" office:value="551.732616" calcext:value-type="float">
            <text:p><text:s/>551.7 <text:s/></text:p>
          </table:table-cell>
          <table:table-cell table:style-name="ce25" office:value-type="float" office:value="180.875645" calcext:value-type="float">
            <text:p><text:s/>180.9 <text:s/></text:p>
          </table:table-cell>
          <table:table-cell table:style-name="ce25" office:value-type="float" office:value="17.813448" calcext:value-type="float">
            <text:p><text:s/>17.8 <text:s/></text:p>
          </table:table-cell>
          <table:table-cell table:style-name="ce25" office:value-type="float" office:value="285.68639" calcext:value-type="float">
            <text:p><text:s/>285.7 <text:s/></text:p>
          </table:table-cell>
          <table:table-cell table:style-name="ce46" office:value-type="float" office:value="21737.801583" calcext:value-type="float">
            <text:p><text:s/>21,737.8 <text:s/></text:p>
          </table:table-cell>
          <table:table-cell table:style-name="ce48" office:value-type="float" office:value="1045.055972" calcext:value-type="float">
            <text:p><text:s/>1,045.1 <text:s/></text:p>
          </table:table-cell>
          <table:table-cell table:style-name="ce53" table:number-columns-repeated="1005"/>
        </table:table-row>
        <table:table-row table:style-name="ro3">
          <table:table-cell table:style-name="ce6"/>
          <table:table-cell table:style-name="ce9" office:value-type="string" calcext:value-type="string">
            <text:p><text:s/>4月</text:p>
          </table:table-cell>
          <table:table-cell table:style-name="ce16"/>
          <table:table-cell table:style-name="ce20" office:value-type="float" office:value="22512.939478" calcext:value-type="float">
            <text:p><text:s/>22,512.9 <text:s/></text:p>
          </table:table-cell>
          <table:table-cell table:style-name="ce25" office:value-type="float" office:value="245.801" calcext:value-type="float">
            <text:p><text:s/>245.8 <text:s/></text:p>
          </table:table-cell>
          <table:table-cell table:style-name="ce25" office:value-type="float" office:value="18762.593232" calcext:value-type="float">
            <text:p><text:s/>18,762.6 <text:s/></text:p>
          </table:table-cell>
          <table:table-cell table:style-name="ce25" office:value-type="float" office:value="10112.193762" calcext:value-type="float">
            <text:p><text:s/>10,112.2 <text:s/></text:p>
          </table:table-cell>
          <table:table-cell table:style-name="ce25" office:value-type="float" office:value="329.85019" calcext:value-type="float">
            <text:p><text:s/>329.9 <text:s/></text:p>
          </table:table-cell>
          <table:table-cell table:style-name="ce25" office:value-type="float" office:value="8320.54928" calcext:value-type="float">
            <text:p><text:s/>8,320.5 <text:s/></text:p>
          </table:table-cell>
          <table:table-cell table:style-name="ce25" office:value-type="float" office:value="2262.0981" calcext:value-type="float">
            <text:p><text:s/>2,262.1 <text:s/></text:p>
          </table:table-cell>
          <table:table-cell table:style-name="ce25" office:value-type="float" office:value="1242.447146" calcext:value-type="float">
            <text:p><text:s/>1,242.4 <text:s/></text:p>
          </table:table-cell>
          <table:table-cell table:style-name="ce25" office:value-type="float" office:value="137.290499" calcext:value-type="float">
            <text:p><text:s/>137.3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5" office:value-type="float" office:value="654.845552" calcext:value-type="float">
            <text:p><text:s/>654.8 <text:s/></text:p>
          </table:table-cell>
          <table:table-cell table:style-name="ce25" office:value-type="float" office:value="176.107413" calcext:value-type="float">
            <text:p><text:s/>176.1 <text:s/></text:p>
          </table:table-cell>
          <table:table-cell table:style-name="ce25" office:value-type="float" office:value="16.010786" calcext:value-type="float">
            <text:p><text:s/>16.0 <text:s/></text:p>
          </table:table-cell>
          <table:table-cell table:style-name="ce25" office:value-type="float" office:value="258.192896" calcext:value-type="float">
            <text:p><text:s/>258.2 <text:s/></text:p>
          </table:table-cell>
          <table:table-cell table:style-name="ce46" office:value-type="float" office:value="21450.015341" calcext:value-type="float">
            <text:p><text:s/>21,450.0 <text:s/></text:p>
          </table:table-cell>
          <table:table-cell table:style-name="ce48" office:value-type="float" office:value="1062.924158" calcext:value-type="float">
            <text:p><text:s/>1,062.9 <text:s/></text:p>
          </table:table-cell>
          <table:table-cell table:style-name="ce53" table:number-columns-repeated="1005"/>
        </table:table-row>
        <table:table-row table:style-name="ro3">
          <table:table-cell table:style-name="ce6"/>
          <table:table-cell table:style-name="ce9" office:value-type="string" calcext:value-type="string">
            <text:p><text:s/>5月</text:p>
          </table:table-cell>
          <table:table-cell table:style-name="ce16"/>
          <table:table-cell table:style-name="ce20" office:value-type="float" office:value="26128.106467" calcext:value-type="float">
            <text:p><text:s/>26,128.1 <text:s/></text:p>
          </table:table-cell>
          <table:table-cell table:style-name="ce25" office:value-type="float" office:value="298.187" calcext:value-type="float">
            <text:p><text:s/>298.2 <text:s/></text:p>
          </table:table-cell>
          <table:table-cell table:style-name="ce25" office:value-type="float" office:value="22097.356991" calcext:value-type="float">
            <text:p><text:s/>22,097.4 <text:s/></text:p>
          </table:table-cell>
          <table:table-cell table:style-name="ce25" office:value-type="float" office:value="12357.64235" calcext:value-type="float">
            <text:p><text:s/>12,357.6 <text:s/></text:p>
          </table:table-cell>
          <table:table-cell table:style-name="ce25" office:value-type="float" office:value="442.02502" calcext:value-type="float">
            <text:p><text:s/>442.0 <text:s/></text:p>
          </table:table-cell>
          <table:table-cell table:style-name="ce25" office:value-type="float" office:value="9297.689621" calcext:value-type="float">
            <text:p><text:s/>9,297.7 <text:s/></text:p>
          </table:table-cell>
          <table:table-cell table:style-name="ce25" office:value-type="float" office:value="2398.5825" calcext:value-type="float">
            <text:p><text:s/>2,398.6 <text:s/></text:p>
          </table:table-cell>
          <table:table-cell table:style-name="ce25" office:value-type="float" office:value="1333.979976" calcext:value-type="float">
            <text:p><text:s/>1,334.0 <text:s/></text:p>
          </table:table-cell>
          <table:table-cell table:style-name="ce25" office:value-type="float" office:value="148.309445" calcext:value-type="float">
            <text:p><text:s/>148.3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5" office:value-type="float" office:value="781.186301" calcext:value-type="float">
            <text:p><text:s/>781.2 <text:s/></text:p>
          </table:table-cell>
          <table:table-cell table:style-name="ce25" office:value-type="float" office:value="101.791164" calcext:value-type="float">
            <text:p><text:s/>101.8 <text:s/></text:p>
          </table:table-cell>
          <table:table-cell table:style-name="ce25" office:value-type="float" office:value="14.953511" calcext:value-type="float">
            <text:p><text:s/>15.0 <text:s/></text:p>
          </table:table-cell>
          <table:table-cell table:style-name="ce25" office:value-type="float" office:value="287.739555" calcext:value-type="float">
            <text:p><text:s/>287.7 <text:s/></text:p>
          </table:table-cell>
          <table:table-cell table:style-name="ce46" office:value-type="float" office:value="24905.86649076" calcext:value-type="float">
            <text:p><text:s/>24,905.9 <text:s/></text:p>
          </table:table-cell>
          <table:table-cell table:style-name="ce48" office:value-type="float" office:value="1222.23997624" calcext:value-type="float">
            <text:p><text:s/>1,222.2 <text:s/></text:p>
          </table:table-cell>
          <table:table-cell table:style-name="ce53" table:number-columns-repeated="1005"/>
        </table:table-row>
        <table:table-row table:style-name="ro3">
          <table:table-cell table:style-name="ce6"/>
          <table:table-cell table:style-name="ce9" office:value-type="string" calcext:value-type="string">
            <text:p><text:s/>6月</text:p>
          </table:table-cell>
          <table:table-cell table:style-name="ce16"/>
          <table:table-cell table:style-name="ce20" office:value-type="float" office:value="25526.247879" calcext:value-type="float">
            <text:p><text:s/>25,526.2 <text:s/></text:p>
          </table:table-cell>
          <table:table-cell table:style-name="ce25" office:value-type="float" office:value="259.095" calcext:value-type="float">
            <text:p><text:s/>259.1 <text:s/></text:p>
          </table:table-cell>
          <table:table-cell table:style-name="ce25" office:value-type="float" office:value="21149.130637" calcext:value-type="float">
            <text:p><text:s/>21,149.1 <text:s/></text:p>
          </table:table-cell>
          <table:table-cell table:style-name="ce25" office:value-type="float" office:value="12008.562388" calcext:value-type="float">
            <text:p><text:s/>12,008.6 <text:s/></text:p>
          </table:table-cell>
          <table:table-cell table:style-name="ce25" office:value-type="float" office:value="467.331211" calcext:value-type="float">
            <text:p><text:s/>467.3 <text:s/></text:p>
          </table:table-cell>
          <table:table-cell table:style-name="ce25" office:value-type="float" office:value="8673.237038" calcext:value-type="float">
            <text:p><text:s/>8,673.2 <text:s/></text:p>
          </table:table-cell>
          <table:table-cell table:style-name="ce25" office:value-type="float" office:value="2723.63451" calcext:value-type="float">
            <text:p><text:s/>2,723.6 <text:s/></text:p>
          </table:table-cell>
          <table:table-cell table:style-name="ce25" office:value-type="float" office:value="1394.387732" calcext:value-type="float">
            <text:p><text:s/>1,394.4 <text:s/></text:p>
          </table:table-cell>
          <table:table-cell table:style-name="ce25" office:value-type="float" office:value="293.500887" calcext:value-type="float">
            <text:p><text:s/>293.5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5" office:value-type="float" office:value="670.630495" calcext:value-type="float">
            <text:p><text:s/>670.6 <text:s/></text:p>
          </table:table-cell>
          <table:table-cell table:style-name="ce25" office:value-type="float" office:value="104.963816" calcext:value-type="float">
            <text:p><text:s/>105.0 <text:s/></text:p>
          </table:table-cell>
          <table:table-cell table:style-name="ce25" office:value-type="float" office:value="15.011853" calcext:value-type="float">
            <text:p><text:s/>15.0 <text:s/></text:p>
          </table:table-cell>
          <table:table-cell table:style-name="ce25" office:value-type="float" office:value="310.280681" calcext:value-type="float">
            <text:p><text:s/>310.3 <text:s/></text:p>
          </table:table-cell>
          <table:table-cell table:style-name="ce46" office:value-type="float" office:value="24289.337381" calcext:value-type="float">
            <text:p><text:s/>24,289.3 <text:s/></text:p>
          </table:table-cell>
          <table:table-cell table:style-name="ce48" office:value-type="float" office:value="1236.910498" calcext:value-type="float">
            <text:p><text:s/>1,236.9 <text:s/></text:p>
          </table:table-cell>
          <table:table-cell table:style-name="ce53" table:number-columns-repeated="1005"/>
        </table:table-row>
        <table:table-row table:style-name="ro3">
          <table:table-cell table:style-name="ce6"/>
          <table:table-cell table:style-name="ce9" office:value-type="string" calcext:value-type="string">
            <text:p><text:s/>7月</text:p>
          </table:table-cell>
          <table:table-cell table:style-name="ce16"/>
          <table:table-cell table:style-name="ce20" office:value-type="float" office:value="27710.145457" calcext:value-type="float">
            <text:p><text:s/>27,710.1 <text:s/></text:p>
          </table:table-cell>
          <table:table-cell table:style-name="ce25" office:value-type="float" office:value="299.997" calcext:value-type="float">
            <text:p><text:s/>300.0 <text:s/></text:p>
          </table:table-cell>
          <table:table-cell table:style-name="ce25" office:value-type="float" office:value="23595.676935" calcext:value-type="float">
            <text:p><text:s/>23,595.7 <text:s/></text:p>
          </table:table-cell>
          <table:table-cell table:style-name="ce25" office:value-type="float" office:value="13043.403018" calcext:value-type="float">
            <text:p><text:s/>13,043.4 <text:s/></text:p>
          </table:table-cell>
          <table:table-cell table:style-name="ce25" office:value-type="float" office:value="492.627074" calcext:value-type="float">
            <text:p><text:s/>492.6 <text:s/></text:p>
          </table:table-cell>
          <table:table-cell table:style-name="ce25" office:value-type="float" office:value="10059.646843" calcext:value-type="float">
            <text:p><text:s/>10,059.6 <text:s/></text:p>
          </table:table-cell>
          <table:table-cell table:style-name="ce25" office:value-type="float" office:value="2158.10921" calcext:value-type="float">
            <text:p><text:s/>2,158.1 <text:s/></text:p>
          </table:table-cell>
          <table:table-cell table:style-name="ce25" office:value-type="float" office:value="1656.362312" calcext:value-type="float">
            <text:p><text:s/>1,656.4 <text:s/></text:p>
          </table:table-cell>
          <table:table-cell table:style-name="ce25" office:value-type="float" office:value="312.138233" calcext:value-type="float">
            <text:p><text:s/>312.1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5" office:value-type="float" office:value="848.673629" calcext:value-type="float">
            <text:p><text:s/>848.7 <text:s/></text:p>
          </table:table-cell>
          <table:table-cell table:style-name="ce25" office:value-type="float" office:value="165.07446" calcext:value-type="float">
            <text:p><text:s/>165.1 <text:s/></text:p>
          </table:table-cell>
          <table:table-cell table:style-name="ce25" office:value-type="float" office:value="15.53184" calcext:value-type="float">
            <text:p><text:s/>15.5 <text:s/></text:p>
          </table:table-cell>
          <table:table-cell table:style-name="ce25" office:value-type="float" office:value="314.94415" calcext:value-type="float">
            <text:p><text:s/>314.9 <text:s/></text:p>
          </table:table-cell>
          <table:table-cell table:style-name="ce46" office:value-type="float" office:value="26364.331224" calcext:value-type="float">
            <text:p><text:s/>26,364.3 <text:s/></text:p>
          </table:table-cell>
          <table:table-cell table:style-name="ce48" office:value-type="float" office:value="1345.814233" calcext:value-type="float">
            <text:p><text:s/>1,345.8 <text:s/></text:p>
          </table:table-cell>
          <table:table-cell table:style-name="ce53" table:number-columns-repeated="1005"/>
        </table:table-row>
        <table:table-row table:style-name="ro3">
          <table:table-cell table:style-name="ce6"/>
          <table:table-cell table:style-name="ce9" office:value-type="string" calcext:value-type="string">
            <text:p><text:s/>8月</text:p>
          </table:table-cell>
          <table:table-cell table:style-name="ce16"/>
          <table:table-cell table:style-name="ce20" office:value-type="float" office:value="26837.605368" calcext:value-type="float">
            <text:p><text:s/>26,837.6 <text:s/></text:p>
          </table:table-cell>
          <table:table-cell table:style-name="ce25" office:value-type="float" office:value="281.157" calcext:value-type="float">
            <text:p><text:s/>281.2 <text:s/></text:p>
          </table:table-cell>
          <table:table-cell table:style-name="ce25" office:value-type="float" office:value="22802.72796" calcext:value-type="float">
            <text:p><text:s/>22,802.7 <text:s/></text:p>
          </table:table-cell>
          <table:table-cell table:style-name="ce25" office:value-type="float" office:value="12843.330828" calcext:value-type="float">
            <text:p><text:s/>12,843.3 <text:s/></text:p>
          </table:table-cell>
          <table:table-cell table:style-name="ce25" office:value-type="float" office:value="414.635625" calcext:value-type="float">
            <text:p><text:s/>414.6 <text:s/></text:p>
          </table:table-cell>
          <table:table-cell table:style-name="ce25" office:value-type="float" office:value="9544.761507" calcext:value-type="float">
            <text:p><text:s/>9,544.8 <text:s/></text:p>
          </table:table-cell>
          <table:table-cell table:style-name="ce25" office:value-type="float" office:value="2118.26767" calcext:value-type="float">
            <text:p><text:s/>2,118.3 <text:s/></text:p>
          </table:table-cell>
          <table:table-cell table:style-name="ce25" office:value-type="float" office:value="1635.452738" calcext:value-type="float">
            <text:p><text:s/>1,635.5 <text:s/></text:p>
          </table:table-cell>
          <table:table-cell table:style-name="ce25" office:value-type="float" office:value="568.546401" calcext:value-type="float">
            <text:p><text:s/>568.5 <text:s/></text:p>
          </table:table-cell>
          <table:table-cell table:style-name="ce25" office:value-type="float" office:value="0" calcext:value-type="float">
            <text:p>- <text:s/></text:p>
          </table:table-cell>
          <table:table-cell table:style-name="ce25" office:value-type="float" office:value="673.343322" calcext:value-type="float">
            <text:p><text:s/>673.3 <text:s/></text:p>
          </table:table-cell>
          <table:table-cell table:style-name="ce25" office:value-type="float" office:value="63.707984" calcext:value-type="float">
            <text:p><text:s/>63.7 <text:s/></text:p>
          </table:table-cell>
          <table:table-cell table:style-name="ce25" office:value-type="float" office:value="13.805706" calcext:value-type="float">
            <text:p><text:s/>13.8 <text:s/></text:p>
          </table:table-cell>
          <table:table-cell table:style-name="ce25" office:value-type="float" office:value="316.049325" calcext:value-type="float">
            <text:p><text:s/>316.0 <text:s/></text:p>
          </table:table-cell>
          <table:table-cell table:style-name="ce46" office:value-type="float" office:value="25536.230988" calcext:value-type="float">
            <text:p><text:s/>25,536.2 <text:s/></text:p>
          </table:table-cell>
          <table:table-cell table:style-name="ce48" office:value-type="float" office:value="1301.37438" calcext:value-type="float">
            <text:p><text:s/>1,301.4 <text:s/></text:p>
          </table:table-cell>
          <table:table-cell table:style-name="ce53" table:number-columns-repeated="1005"/>
        </table:table-row>
        <table:table-row table:style-name="ro3">
          <table:table-cell table:style-name="ce6"/>
          <table:table-cell table:style-name="ce9" office:value-type="string" calcext:value-type="string">
            <text:p><text:s/>9月</text:p>
          </table:table-cell>
          <table:table-cell table:style-name="ce16"/>
          <table:table-cell table:style-name="ce20" office:value-type="float" office:value="26403.022999" calcext:value-type="float">
            <text:p><text:s/>26,403.0 <text:s/></text:p>
          </table:table-cell>
          <table:table-cell table:style-name="ce25" office:value-type="float" office:value="251.967" calcext:value-type="float">
            <text:p><text:s/>252.0 <text:s/></text:p>
          </table:table-cell>
          <table:table-cell table:style-name="ce25" office:value-type="float" office:value="22476.436626" calcext:value-type="float">
            <text:p><text:s/>22,476.4 <text:s/></text:p>
          </table:table-cell>
          <table:table-cell table:style-name="ce25" office:value-type="float" office:value="12678.429846" calcext:value-type="float">
            <text:p><text:s/>12,678.4 <text:s/></text:p>
          </table:table-cell>
          <table:table-cell table:style-name="ce25" office:value-type="float" office:value="539.965703" calcext:value-type="float">
            <text:p><text:s/>540.0 <text:s/></text:p>
          </table:table-cell>
          <table:table-cell table:style-name="ce25" office:value-type="float" office:value="9258.041077" calcext:value-type="float">
            <text:p><text:s/>9,258.0 <text:s/></text:p>
          </table:table-cell>
          <table:table-cell table:style-name="ce25" office:value-type="float" office:value="2118.3432" calcext:value-type="float">
            <text:p><text:s/>2,118.3 <text:s/></text:p>
          </table:table-cell>
          <table:table-cell table:style-name="ce25" office:value-type="float" office:value="1556.276173" calcext:value-type="float">
            <text:p><text:s/>1,556.3 <text:s/></text:p>
          </table:table-cell>
          <table:table-cell table:style-name="ce25" office:value-type="float" office:value="379.444341" calcext:value-type="float">
            <text:p><text:s/>379.4 <text:s/></text:p>
          </table:table-cell>
          <table:table-cell table:style-name="ce25" office:value-type="float" office:value="3.584486" calcext:value-type="float">
            <text:p><text:s/>3.6 <text:s/></text:p>
          </table:table-cell>
          <table:table-cell table:style-name="ce25" office:value-type="float" office:value="794.212489" calcext:value-type="float">
            <text:p><text:s/>794.2 <text:s/></text:p>
          </table:table-cell>
          <table:table-cell table:style-name="ce25" office:value-type="float" office:value="54.683007" calcext:value-type="float">
            <text:p><text:s/>54.7 <text:s/></text:p>
          </table:table-cell>
          <table:table-cell table:style-name="ce25" office:value-type="float" office:value="15.825447" calcext:value-type="float">
            <text:p><text:s/>15.8 <text:s/></text:p>
          </table:table-cell>
          <table:table-cell table:style-name="ce25" office:value-type="float" office:value="308.526403" calcext:value-type="float">
            <text:p><text:s/>308.5 <text:s/></text:p>
          </table:table-cell>
          <table:table-cell table:style-name="ce46" office:value-type="float" office:value="25116.643719" calcext:value-type="float">
            <text:p><text:s/>25,116.6 <text:s/></text:p>
          </table:table-cell>
          <table:table-cell table:style-name="ce48" office:value-type="float" office:value="1286.37928" calcext:value-type="float">
            <text:p><text:s/>1,286.4 <text:s/></text:p>
          </table:table-cell>
          <table:table-cell table:style-name="ce53" table:number-columns-repeated="1005"/>
        </table:table-row>
        <table:table-row table:style-name="ro3">
          <table:table-cell table:style-name="ce6"/>
          <table:table-cell table:style-name="ce9" office:value-type="string" calcext:value-type="string">
            <text:p>10月</text:p>
          </table:table-cell>
          <table:table-cell table:style-name="ce16"/>
          <table:table-cell table:style-name="ce20" office:value-type="float" office:value="25604.929944" calcext:value-type="float">
            <text:p><text:s/>25,604.9 <text:s/></text:p>
          </table:table-cell>
          <table:table-cell table:style-name="ce25" office:value-type="float" office:value="304.77" calcext:value-type="float">
            <text:p><text:s/>304.8 <text:s/></text:p>
          </table:table-cell>
          <table:table-cell table:style-name="ce25" office:value-type="float" office:value="21183.688108" calcext:value-type="float">
            <text:p><text:s/>21,183.7 <text:s/></text:p>
          </table:table-cell>
          <table:table-cell table:style-name="ce25" office:value-type="float" office:value="10605.838052" calcext:value-type="float">
            <text:p><text:s/>10,605.8 <text:s/></text:p>
          </table:table-cell>
          <table:table-cell table:style-name="ce25" office:value-type="float" office:value="603.829027" calcext:value-type="float">
            <text:p><text:s/>603.8 <text:s/></text:p>
          </table:table-cell>
          <table:table-cell table:style-name="ce25" office:value-type="float" office:value="9974.021029" calcext:value-type="float">
            <text:p><text:s/>9,974.0 <text:s/></text:p>
          </table:table-cell>
          <table:table-cell table:style-name="ce25" office:value-type="float" office:value="2148.19284" calcext:value-type="float">
            <text:p><text:s/>2,148.2 <text:s/></text:p>
          </table:table-cell>
          <table:table-cell table:style-name="ce25" office:value-type="float" office:value="1968.278996" calcext:value-type="float">
            <text:p><text:s/>1,968.3 <text:s/></text:p>
          </table:table-cell>
          <table:table-cell table:style-name="ce25" office:value-type="float" office:value="534.867079" calcext:value-type="float">
            <text:p><text:s/>534.9 <text:s/></text:p>
          </table:table-cell>
          <table:table-cell table:style-name="ce25" office:value-type="float" office:value="1.84304" calcext:value-type="float">
            <text:p><text:s/>1.8 <text:s/></text:p>
          </table:table-cell>
          <table:table-cell table:style-name="ce25" office:value-type="float" office:value="910.423869" calcext:value-type="float">
            <text:p><text:s/>910.4 <text:s/></text:p>
          </table:table-cell>
          <table:table-cell table:style-name="ce25" office:value-type="float" office:value="228.744154" calcext:value-type="float">
            <text:p><text:s/>228.7 <text:s/></text:p>
          </table:table-cell>
          <table:table-cell table:style-name="ce25" office:value-type="float" office:value="15.56424" calcext:value-type="float">
            <text:p><text:s/>15.6 <text:s/></text:p>
          </table:table-cell>
          <table:table-cell table:style-name="ce25" office:value-type="float" office:value="276.836614" calcext:value-type="float">
            <text:p><text:s/>276.8 <text:s/></text:p>
          </table:table-cell>
          <table:table-cell table:style-name="ce46" office:value-type="float" office:value="24416.068086" calcext:value-type="float">
            <text:p><text:s/>24,416.1 <text:s/></text:p>
          </table:table-cell>
          <table:table-cell table:style-name="ce48" office:value-type="float" office:value="1188.861858" calcext:value-type="float">
            <text:p><text:s/>1,188.9 <text:s/></text:p>
          </table:table-cell>
          <table:table-cell table:style-name="ce53" table:number-columns-repeated="1005"/>
        </table:table-row>
        <table:table-row table:style-name="ro3">
          <table:table-cell table:style-name="ce6"/>
          <table:table-cell table:style-name="ce9" office:value-type="string" calcext:value-type="string">
            <text:p>11月</text:p>
          </table:table-cell>
          <table:table-cell table:style-name="ce16"/>
          <table:table-cell table:style-name="ce20" office:value-type="float" office:value="22890.766815" calcext:value-type="float">
            <text:p><text:s/>22,890.8 <text:s/></text:p>
          </table:table-cell>
          <table:table-cell table:style-name="ce25" office:value-type="float" office:value="250.116" calcext:value-type="float">
            <text:p><text:s/>250.1 <text:s/></text:p>
          </table:table-cell>
          <table:table-cell table:style-name="ce25" office:value-type="float" office:value="19595.236741" calcext:value-type="float">
            <text:p><text:s/>19,595.2 <text:s/></text:p>
          </table:table-cell>
          <table:table-cell table:style-name="ce25" office:value-type="float" office:value="9381.991223" calcext:value-type="float">
            <text:p><text:s/>9,382.0 <text:s/></text:p>
          </table:table-cell>
          <table:table-cell table:style-name="ce25" office:value-type="float" office:value="501.216005" calcext:value-type="float">
            <text:p><text:s/>501.2 <text:s/></text:p>
          </table:table-cell>
          <table:table-cell table:style-name="ce25" office:value-type="float" office:value="9712.029513" calcext:value-type="float">
            <text:p><text:s/>9,712.0 <text:s/></text:p>
          </table:table-cell>
          <table:table-cell table:style-name="ce25" office:value-type="float" office:value="1439.13986" calcext:value-type="float">
            <text:p><text:s/>1,439.1 <text:s/></text:p>
          </table:table-cell>
          <table:table-cell table:style-name="ce25" office:value-type="float" office:value="1606.274214" calcext:value-type="float">
            <text:p><text:s/>1,606.3 <text:s/></text:p>
          </table:table-cell>
          <table:table-cell table:style-name="ce25" office:value-type="float" office:value="309.956994" calcext:value-type="float">
            <text:p><text:s/>310.0 <text:s/></text:p>
          </table:table-cell>
          <table:table-cell table:style-name="ce25" office:value-type="float" office:value="1.859038" calcext:value-type="float">
            <text:p><text:s/>1.9 <text:s/></text:p>
          </table:table-cell>
          <table:table-cell table:style-name="ce25" office:value-type="float" office:value="671.456494" calcext:value-type="float">
            <text:p><text:s/>671.5 <text:s/></text:p>
          </table:table-cell>
          <table:table-cell table:style-name="ce25" office:value-type="float" office:value="329.858086" calcext:value-type="float">
            <text:p><text:s/>329.9 <text:s/></text:p>
          </table:table-cell>
          <table:table-cell table:style-name="ce25" office:value-type="float" office:value="14.377915" calcext:value-type="float">
            <text:p><text:s/>14.4 <text:s/></text:p>
          </table:table-cell>
          <table:table-cell table:style-name="ce25" office:value-type="float" office:value="278.765687" calcext:value-type="float">
            <text:p><text:s/>278.8 <text:s/></text:p>
          </table:table-cell>
          <table:table-cell table:style-name="ce46" office:value-type="float" office:value="21859.606549" calcext:value-type="float">
            <text:p><text:s/>21,859.6 <text:s/></text:p>
          </table:table-cell>
          <table:table-cell table:style-name="ce48" office:value-type="float" office:value="1031.160266" calcext:value-type="float">
            <text:p><text:s/>1,031.2 <text:s/></text:p>
          </table:table-cell>
          <table:table-cell table:style-name="ce53" table:number-columns-repeated="1005"/>
        </table:table-row>
        <table:table-row table:style-name="ro3">
          <table:table-cell table:style-name="ce7"/>
          <table:table-cell table:style-name="ce12" office:value-type="string" calcext:value-type="string">
            <text:p>1 - 11月</text:p>
          </table:table-cell>
          <table:table-cell table:style-name="ce17"/>
          <table:table-cell table:style-name="ce21" office:value-type="float" office:value="267880.228733" calcext:value-type="float">
            <text:p><text:s/>267,880.2 <text:s/></text:p>
          </table:table-cell>
          <table:table-cell table:style-name="ce26" office:value-type="float" office:value="2953.5" calcext:value-type="float">
            <text:p><text:s/>2,953.5 <text:s/></text:p>
          </table:table-cell>
          <table:table-cell table:style-name="ce26" office:value-type="float" office:value="223214.7963" calcext:value-type="float">
            <text:p><text:s/>223,214.8 <text:s/></text:p>
          </table:table-cell>
          <table:table-cell table:style-name="ce26" office:value-type="float" office:value="119708.391138" calcext:value-type="float">
            <text:p><text:s/>119,708.4 <text:s/></text:p>
          </table:table-cell>
          <table:table-cell table:style-name="ce26" office:value-type="float" office:value="5020.150836" calcext:value-type="float">
            <text:p><text:s/>5,020.2 <text:s/></text:p>
          </table:table-cell>
          <table:table-cell table:style-name="ce26" office:value-type="float" office:value="98486.254326" calcext:value-type="float">
            <text:p><text:s/>98,486.3 <text:s/></text:p>
          </table:table-cell>
          <table:table-cell table:style-name="ce26" office:value-type="float" office:value="25807.74397" calcext:value-type="float">
            <text:p><text:s/>25,807.7 <text:s/></text:p>
          </table:table-cell>
          <table:table-cell table:style-name="ce26" office:value-type="float" office:value="15904.188463" calcext:value-type="float">
            <text:p><text:s/>15,904.2 <text:s/></text:p>
          </table:table-cell>
          <table:table-cell table:style-name="ce26" office:value-type="float" office:value="3249.511713" calcext:value-type="float">
            <text:p><text:s/>3,249.5 <text:s/></text:p>
          </table:table-cell>
          <table:table-cell table:style-name="ce26" office:value-type="float" office:value="7.293999" calcext:value-type="float">
            <text:p><text:s/>7.3 <text:s/></text:p>
          </table:table-cell>
          <table:table-cell table:style-name="ce26" office:value-type="float" office:value="7360.867332" calcext:value-type="float">
            <text:p><text:s/>7,360.9 <text:s/></text:p>
          </table:table-cell>
          <table:table-cell table:style-name="ce26" office:value-type="float" office:value="1839.76346" calcext:value-type="float">
            <text:p><text:s/>1,839.8 <text:s/></text:p>
          </table:table-cell>
          <table:table-cell table:style-name="ce26" office:value-type="float" office:value="172.245079" calcext:value-type="float">
            <text:p><text:s/>172.2 <text:s/></text:p>
          </table:table-cell>
          <table:table-cell table:style-name="ce26" office:value-type="float" office:value="3274.50688" calcext:value-type="float">
            <text:p><text:s/>3,274.5 <text:s/></text:p>
          </table:table-cell>
          <table:table-cell table:style-name="ce26" office:value-type="float" office:value="255172.05630376" calcext:value-type="float">
            <text:p><text:s/>255,172.1 <text:s/></text:p>
          </table:table-cell>
          <table:table-cell table:style-name="ce49" office:value-type="float" office:value="12708.17245024" calcext:value-type="float">
            <text:p><text:s/>12,708.2 <text:s/></text:p>
          </table:table-cell>
          <table:table-cell table:style-name="ce53" table:number-columns-repeated="1005"/>
        </table:table-row>
        <table:table-row table:style-name="ro3">
          <table:table-cell table:style-name="ce8" office:value-type="string" calcext:value-type="string" table:number-columns-spanned="19" table:number-rows-spanned="1">
            <text:p>註：地熱統計數據自107年9月起新增，因初期運轉未能穏定發電，致部分月份統計數據間斷呈現。</text:p>
          </table:table-cell>
          <table:covered-table-cell table:number-columns-repeated="18" table:style-name="ce13"/>
          <table:table-cell table:style-name="ce53" table:number-columns-repeated="1005"/>
        </table:table-row>
        <table:table-row table:style-name="ro4" table:number-rows-repeated="4">
          <table:table-cell table:style-name="ce9" table:number-columns-repeated="2"/>
          <table:table-cell table:style-name="ce16"/>
          <table:table-cell table:style-name="ce22" table:number-columns-repeated="16"/>
          <table:table-cell table:style-name="ce53" table:number-columns-repeated="1005"/>
        </table:table-row>
        <table:table-row table:style-name="ro5" table:number-rows-repeated="3961">
          <table:table-cell table:style-name="ce9" table:number-columns-repeated="2"/>
          <table:table-cell table:style-name="ce16"/>
          <table:table-cell table:style-name="ce22" table:number-columns-repeated="16"/>
          <table:table-cell table:style-name="ce53" table:number-columns-repeated="1005"/>
        </table:table-row>
        <table:table-row table:style-name="ro5" table:number-rows-repeated="26">
          <table:table-cell table:style-name="ce9" table:number-columns-repeated="2"/>
          <table:table-cell table:style-name="ce16"/>
          <table:table-cell table:style-name="ce22" table:number-columns-repeated="16"/>
          <table:table-cell table:number-columns-repeated="1005"/>
        </table:table-row>
        <table:table-row table:style-name="ro5" table:number-rows-repeated="1044531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RowStartCell" table:base-cell-address="$Page1.$A$1" table:cell-range-address="$Page1.$A$7"/>
        </table:named-expressions>
      </table:table>
      <table:table table:name="Page2" table:style-name="ta2">
        <table:table-column table:style-name="co1" table:default-cell-style-name="ce55"/>
        <table:table-column table:style-name="co2" table:default-cell-style-name="ce55"/>
        <table:table-column table:style-name="co3" table:default-cell-style-name="ce14"/>
        <table:table-column table:style-name="co7" table:default-cell-style-name="ce2"/>
        <table:table-column table:style-name="co1" table:default-cell-style-name="ce2"/>
        <table:table-column table:style-name="co7" table:default-cell-style-name="ce2"/>
        <table:table-column table:style-name="co1" table:number-columns-repeated="4" table:default-cell-style-name="ce2"/>
        <table:table-column table:style-name="co7" table:default-cell-style-name="ce2"/>
        <table:table-column table:style-name="co1" table:default-cell-style-name="ce2"/>
        <table:table-column table:style-name="co2" table:number-columns-repeated="3" table:default-cell-style-name="ce2"/>
        <table:table-column table:style-name="co7" table:default-cell-style-name="ce2"/>
        <table:table-column table:style-name="co2" table:default-cell-style-name="ce2"/>
        <table:table-column table:style-name="co8" table:default-cell-style-name="ce51"/>
        <table:table-column table:style-name="co9" table:default-cell-style-name="ce51"/>
        <table:table-column table:style-name="co6" table:number-columns-repeated="238" table:default-cell-style-name="ce51"/>
        <table:table-column table:style-name="co6" table:number-columns-repeated="767" table:default-cell-style-name="Default"/>
        <table:table-row table:style-name="ro1">
          <table:table-cell table:style-name="ce54" office:value-type="string" calcext:value-type="string" table:number-columns-spanned="17" table:number-rows-spanned="1">
            <text:p>10-4 發電量（二）</text:p>
          </table:table-cell>
          <table:covered-table-cell table:number-columns-repeated="16" table:style-name="ce65"/>
          <table:table-cell table:style-name="ce98" table:number-columns-repeated="1007"/>
        </table:table-row>
        <table:table-row table:style-name="ro2">
          <table:table-cell table:number-columns-repeated="2"/>
          <table:table-cell table:style-name="ce71"/>
          <table:table-cell table:style-name="ce55" table:number-columns-repeated="2"/>
          <table:table-cell table:style-name="ce90"/>
          <table:table-cell table:style-name="ce55" table:number-columns-repeated="5"/>
          <table:table-cell table:style-name="ce92" table:number-columns-repeated="4"/>
          <table:table-cell table:style-name="ce93" office:value-type="string" calcext:value-type="string" table:number-columns-spanned="2" table:number-rows-spanned="1">
            <text:p>單位：百萬度</text:p>
          </table:table-cell>
          <table:covered-table-cell table:style-name="ce93"/>
          <table:table-cell table:style-name="ce99" table:number-columns-repeated="1007"/>
        </table:table-row>
        <table:table-row table:style-name="ro2">
          <table:table-cell table:style-name="ce56" office:value-type="string" calcext:value-type="string" table:number-columns-spanned="3" table:number-rows-spanned="4">
            <text:p>年月</text:p>
          </table:table-cell>
          <table:covered-table-cell table:style-name="ce66"/>
          <table:covered-table-cell table:style-name="ce72"/>
          <table:table-cell table:style-name="ce77" office:value-type="string" calcext:value-type="string" table:number-columns-spanned="14" table:number-rows-spanned="1">
            <text:p>台電</text:p>
          </table:table-cell>
          <table:covered-table-cell table:number-columns-repeated="12" table:style-name="ce85"/>
          <table:covered-table-cell table:style-name="ce91"/>
          <table:table-cell table:style-name="ce100" table:number-columns-repeated="1007"/>
        </table:table-row>
        <table:table-row table:style-name="ro2">
          <table:covered-table-cell table:style-name="ce57"/>
          <table:covered-table-cell table:style-name="ce67"/>
          <table:covered-table-cell table:style-name="ce73"/>
          <table:table-cell table:style-name="ce78" office:value-type="string" calcext:value-type="string" table:number-columns-spanned="12" table:number-rows-spanned="1">
            <text:p>毛發電</text:p>
          </table:table-cell>
          <table:covered-table-cell table:number-columns-repeated="11" table:style-name="ce85"/>
          <table:table-cell table:style-name="ce56" office:value-type="string" calcext:value-type="string" table:number-columns-spanned="1" table:number-rows-spanned="3">
            <text:p>淨發電</text:p>
          </table:table-cell>
          <table:table-cell table:style-name="ce72" office:value-type="string" calcext:value-type="string" table:number-columns-spanned="1" table:number-rows-spanned="3">
            <text:p>廠用電</text:p>
          </table:table-cell>
          <table:table-cell table:style-name="ce100" table:number-columns-repeated="1007"/>
        </table:table-row>
        <table:table-row table:style-name="ro2">
          <table:covered-table-cell table:style-name="ce57"/>
          <table:covered-table-cell table:style-name="ce67"/>
          <table:covered-table-cell table:style-name="ce73"/>
          <table:table-cell table:style-name="ce56" office:value-type="string" calcext:value-type="string" table:number-columns-spanned="1" table:number-rows-spanned="2">
            <text:p>合計</text:p>
          </table:table-cell>
          <table:table-cell table:style-name="ce56" office:value-type="string" calcext:value-type="string" table:number-columns-spanned="1" table:number-rows-spanned="2">
            <text:p>抽蓄水力</text:p>
          </table:table-cell>
          <table:table-cell table:style-name="ce77" office:value-type="string" calcext:value-type="string" table:number-columns-spanned="4" table:number-rows-spanned="1">
            <text:p>火力</text:p>
          </table:table-cell>
          <table:covered-table-cell table:number-columns-repeated="2" table:style-name="ce85"/>
          <table:covered-table-cell table:style-name="ce91"/>
          <table:table-cell table:style-name="ce56" office:value-type="string" calcext:value-type="string" table:number-columns-spanned="1" table:number-rows-spanned="2">
            <text:p>核能</text:p>
          </table:table-cell>
          <table:table-cell table:style-name="ce77" office:value-type="string" calcext:value-type="string" table:number-columns-spanned="5" table:number-rows-spanned="1">
            <text:p>再生能源</text:p>
          </table:table-cell>
          <table:covered-table-cell table:number-columns-repeated="3" table:style-name="ce85"/>
          <table:covered-table-cell table:style-name="ce91"/>
          <table:covered-table-cell table:style-name="ce79"/>
          <table:covered-table-cell table:style-name="ce73"/>
          <table:table-cell table:style-name="ce100" table:number-columns-repeated="1007"/>
        </table:table-row>
        <table:table-row table:style-name="ro2">
          <table:covered-table-cell table:style-name="ce57"/>
          <table:covered-table-cell table:style-name="ce67"/>
          <table:covered-table-cell table:style-name="ce73"/>
          <table:covered-table-cell table:number-columns-repeated="2" table:style-name="ce79"/>
          <table:table-cell table:style-name="ce56" office:value-type="string" calcext:value-type="string">
            <text:p>小計</text:p>
          </table:table-cell>
          <table:table-cell table:style-name="ce56" office:value-type="string" calcext:value-type="string">
            <text:p>燃煤</text:p>
          </table:table-cell>
          <table:table-cell table:style-name="ce56" office:value-type="string" calcext:value-type="string">
            <text:p>燃油</text:p>
          </table:table-cell>
          <table:table-cell table:style-name="ce56" office:value-type="string" calcext:value-type="string">
            <text:p>燃氣</text:p>
          </table:table-cell>
          <table:covered-table-cell table:style-name="ce79"/>
          <table:table-cell table:style-name="ce56" office:value-type="string" calcext:value-type="string">
            <text:p>小計</text:p>
          </table:table-cell>
          <table:table-cell table:style-name="ce56" office:value-type="string" calcext:value-type="string">
            <text:p>慣常水力</text:p>
          </table:table-cell>
          <table:table-cell table:style-name="ce56" office:value-type="string" calcext:value-type="string">
            <text:p>地熱</text:p>
          </table:table-cell>
          <table:table-cell table:style-name="ce56" office:value-type="string" calcext:value-type="string">
            <text:p>太陽光電</text:p>
          </table:table-cell>
          <table:table-cell table:style-name="ce56" office:value-type="string" calcext:value-type="string">
            <text:p>風力</text:p>
          </table:table-cell>
          <table:covered-table-cell table:style-name="ce79"/>
          <table:covered-table-cell table:style-name="ce73"/>
          <table:table-cell table:style-name="ce100" table:number-columns-repeated="1007"/>
        </table:table-row>
        <table:table-row table:style-name="ro6">
          <table:table-cell table:style-name="ce58" office:value-type="string" calcext:value-type="string">
            <text:p>民國 91年</text:p>
          </table:table-cell>
          <table:table-cell table:style-name="ce68"/>
          <table:table-cell table:style-name="ce74"/>
          <table:table-cell table:style-name="ce80" office:value-type="float" office:value="141683.748113" calcext:value-type="float">
            <text:p><text:s/>141,683.7 <text:s/></text:p>
          </table:table-cell>
          <table:table-cell table:style-name="ce86" office:value-type="float" office:value="3580.799683" calcext:value-type="float">
            <text:p><text:s/>3,580.8 <text:s/></text:p>
          </table:table-cell>
          <table:table-cell table:style-name="ce86" office:value-type="float" office:value="95774.397813" calcext:value-type="float">
            <text:p><text:s/>95,774.4 <text:s/></text:p>
          </table:table-cell>
          <table:table-cell table:style-name="ce86" office:value-type="float" office:value="59615.550448" calcext:value-type="float">
            <text:p><text:s/>59,615.6 <text:s/></text:p>
          </table:table-cell>
          <table:table-cell table:style-name="ce86" office:value-type="float" office:value="16029.047962" calcext:value-type="float">
            <text:p><text:s/>16,029.0 <text:s/></text:p>
          </table:table-cell>
          <table:table-cell table:style-name="ce86" office:value-type="float" office:value="20129.799403" calcext:value-type="float">
            <text:p><text:s/>20,129.8 <text:s/></text:p>
          </table:table-cell>
          <table:table-cell table:style-name="ce86" office:value-type="float" office:value="39552.920471" calcext:value-type="float">
            <text:p><text:s/>39,552.9 <text:s/></text:p>
          </table:table-cell>
          <table:table-cell table:style-name="ce86" office:value-type="float" office:value="2775.630146" calcext:value-type="float">
            <text:p><text:s/>2,775.6 <text:s/></text:p>
          </table:table-cell>
          <table:table-cell table:style-name="ce86" office:value-type="float" office:value="2767.759293" calcext:value-type="float">
            <text:p><text:s/>2,767.8 <text:s/></text:p>
          </table:table-cell>
          <table:table-cell table:number-columns-repeated="2" table:style-name="ce86" office:value-type="float" office:value="0" calcext:value-type="float">
            <text:p>- <text:s/></text:p>
          </table:table-cell>
          <table:table-cell table:style-name="ce86" office:value-type="float" office:value="7.870853" calcext:value-type="float">
            <text:p><text:s/>7.9 <text:s/></text:p>
          </table:table-cell>
          <table:table-cell table:style-name="ce86" office:value-type="float" office:value="135317.736937" calcext:value-type="float">
            <text:p><text:s/>135,317.7 <text:s/></text:p>
          </table:table-cell>
          <table:table-cell table:style-name="ce94" office:value-type="float" office:value="6366.011176" calcext:value-type="float">
            <text:p><text:s/>6,366.0 <text:s/></text:p>
          </table:table-cell>
          <table:table-cell table:style-name="ce101" table:number-columns-repeated="1007"/>
        </table:table-row>
        <table:table-row table:style-name="ro6">
          <table:table-cell table:style-name="ce59" office:value-type="string" calcext:value-type="string">
            <text:p>民國 92年</text:p>
          </table:table-cell>
          <table:table-cell table:style-name="ce63"/>
          <table:table-cell table:style-name="ce75"/>
          <table:table-cell table:style-name="ce81" office:value-type="float" office:value="142558.661617" calcext:value-type="float">
            <text:p><text:s/>142,558.7 <text:s/></text:p>
          </table:table-cell>
          <table:table-cell table:style-name="ce87" office:value-type="float" office:value="3860.536136" calcext:value-type="float">
            <text:p><text:s/>3,860.5 <text:s/></text:p>
          </table:table-cell>
          <table:table-cell table:style-name="ce87" office:value-type="float" office:value="96785.725326" calcext:value-type="float">
            <text:p><text:s/>96,785.7 <text:s/></text:p>
          </table:table-cell>
          <table:table-cell table:style-name="ce87" office:value-type="float" office:value="61274.28038" calcext:value-type="float">
            <text:p><text:s/>61,274.3 <text:s/></text:p>
          </table:table-cell>
          <table:table-cell table:style-name="ce87" office:value-type="float" office:value="14016.266746" calcext:value-type="float">
            <text:p><text:s/>14,016.3 <text:s/></text:p>
          </table:table-cell>
          <table:table-cell table:style-name="ce87" office:value-type="float" office:value="21495.1782" calcext:value-type="float">
            <text:p><text:s/>21,495.2 <text:s/></text:p>
          </table:table-cell>
          <table:table-cell table:style-name="ce87" office:value-type="float" office:value="38891.5746" calcext:value-type="float">
            <text:p><text:s/>38,891.6 <text:s/></text:p>
          </table:table-cell>
          <table:table-cell table:style-name="ce87" office:value-type="float" office:value="3020.825555" calcext:value-type="float">
            <text:p><text:s/>3,020.8 <text:s/></text:p>
          </table:table-cell>
          <table:table-cell table:style-name="ce87" office:value-type="float" office:value="3011.01673" calcext:value-type="float">
            <text:p><text:s/>3,011.0 <text:s/></text:p>
          </table:table-cell>
          <table:table-cell table:number-columns-repeated="2" table:style-name="ce87" office:value-type="float" office:value="0" calcext:value-type="float">
            <text:p>- <text:s/></text:p>
          </table:table-cell>
          <table:table-cell table:style-name="ce87" office:value-type="float" office:value="9.808825" calcext:value-type="float">
            <text:p><text:s/>9.8 <text:s/></text:p>
          </table:table-cell>
          <table:table-cell table:style-name="ce87" office:value-type="float" office:value="136435.000582" calcext:value-type="float">
            <text:p><text:s/>136,435.0 <text:s/></text:p>
          </table:table-cell>
          <table:table-cell table:style-name="ce95" office:value-type="float" office:value="6123.661035" calcext:value-type="float">
            <text:p><text:s/>6,123.7 <text:s/></text:p>
          </table:table-cell>
          <table:table-cell table:style-name="ce101" table:number-columns-repeated="1007"/>
        </table:table-row>
        <table:table-row table:style-name="ro6">
          <table:table-cell table:style-name="ce59" office:value-type="string" calcext:value-type="string">
            <text:p>民國 93年</text:p>
          </table:table-cell>
          <table:table-cell table:style-name="ce63"/>
          <table:table-cell table:style-name="ce75"/>
          <table:table-cell table:style-name="ce81" office:value-type="float" office:value="140372.570889" calcext:value-type="float">
            <text:p><text:s/>140,372.6 <text:s/></text:p>
          </table:table-cell>
          <table:table-cell table:style-name="ce87" office:value-type="float" office:value="3345.689424" calcext:value-type="float">
            <text:p><text:s/>3,345.7 <text:s/></text:p>
          </table:table-cell>
          <table:table-cell table:style-name="ce87" office:value-type="float" office:value="94340.105139" calcext:value-type="float">
            <text:p><text:s/>94,340.1 <text:s/></text:p>
          </table:table-cell>
          <table:table-cell table:style-name="ce87" office:value-type="float" office:value="61979.082132" calcext:value-type="float">
            <text:p><text:s/>61,979.1 <text:s/></text:p>
          </table:table-cell>
          <table:table-cell table:style-name="ce87" office:value-type="float" office:value="11383.421307" calcext:value-type="float">
            <text:p><text:s/>11,383.4 <text:s/></text:p>
          </table:table-cell>
          <table:table-cell table:style-name="ce87" office:value-type="float" office:value="20977.6017" calcext:value-type="float">
            <text:p><text:s/>20,977.6 <text:s/></text:p>
          </table:table-cell>
          <table:table-cell table:style-name="ce87" office:value-type="float" office:value="39490.065" calcext:value-type="float">
            <text:p><text:s/>39,490.1 <text:s/></text:p>
          </table:table-cell>
          <table:table-cell table:style-name="ce87" office:value-type="float" office:value="3196.711326" calcext:value-type="float">
            <text:p><text:s/>3,196.7 <text:s/></text:p>
          </table:table-cell>
          <table:table-cell table:style-name="ce87" office:value-type="float" office:value="3183.881422" calcext:value-type="float">
            <text:p><text:s/>3,183.9 <text:s/></text:p>
          </table:table-cell>
          <table:table-cell table:number-columns-repeated="2" table:style-name="ce87" office:value-type="float" office:value="0" calcext:value-type="float">
            <text:p>- <text:s/></text:p>
          </table:table-cell>
          <table:table-cell table:style-name="ce87" office:value-type="float" office:value="12.829904" calcext:value-type="float">
            <text:p><text:s/>12.8 <text:s/></text:p>
          </table:table-cell>
          <table:table-cell table:style-name="ce87" office:value-type="float" office:value="134330.201154" calcext:value-type="float">
            <text:p><text:s/>134,330.2 <text:s/></text:p>
          </table:table-cell>
          <table:table-cell table:style-name="ce95" office:value-type="float" office:value="6042.369735" calcext:value-type="float">
            <text:p><text:s/>6,042.4 <text:s/></text:p>
          </table:table-cell>
          <table:table-cell table:style-name="ce101" table:number-columns-repeated="1007"/>
        </table:table-row>
        <table:table-row table:style-name="ro6">
          <table:table-cell table:style-name="ce59" office:value-type="string" calcext:value-type="string">
            <text:p>民國 94年</text:p>
          </table:table-cell>
          <table:table-cell table:style-name="ce63"/>
          <table:table-cell table:style-name="ce75"/>
          <table:table-cell table:style-name="ce81" office:value-type="float" office:value="147466.595023" calcext:value-type="float">
            <text:p><text:s/>147,466.6 <text:s/></text:p>
          </table:table-cell>
          <table:table-cell table:style-name="ce87" office:value-type="float" office:value="3838.51825" calcext:value-type="float">
            <text:p><text:s/>3,838.5 <text:s/></text:p>
          </table:table-cell>
          <table:table-cell table:style-name="ce87" office:value-type="float" office:value="99551.530939" calcext:value-type="float">
            <text:p><text:s/>99,551.5 <text:s/></text:p>
          </table:table-cell>
          <table:table-cell table:style-name="ce87" office:value-type="float" office:value="65769.881649" calcext:value-type="float">
            <text:p><text:s/>65,769.9 <text:s/></text:p>
          </table:table-cell>
          <table:table-cell table:style-name="ce87" office:value-type="float" office:value="10919.572807" calcext:value-type="float">
            <text:p><text:s/>10,919.6 <text:s/></text:p>
          </table:table-cell>
          <table:table-cell table:style-name="ce87" office:value-type="float" office:value="22862.076483" calcext:value-type="float">
            <text:p><text:s/>22,862.1 <text:s/></text:p>
          </table:table-cell>
          <table:table-cell table:style-name="ce87" office:value-type="float" office:value="39972.008" calcext:value-type="float">
            <text:p><text:s/>39,972.0 <text:s/></text:p>
          </table:table-cell>
          <table:table-cell table:style-name="ce87" office:value-type="float" office:value="4104.537834" calcext:value-type="float">
            <text:p><text:s/>4,104.5 <text:s/></text:p>
          </table:table-cell>
          <table:table-cell table:style-name="ce87" office:value-type="float" office:value="4027.543073" calcext:value-type="float">
            <text:p><text:s/>4,027.5 <text:s/></text:p>
          </table:table-cell>
          <table:table-cell table:number-columns-repeated="2" table:style-name="ce87" office:value-type="float" office:value="0" calcext:value-type="float">
            <text:p>- <text:s/></text:p>
          </table:table-cell>
          <table:table-cell table:style-name="ce87" office:value-type="float" office:value="76.994761" calcext:value-type="float">
            <text:p><text:s/>77.0 <text:s/></text:p>
          </table:table-cell>
          <table:table-cell table:style-name="ce87" office:value-type="float" office:value="141150.477095" calcext:value-type="float">
            <text:p><text:s/>141,150.5 <text:s/></text:p>
          </table:table-cell>
          <table:table-cell table:style-name="ce95" office:value-type="float" office:value="6316.117928" calcext:value-type="float">
            <text:p><text:s/>6,316.1 <text:s/></text:p>
          </table:table-cell>
          <table:table-cell table:style-name="ce101" table:number-columns-repeated="1007"/>
        </table:table-row>
        <table:table-row table:style-name="ro6">
          <table:table-cell table:style-name="ce59" office:value-type="string" calcext:value-type="string">
            <text:p>民國 95年</text:p>
          </table:table-cell>
          <table:table-cell table:style-name="ce63"/>
          <table:table-cell table:style-name="ce75"/>
          <table:table-cell table:style-name="ce81" office:value-type="float" office:value="156172.649602" calcext:value-type="float">
            <text:p><text:s/>156,172.6 <text:s/></text:p>
          </table:table-cell>
          <table:table-cell table:style-name="ce87" office:value-type="float" office:value="3910.666721" calcext:value-type="float">
            <text:p><text:s/>3,910.7 <text:s/></text:p>
          </table:table-cell>
          <table:table-cell table:style-name="ce87" office:value-type="float" office:value="108189.145303" calcext:value-type="float">
            <text:p><text:s/>108,189.1 <text:s/></text:p>
          </table:table-cell>
          <table:table-cell table:style-name="ce87" office:value-type="float" office:value="68793.988027" calcext:value-type="float">
            <text:p><text:s/>68,794.0 <text:s/></text:p>
          </table:table-cell>
          <table:table-cell table:style-name="ce87" office:value-type="float" office:value="14465.002744" calcext:value-type="float">
            <text:p><text:s/>14,465.0 <text:s/></text:p>
          </table:table-cell>
          <table:table-cell table:style-name="ce87" office:value-type="float" office:value="24930.154532" calcext:value-type="float">
            <text:p><text:s/>24,930.2 <text:s/></text:p>
          </table:table-cell>
          <table:table-cell table:style-name="ce87" office:value-type="float" office:value="39870.4978" calcext:value-type="float">
            <text:p><text:s/>39,870.5 <text:s/></text:p>
          </table:table-cell>
          <table:table-cell table:style-name="ce87" office:value-type="float" office:value="4202.339778" calcext:value-type="float">
            <text:p><text:s/>4,202.3 <text:s/></text:p>
          </table:table-cell>
          <table:table-cell table:style-name="ce87" office:value-type="float" office:value="4028.148429" calcext:value-type="float">
            <text:p><text:s/>4,028.1 <text:s/></text:p>
          </table:table-cell>
          <table:table-cell table:number-columns-repeated="2" table:style-name="ce87" office:value-type="float" office:value="0" calcext:value-type="float">
            <text:p>- <text:s/></text:p>
          </table:table-cell>
          <table:table-cell table:style-name="ce87" office:value-type="float" office:value="174.191349" calcext:value-type="float">
            <text:p><text:s/>174.2 <text:s/></text:p>
          </table:table-cell>
          <table:table-cell table:style-name="ce87" office:value-type="float" office:value="149495.245327" calcext:value-type="float">
            <text:p><text:s/>149,495.2 <text:s/></text:p>
          </table:table-cell>
          <table:table-cell table:style-name="ce95" office:value-type="float" office:value="6677.404275" calcext:value-type="float">
            <text:p><text:s/>6,677.4 <text:s/></text:p>
          </table:table-cell>
          <table:table-cell table:style-name="ce101" table:number-columns-repeated="1007"/>
        </table:table-row>
        <table:table-row table:style-name="ro6">
          <table:table-cell table:style-name="ce59" office:value-type="string" calcext:value-type="string">
            <text:p>民國 96年</text:p>
          </table:table-cell>
          <table:table-cell table:style-name="ce63"/>
          <table:table-cell table:style-name="ce75"/>
          <table:table-cell table:style-name="ce81" office:value-type="float" office:value="161152.648897" calcext:value-type="float">
            <text:p><text:s/>161,152.6 <text:s/></text:p>
          </table:table-cell>
          <table:table-cell table:style-name="ce87" office:value-type="float" office:value="3932.70126" calcext:value-type="float">
            <text:p><text:s/>3,932.7 <text:s/></text:p>
          </table:table-cell>
          <table:table-cell table:style-name="ce87" office:value-type="float" office:value="112082.289267" calcext:value-type="float">
            <text:p><text:s/>112,082.3 <text:s/></text:p>
          </table:table-cell>
          <table:table-cell table:style-name="ce87" office:value-type="float" office:value="70657.377679" calcext:value-type="float">
            <text:p><text:s/>70,657.4 <text:s/></text:p>
          </table:table-cell>
          <table:table-cell table:style-name="ce87" office:value-type="float" office:value="12198.480954" calcext:value-type="float">
            <text:p><text:s/>12,198.5 <text:s/></text:p>
          </table:table-cell>
          <table:table-cell table:style-name="ce87" office:value-type="float" office:value="29226.430634" calcext:value-type="float">
            <text:p><text:s/>29,226.4 <text:s/></text:p>
          </table:table-cell>
          <table:table-cell table:style-name="ce87" office:value-type="float" office:value="40539.16" calcext:value-type="float">
            <text:p><text:s/>40,539.2 <text:s/></text:p>
          </table:table-cell>
          <table:table-cell table:style-name="ce87" office:value-type="float" office:value="4598.49837" calcext:value-type="float">
            <text:p><text:s/>4,598.5 <text:s/></text:p>
          </table:table-cell>
          <table:table-cell table:style-name="ce87" office:value-type="float" office:value="4322.035413" calcext:value-type="float">
            <text:p><text:s/>4,322.0 <text:s/></text:p>
          </table:table-cell>
          <table:table-cell table:number-columns-repeated="2" table:style-name="ce87" office:value-type="float" office:value="0" calcext:value-type="float">
            <text:p>- <text:s/></text:p>
          </table:table-cell>
          <table:table-cell table:style-name="ce87" office:value-type="float" office:value="276.462957" calcext:value-type="float">
            <text:p><text:s/>276.5 <text:s/></text:p>
          </table:table-cell>
          <table:table-cell table:style-name="ce87" office:value-type="float" office:value="154376.677495" calcext:value-type="float">
            <text:p><text:s/>154,376.7 <text:s/></text:p>
          </table:table-cell>
          <table:table-cell table:style-name="ce95" office:value-type="float" office:value="6775.971402" calcext:value-type="float">
            <text:p><text:s/>6,776.0 <text:s/></text:p>
          </table:table-cell>
          <table:table-cell table:style-name="ce101" table:number-columns-repeated="1007"/>
        </table:table-row>
        <table:table-row table:style-name="ro6">
          <table:table-cell table:style-name="ce59" office:value-type="string" calcext:value-type="string">
            <text:p>民國 97年</text:p>
          </table:table-cell>
          <table:table-cell table:style-name="ce63"/>
          <table:table-cell table:style-name="ce75"/>
          <table:table-cell table:style-name="ce81" office:value-type="float" office:value="162044.704469" calcext:value-type="float">
            <text:p><text:s/>162,044.7 <text:s/></text:p>
          </table:table-cell>
          <table:table-cell table:style-name="ce87" office:value-type="float" office:value="3467.1645" calcext:value-type="float">
            <text:p><text:s/>3,467.2 <text:s/></text:p>
          </table:table-cell>
          <table:table-cell table:style-name="ce87" office:value-type="float" office:value="113317.123961" calcext:value-type="float">
            <text:p><text:s/>113,317.1 <text:s/></text:p>
          </table:table-cell>
          <table:table-cell table:style-name="ce87" office:value-type="float" office:value="69218.3003" calcext:value-type="float">
            <text:p><text:s/>69,218.3 <text:s/></text:p>
          </table:table-cell>
          <table:table-cell table:style-name="ce87" office:value-type="float" office:value="11446.325787" calcext:value-type="float">
            <text:p><text:s/>11,446.3 <text:s/></text:p>
          </table:table-cell>
          <table:table-cell table:style-name="ce87" office:value-type="float" office:value="32652.497874" calcext:value-type="float">
            <text:p><text:s/>32,652.5 <text:s/></text:p>
          </table:table-cell>
          <table:table-cell table:style-name="ce87" office:value-type="float" office:value="40826.8596" calcext:value-type="float">
            <text:p><text:s/>40,826.9 <text:s/></text:p>
          </table:table-cell>
          <table:table-cell table:style-name="ce87" office:value-type="float" office:value="4433.556408" calcext:value-type="float">
            <text:p><text:s/>4,433.6 <text:s/></text:p>
          </table:table-cell>
          <table:table-cell table:style-name="ce87" office:value-type="float" office:value="4160.770365" calcext:value-type="float">
            <text:p><text:s/>4,160.8 <text:s/></text:p>
          </table:table-cell>
          <table:table-cell table:style-name="ce87" office:value-type="float" office:value="0" calcext:value-type="float">
            <text:p>- <text:s/></text:p>
          </table:table-cell>
          <table:table-cell table:style-name="ce87" office:value-type="float" office:value="0.096286" calcext:value-type="float">
            <text:p><text:s/>0.1 <text:s/></text:p>
          </table:table-cell>
          <table:table-cell table:style-name="ce87" office:value-type="float" office:value="272.689757" calcext:value-type="float">
            <text:p><text:s/>272.7 <text:s/></text:p>
          </table:table-cell>
          <table:table-cell table:style-name="ce87" office:value-type="float" office:value="155271.987175" calcext:value-type="float">
            <text:p><text:s/>155,272.0 <text:s/></text:p>
          </table:table-cell>
          <table:table-cell table:style-name="ce95" office:value-type="float" office:value="6772.717294" calcext:value-type="float">
            <text:p><text:s/>6,772.7 <text:s/></text:p>
          </table:table-cell>
          <table:table-cell table:style-name="ce101" table:number-columns-repeated="1007"/>
        </table:table-row>
        <table:table-row table:style-name="ro6">
          <table:table-cell table:style-name="ce59" office:value-type="string" calcext:value-type="string">
            <text:p>民國 98年</text:p>
          </table:table-cell>
          <table:table-cell table:style-name="ce63"/>
          <table:table-cell table:style-name="ce75"/>
          <table:table-cell table:style-name="ce81" office:value-type="float" office:value="150129.584693" calcext:value-type="float">
            <text:p><text:s/>150,129.6 <text:s/></text:p>
          </table:table-cell>
          <table:table-cell table:style-name="ce87" office:value-type="float" office:value="3305.104383" calcext:value-type="float">
            <text:p><text:s/>3,305.1 <text:s/></text:p>
          </table:table-cell>
          <table:table-cell table:style-name="ce87" office:value-type="float" office:value="101280.104657" calcext:value-type="float">
            <text:p><text:s/>101,280.1 <text:s/></text:p>
          </table:table-cell>
          <table:table-cell table:style-name="ce87" office:value-type="float" office:value="64304.685246" calcext:value-type="float">
            <text:p><text:s/>64,304.7 <text:s/></text:p>
          </table:table-cell>
          <table:table-cell table:style-name="ce87" office:value-type="float" office:value="6126.430248" calcext:value-type="float">
            <text:p><text:s/>6,126.4 <text:s/></text:p>
          </table:table-cell>
          <table:table-cell table:style-name="ce87" office:value-type="float" office:value="30848.989163" calcext:value-type="float">
            <text:p><text:s/>30,849.0 <text:s/></text:p>
          </table:table-cell>
          <table:table-cell table:style-name="ce87" office:value-type="float" office:value="41571.1288" calcext:value-type="float">
            <text:p><text:s/>41,571.1 <text:s/></text:p>
          </table:table-cell>
          <table:table-cell table:style-name="ce87" office:value-type="float" office:value="3973.246853" calcext:value-type="float">
            <text:p><text:s/>3,973.2 <text:s/></text:p>
          </table:table-cell>
          <table:table-cell table:style-name="ce87" office:value-type="float" office:value="3601.469201" calcext:value-type="float">
            <text:p><text:s/>3,601.5 <text:s/></text:p>
          </table:table-cell>
          <table:table-cell table:style-name="ce87" office:value-type="float" office:value="0" calcext:value-type="float">
            <text:p>- <text:s/></text:p>
          </table:table-cell>
          <table:table-cell table:style-name="ce87" office:value-type="float" office:value="0.098128" calcext:value-type="float">
            <text:p><text:s/>0.1 <text:s/></text:p>
          </table:table-cell>
          <table:table-cell table:style-name="ce87" office:value-type="float" office:value="371.679524" calcext:value-type="float">
            <text:p><text:s/>371.7 <text:s/></text:p>
          </table:table-cell>
          <table:table-cell table:style-name="ce87" office:value-type="float" office:value="143986.186131" calcext:value-type="float">
            <text:p><text:s/>143,986.2 <text:s/></text:p>
          </table:table-cell>
          <table:table-cell table:style-name="ce95" office:value-type="float" office:value="6143.398562" calcext:value-type="float">
            <text:p><text:s/>6,143.4 <text:s/></text:p>
          </table:table-cell>
          <table:table-cell table:style-name="ce101" table:number-columns-repeated="1007"/>
        </table:table-row>
        <table:table-row table:style-name="ro6">
          <table:table-cell table:style-name="ce59" office:value-type="string" calcext:value-type="string">
            <text:p>民國 99年</text:p>
          </table:table-cell>
          <table:table-cell table:style-name="ce63"/>
          <table:table-cell table:style-name="ce75"/>
          <table:table-cell table:style-name="ce82" office:value-type="float" office:value="165008.727945" calcext:value-type="float">
            <text:p><text:s/>165,008.7 <text:s/></text:p>
          </table:table-cell>
          <table:table-cell table:style-name="ce88" office:value-type="float" office:value="3060.998999" calcext:value-type="float">
            <text:p><text:s/>3,061.0 <text:s/></text:p>
          </table:table-cell>
          <table:table-cell table:style-name="ce88" office:value-type="float" office:value="115726.624641" calcext:value-type="float">
            <text:p><text:s/>115,726.6 <text:s/></text:p>
          </table:table-cell>
          <table:table-cell table:style-name="ce88" office:value-type="float" office:value="64902.220657" calcext:value-type="float">
            <text:p><text:s/>64,902.2 <text:s/></text:p>
          </table:table-cell>
          <table:table-cell table:style-name="ce88" office:value-type="float" office:value="8254.656848" calcext:value-type="float">
            <text:p><text:s/>8,254.7 <text:s/></text:p>
          </table:table-cell>
          <table:table-cell table:style-name="ce88" office:value-type="float" office:value="42569.747136" calcext:value-type="float">
            <text:p><text:s/>42,569.7 <text:s/></text:p>
          </table:table-cell>
          <table:table-cell table:style-name="ce88" office:value-type="float" office:value="41628.6891" calcext:value-type="float">
            <text:p><text:s/>41,628.7 <text:s/></text:p>
          </table:table-cell>
          <table:table-cell table:style-name="ce88" office:value-type="float" office:value="4592.415205" calcext:value-type="float">
            <text:p><text:s/>4,592.4 <text:s/></text:p>
          </table:table-cell>
          <table:table-cell table:style-name="ce88" office:value-type="float" office:value="4073.351615" calcext:value-type="float">
            <text:p><text:s/>4,073.4 <text:s/></text:p>
          </table:table-cell>
          <table:table-cell table:style-name="ce88" office:value-type="float" office:value="0" calcext:value-type="float">
            <text:p>- <text:s/></text:p>
          </table:table-cell>
          <table:table-cell table:style-name="ce88" office:value-type="float" office:value="3.860211" calcext:value-type="float">
            <text:p><text:s/>3.9 <text:s/></text:p>
          </table:table-cell>
          <table:table-cell table:style-name="ce88" office:value-type="float" office:value="515.203379" calcext:value-type="float">
            <text:p><text:s/>515.2 <text:s/></text:p>
          </table:table-cell>
          <table:table-cell table:style-name="ce88" office:value-type="float" office:value="158412.448309" calcext:value-type="float">
            <text:p><text:s/>158,412.4 <text:s/></text:p>
          </table:table-cell>
          <table:table-cell table:style-name="ce96" office:value-type="float" office:value="6596.279636" calcext:value-type="float">
            <text:p><text:s/>6,596.3 <text:s/></text:p>
          </table:table-cell>
          <table:table-cell table:style-name="ce101" table:number-columns-repeated="1007"/>
        </table:table-row>
        <table:table-row table:style-name="ro6">
          <table:table-cell table:style-name="ce59" office:value-type="string" calcext:value-type="string">
            <text:p>民國100年</text:p>
          </table:table-cell>
          <table:table-cell table:style-name="ce63"/>
          <table:table-cell table:style-name="ce75"/>
          <table:table-cell table:style-name="ce82" office:value-type="float" office:value="170066.874816" calcext:value-type="float">
            <text:p><text:s/>170,066.9 <text:s/></text:p>
          </table:table-cell>
          <table:table-cell table:style-name="ce88" office:value-type="float" office:value="2902.108" calcext:value-type="float">
            <text:p><text:s/>2,902.1 <text:s/></text:p>
          </table:table-cell>
          <table:table-cell table:style-name="ce88" office:value-type="float" office:value="120353.48123" calcext:value-type="float">
            <text:p><text:s/>120,353.5 <text:s/></text:p>
          </table:table-cell>
          <table:table-cell table:style-name="ce88" office:value-type="float" office:value="67896.792575" calcext:value-type="float">
            <text:p><text:s/>67,896.8 <text:s/></text:p>
          </table:table-cell>
          <table:table-cell table:style-name="ce88" office:value-type="float" office:value="7307.676672" calcext:value-type="float">
            <text:p><text:s/>7,307.7 <text:s/></text:p>
          </table:table-cell>
          <table:table-cell table:style-name="ce88" office:value-type="float" office:value="45149.011983" calcext:value-type="float">
            <text:p><text:s/>45,149.0 <text:s/></text:p>
          </table:table-cell>
          <table:table-cell table:style-name="ce88" office:value-type="float" office:value="42116.4908" calcext:value-type="float">
            <text:p><text:s/>42,116.5 <text:s/></text:p>
          </table:table-cell>
          <table:table-cell table:style-name="ce88" office:value-type="float" office:value="4694.794786" calcext:value-type="float">
            <text:p><text:s/>4,694.8 <text:s/></text:p>
          </table:table-cell>
          <table:table-cell table:style-name="ce88" office:value-type="float" office:value="3883.184434" calcext:value-type="float">
            <text:p><text:s/>3,883.2 <text:s/></text:p>
          </table:table-cell>
          <table:table-cell table:style-name="ce88" office:value-type="float" office:value="0" calcext:value-type="float">
            <text:p>- <text:s/></text:p>
          </table:table-cell>
          <table:table-cell table:style-name="ce88" office:value-type="float" office:value="8.643787" calcext:value-type="float">
            <text:p><text:s/>8.6 <text:s/></text:p>
          </table:table-cell>
          <table:table-cell table:style-name="ce88" office:value-type="float" office:value="802.966565" calcext:value-type="float">
            <text:p><text:s/>803.0 <text:s/></text:p>
          </table:table-cell>
          <table:table-cell table:style-name="ce88" office:value-type="float" office:value="163356.961066" calcext:value-type="float">
            <text:p><text:s/>163,357.0 <text:s/></text:p>
          </table:table-cell>
          <table:table-cell table:style-name="ce96" office:value-type="float" office:value="6709.91375" calcext:value-type="float">
            <text:p><text:s/>6,709.9 <text:s/></text:p>
          </table:table-cell>
          <table:table-cell table:style-name="ce101" table:number-columns-repeated="1007"/>
        </table:table-row>
        <table:table-row table:style-name="ro6">
          <table:table-cell table:style-name="ce59" office:value-type="string" calcext:value-type="string">
            <text:p>民國101年</text:p>
          </table:table-cell>
          <table:table-cell table:style-name="ce63"/>
          <table:table-cell table:style-name="ce75"/>
          <table:table-cell table:style-name="ce82" office:value-type="float" office:value="172749.573371" calcext:value-type="float">
            <text:p><text:s/>172,749.6 <text:s/></text:p>
          </table:table-cell>
          <table:table-cell table:style-name="ce88" office:value-type="float" office:value="2936.9005" calcext:value-type="float">
            <text:p><text:s/>2,936.9 <text:s/></text:p>
          </table:table-cell>
          <table:table-cell table:style-name="ce88" office:value-type="float" office:value="123128.864109" calcext:value-type="float">
            <text:p><text:s/>123,128.9 <text:s/></text:p>
          </table:table-cell>
          <table:table-cell table:style-name="ce88" office:value-type="float" office:value="67500.061161" calcext:value-type="float">
            <text:p><text:s/>67,500.1 <text:s/></text:p>
          </table:table-cell>
          <table:table-cell table:style-name="ce88" office:value-type="float" office:value="5659.842872" calcext:value-type="float">
            <text:p><text:s/>5,659.8 <text:s/></text:p>
          </table:table-cell>
          <table:table-cell table:style-name="ce88" office:value-type="float" office:value="49968.960076" calcext:value-type="float">
            <text:p><text:s/>49,969.0 <text:s/></text:p>
          </table:table-cell>
          <table:table-cell table:style-name="ce88" office:value-type="float" office:value="40421.7298" calcext:value-type="float">
            <text:p><text:s/>40,421.7 <text:s/></text:p>
          </table:table-cell>
          <table:table-cell table:style-name="ce88" office:value-type="float" office:value="6262.078962" calcext:value-type="float">
            <text:p><text:s/>6,262.1 <text:s/></text:p>
          </table:table-cell>
          <table:table-cell table:style-name="ce88" office:value-type="float" office:value="5512.326012" calcext:value-type="float">
            <text:p><text:s/>5,512.3 <text:s/></text:p>
          </table:table-cell>
          <table:table-cell table:style-name="ce88" office:value-type="float" office:value="0" calcext:value-type="float">
            <text:p>- <text:s/></text:p>
          </table:table-cell>
          <table:table-cell table:style-name="ce88" office:value-type="float" office:value="13.207962" calcext:value-type="float">
            <text:p><text:s/>13.2 <text:s/></text:p>
          </table:table-cell>
          <table:table-cell table:style-name="ce88" office:value-type="float" office:value="736.544988" calcext:value-type="float">
            <text:p><text:s/>736.5 <text:s/></text:p>
          </table:table-cell>
          <table:table-cell table:style-name="ce88" office:value-type="float" office:value="166126.896528" calcext:value-type="float">
            <text:p><text:s/>166,126.9 <text:s/></text:p>
          </table:table-cell>
          <table:table-cell table:style-name="ce96" office:value-type="float" office:value="6622.676843" calcext:value-type="float">
            <text:p><text:s/>6,622.7 <text:s/></text:p>
          </table:table-cell>
          <table:table-cell table:style-name="ce101" table:number-columns-repeated="1007"/>
        </table:table-row>
        <table:table-row table:style-name="ro6">
          <table:table-cell table:style-name="ce59" office:value-type="string" calcext:value-type="string">
            <text:p>民國102年</text:p>
          </table:table-cell>
          <table:table-cell table:style-name="ce63"/>
          <table:table-cell table:style-name="ce75"/>
          <table:table-cell table:style-name="ce82" office:value-type="float" office:value="171278.224224" calcext:value-type="float">
            <text:p><text:s/>171,278.2 <text:s/></text:p>
          </table:table-cell>
          <table:table-cell table:style-name="ce88" office:value-type="float" office:value="3187.087" calcext:value-type="float">
            <text:p><text:s/>3,187.1 <text:s/></text:p>
          </table:table-cell>
          <table:table-cell table:style-name="ce88" office:value-type="float" office:value="120414.143652" calcext:value-type="float">
            <text:p><text:s/>120,414.1 <text:s/></text:p>
          </table:table-cell>
          <table:table-cell table:style-name="ce88" office:value-type="float" office:value="63813.0316" calcext:value-type="float">
            <text:p><text:s/>63,813.0 <text:s/></text:p>
          </table:table-cell>
          <table:table-cell table:style-name="ce88" office:value-type="float" office:value="5275.254669" calcext:value-type="float">
            <text:p><text:s/>5,275.3 <text:s/></text:p>
          </table:table-cell>
          <table:table-cell table:style-name="ce88" office:value-type="float" office:value="51325.857383" calcext:value-type="float">
            <text:p><text:s/>51,325.9 <text:s/></text:p>
          </table:table-cell>
          <table:table-cell table:style-name="ce88" office:value-type="float" office:value="41639.36" calcext:value-type="float">
            <text:p><text:s/>41,639.4 <text:s/></text:p>
          </table:table-cell>
          <table:table-cell table:style-name="ce88" office:value-type="float" office:value="6037.633572" calcext:value-type="float">
            <text:p><text:s/>6,037.6 <text:s/></text:p>
          </table:table-cell>
          <table:table-cell table:style-name="ce88" office:value-type="float" office:value="5272.801374" calcext:value-type="float">
            <text:p><text:s/>5,272.8 <text:s/></text:p>
          </table:table-cell>
          <table:table-cell table:style-name="ce88" office:value-type="float" office:value="0" calcext:value-type="float">
            <text:p>- <text:s/></text:p>
          </table:table-cell>
          <table:table-cell table:style-name="ce88" office:value-type="float" office:value="16.75795" calcext:value-type="float">
            <text:p><text:s/>16.8 <text:s/></text:p>
          </table:table-cell>
          <table:table-cell table:style-name="ce88" office:value-type="float" office:value="748.074248" calcext:value-type="float">
            <text:p><text:s/>748.1 <text:s/></text:p>
          </table:table-cell>
          <table:table-cell table:style-name="ce88" office:value-type="float" office:value="164905.39061" calcext:value-type="float">
            <text:p><text:s/>164,905.4 <text:s/></text:p>
          </table:table-cell>
          <table:table-cell table:style-name="ce96" office:value-type="float" office:value="6372.833614" calcext:value-type="float">
            <text:p><text:s/>6,372.8 <text:s/></text:p>
          </table:table-cell>
          <table:table-cell table:style-name="ce101" table:number-columns-repeated="1007"/>
        </table:table-row>
        <table:table-row table:style-name="ro6">
          <table:table-cell table:style-name="ce59" office:value-type="string" calcext:value-type="string">
            <text:p>民國103年</text:p>
          </table:table-cell>
          <table:table-cell table:style-name="ce63"/>
          <table:table-cell table:style-name="ce75"/>
          <table:table-cell table:style-name="ce82" office:value-type="float" office:value="176094.86721" calcext:value-type="float">
            <text:p><text:s/>176,094.9 <text:s/></text:p>
          </table:table-cell>
          <table:table-cell table:style-name="ce88" office:value-type="float" office:value="3121.17" calcext:value-type="float">
            <text:p><text:s/>3,121.2 <text:s/></text:p>
          </table:table-cell>
          <table:table-cell table:style-name="ce88" office:value-type="float" office:value="125672.144761" calcext:value-type="float">
            <text:p><text:s/>125,672.1 <text:s/></text:p>
          </table:table-cell>
          <table:table-cell table:style-name="ce88" office:value-type="float" office:value="64167.106" calcext:value-type="float">
            <text:p><text:s/>64,167.1 <text:s/></text:p>
          </table:table-cell>
          <table:table-cell table:style-name="ce88" office:value-type="float" office:value="6603.513718" calcext:value-type="float">
            <text:p><text:s/>6,603.5 <text:s/></text:p>
          </table:table-cell>
          <table:table-cell table:style-name="ce88" office:value-type="float" office:value="54901.525043" calcext:value-type="float">
            <text:p><text:s/>54,901.5 <text:s/></text:p>
          </table:table-cell>
          <table:table-cell table:style-name="ce88" office:value-type="float" office:value="42388.975" calcext:value-type="float">
            <text:p><text:s/>42,389.0 <text:s/></text:p>
          </table:table-cell>
          <table:table-cell table:style-name="ce88" office:value-type="float" office:value="4912.577449" calcext:value-type="float">
            <text:p><text:s/>4,912.6 <text:s/></text:p>
          </table:table-cell>
          <table:table-cell table:style-name="ce88" office:value-type="float" office:value="4183.094093" calcext:value-type="float">
            <text:p><text:s/>4,183.1 <text:s/></text:p>
          </table:table-cell>
          <table:table-cell table:style-name="ce88" office:value-type="float" office:value="0" calcext:value-type="float">
            <text:p>- <text:s/></text:p>
          </table:table-cell>
          <table:table-cell table:style-name="ce88" office:value-type="float" office:value="22.947054" calcext:value-type="float">
            <text:p><text:s/>22.9 <text:s/></text:p>
          </table:table-cell>
          <table:table-cell table:style-name="ce88" office:value-type="float" office:value="706.536302" calcext:value-type="float">
            <text:p><text:s/>706.5 <text:s/></text:p>
          </table:table-cell>
          <table:table-cell table:style-name="ce88" office:value-type="float" office:value="169617.34576" calcext:value-type="float">
            <text:p><text:s/>169,617.3 <text:s/></text:p>
          </table:table-cell>
          <table:table-cell table:style-name="ce96" office:value-type="float" office:value="6477.52145" calcext:value-type="float">
            <text:p><text:s/>6,477.5 <text:s/></text:p>
          </table:table-cell>
          <table:table-cell table:style-name="ce101" table:number-columns-repeated="1007"/>
        </table:table-row>
        <table:table-row table:style-name="ro6">
          <table:table-cell table:style-name="ce59" office:value-type="string" calcext:value-type="string">
            <text:p>民國104年</text:p>
          </table:table-cell>
          <table:table-cell table:style-name="ce63"/>
          <table:table-cell table:style-name="ce75"/>
          <table:table-cell table:style-name="ce82" office:value-type="float" office:value="175674.42545" calcext:value-type="float">
            <text:p><text:s/>175,674.4 <text:s/></text:p>
          </table:table-cell>
          <table:table-cell table:style-name="ce88" office:value-type="float" office:value="3034.955741" calcext:value-type="float">
            <text:p><text:s/>3,035.0 <text:s/></text:p>
          </table:table-cell>
          <table:table-cell table:style-name="ce88" office:value-type="float" office:value="131068.098187" calcext:value-type="float">
            <text:p><text:s/>131,068.1 <text:s/></text:p>
          </table:table-cell>
          <table:table-cell table:style-name="ce88" office:value-type="float" office:value="60084.901607" calcext:value-type="float">
            <text:p><text:s/>60,084.9 <text:s/></text:p>
          </table:table-cell>
          <table:table-cell table:style-name="ce88" office:value-type="float" office:value="10687.787556" calcext:value-type="float">
            <text:p><text:s/>10,687.8 <text:s/></text:p>
          </table:table-cell>
          <table:table-cell table:style-name="ce88" office:value-type="float" office:value="60295.409024" calcext:value-type="float">
            <text:p><text:s/>60,295.4 <text:s/></text:p>
          </table:table-cell>
          <table:table-cell table:style-name="ce88" office:value-type="float" office:value="36471.1206" calcext:value-type="float">
            <text:p><text:s/>36,471.1 <text:s/></text:p>
          </table:table-cell>
          <table:table-cell table:style-name="ce88" office:value-type="float" office:value="5100.250922" calcext:value-type="float">
            <text:p><text:s/>5,100.3 <text:s/></text:p>
          </table:table-cell>
          <table:table-cell table:style-name="ce88" office:value-type="float" office:value="4358.533735" calcext:value-type="float">
            <text:p><text:s/>4,358.5 <text:s/></text:p>
          </table:table-cell>
          <table:table-cell table:style-name="ce88" office:value-type="float" office:value="0" calcext:value-type="float">
            <text:p>- <text:s/></text:p>
          </table:table-cell>
          <table:table-cell table:style-name="ce88" office:value-type="float" office:value="25.248007" calcext:value-type="float">
            <text:p><text:s/>25.2 <text:s/></text:p>
          </table:table-cell>
          <table:table-cell table:style-name="ce88" office:value-type="float" office:value="716.46918" calcext:value-type="float">
            <text:p><text:s/>716.5 <text:s/></text:p>
          </table:table-cell>
          <table:table-cell table:style-name="ce88" office:value-type="float" office:value="169649.716567" calcext:value-type="float">
            <text:p><text:s/>169,649.7 <text:s/></text:p>
          </table:table-cell>
          <table:table-cell table:style-name="ce96" office:value-type="float" office:value="6024.708883" calcext:value-type="float">
            <text:p><text:s/>6,024.7 <text:s/></text:p>
          </table:table-cell>
          <table:table-cell table:style-name="ce101" table:number-columns-repeated="1007"/>
        </table:table-row>
        <table:table-row table:style-name="ro6">
          <table:table-cell table:style-name="ce59" office:value-type="string" calcext:value-type="string">
            <text:p>民國105年</text:p>
          </table:table-cell>
          <table:table-cell table:style-name="ce63"/>
          <table:table-cell table:style-name="ce75"/>
          <table:table-cell table:style-name="ce82" office:value-type="float" office:value="181164.276459" calcext:value-type="float">
            <text:p><text:s/>181,164.3 <text:s/></text:p>
          </table:table-cell>
          <table:table-cell table:style-name="ce88" office:value-type="float" office:value="3293.665" calcext:value-type="float">
            <text:p><text:s/>3,293.7 <text:s/></text:p>
          </table:table-cell>
          <table:table-cell table:style-name="ce88" office:value-type="float" office:value="139144.416919" calcext:value-type="float">
            <text:p><text:s/>139,144.4 <text:s/></text:p>
          </table:table-cell>
          <table:table-cell table:style-name="ce88" office:value-type="float" office:value="65259.731603" calcext:value-type="float">
            <text:p><text:s/>65,259.7 <text:s/></text:p>
          </table:table-cell>
          <table:table-cell table:style-name="ce88" office:value-type="float" office:value="10447.924348" calcext:value-type="float">
            <text:p><text:s/>10,447.9 <text:s/></text:p>
          </table:table-cell>
          <table:table-cell table:style-name="ce88" office:value-type="float" office:value="63436.760968" calcext:value-type="float">
            <text:p><text:s/>63,436.8 <text:s/></text:p>
          </table:table-cell>
          <table:table-cell table:style-name="ce88" office:value-type="float" office:value="31661.3626" calcext:value-type="float">
            <text:p><text:s/>31,661.4 <text:s/></text:p>
          </table:table-cell>
          <table:table-cell table:style-name="ce88" office:value-type="float" office:value="7064.83194" calcext:value-type="float">
            <text:p><text:s/>7,064.8 <text:s/></text:p>
          </table:table-cell>
          <table:table-cell table:style-name="ce88" office:value-type="float" office:value="6395.868458" calcext:value-type="float">
            <text:p><text:s/>6,395.9 <text:s/></text:p>
          </table:table-cell>
          <table:table-cell table:style-name="ce88" office:value-type="float" office:value="0" calcext:value-type="float">
            <text:p>- <text:s/></text:p>
          </table:table-cell>
          <table:table-cell table:style-name="ce88" office:value-type="float" office:value="23.225684" calcext:value-type="float">
            <text:p><text:s/>23.2 <text:s/></text:p>
          </table:table-cell>
          <table:table-cell table:style-name="ce88" office:value-type="float" office:value="645.737798" calcext:value-type="float">
            <text:p><text:s/>645.7 <text:s/></text:p>
          </table:table-cell>
          <table:table-cell table:style-name="ce88" office:value-type="float" office:value="174895.639444" calcext:value-type="float">
            <text:p><text:s/>174,895.6 <text:s/></text:p>
          </table:table-cell>
          <table:table-cell table:style-name="ce96" office:value-type="float" office:value="6268.637015" calcext:value-type="float">
            <text:p><text:s/>6,268.6 <text:s/></text:p>
          </table:table-cell>
          <table:table-cell table:style-name="ce101" table:number-columns-repeated="1007"/>
        </table:table-row>
        <table:table-row table:style-name="ro6">
          <table:table-cell table:style-name="ce59" office:value-type="string" calcext:value-type="string">
            <text:p>民國106年</text:p>
          </table:table-cell>
          <table:table-cell table:style-name="ce63"/>
          <table:table-cell table:style-name="ce75"/>
          <table:table-cell table:style-name="ce82" office:value-type="float" office:value="187715.596963" calcext:value-type="float">
            <text:p><text:s/>187,715.6 <text:s/></text:p>
          </table:table-cell>
          <table:table-cell table:style-name="ce88" office:value-type="float" office:value="3333.677" calcext:value-type="float">
            <text:p><text:s/>3,333.7 <text:s/></text:p>
          </table:table-cell>
          <table:table-cell table:style-name="ce88" office:value-type="float" office:value="155864.05066" calcext:value-type="float">
            <text:p><text:s/>155,864.1 <text:s/></text:p>
          </table:table-cell>
          <table:table-cell table:style-name="ce88" office:value-type="float" office:value="73239.133653" calcext:value-type="float">
            <text:p><text:s/>73,239.1 <text:s/></text:p>
          </table:table-cell>
          <table:table-cell table:style-name="ce88" office:value-type="float" office:value="11595.330882" calcext:value-type="float">
            <text:p><text:s/>11,595.3 <text:s/></text:p>
          </table:table-cell>
          <table:table-cell table:style-name="ce88" office:value-type="float" office:value="71029.586125" calcext:value-type="float">
            <text:p><text:s/>71,029.6 <text:s/></text:p>
          </table:table-cell>
          <table:table-cell table:style-name="ce88" office:value-type="float" office:value="22445.5308" calcext:value-type="float">
            <text:p><text:s/>22,445.5 <text:s/></text:p>
          </table:table-cell>
          <table:table-cell table:style-name="ce88" office:value-type="float" office:value="6072.338503" calcext:value-type="float">
            <text:p><text:s/>6,072.3 <text:s/></text:p>
          </table:table-cell>
          <table:table-cell table:style-name="ce88" office:value-type="float" office:value="5302.422095" calcext:value-type="float">
            <text:p><text:s/>5,302.4 <text:s/></text:p>
          </table:table-cell>
          <table:table-cell table:style-name="ce88" office:value-type="float" office:value="0" calcext:value-type="float">
            <text:p>- <text:s/></text:p>
          </table:table-cell>
          <table:table-cell table:style-name="ce88" office:value-type="float" office:value="24.142739" calcext:value-type="float">
            <text:p><text:s/>24.1 <text:s/></text:p>
          </table:table-cell>
          <table:table-cell table:style-name="ce88" office:value-type="float" office:value="745.773669" calcext:value-type="float">
            <text:p><text:s/>745.8 <text:s/></text:p>
          </table:table-cell>
          <table:table-cell table:style-name="ce88" office:value-type="float" office:value="181265.429391" calcext:value-type="float">
            <text:p><text:s/>181,265.4 <text:s/></text:p>
          </table:table-cell>
          <table:table-cell table:style-name="ce96" office:value-type="float" office:value="6450.167572" calcext:value-type="float">
            <text:p><text:s/>6,450.2 <text:s/></text:p>
          </table:table-cell>
          <table:table-cell table:style-name="ce101" table:number-columns-repeated="1007"/>
        </table:table-row>
        <table:table-row table:style-name="ro6">
          <table:table-cell table:style-name="ce59" office:value-type="string" calcext:value-type="string">
            <text:p>民國107年</text:p>
          </table:table-cell>
          <table:table-cell table:style-name="ce63"/>
          <table:table-cell table:style-name="ce75"/>
          <table:table-cell table:style-name="ce82" office:value-type="float" office:value="190028.822427" calcext:value-type="float">
            <text:p><text:s/>190,028.8 <text:s/></text:p>
          </table:table-cell>
          <table:table-cell table:style-name="ce88" office:value-type="float" office:value="3370.774" calcext:value-type="float">
            <text:p><text:s/>3,370.8 <text:s/></text:p>
          </table:table-cell>
          <table:table-cell table:style-name="ce88" office:value-type="float" office:value="153859.636793" calcext:value-type="float">
            <text:p><text:s/>153,859.6 <text:s/></text:p>
          </table:table-cell>
          <table:table-cell table:style-name="ce88" office:value-type="float" office:value="74794.536289" calcext:value-type="float">
            <text:p><text:s/>74,794.5 <text:s/></text:p>
          </table:table-cell>
          <table:table-cell table:style-name="ce88" office:value-type="float" office:value="6750.636925" calcext:value-type="float">
            <text:p><text:s/>6,750.6 <text:s/></text:p>
          </table:table-cell>
          <table:table-cell table:style-name="ce88" office:value-type="float" office:value="72314.463579" calcext:value-type="float">
            <text:p><text:s/>72,314.5 <text:s/></text:p>
          </table:table-cell>
          <table:table-cell table:style-name="ce88" office:value-type="float" office:value="27682.40688" calcext:value-type="float">
            <text:p><text:s/>27,682.4 <text:s/></text:p>
          </table:table-cell>
          <table:table-cell table:style-name="ce88" office:value-type="float" office:value="5116.004754" calcext:value-type="float">
            <text:p><text:s/>5,116.0 <text:s/></text:p>
          </table:table-cell>
          <table:table-cell table:style-name="ce88" office:value-type="float" office:value="4334.156779" calcext:value-type="float">
            <text:p><text:s/>4,334.2 <text:s/></text:p>
          </table:table-cell>
          <table:table-cell table:style-name="ce88" office:value-type="float" office:value="0" calcext:value-type="float">
            <text:p>- <text:s/></text:p>
          </table:table-cell>
          <table:table-cell table:style-name="ce88" office:value-type="float" office:value="31.576318" calcext:value-type="float">
            <text:p><text:s/>31.6 <text:s/></text:p>
          </table:table-cell>
          <table:table-cell table:style-name="ce88" office:value-type="float" office:value="750.271657" calcext:value-type="float">
            <text:p><text:s/>750.3 <text:s/></text:p>
          </table:table-cell>
          <table:table-cell table:style-name="ce88" office:value-type="float" office:value="183382.692454" calcext:value-type="float">
            <text:p><text:s/>183,382.7 <text:s/></text:p>
          </table:table-cell>
          <table:table-cell table:style-name="ce96" office:value-type="float" office:value="6646.129973" calcext:value-type="float">
            <text:p><text:s/>6,646.1 <text:s/></text:p>
          </table:table-cell>
          <table:table-cell table:style-name="ce101" table:number-columns-repeated="1007"/>
        </table:table-row>
        <table:table-row table:style-name="ro6">
          <table:table-cell table:style-name="ce59" office:value-type="string" calcext:value-type="string">
            <text:p>民國108年</text:p>
          </table:table-cell>
          <table:table-cell table:style-name="ce63"/>
          <table:table-cell table:style-name="ce75"/>
          <table:table-cell table:style-name="ce82" office:value-type="float" office:value="187944.763257" calcext:value-type="float">
            <text:p><text:s/>187,944.8 <text:s/></text:p>
          </table:table-cell>
          <table:table-cell table:style-name="ce88" office:value-type="float" office:value="3208.101" calcext:value-type="float">
            <text:p><text:s/>3,208.1 <text:s/></text:p>
          </table:table-cell>
          <table:table-cell table:style-name="ce88" office:value-type="float" office:value="146066.663865" calcext:value-type="float">
            <text:p><text:s/>146,066.7 <text:s/></text:p>
          </table:table-cell>
          <table:table-cell table:style-name="ce88" office:value-type="float" office:value="71320.565429" calcext:value-type="float">
            <text:p><text:s/>71,320.6 <text:s/></text:p>
          </table:table-cell>
          <table:table-cell table:style-name="ce88" office:value-type="float" office:value="4557.867326" calcext:value-type="float">
            <text:p><text:s/>4,557.9 <text:s/></text:p>
          </table:table-cell>
          <table:table-cell table:style-name="ce88" office:value-type="float" office:value="70188.23111" calcext:value-type="float">
            <text:p><text:s/>70,188.2 <text:s/></text:p>
          </table:table-cell>
          <table:table-cell table:style-name="ce88" office:value-type="float" office:value="32323.432" calcext:value-type="float">
            <text:p><text:s/>32,323.4 <text:s/></text:p>
          </table:table-cell>
          <table:table-cell table:style-name="ce88" office:value-type="float" office:value="6346.566392" calcext:value-type="float">
            <text:p><text:s/>6,346.6 <text:s/></text:p>
          </table:table-cell>
          <table:table-cell table:style-name="ce88" office:value-type="float" office:value="5416.741064" calcext:value-type="float">
            <text:p><text:s/>5,416.7 <text:s/></text:p>
          </table:table-cell>
          <table:table-cell table:style-name="ce88" office:value-type="float" office:value="0" calcext:value-type="float">
            <text:p>- <text:s/></text:p>
          </table:table-cell>
          <table:table-cell table:style-name="ce88" office:value-type="float" office:value="149.904538" calcext:value-type="float">
            <text:p><text:s/>149.9 <text:s/></text:p>
          </table:table-cell>
          <table:table-cell table:style-name="ce88" office:value-type="float" office:value="779.92079" calcext:value-type="float">
            <text:p><text:s/>779.9 <text:s/></text:p>
          </table:table-cell>
          <table:table-cell table:style-name="ce88" office:value-type="float" office:value="181203.42594" calcext:value-type="float">
            <text:p><text:s/>181,203.4 <text:s/></text:p>
          </table:table-cell>
          <table:table-cell table:style-name="ce96" office:value-type="float" office:value="6741.337317" calcext:value-type="float">
            <text:p><text:s/>6,741.3 <text:s/></text:p>
          </table:table-cell>
          <table:table-cell table:style-name="ce101" table:number-columns-repeated="1007"/>
        </table:table-row>
        <table:table-row table:style-name="ro6">
          <table:table-cell table:style-name="ce59"/>
          <table:table-cell table:style-name="ce63"/>
          <table:table-cell table:style-name="ce75"/>
          <table:table-cell table:style-name="ce82"/>
          <table:table-cell table:style-name="ce88" table:number-columns-repeated="12"/>
          <table:table-cell table:style-name="ce96"/>
          <table:table-cell table:style-name="ce101" table:number-columns-repeated="1007"/>
        </table:table-row>
        <table:table-row table:style-name="ro6">
          <table:table-cell table:style-name="ce59" office:value-type="string" calcext:value-type="string">
            <text:p>民國109年</text:p>
          </table:table-cell>
          <table:table-cell table:style-name="ce63" office:value-type="string" calcext:value-type="string">
            <text:p><text:s/>1月</text:p>
          </table:table-cell>
          <table:table-cell table:style-name="ce75"/>
          <table:table-cell table:style-name="ce82" office:value-type="float" office:value="13910.402993" calcext:value-type="float">
            <text:p><text:s/>13,910.4 <text:s/></text:p>
          </table:table-cell>
          <table:table-cell table:style-name="ce88" office:value-type="float" office:value="248.642" calcext:value-type="float">
            <text:p><text:s/>248.6 <text:s/></text:p>
          </table:table-cell>
          <table:table-cell table:style-name="ce88" office:value-type="float" office:value="10399.183903" calcext:value-type="float">
            <text:p><text:s/>10,399.2 <text:s/></text:p>
          </table:table-cell>
          <table:table-cell table:style-name="ce88" office:value-type="float" office:value="4303.323727" calcext:value-type="float">
            <text:p><text:s/>4,303.3 <text:s/></text:p>
          </table:table-cell>
          <table:table-cell table:style-name="ce88" office:value-type="float" office:value="306.925301" calcext:value-type="float">
            <text:p><text:s/>306.9 <text:s/></text:p>
          </table:table-cell>
          <table:table-cell table:style-name="ce88" office:value-type="float" office:value="5788.934875" calcext:value-type="float">
            <text:p><text:s/>5,788.9 <text:s/></text:p>
          </table:table-cell>
          <table:table-cell table:style-name="ce88" office:value-type="float" office:value="2976.7184" calcext:value-type="float">
            <text:p><text:s/>2,976.7 <text:s/></text:p>
          </table:table-cell>
          <table:table-cell table:style-name="ce88" office:value-type="float" office:value="285.85869" calcext:value-type="float">
            <text:p><text:s/>285.9 <text:s/></text:p>
          </table:table-cell>
          <table:table-cell table:style-name="ce88" office:value-type="float" office:value="190.392064" calcext:value-type="float">
            <text:p><text:s/>190.4 <text:s/></text:p>
          </table:table-cell>
          <table:table-cell table:style-name="ce88" office:value-type="float" office:value="0" calcext:value-type="float">
            <text:p>- <text:s/></text:p>
          </table:table-cell>
          <table:table-cell table:style-name="ce88" office:value-type="float" office:value="13.834455" calcext:value-type="float">
            <text:p><text:s/>13.8 <text:s/></text:p>
          </table:table-cell>
          <table:table-cell table:style-name="ce88" office:value-type="float" office:value="81.632171" calcext:value-type="float">
            <text:p><text:s/>81.6 <text:s/></text:p>
          </table:table-cell>
          <table:table-cell table:style-name="ce88" office:value-type="float" office:value="13413.886011" calcext:value-type="float">
            <text:p><text:s/>13,413.9 <text:s/></text:p>
          </table:table-cell>
          <table:table-cell table:style-name="ce96" office:value-type="float" office:value="496.516982" calcext:value-type="float">
            <text:p><text:s/>496.5 <text:s/></text:p>
          </table:table-cell>
          <table:table-cell table:style-name="ce101" table:number-columns-repeated="1007"/>
        </table:table-row>
        <table:table-row table:style-name="ro6">
          <table:table-cell table:style-name="ce59"/>
          <table:table-cell table:style-name="ce63" office:value-type="string" calcext:value-type="string">
            <text:p><text:s/>2月</text:p>
          </table:table-cell>
          <table:table-cell table:style-name="ce75"/>
          <table:table-cell table:style-name="ce82" office:value-type="float" office:value="13657.470115" calcext:value-type="float">
            <text:p><text:s/>13,657.5 <text:s/></text:p>
          </table:table-cell>
          <table:table-cell table:style-name="ce88" office:value-type="float" office:value="225.771" calcext:value-type="float">
            <text:p><text:s/>225.8 <text:s/></text:p>
          </table:table-cell>
          <table:table-cell table:style-name="ce88" office:value-type="float" office:value="10581.080283" calcext:value-type="float">
            <text:p><text:s/>10,581.1 <text:s/></text:p>
          </table:table-cell>
          <table:table-cell table:style-name="ce88" office:value-type="float" office:value="4630.120842" calcext:value-type="float">
            <text:p><text:s/>4,630.1 <text:s/></text:p>
          </table:table-cell>
          <table:table-cell table:style-name="ce88" office:value-type="float" office:value="262.689237" calcext:value-type="float">
            <text:p><text:s/>262.7 <text:s/></text:p>
          </table:table-cell>
          <table:table-cell table:style-name="ce88" office:value-type="float" office:value="5688.270204" calcext:value-type="float">
            <text:p><text:s/>5,688.3 <text:s/></text:p>
          </table:table-cell>
          <table:table-cell table:style-name="ce88" office:value-type="float" office:value="2538.98242" calcext:value-type="float">
            <text:p><text:s/>2,539.0 <text:s/></text:p>
          </table:table-cell>
          <table:table-cell table:style-name="ce88" office:value-type="float" office:value="311.636412" calcext:value-type="float">
            <text:p><text:s/>311.6 <text:s/></text:p>
          </table:table-cell>
          <table:table-cell table:style-name="ce88" office:value-type="float" office:value="226.584768" calcext:value-type="float">
            <text:p><text:s/>226.6 <text:s/></text:p>
          </table:table-cell>
          <table:table-cell table:style-name="ce88" office:value-type="float" office:value="0" calcext:value-type="float">
            <text:p>- <text:s/></text:p>
          </table:table-cell>
          <table:table-cell table:style-name="ce88" office:value-type="float" office:value="12.752549" calcext:value-type="float">
            <text:p><text:s/>12.8 <text:s/></text:p>
          </table:table-cell>
          <table:table-cell table:style-name="ce88" office:value-type="float" office:value="72.299095" calcext:value-type="float">
            <text:p><text:s/>72.3 <text:s/></text:p>
          </table:table-cell>
          <table:table-cell table:style-name="ce88" office:value-type="float" office:value="13176.680945" calcext:value-type="float">
            <text:p><text:s/>13,176.7 <text:s/></text:p>
          </table:table-cell>
          <table:table-cell table:style-name="ce96" office:value-type="float" office:value="480.78917" calcext:value-type="float">
            <text:p><text:s/>480.8 <text:s/></text:p>
          </table:table-cell>
          <table:table-cell table:style-name="ce101" table:number-columns-repeated="1007"/>
        </table:table-row>
        <table:table-row table:style-name="ro6">
          <table:table-cell table:style-name="ce59"/>
          <table:table-cell table:style-name="ce63" office:value-type="string" calcext:value-type="string">
            <text:p><text:s/>3月</text:p>
          </table:table-cell>
          <table:table-cell table:style-name="ce75"/>
          <table:table-cell table:style-name="ce82" office:value-type="float" office:value="14600.81719" calcext:value-type="float">
            <text:p><text:s/>14,600.8 <text:s/></text:p>
          </table:table-cell>
          <table:table-cell table:style-name="ce88" office:value-type="float" office:value="239.25623" calcext:value-type="float">
            <text:p><text:s/>239.3 <text:s/></text:p>
          </table:table-cell>
          <table:table-cell table:style-name="ce88" office:value-type="float" office:value="11817.131395" calcext:value-type="float">
            <text:p><text:s/>11,817.1 <text:s/></text:p>
          </table:table-cell>
          <table:table-cell table:style-name="ce88" office:value-type="float" office:value="5062.088784" calcext:value-type="float">
            <text:p><text:s/>5,062.1 <text:s/></text:p>
          </table:table-cell>
          <table:table-cell table:style-name="ce88" office:value-type="float" office:value="247.439958" calcext:value-type="float">
            <text:p><text:s/>247.4 <text:s/></text:p>
          </table:table-cell>
          <table:table-cell table:style-name="ce88" office:value-type="float" office:value="6507.602653" calcext:value-type="float">
            <text:p><text:s/>6,507.6 <text:s/></text:p>
          </table:table-cell>
          <table:table-cell table:style-name="ce88" office:value-type="float" office:value="2230.35484" calcext:value-type="float">
            <text:p><text:s/>2,230.4 <text:s/></text:p>
          </table:table-cell>
          <table:table-cell table:style-name="ce88" office:value-type="float" office:value="314.074725" calcext:value-type="float">
            <text:p><text:s/>314.1 <text:s/></text:p>
          </table:table-cell>
          <table:table-cell table:style-name="ce88" office:value-type="float" office:value="237.417035" calcext:value-type="float">
            <text:p><text:s/>237.4 <text:s/></text:p>
          </table:table-cell>
          <table:table-cell table:style-name="ce88" office:value-type="float" office:value="0" calcext:value-type="float">
            <text:p>- <text:s/></text:p>
          </table:table-cell>
          <table:table-cell table:style-name="ce88" office:value-type="float" office:value="14.860095" calcext:value-type="float">
            <text:p><text:s/>14.9 <text:s/></text:p>
          </table:table-cell>
          <table:table-cell table:style-name="ce88" office:value-type="float" office:value="61.797595" calcext:value-type="float">
            <text:p><text:s/>61.8 <text:s/></text:p>
          </table:table-cell>
          <table:table-cell table:style-name="ce88" office:value-type="float" office:value="14088.868166" calcext:value-type="float">
            <text:p><text:s/>14,088.9 <text:s/></text:p>
          </table:table-cell>
          <table:table-cell table:style-name="ce96" office:value-type="float" office:value="511.949024" calcext:value-type="float">
            <text:p><text:s/>511.9 <text:s/></text:p>
          </table:table-cell>
          <table:table-cell table:style-name="ce101" table:number-columns-repeated="1007"/>
        </table:table-row>
        <table:table-row table:style-name="ro6">
          <table:table-cell table:style-name="ce59"/>
          <table:table-cell table:style-name="ce63" office:value-type="string" calcext:value-type="string">
            <text:p><text:s/>4月</text:p>
          </table:table-cell>
          <table:table-cell table:style-name="ce75"/>
          <table:table-cell table:style-name="ce82" office:value-type="float" office:value="14378.162843" calcext:value-type="float">
            <text:p><text:s/>14,378.2 <text:s/></text:p>
          </table:table-cell>
          <table:table-cell table:style-name="ce88" office:value-type="float" office:value="225.731" calcext:value-type="float">
            <text:p><text:s/>225.7 <text:s/></text:p>
          </table:table-cell>
          <table:table-cell table:style-name="ce88" office:value-type="float" office:value="11587.099162" calcext:value-type="float">
            <text:p><text:s/>11,587.1 <text:s/></text:p>
          </table:table-cell>
          <table:table-cell table:style-name="ce88" office:value-type="float" office:value="5328.627398" calcext:value-type="float">
            <text:p><text:s/>5,328.6 <text:s/></text:p>
          </table:table-cell>
          <table:table-cell table:style-name="ce88" office:value-type="float" office:value="168.515085" calcext:value-type="float">
            <text:p><text:s/>168.5 <text:s/></text:p>
          </table:table-cell>
          <table:table-cell table:style-name="ce88" office:value-type="float" office:value="6089.956679" calcext:value-type="float">
            <text:p><text:s/>6,090.0 <text:s/></text:p>
          </table:table-cell>
          <table:table-cell table:style-name="ce88" office:value-type="float" office:value="2269.25938" calcext:value-type="float">
            <text:p><text:s/>2,269.3 <text:s/></text:p>
          </table:table-cell>
          <table:table-cell table:style-name="ce88" office:value-type="float" office:value="296.073301" calcext:value-type="float">
            <text:p><text:s/>296.1 <text:s/></text:p>
          </table:table-cell>
          <table:table-cell table:style-name="ce88" office:value-type="float" office:value="210.896399" calcext:value-type="float">
            <text:p><text:s/>210.9 <text:s/></text:p>
          </table:table-cell>
          <table:table-cell table:style-name="ce88" office:value-type="float" office:value="0" calcext:value-type="float">
            <text:p>- <text:s/></text:p>
          </table:table-cell>
          <table:table-cell table:style-name="ce88" office:value-type="float" office:value="19.324544" calcext:value-type="float">
            <text:p><text:s/>19.3 <text:s/></text:p>
          </table:table-cell>
          <table:table-cell table:style-name="ce88" office:value-type="float" office:value="65.852358" calcext:value-type="float">
            <text:p><text:s/>65.9 <text:s/></text:p>
          </table:table-cell>
          <table:table-cell table:style-name="ce88" office:value-type="float" office:value="13877.640122" calcext:value-type="float">
            <text:p><text:s/>13,877.6 <text:s/></text:p>
          </table:table-cell>
          <table:table-cell table:style-name="ce96" office:value-type="float" office:value="500.522721" calcext:value-type="float">
            <text:p><text:s/>500.5 <text:s/></text:p>
          </table:table-cell>
          <table:table-cell table:style-name="ce101" table:number-columns-repeated="1007"/>
        </table:table-row>
        <table:table-row table:style-name="ro6">
          <table:table-cell table:style-name="ce59"/>
          <table:table-cell table:style-name="ce63" office:value-type="string" calcext:value-type="string">
            <text:p><text:s/>5月</text:p>
          </table:table-cell>
          <table:table-cell table:style-name="ce75"/>
          <table:table-cell table:style-name="ce82" office:value-type="float" office:value="16300.473019" calcext:value-type="float">
            <text:p><text:s/>16,300.5 <text:s/></text:p>
          </table:table-cell>
          <table:table-cell table:style-name="ce88" office:value-type="float" office:value="238.309" calcext:value-type="float">
            <text:p><text:s/>238.3 <text:s/></text:p>
          </table:table-cell>
          <table:table-cell table:style-name="ce88" office:value-type="float" office:value="13435.664051" calcext:value-type="float">
            <text:p><text:s/>13,435.7 <text:s/></text:p>
          </table:table-cell>
          <table:table-cell table:style-name="ce88" office:value-type="float" office:value="6244.199348" calcext:value-type="float">
            <text:p><text:s/>6,244.2 <text:s/></text:p>
          </table:table-cell>
          <table:table-cell table:style-name="ce88" office:value-type="float" office:value="188.309678" calcext:value-type="float">
            <text:p><text:s/>188.3 <text:s/></text:p>
          </table:table-cell>
          <table:table-cell table:style-name="ce88" office:value-type="float" office:value="7003.155025" calcext:value-type="float">
            <text:p><text:s/>7,003.2 <text:s/></text:p>
          </table:table-cell>
          <table:table-cell table:style-name="ce88" office:value-type="float" office:value="2272.01029" calcext:value-type="float">
            <text:p><text:s/>2,272.0 <text:s/></text:p>
          </table:table-cell>
          <table:table-cell table:style-name="ce88" office:value-type="float" office:value="354.489678" calcext:value-type="float">
            <text:p><text:s/>354.5 <text:s/></text:p>
          </table:table-cell>
          <table:table-cell table:style-name="ce88" office:value-type="float" office:value="307.414432" calcext:value-type="float">
            <text:p><text:s/>307.4 <text:s/></text:p>
          </table:table-cell>
          <table:table-cell table:style-name="ce88" office:value-type="float" office:value="0" calcext:value-type="float">
            <text:p>- <text:s/></text:p>
          </table:table-cell>
          <table:table-cell table:style-name="ce88" office:value-type="float" office:value="22.37193" calcext:value-type="float">
            <text:p><text:s/>22.4 <text:s/></text:p>
          </table:table-cell>
          <table:table-cell table:style-name="ce88" office:value-type="float" office:value="24.703316" calcext:value-type="float">
            <text:p><text:s/>24.7 <text:s/></text:p>
          </table:table-cell>
          <table:table-cell table:style-name="ce88" office:value-type="float" office:value="15737.399082" calcext:value-type="float">
            <text:p><text:s/>15,737.4 <text:s/></text:p>
          </table:table-cell>
          <table:table-cell table:style-name="ce96" office:value-type="float" office:value="563.073937" calcext:value-type="float">
            <text:p><text:s/>563.1 <text:s/></text:p>
          </table:table-cell>
          <table:table-cell table:style-name="ce101" table:number-columns-repeated="1007"/>
        </table:table-row>
        <table:table-row table:style-name="ro6">
          <table:table-cell table:style-name="ce59"/>
          <table:table-cell table:style-name="ce63" office:value-type="string" calcext:value-type="string">
            <text:p><text:s/>6月</text:p>
          </table:table-cell>
          <table:table-cell table:style-name="ce75"/>
          <table:table-cell table:style-name="ce82" office:value-type="float" office:value="17381.922086" calcext:value-type="float">
            <text:p><text:s/>17,381.9 <text:s/></text:p>
          </table:table-cell>
          <table:table-cell table:style-name="ce88" office:value-type="float" office:value="279.188" calcext:value-type="float">
            <text:p><text:s/>279.2 <text:s/></text:p>
          </table:table-cell>
          <table:table-cell table:style-name="ce88" office:value-type="float" office:value="13841.727432" calcext:value-type="float">
            <text:p><text:s/>13,841.7 <text:s/></text:p>
          </table:table-cell>
          <table:table-cell table:style-name="ce88" office:value-type="float" office:value="6788.97511" calcext:value-type="float">
            <text:p><text:s/>6,789.0 <text:s/></text:p>
          </table:table-cell>
          <table:table-cell table:style-name="ce88" office:value-type="float" office:value="204.522577" calcext:value-type="float">
            <text:p><text:s/>204.5 <text:s/></text:p>
          </table:table-cell>
          <table:table-cell table:style-name="ce88" office:value-type="float" office:value="6848.229745" calcext:value-type="float">
            <text:p><text:s/>6,848.2 <text:s/></text:p>
          </table:table-cell>
          <table:table-cell table:style-name="ce88" office:value-type="float" office:value="2851.93031" calcext:value-type="float">
            <text:p><text:s/>2,851.9 <text:s/></text:p>
          </table:table-cell>
          <table:table-cell table:style-name="ce88" office:value-type="float" office:value="409.076344" calcext:value-type="float">
            <text:p><text:s/>409.1 <text:s/></text:p>
          </table:table-cell>
          <table:table-cell table:style-name="ce88" office:value-type="float" office:value="347.309712" calcext:value-type="float">
            <text:p><text:s/>347.3 <text:s/></text:p>
          </table:table-cell>
          <table:table-cell table:style-name="ce88" office:value-type="float" office:value="0" calcext:value-type="float">
            <text:p>- <text:s/></text:p>
          </table:table-cell>
          <table:table-cell table:style-name="ce88" office:value-type="float" office:value="27.630523" calcext:value-type="float">
            <text:p><text:s/>27.6 <text:s/></text:p>
          </table:table-cell>
          <table:table-cell table:style-name="ce88" office:value-type="float" office:value="34.136109" calcext:value-type="float">
            <text:p><text:s/>34.1 <text:s/></text:p>
          </table:table-cell>
          <table:table-cell table:style-name="ce88" office:value-type="float" office:value="16773.234748" calcext:value-type="float">
            <text:p><text:s/>16,773.2 <text:s/></text:p>
          </table:table-cell>
          <table:table-cell table:style-name="ce96" office:value-type="float" office:value="608.687338" calcext:value-type="float">
            <text:p><text:s/>608.7 <text:s/></text:p>
          </table:table-cell>
          <table:table-cell table:style-name="ce101" table:number-columns-repeated="1007"/>
        </table:table-row>
        <table:table-row table:style-name="ro6">
          <table:table-cell table:style-name="ce59"/>
          <table:table-cell table:style-name="ce63" office:value-type="string" calcext:value-type="string">
            <text:p><text:s/>7月</text:p>
          </table:table-cell>
          <table:table-cell table:style-name="ce75"/>
          <table:table-cell table:style-name="ce82" office:value-type="float" office:value="18984.206269" calcext:value-type="float">
            <text:p><text:s/>18,984.2 <text:s/></text:p>
          </table:table-cell>
          <table:table-cell table:style-name="ce88" office:value-type="float" office:value="304.075" calcext:value-type="float">
            <text:p><text:s/>304.1 <text:s/></text:p>
          </table:table-cell>
          <table:table-cell table:style-name="ce88" office:value-type="float" office:value="15426.93162" calcext:value-type="float">
            <text:p><text:s/>15,426.9 <text:s/></text:p>
          </table:table-cell>
          <table:table-cell table:style-name="ce88" office:value-type="float" office:value="7815.651286" calcext:value-type="float">
            <text:p><text:s/>7,815.7 <text:s/></text:p>
          </table:table-cell>
          <table:table-cell table:style-name="ce88" office:value-type="float" office:value="324.131087" calcext:value-type="float">
            <text:p><text:s/>324.1 <text:s/></text:p>
          </table:table-cell>
          <table:table-cell table:style-name="ce88" office:value-type="float" office:value="7287.149247" calcext:value-type="float">
            <text:p><text:s/>7,287.1 <text:s/></text:p>
          </table:table-cell>
          <table:table-cell table:style-name="ce88" office:value-type="float" office:value="2932.56843" calcext:value-type="float">
            <text:p><text:s/>2,932.6 <text:s/></text:p>
          </table:table-cell>
          <table:table-cell table:style-name="ce88" office:value-type="float" office:value="320.631219" calcext:value-type="float">
            <text:p><text:s/>320.6 <text:s/></text:p>
          </table:table-cell>
          <table:table-cell table:style-name="ce88" office:value-type="float" office:value="264.253118" calcext:value-type="float">
            <text:p><text:s/>264.3 <text:s/></text:p>
          </table:table-cell>
          <table:table-cell table:style-name="ce88" office:value-type="float" office:value="0" calcext:value-type="float">
            <text:p>- <text:s/></text:p>
          </table:table-cell>
          <table:table-cell table:style-name="ce88" office:value-type="float" office:value="31.062993" calcext:value-type="float">
            <text:p><text:s/>31.1 <text:s/></text:p>
          </table:table-cell>
          <table:table-cell table:style-name="ce88" office:value-type="float" office:value="25.315108" calcext:value-type="float">
            <text:p><text:s/>25.3 <text:s/></text:p>
          </table:table-cell>
          <table:table-cell table:style-name="ce88" office:value-type="float" office:value="18301.99386" calcext:value-type="float">
            <text:p><text:s/>18,302.0 <text:s/></text:p>
          </table:table-cell>
          <table:table-cell table:style-name="ce96" office:value-type="float" office:value="682.212409" calcext:value-type="float">
            <text:p><text:s/>682.2 <text:s/></text:p>
          </table:table-cell>
          <table:table-cell table:style-name="ce101" table:number-columns-repeated="1007"/>
        </table:table-row>
        <table:table-row table:style-name="ro6">
          <table:table-cell table:style-name="ce59"/>
          <table:table-cell table:style-name="ce63" office:value-type="string" calcext:value-type="string">
            <text:p><text:s/>8月</text:p>
          </table:table-cell>
          <table:table-cell table:style-name="ce75"/>
          <table:table-cell table:style-name="ce82" office:value-type="float" office:value="18566.641153" calcext:value-type="float">
            <text:p><text:s/>18,566.6 <text:s/></text:p>
          </table:table-cell>
          <table:table-cell table:style-name="ce88" office:value-type="float" office:value="310.09666" calcext:value-type="float">
            <text:p><text:s/>310.1 <text:s/></text:p>
          </table:table-cell>
          <table:table-cell table:style-name="ce88" office:value-type="float" office:value="15083.094281" calcext:value-type="float">
            <text:p><text:s/>15,083.1 <text:s/></text:p>
          </table:table-cell>
          <table:table-cell table:style-name="ce88" office:value-type="float" office:value="7591.730446" calcext:value-type="float">
            <text:p><text:s/>7,591.7 <text:s/></text:p>
          </table:table-cell>
          <table:table-cell table:style-name="ce88" office:value-type="float" office:value="290.172758" calcext:value-type="float">
            <text:p><text:s/>290.2 <text:s/></text:p>
          </table:table-cell>
          <table:table-cell table:style-name="ce88" office:value-type="float" office:value="7201.191077" calcext:value-type="float">
            <text:p><text:s/>7,201.2 <text:s/></text:p>
          </table:table-cell>
          <table:table-cell table:style-name="ce88" office:value-type="float" office:value="2918.1509" calcext:value-type="float">
            <text:p><text:s/>2,918.2 <text:s/></text:p>
          </table:table-cell>
          <table:table-cell table:style-name="ce88" office:value-type="float" office:value="255.299312" calcext:value-type="float">
            <text:p><text:s/>255.3 <text:s/></text:p>
          </table:table-cell>
          <table:table-cell table:style-name="ce88" office:value-type="float" office:value="200.580115" calcext:value-type="float">
            <text:p><text:s/>200.6 <text:s/></text:p>
          </table:table-cell>
          <table:table-cell table:style-name="ce88" office:value-type="float" office:value="0" calcext:value-type="float">
            <text:p>- <text:s/></text:p>
          </table:table-cell>
          <table:table-cell table:style-name="ce88" office:value-type="float" office:value="31.064647" calcext:value-type="float">
            <text:p><text:s/>31.1 <text:s/></text:p>
          </table:table-cell>
          <table:table-cell table:style-name="ce88" office:value-type="float" office:value="23.65455" calcext:value-type="float">
            <text:p><text:s/>23.7 <text:s/></text:p>
          </table:table-cell>
          <table:table-cell table:style-name="ce88" office:value-type="float" office:value="17895.880098" calcext:value-type="float">
            <text:p><text:s/>17,895.9 <text:s/></text:p>
          </table:table-cell>
          <table:table-cell table:style-name="ce96" office:value-type="float" office:value="670.761055" calcext:value-type="float">
            <text:p><text:s/>670.8 <text:s/></text:p>
          </table:table-cell>
          <table:table-cell table:style-name="ce101" table:number-columns-repeated="1007"/>
        </table:table-row>
        <table:table-row table:style-name="ro6">
          <table:table-cell table:style-name="ce59"/>
          <table:table-cell table:style-name="ce63" office:value-type="string" calcext:value-type="string">
            <text:p><text:s/>9月</text:p>
          </table:table-cell>
          <table:table-cell table:style-name="ce75"/>
          <table:table-cell table:style-name="ce82" office:value-type="float" office:value="16949.683111" calcext:value-type="float">
            <text:p><text:s/>16,949.7 <text:s/></text:p>
          </table:table-cell>
          <table:table-cell table:style-name="ce88" office:value-type="float" office:value="282.376" calcext:value-type="float">
            <text:p><text:s/>282.4 <text:s/></text:p>
          </table:table-cell>
          <table:table-cell table:style-name="ce88" office:value-type="float" office:value="13606.327086" calcext:value-type="float">
            <text:p><text:s/>13,606.3 <text:s/></text:p>
          </table:table-cell>
          <table:table-cell table:style-name="ce88" office:value-type="float" office:value="7101.012041" calcext:value-type="float">
            <text:p><text:s/>7,101.0 <text:s/></text:p>
          </table:table-cell>
          <table:table-cell table:style-name="ce88" office:value-type="float" office:value="318.372084" calcext:value-type="float">
            <text:p><text:s/>318.4 <text:s/></text:p>
          </table:table-cell>
          <table:table-cell table:style-name="ce88" office:value-type="float" office:value="6186.942961" calcext:value-type="float">
            <text:p><text:s/>6,186.9 <text:s/></text:p>
          </table:table-cell>
          <table:table-cell table:style-name="ce88" office:value-type="float" office:value="2773.92863" calcext:value-type="float">
            <text:p><text:s/>2,773.9 <text:s/></text:p>
          </table:table-cell>
          <table:table-cell table:style-name="ce88" office:value-type="float" office:value="287.051395" calcext:value-type="float">
            <text:p><text:s/>287.1 <text:s/></text:p>
          </table:table-cell>
          <table:table-cell table:style-name="ce88" office:value-type="float" office:value="216.31127" calcext:value-type="float">
            <text:p><text:s/>216.3 <text:s/></text:p>
          </table:table-cell>
          <table:table-cell table:style-name="ce88" office:value-type="float" office:value="0" calcext:value-type="float">
            <text:p>- <text:s/></text:p>
          </table:table-cell>
          <table:table-cell table:style-name="ce88" office:value-type="float" office:value="26.183948" calcext:value-type="float">
            <text:p><text:s/>26.2 <text:s/></text:p>
          </table:table-cell>
          <table:table-cell table:style-name="ce88" office:value-type="float" office:value="44.556177" calcext:value-type="float">
            <text:p><text:s/>44.6 <text:s/></text:p>
          </table:table-cell>
          <table:table-cell table:style-name="ce88" office:value-type="float" office:value="16323.324139" calcext:value-type="float">
            <text:p><text:s/>16,323.3 <text:s/></text:p>
          </table:table-cell>
          <table:table-cell table:style-name="ce96" office:value-type="float" office:value="626.358972" calcext:value-type="float">
            <text:p><text:s/>626.4 <text:s/></text:p>
          </table:table-cell>
          <table:table-cell table:style-name="ce101" table:number-columns-repeated="1007"/>
        </table:table-row>
        <table:table-row table:style-name="ro6">
          <table:table-cell table:style-name="ce59"/>
          <table:table-cell table:style-name="ce63" office:value-type="string" calcext:value-type="string">
            <text:p>10月</text:p>
          </table:table-cell>
          <table:table-cell table:style-name="ce75"/>
          <table:table-cell table:style-name="ce82" office:value-type="float" office:value="15943.897934" calcext:value-type="float">
            <text:p><text:s/>15,943.9 <text:s/></text:p>
          </table:table-cell>
          <table:table-cell table:style-name="ce88" office:value-type="float" office:value="297.672" calcext:value-type="float">
            <text:p><text:s/>297.7 <text:s/></text:p>
          </table:table-cell>
          <table:table-cell table:style-name="ce88" office:value-type="float" office:value="12252.55158" calcext:value-type="float">
            <text:p><text:s/>12,252.6 <text:s/></text:p>
          </table:table-cell>
          <table:table-cell table:style-name="ce88" office:value-type="float" office:value="5292.961268" calcext:value-type="float">
            <text:p><text:s/>5,293.0 <text:s/></text:p>
          </table:table-cell>
          <table:table-cell table:style-name="ce88" office:value-type="float" office:value="234.772567" calcext:value-type="float">
            <text:p><text:s/>234.8 <text:s/></text:p>
          </table:table-cell>
          <table:table-cell table:style-name="ce88" office:value-type="float" office:value="6724.817745" calcext:value-type="float">
            <text:p><text:s/>6,724.8 <text:s/></text:p>
          </table:table-cell>
          <table:table-cell table:style-name="ce88" office:value-type="float" office:value="2953.92065" calcext:value-type="float">
            <text:p><text:s/>2,953.9 <text:s/></text:p>
          </table:table-cell>
          <table:table-cell table:style-name="ce88" office:value-type="float" office:value="439.753704" calcext:value-type="float">
            <text:p><text:s/>439.8 <text:s/></text:p>
          </table:table-cell>
          <table:table-cell table:style-name="ce88" office:value-type="float" office:value="295.139061" calcext:value-type="float">
            <text:p><text:s/>295.1 <text:s/></text:p>
          </table:table-cell>
          <table:table-cell table:style-name="ce88" office:value-type="float" office:value="0" calcext:value-type="float">
            <text:p>- <text:s/></text:p>
          </table:table-cell>
          <table:table-cell table:style-name="ce88" office:value-type="float" office:value="15.418363" calcext:value-type="float">
            <text:p><text:s/>15.4 <text:s/></text:p>
          </table:table-cell>
          <table:table-cell table:style-name="ce88" office:value-type="float" office:value="129.19628" calcext:value-type="float">
            <text:p><text:s/>129.2 <text:s/></text:p>
          </table:table-cell>
          <table:table-cell table:style-name="ce88" office:value-type="float" office:value="15387.830866" calcext:value-type="float">
            <text:p><text:s/>15,387.8 <text:s/></text:p>
          </table:table-cell>
          <table:table-cell table:style-name="ce96" office:value-type="float" office:value="556.067068" calcext:value-type="float">
            <text:p><text:s/>556.1 <text:s/></text:p>
          </table:table-cell>
          <table:table-cell table:style-name="ce101" table:number-columns-repeated="1007"/>
        </table:table-row>
        <table:table-row table:style-name="ro6">
          <table:table-cell table:style-name="ce59"/>
          <table:table-cell table:style-name="ce63" office:value-type="string" calcext:value-type="string">
            <text:p>11月</text:p>
          </table:table-cell>
          <table:table-cell table:style-name="ce75"/>
          <table:table-cell table:style-name="ce82" office:value-type="float" office:value="15303.338231" calcext:value-type="float">
            <text:p><text:s/>15,303.3 <text:s/></text:p>
          </table:table-cell>
          <table:table-cell table:style-name="ce88" office:value-type="float" office:value="250.323" calcext:value-type="float">
            <text:p><text:s/>250.3 <text:s/></text:p>
          </table:table-cell>
          <table:table-cell table:style-name="ce88" office:value-type="float" office:value="12103.190723" calcext:value-type="float">
            <text:p><text:s/>12,103.2 <text:s/></text:p>
          </table:table-cell>
          <table:table-cell table:style-name="ce88" office:value-type="float" office:value="4914.900353" calcext:value-type="float">
            <text:p><text:s/>4,914.9 <text:s/></text:p>
          </table:table-cell>
          <table:table-cell table:style-name="ce88" office:value-type="float" office:value="229.883233" calcext:value-type="float">
            <text:p><text:s/>229.9 <text:s/></text:p>
          </table:table-cell>
          <table:table-cell table:style-name="ce88" office:value-type="float" office:value="6958.407137" calcext:value-type="float">
            <text:p><text:s/>6,958.4 <text:s/></text:p>
          </table:table-cell>
          <table:table-cell table:style-name="ce88" office:value-type="float" office:value="2627.21818" calcext:value-type="float">
            <text:p><text:s/>2,627.2 <text:s/></text:p>
          </table:table-cell>
          <table:table-cell table:style-name="ce88" office:value-type="float" office:value="322.606328" calcext:value-type="float">
            <text:p><text:s/>322.6 <text:s/></text:p>
          </table:table-cell>
          <table:table-cell table:style-name="ce88" office:value-type="float" office:value="200.176948" calcext:value-type="float">
            <text:p><text:s/>200.2 <text:s/></text:p>
          </table:table-cell>
          <table:table-cell table:style-name="ce88" office:value-type="float" office:value="0" calcext:value-type="float">
            <text:p>- <text:s/></text:p>
          </table:table-cell>
          <table:table-cell table:style-name="ce88" office:value-type="float" office:value="19.581279" calcext:value-type="float">
            <text:p><text:s/>19.6 <text:s/></text:p>
          </table:table-cell>
          <table:table-cell table:style-name="ce88" office:value-type="float" office:value="102.848101" calcext:value-type="float">
            <text:p><text:s/>102.8 <text:s/></text:p>
          </table:table-cell>
          <table:table-cell table:style-name="ce88" office:value-type="float" office:value="14785.176549" calcext:value-type="float">
            <text:p><text:s/>14,785.2 <text:s/></text:p>
          </table:table-cell>
          <table:table-cell table:style-name="ce96" office:value-type="float" office:value="518.161682" calcext:value-type="float">
            <text:p><text:s/>518.2 <text:s/></text:p>
          </table:table-cell>
          <table:table-cell table:style-name="ce101" table:number-columns-repeated="1007"/>
        </table:table-row>
        <table:table-row table:style-name="ro6">
          <table:table-cell table:style-name="ce59"/>
          <table:table-cell table:style-name="ce63" office:value-type="string" calcext:value-type="string">
            <text:p>1 - 11月</text:p>
          </table:table-cell>
          <table:table-cell table:style-name="ce75"/>
          <table:table-cell table:style-name="ce82" office:value-type="float" office:value="175977.014944" calcext:value-type="float">
            <text:p><text:s/>175,977.0 <text:s/></text:p>
          </table:table-cell>
          <table:table-cell table:style-name="ce88" office:value-type="float" office:value="2901.43989" calcext:value-type="float">
            <text:p><text:s/>2,901.4 <text:s/></text:p>
          </table:table-cell>
          <table:table-cell table:style-name="ce88" office:value-type="float" office:value="140133.981516" calcext:value-type="float">
            <text:p><text:s/>140,134.0 <text:s/></text:p>
          </table:table-cell>
          <table:table-cell table:style-name="ce88" office:value-type="float" office:value="65073.590603" calcext:value-type="float">
            <text:p><text:s/>65,073.6 <text:s/></text:p>
          </table:table-cell>
          <table:table-cell table:style-name="ce88" office:value-type="float" office:value="2775.733565" calcext:value-type="float">
            <text:p><text:s/>2,775.7 <text:s/></text:p>
          </table:table-cell>
          <table:table-cell table:style-name="ce88" office:value-type="float" office:value="72284.657348" calcext:value-type="float">
            <text:p><text:s/>72,284.7 <text:s/></text:p>
          </table:table-cell>
          <table:table-cell table:style-name="ce88" office:value-type="float" office:value="29345.04243" calcext:value-type="float">
            <text:p><text:s/>29,345.0 <text:s/></text:p>
          </table:table-cell>
          <table:table-cell table:style-name="ce88" office:value-type="float" office:value="3596.551108" calcext:value-type="float">
            <text:p><text:s/>3,596.6 <text:s/></text:p>
          </table:table-cell>
          <table:table-cell table:style-name="ce88" office:value-type="float" office:value="2696.474922" calcext:value-type="float">
            <text:p><text:s/>2,696.5 <text:s/></text:p>
          </table:table-cell>
          <table:table-cell table:style-name="ce88" office:value-type="float" office:value="0" calcext:value-type="float">
            <text:p>- <text:s/></text:p>
          </table:table-cell>
          <table:table-cell table:style-name="ce88" office:value-type="float" office:value="234.085326" calcext:value-type="float">
            <text:p><text:s/>234.1 <text:s/></text:p>
          </table:table-cell>
          <table:table-cell table:style-name="ce88" office:value-type="float" office:value="665.99086" calcext:value-type="float">
            <text:p><text:s/>666.0 <text:s/></text:p>
          </table:table-cell>
          <table:table-cell table:style-name="ce88" office:value-type="float" office:value="169761.914586" calcext:value-type="float">
            <text:p><text:s/>169,761.9 <text:s/></text:p>
          </table:table-cell>
          <table:table-cell table:style-name="ce96" office:value-type="float" office:value="6215.100358" calcext:value-type="float">
            <text:p><text:s/>6,215.1 <text:s/></text:p>
          </table:table-cell>
          <table:table-cell table:style-name="ce53" table:number-columns-repeated="1007"/>
        </table:table-row>
        <table:table-row table:style-name="ro6">
          <table:table-cell table:style-name="ce59"/>
          <table:table-cell table:style-name="ce63" office:value-type="string" calcext:value-type="string">
            <text:p>12月</text:p>
          </table:table-cell>
          <table:table-cell table:style-name="ce75"/>
          <table:table-cell table:style-name="ce82" office:value-type="float" office:value="15123.095199" calcext:value-type="float">
            <text:p><text:s/>15,123.1 <text:s/></text:p>
          </table:table-cell>
          <table:table-cell table:style-name="ce88" office:value-type="float" office:value="257.477" calcext:value-type="float">
            <text:p><text:s/>257.5 <text:s/></text:p>
          </table:table-cell>
          <table:table-cell table:style-name="ce88" office:value-type="float" office:value="12389.030427" calcext:value-type="float">
            <text:p><text:s/>12,389.0 <text:s/></text:p>
          </table:table-cell>
          <table:table-cell table:style-name="ce88" office:value-type="float" office:value="5077.610191" calcext:value-type="float">
            <text:p><text:s/>5,077.6 <text:s/></text:p>
          </table:table-cell>
          <table:table-cell table:style-name="ce88" office:value-type="float" office:value="361.82896" calcext:value-type="float">
            <text:p><text:s/>361.8 <text:s/></text:p>
          </table:table-cell>
          <table:table-cell table:style-name="ce88" office:value-type="float" office:value="6949.591276" calcext:value-type="float">
            <text:p><text:s/>6,949.6 <text:s/></text:p>
          </table:table-cell>
          <table:table-cell table:style-name="ce88" office:value-type="float" office:value="2095.2026" calcext:value-type="float">
            <text:p><text:s/>2,095.2 <text:s/></text:p>
          </table:table-cell>
          <table:table-cell table:style-name="ce88" office:value-type="float" office:value="381.385172" calcext:value-type="float">
            <text:p><text:s/>381.4 <text:s/></text:p>
          </table:table-cell>
          <table:table-cell table:style-name="ce88" office:value-type="float" office:value="229.212476" calcext:value-type="float">
            <text:p><text:s/>229.2 <text:s/></text:p>
          </table:table-cell>
          <table:table-cell table:style-name="ce88" office:value-type="float" office:value="0" calcext:value-type="float">
            <text:p>- <text:s/></text:p>
          </table:table-cell>
          <table:table-cell table:style-name="ce88" office:value-type="float" office:value="24.282064" calcext:value-type="float">
            <text:p><text:s/>24.3 <text:s/></text:p>
          </table:table-cell>
          <table:table-cell table:style-name="ce88" office:value-type="float" office:value="127.890632" calcext:value-type="float">
            <text:p><text:s/>127.9 <text:s/></text:p>
          </table:table-cell>
          <table:table-cell table:style-name="ce88" office:value-type="float" office:value="14610.860966" calcext:value-type="float">
            <text:p><text:s/>14,610.9 <text:s/></text:p>
          </table:table-cell>
          <table:table-cell table:style-name="ce96" office:value-type="float" office:value="512.234233" calcext:value-type="float">
            <text:p><text:s/>512.2 <text:s/></text:p>
          </table:table-cell>
          <table:table-cell table:style-name="ce53" table:number-columns-repeated="1007"/>
        </table:table-row>
        <table:table-row table:style-name="ro6">
          <table:table-cell table:style-name="ce59"/>
          <table:table-cell table:style-name="ce63" office:value-type="string" calcext:value-type="string">
            <text:p>1 - 12月</text:p>
          </table:table-cell>
          <table:table-cell table:style-name="ce75"/>
          <table:table-cell table:style-name="ce82" office:value-type="float" office:value="191100.110143" calcext:value-type="float">
            <text:p><text:s/>191,100.1 <text:s/></text:p>
          </table:table-cell>
          <table:table-cell table:style-name="ce88" office:value-type="float" office:value="3158.91689" calcext:value-type="float">
            <text:p><text:s/>3,158.9 <text:s/></text:p>
          </table:table-cell>
          <table:table-cell table:style-name="ce88" office:value-type="float" office:value="152523.011943" calcext:value-type="float">
            <text:p><text:s/>152,523.0 <text:s/></text:p>
          </table:table-cell>
          <table:table-cell table:style-name="ce88" office:value-type="float" office:value="70151.200794" calcext:value-type="float">
            <text:p><text:s/>70,151.2 <text:s/></text:p>
          </table:table-cell>
          <table:table-cell table:style-name="ce88" office:value-type="float" office:value="3137.562525" calcext:value-type="float">
            <text:p><text:s/>3,137.6 <text:s/></text:p>
          </table:table-cell>
          <table:table-cell table:style-name="ce88" office:value-type="float" office:value="79234.248624" calcext:value-type="float">
            <text:p><text:s/>79,234.2 <text:s/></text:p>
          </table:table-cell>
          <table:table-cell table:style-name="ce88" office:value-type="float" office:value="31440.24503" calcext:value-type="float">
            <text:p><text:s/>31,440.2 <text:s/></text:p>
          </table:table-cell>
          <table:table-cell table:style-name="ce88" office:value-type="float" office:value="3977.93628" calcext:value-type="float">
            <text:p><text:s/>3,977.9 <text:s/></text:p>
          </table:table-cell>
          <table:table-cell table:style-name="ce88" office:value-type="float" office:value="2925.687398" calcext:value-type="float">
            <text:p><text:s/>2,925.7 <text:s/></text:p>
          </table:table-cell>
          <table:table-cell table:style-name="ce88" office:value-type="float" office:value="0" calcext:value-type="float">
            <text:p>- <text:s/></text:p>
          </table:table-cell>
          <table:table-cell table:style-name="ce88" office:value-type="float" office:value="258.36739" calcext:value-type="float">
            <text:p><text:s/>258.4 <text:s/></text:p>
          </table:table-cell>
          <table:table-cell table:style-name="ce88" office:value-type="float" office:value="793.881492" calcext:value-type="float">
            <text:p><text:s/>793.9 <text:s/></text:p>
          </table:table-cell>
          <table:table-cell table:style-name="ce88" office:value-type="float" office:value="184372.775552" calcext:value-type="float">
            <text:p><text:s/>184,372.8 <text:s/></text:p>
          </table:table-cell>
          <table:table-cell table:style-name="ce96" office:value-type="float" office:value="6727.334591" calcext:value-type="float">
            <text:p><text:s/>6,727.3 <text:s/></text:p>
          </table:table-cell>
          <table:table-cell table:style-name="ce53" table:number-columns-repeated="1007"/>
        </table:table-row>
        <table:table-row table:style-name="ro6">
          <table:table-cell table:style-name="ce59"/>
          <table:table-cell table:style-name="ce63"/>
          <table:table-cell table:style-name="ce75"/>
          <table:table-cell table:style-name="ce82"/>
          <table:table-cell table:style-name="ce88" table:number-columns-repeated="12"/>
          <table:table-cell table:style-name="ce96"/>
          <table:table-cell table:style-name="ce53" table:number-columns-repeated="1007"/>
        </table:table-row>
        <table:table-row table:style-name="ro6">
          <table:table-cell table:style-name="ce59" office:value-type="string" calcext:value-type="string">
            <text:p>民國110年</text:p>
          </table:table-cell>
          <table:table-cell table:style-name="ce63" office:value-type="string" calcext:value-type="string">
            <text:p><text:s/>1月</text:p>
          </table:table-cell>
          <table:table-cell table:style-name="ce75"/>
          <table:table-cell table:style-name="ce82" office:value-type="float" office:value="15402.477517" calcext:value-type="float">
            <text:p><text:s/>15,402.5 <text:s/></text:p>
          </table:table-cell>
          <table:table-cell table:style-name="ce88" office:value-type="float" office:value="257.731" calcext:value-type="float">
            <text:p><text:s/>257.7 <text:s/></text:p>
          </table:table-cell>
          <table:table-cell table:style-name="ce88" office:value-type="float" office:value="11978.451577" calcext:value-type="float">
            <text:p><text:s/>11,978.5 <text:s/></text:p>
          </table:table-cell>
          <table:table-cell table:style-name="ce88" office:value-type="float" office:value="5043.725699" calcext:value-type="float">
            <text:p><text:s/>5,043.7 <text:s/></text:p>
          </table:table-cell>
          <table:table-cell table:style-name="ce88" office:value-type="float" office:value="299.915221" calcext:value-type="float">
            <text:p><text:s/>299.9 <text:s/></text:p>
          </table:table-cell>
          <table:table-cell table:style-name="ce88" office:value-type="float" office:value="6634.810657" calcext:value-type="float">
            <text:p><text:s/>6,634.8 <text:s/></text:p>
          </table:table-cell>
          <table:table-cell table:style-name="ce88" office:value-type="float" office:value="2822.81501" calcext:value-type="float">
            <text:p><text:s/>2,822.8 <text:s/></text:p>
          </table:table-cell>
          <table:table-cell table:style-name="ce88" office:value-type="float" office:value="343.47993" calcext:value-type="float">
            <text:p><text:s/>343.5 <text:s/></text:p>
          </table:table-cell>
          <table:table-cell table:style-name="ce88" office:value-type="float" office:value="216.648482" calcext:value-type="float">
            <text:p><text:s/>216.6 <text:s/></text:p>
          </table:table-cell>
          <table:table-cell table:style-name="ce88" office:value-type="float" office:value="0" calcext:value-type="float">
            <text:p>- <text:s/></text:p>
          </table:table-cell>
          <table:table-cell table:style-name="ce88" office:value-type="float" office:value="30.154863" calcext:value-type="float">
            <text:p><text:s/>30.2 <text:s/></text:p>
          </table:table-cell>
          <table:table-cell table:style-name="ce88" office:value-type="float" office:value="96.676585" calcext:value-type="float">
            <text:p><text:s/>96.7 <text:s/></text:p>
          </table:table-cell>
          <table:table-cell table:style-name="ce88" office:value-type="float" office:value="14877.155127" calcext:value-type="float">
            <text:p><text:s/>14,877.2 <text:s/></text:p>
          </table:table-cell>
          <table:table-cell table:style-name="ce96" office:value-type="float" office:value="525.32239" calcext:value-type="float">
            <text:p><text:s/>525.3 <text:s/></text:p>
          </table:table-cell>
          <table:table-cell table:style-name="ce53" table:number-columns-repeated="1007"/>
        </table:table-row>
        <table:table-row table:style-name="ro6">
          <table:table-cell table:style-name="ce59"/>
          <table:table-cell table:style-name="ce63" office:value-type="string" calcext:value-type="string">
            <text:p><text:s/>2月</text:p>
          </table:table-cell>
          <table:table-cell table:style-name="ce75"/>
          <table:table-cell table:style-name="ce82" office:value-type="float" office:value="13234.181045" calcext:value-type="float">
            <text:p><text:s/>13,234.2 <text:s/></text:p>
          </table:table-cell>
          <table:table-cell table:style-name="ce88" office:value-type="float" office:value="247.635" calcext:value-type="float">
            <text:p><text:s/>247.6 <text:s/></text:p>
          </table:table-cell>
          <table:table-cell table:style-name="ce88" office:value-type="float" office:value="10025.81068" calcext:value-type="float">
            <text:p><text:s/>10,025.8 <text:s/></text:p>
          </table:table-cell>
          <table:table-cell table:style-name="ce88" office:value-type="float" office:value="4505.211931" calcext:value-type="float">
            <text:p><text:s/>4,505.2 <text:s/></text:p>
          </table:table-cell>
          <table:table-cell table:style-name="ce88" office:value-type="float" office:value="268.901707" calcext:value-type="float">
            <text:p><text:s/>268.9 <text:s/></text:p>
          </table:table-cell>
          <table:table-cell table:style-name="ce88" office:value-type="float" office:value="5251.697042" calcext:value-type="float">
            <text:p><text:s/>5,251.7 <text:s/></text:p>
          </table:table-cell>
          <table:table-cell table:style-name="ce88" office:value-type="float" office:value="2684.82261" calcext:value-type="float">
            <text:p><text:s/>2,684.8 <text:s/></text:p>
          </table:table-cell>
          <table:table-cell table:style-name="ce88" office:value-type="float" office:value="275.912755" calcext:value-type="float">
            <text:p><text:s/>275.9 <text:s/></text:p>
          </table:table-cell>
          <table:table-cell table:style-name="ce88" office:value-type="float" office:value="180.217205" calcext:value-type="float">
            <text:p><text:s/>180.2 <text:s/></text:p>
          </table:table-cell>
          <table:table-cell table:style-name="ce88" office:value-type="float" office:value="0" calcext:value-type="float">
            <text:p>- <text:s/></text:p>
          </table:table-cell>
          <table:table-cell table:style-name="ce88" office:value-type="float" office:value="31.823758" calcext:value-type="float">
            <text:p><text:s/>31.8 <text:s/></text:p>
          </table:table-cell>
          <table:table-cell table:style-name="ce88" office:value-type="float" office:value="63.871792" calcext:value-type="float">
            <text:p><text:s/>63.9 <text:s/></text:p>
          </table:table-cell>
          <table:table-cell table:style-name="ce88" office:value-type="float" office:value="12773.407075" calcext:value-type="float">
            <text:p><text:s/>12,773.4 <text:s/></text:p>
          </table:table-cell>
          <table:table-cell table:style-name="ce96" office:value-type="float" office:value="460.77397" calcext:value-type="float">
            <text:p><text:s/>460.8 <text:s/></text:p>
          </table:table-cell>
          <table:table-cell table:style-name="ce53" table:number-columns-repeated="1007"/>
        </table:table-row>
        <table:table-row table:style-name="ro6">
          <table:table-cell table:style-name="ce59"/>
          <table:table-cell table:style-name="ce63" office:value-type="string" calcext:value-type="string">
            <text:p><text:s/>3月</text:p>
          </table:table-cell>
          <table:table-cell table:style-name="ce75"/>
          <table:table-cell table:style-name="ce82" office:value-type="float" office:value="15430.308211" calcext:value-type="float">
            <text:p><text:s/>15,430.3 <text:s/></text:p>
          </table:table-cell>
          <table:table-cell table:style-name="ce88" office:value-type="float" office:value="257.044" calcext:value-type="float">
            <text:p><text:s/>257.0 <text:s/></text:p>
          </table:table-cell>
          <table:table-cell table:style-name="ce88" office:value-type="float" office:value="11988.72551" calcext:value-type="float">
            <text:p><text:s/>11,988.7 <text:s/></text:p>
          </table:table-cell>
          <table:table-cell table:style-name="ce88" office:value-type="float" office:value="4921.958344" calcext:value-type="float">
            <text:p><text:s/>4,922.0 <text:s/></text:p>
          </table:table-cell>
          <table:table-cell table:style-name="ce88" office:value-type="float" office:value="314.708135" calcext:value-type="float">
            <text:p><text:s/>314.7 <text:s/></text:p>
          </table:table-cell>
          <table:table-cell table:style-name="ce88" office:value-type="float" office:value="6752.059031" calcext:value-type="float">
            <text:p><text:s/>6,752.1 <text:s/></text:p>
          </table:table-cell>
          <table:table-cell table:style-name="ce88" office:value-type="float" office:value="2933.73846" calcext:value-type="float">
            <text:p><text:s/>2,933.7 <text:s/></text:p>
          </table:table-cell>
          <table:table-cell table:style-name="ce88" office:value-type="float" office:value="250.800241" calcext:value-type="float">
            <text:p><text:s/>250.8 <text:s/></text:p>
          </table:table-cell>
          <table:table-cell table:style-name="ce88" office:value-type="float" office:value="162.438891" calcext:value-type="float">
            <text:p><text:s/>162.4 <text:s/></text:p>
          </table:table-cell>
          <table:table-cell table:style-name="ce88" office:value-type="float" office:value="0" calcext:value-type="float">
            <text:p>- <text:s/></text:p>
          </table:table-cell>
          <table:table-cell table:style-name="ce88" office:value-type="float" office:value="23.763811" calcext:value-type="float">
            <text:p><text:s/>23.8 <text:s/></text:p>
          </table:table-cell>
          <table:table-cell table:style-name="ce88" office:value-type="float" office:value="64.597539" calcext:value-type="float">
            <text:p><text:s/>64.6 <text:s/></text:p>
          </table:table-cell>
          <table:table-cell table:style-name="ce88" office:value-type="float" office:value="14892.683726" calcext:value-type="float">
            <text:p><text:s/>14,892.7 <text:s/></text:p>
          </table:table-cell>
          <table:table-cell table:style-name="ce96" office:value-type="float" office:value="537.624485" calcext:value-type="float">
            <text:p><text:s/>537.6 <text:s/></text:p>
          </table:table-cell>
          <table:table-cell table:style-name="ce53" table:number-columns-repeated="1007"/>
        </table:table-row>
        <table:table-row table:style-name="ro6">
          <table:table-cell table:style-name="ce59"/>
          <table:table-cell table:style-name="ce63" office:value-type="string" calcext:value-type="string">
            <text:p><text:s/>4月</text:p>
          </table:table-cell>
          <table:table-cell table:style-name="ce75"/>
          <table:table-cell table:style-name="ce82" office:value-type="float" office:value="15743.029317" calcext:value-type="float">
            <text:p><text:s/>15,743.0 <text:s/></text:p>
          </table:table-cell>
          <table:table-cell table:style-name="ce88" office:value-type="float" office:value="245.801" calcext:value-type="float">
            <text:p><text:s/>245.8 <text:s/></text:p>
          </table:table-cell>
          <table:table-cell table:style-name="ce88" office:value-type="float" office:value="12998.933891" calcext:value-type="float">
            <text:p><text:s/>12,998.9 <text:s/></text:p>
          </table:table-cell>
          <table:table-cell table:style-name="ce88" office:value-type="float" office:value="6000.103634" calcext:value-type="float">
            <text:p><text:s/>6,000.1 <text:s/></text:p>
          </table:table-cell>
          <table:table-cell table:style-name="ce88" office:value-type="float" office:value="230.816576" calcext:value-type="float">
            <text:p><text:s/>230.8 <text:s/></text:p>
          </table:table-cell>
          <table:table-cell table:style-name="ce88" office:value-type="float" office:value="6768.013681" calcext:value-type="float">
            <text:p><text:s/>6,768.0 <text:s/></text:p>
          </table:table-cell>
          <table:table-cell table:style-name="ce88" office:value-type="float" office:value="2262.0981" calcext:value-type="float">
            <text:p><text:s/>2,262.1 <text:s/></text:p>
          </table:table-cell>
          <table:table-cell table:style-name="ce88" office:value-type="float" office:value="236.196326" calcext:value-type="float">
            <text:p><text:s/>236.2 <text:s/></text:p>
          </table:table-cell>
          <table:table-cell table:style-name="ce88" office:value-type="float" office:value="135.673349" calcext:value-type="float">
            <text:p><text:s/>135.7 <text:s/></text:p>
          </table:table-cell>
          <table:table-cell table:style-name="ce88" office:value-type="float" office:value="0" calcext:value-type="float">
            <text:p>- <text:s/></text:p>
          </table:table-cell>
          <table:table-cell table:style-name="ce88" office:value-type="float" office:value="37.10392" calcext:value-type="float">
            <text:p><text:s/>37.1 <text:s/></text:p>
          </table:table-cell>
          <table:table-cell table:style-name="ce88" office:value-type="float" office:value="63.419057" calcext:value-type="float">
            <text:p><text:s/>63.4 <text:s/></text:p>
          </table:table-cell>
          <table:table-cell table:style-name="ce88" office:value-type="float" office:value="15182.825275" calcext:value-type="float">
            <text:p><text:s/>15,182.8 <text:s/></text:p>
          </table:table-cell>
          <table:table-cell table:style-name="ce96" office:value-type="float" office:value="560.204063" calcext:value-type="float">
            <text:p><text:s/>560.2 <text:s/></text:p>
          </table:table-cell>
          <table:table-cell table:style-name="ce53" table:number-columns-repeated="1007"/>
        </table:table-row>
        <table:table-row table:style-name="ro6">
          <table:table-cell table:style-name="ce59"/>
          <table:table-cell table:style-name="ce63" office:value-type="string" calcext:value-type="string">
            <text:p><text:s/>5月</text:p>
          </table:table-cell>
          <table:table-cell table:style-name="ce75"/>
          <table:table-cell table:style-name="ce82" office:value-type="float" office:value="17730.611768" calcext:value-type="float">
            <text:p><text:s/>17,730.6 <text:s/></text:p>
          </table:table-cell>
          <table:table-cell table:style-name="ce88" office:value-type="float" office:value="298.187" calcext:value-type="float">
            <text:p><text:s/>298.2 <text:s/></text:p>
          </table:table-cell>
          <table:table-cell table:style-name="ce88" office:value-type="float" office:value="14819.420346" calcext:value-type="float">
            <text:p><text:s/>14,819.4 <text:s/></text:p>
          </table:table-cell>
          <table:table-cell table:style-name="ce88" office:value-type="float" office:value="7289.63641" calcext:value-type="float">
            <text:p><text:s/>7,289.6 <text:s/></text:p>
          </table:table-cell>
          <table:table-cell table:style-name="ce88" office:value-type="float" office:value="321.649036" calcext:value-type="float">
            <text:p><text:s/>321.6 <text:s/></text:p>
          </table:table-cell>
          <table:table-cell table:style-name="ce88" office:value-type="float" office:value="7208.1349" calcext:value-type="float">
            <text:p><text:s/>7,208.1 <text:s/></text:p>
          </table:table-cell>
          <table:table-cell table:style-name="ce88" office:value-type="float" office:value="2398.5825" calcext:value-type="float">
            <text:p><text:s/>2,398.6 <text:s/></text:p>
          </table:table-cell>
          <table:table-cell table:style-name="ce88" office:value-type="float" office:value="214.421922" calcext:value-type="float">
            <text:p><text:s/>214.4 <text:s/></text:p>
          </table:table-cell>
          <table:table-cell table:style-name="ce88" office:value-type="float" office:value="145.405216" calcext:value-type="float">
            <text:p><text:s/>145.4 <text:s/></text:p>
          </table:table-cell>
          <table:table-cell table:style-name="ce88" office:value-type="float" office:value="0" calcext:value-type="float">
            <text:p>- <text:s/></text:p>
          </table:table-cell>
          <table:table-cell table:style-name="ce88" office:value-type="float" office:value="42.727402" calcext:value-type="float">
            <text:p><text:s/>42.7 <text:s/></text:p>
          </table:table-cell>
          <table:table-cell table:style-name="ce88" office:value-type="float" office:value="26.289304" calcext:value-type="float">
            <text:p><text:s/>26.3 <text:s/></text:p>
          </table:table-cell>
          <table:table-cell table:style-name="ce88" office:value-type="float" office:value="17095.41281176" calcext:value-type="float">
            <text:p><text:s/>17,095.4 <text:s/></text:p>
          </table:table-cell>
          <table:table-cell table:style-name="ce96" office:value-type="float" office:value="635.19895624" calcext:value-type="float">
            <text:p><text:s/>635.2 <text:s/></text:p>
          </table:table-cell>
          <table:table-cell table:style-name="ce53" table:number-columns-repeated="1007"/>
        </table:table-row>
        <table:table-row table:style-name="ro6">
          <table:table-cell table:style-name="ce59"/>
          <table:table-cell table:style-name="ce63" office:value-type="string" calcext:value-type="string">
            <text:p><text:s/>6月</text:p>
          </table:table-cell>
          <table:table-cell table:style-name="ce75"/>
          <table:table-cell table:style-name="ce82" office:value-type="float" office:value="17396.22557" calcext:value-type="float">
            <text:p><text:s/>17,396.2 <text:s/></text:p>
          </table:table-cell>
          <table:table-cell table:style-name="ce88" office:value-type="float" office:value="259.095" calcext:value-type="float">
            <text:p><text:s/>259.1 <text:s/></text:p>
          </table:table-cell>
          <table:table-cell table:style-name="ce88" office:value-type="float" office:value="14062.569348" calcext:value-type="float">
            <text:p><text:s/>14,062.6 <text:s/></text:p>
          </table:table-cell>
          <table:table-cell table:style-name="ce88" office:value-type="float" office:value="6837.127697" calcext:value-type="float">
            <text:p><text:s/>6,837.1 <text:s/></text:p>
          </table:table-cell>
          <table:table-cell table:style-name="ce88" office:value-type="float" office:value="343.500105" calcext:value-type="float">
            <text:p><text:s/>343.5 <text:s/></text:p>
          </table:table-cell>
          <table:table-cell table:style-name="ce88" office:value-type="float" office:value="6881.941546" calcext:value-type="float">
            <text:p><text:s/>6,881.9 <text:s/></text:p>
          </table:table-cell>
          <table:table-cell table:style-name="ce88" office:value-type="float" office:value="2723.63451" calcext:value-type="float">
            <text:p><text:s/>2,723.6 <text:s/></text:p>
          </table:table-cell>
          <table:table-cell table:style-name="ce88" office:value-type="float" office:value="350.926712" calcext:value-type="float">
            <text:p><text:s/>350.9 <text:s/></text:p>
          </table:table-cell>
          <table:table-cell table:style-name="ce88" office:value-type="float" office:value="285.02336" calcext:value-type="float">
            <text:p><text:s/>285.0 <text:s/></text:p>
          </table:table-cell>
          <table:table-cell table:style-name="ce88" office:value-type="float" office:value="0" calcext:value-type="float">
            <text:p>- <text:s/></text:p>
          </table:table-cell>
          <table:table-cell table:style-name="ce88" office:value-type="float" office:value="33.678531" calcext:value-type="float">
            <text:p><text:s/>33.7 <text:s/></text:p>
          </table:table-cell>
          <table:table-cell table:style-name="ce88" office:value-type="float" office:value="32.224821" calcext:value-type="float">
            <text:p><text:s/>32.2 <text:s/></text:p>
          </table:table-cell>
          <table:table-cell table:style-name="ce88" office:value-type="float" office:value="16757.530343" calcext:value-type="float">
            <text:p><text:s/>16,757.5 <text:s/></text:p>
          </table:table-cell>
          <table:table-cell table:style-name="ce96" office:value-type="float" office:value="638.695227" calcext:value-type="float">
            <text:p><text:s/>638.7 <text:s/></text:p>
          </table:table-cell>
          <table:table-cell table:style-name="ce53" table:number-columns-repeated="1007"/>
        </table:table-row>
        <table:table-row table:style-name="ro6">
          <table:table-cell table:style-name="ce59"/>
          <table:table-cell table:style-name="ce63" office:value-type="string" calcext:value-type="string">
            <text:p><text:s/>7月</text:p>
          </table:table-cell>
          <table:table-cell table:style-name="ce75"/>
          <table:table-cell table:style-name="ce82" office:value-type="float" office:value="18540.651875" calcext:value-type="float">
            <text:p><text:s/>18,540.7 <text:s/></text:p>
          </table:table-cell>
          <table:table-cell table:style-name="ce88" office:value-type="float" office:value="299.997" calcext:value-type="float">
            <text:p><text:s/>300.0 <text:s/></text:p>
          </table:table-cell>
          <table:table-cell table:style-name="ce88" office:value-type="float" office:value="15705.989614" calcext:value-type="float">
            <text:p><text:s/>15,706.0 <text:s/></text:p>
          </table:table-cell>
          <table:table-cell table:style-name="ce88" office:value-type="float" office:value="7585.426699" calcext:value-type="float">
            <text:p><text:s/>7,585.4 <text:s/></text:p>
          </table:table-cell>
          <table:table-cell table:style-name="ce88" office:value-type="float" office:value="375.406288" calcext:value-type="float">
            <text:p><text:s/>375.4 <text:s/></text:p>
          </table:table-cell>
          <table:table-cell table:style-name="ce88" office:value-type="float" office:value="7745.156627" calcext:value-type="float">
            <text:p><text:s/>7,745.2 <text:s/></text:p>
          </table:table-cell>
          <table:table-cell table:style-name="ce88" office:value-type="float" office:value="2158.10921" calcext:value-type="float">
            <text:p><text:s/>2,158.1 <text:s/></text:p>
          </table:table-cell>
          <table:table-cell table:style-name="ce88" office:value-type="float" office:value="376.556051" calcext:value-type="float">
            <text:p><text:s/>376.6 <text:s/></text:p>
          </table:table-cell>
          <table:table-cell table:style-name="ce88" office:value-type="float" office:value="299.383819" calcext:value-type="float">
            <text:p><text:s/>299.4 <text:s/></text:p>
          </table:table-cell>
          <table:table-cell table:style-name="ce88" office:value-type="float" office:value="0" calcext:value-type="float">
            <text:p>- <text:s/></text:p>
          </table:table-cell>
          <table:table-cell table:style-name="ce88" office:value-type="float" office:value="42.306687" calcext:value-type="float">
            <text:p><text:s/>42.3 <text:s/></text:p>
          </table:table-cell>
          <table:table-cell table:style-name="ce88" office:value-type="float" office:value="34.865545" calcext:value-type="float">
            <text:p><text:s/>34.9 <text:s/></text:p>
          </table:table-cell>
          <table:table-cell table:style-name="ce88" office:value-type="float" office:value="17877.092818" calcext:value-type="float">
            <text:p><text:s/>17,877.1 <text:s/></text:p>
          </table:table-cell>
          <table:table-cell table:style-name="ce96" office:value-type="float" office:value="663.559057" calcext:value-type="float">
            <text:p><text:s/>663.6 <text:s/></text:p>
          </table:table-cell>
          <table:table-cell table:style-name="ce53" table:number-columns-repeated="1007"/>
        </table:table-row>
        <table:table-row table:style-name="ro6">
          <table:table-cell table:style-name="ce59"/>
          <table:table-cell table:style-name="ce63" office:value-type="string" calcext:value-type="string">
            <text:p><text:s/>8月</text:p>
          </table:table-cell>
          <table:table-cell table:style-name="ce75"/>
          <table:table-cell table:style-name="ce82" office:value-type="float" office:value="18183.587011" calcext:value-type="float">
            <text:p><text:s/>18,183.6 <text:s/></text:p>
          </table:table-cell>
          <table:table-cell table:style-name="ce88" office:value-type="float" office:value="281.157" calcext:value-type="float">
            <text:p><text:s/>281.2 <text:s/></text:p>
          </table:table-cell>
          <table:table-cell table:style-name="ce88" office:value-type="float" office:value="15177.061187" calcext:value-type="float">
            <text:p><text:s/>15,177.1 <text:s/></text:p>
          </table:table-cell>
          <table:table-cell table:style-name="ce88" office:value-type="float" office:value="7463.735583" calcext:value-type="float">
            <text:p><text:s/>7,463.7 <text:s/></text:p>
          </table:table-cell>
          <table:table-cell table:style-name="ce88" office:value-type="float" office:value="302.442759" calcext:value-type="float">
            <text:p><text:s/>302.4 <text:s/></text:p>
          </table:table-cell>
          <table:table-cell table:style-name="ce88" office:value-type="float" office:value="7410.882845" calcext:value-type="float">
            <text:p><text:s/>7,410.9 <text:s/></text:p>
          </table:table-cell>
          <table:table-cell table:style-name="ce88" office:value-type="float" office:value="2118.26767" calcext:value-type="float">
            <text:p><text:s/>2,118.3 <text:s/></text:p>
          </table:table-cell>
          <table:table-cell table:style-name="ce88" office:value-type="float" office:value="607.101154" calcext:value-type="float">
            <text:p><text:s/>607.1 <text:s/></text:p>
          </table:table-cell>
          <table:table-cell table:style-name="ce88" office:value-type="float" office:value="552.502606" calcext:value-type="float">
            <text:p><text:s/>552.5 <text:s/></text:p>
          </table:table-cell>
          <table:table-cell table:style-name="ce88" office:value-type="float" office:value="0" calcext:value-type="float">
            <text:p>- <text:s/></text:p>
          </table:table-cell>
          <table:table-cell table:style-name="ce88" office:value-type="float" office:value="35.11249" calcext:value-type="float">
            <text:p><text:s/>35.1 <text:s/></text:p>
          </table:table-cell>
          <table:table-cell table:style-name="ce88" office:value-type="float" office:value="19.486058" calcext:value-type="float">
            <text:p><text:s/>19.5 <text:s/></text:p>
          </table:table-cell>
          <table:table-cell table:style-name="ce88" office:value-type="float" office:value="17525.120174" calcext:value-type="float">
            <text:p><text:s/>17,525.1 <text:s/></text:p>
          </table:table-cell>
          <table:table-cell table:style-name="ce96" office:value-type="float" office:value="658.466837" calcext:value-type="float">
            <text:p><text:s/>658.5 <text:s/></text:p>
          </table:table-cell>
          <table:table-cell table:style-name="ce53" table:number-columns-repeated="1007"/>
        </table:table-row>
        <table:table-row table:style-name="ro6">
          <table:table-cell table:style-name="ce59"/>
          <table:table-cell table:style-name="ce63" office:value-type="string" calcext:value-type="string">
            <text:p><text:s/>9月</text:p>
          </table:table-cell>
          <table:table-cell table:style-name="ce75"/>
          <table:table-cell table:style-name="ce82" office:value-type="float" office:value="17938.76432" calcext:value-type="float">
            <text:p><text:s/>17,938.8 <text:s/></text:p>
          </table:table-cell>
          <table:table-cell table:style-name="ce88" office:value-type="float" office:value="251.967" calcext:value-type="float">
            <text:p><text:s/>252.0 <text:s/></text:p>
          </table:table-cell>
          <table:table-cell table:style-name="ce88" office:value-type="float" office:value="15144.341813" calcext:value-type="float">
            <text:p><text:s/>15,144.3 <text:s/></text:p>
          </table:table-cell>
          <table:table-cell table:style-name="ce88" office:value-type="float" office:value="7720.881935" calcext:value-type="float">
            <text:p><text:s/>7,720.9 <text:s/></text:p>
          </table:table-cell>
          <table:table-cell table:style-name="ce88" office:value-type="float" office:value="429.928923" calcext:value-type="float">
            <text:p><text:s/>429.9 <text:s/></text:p>
          </table:table-cell>
          <table:table-cell table:style-name="ce88" office:value-type="float" office:value="6993.530955" calcext:value-type="float">
            <text:p><text:s/>6,993.5 <text:s/></text:p>
          </table:table-cell>
          <table:table-cell table:style-name="ce88" office:value-type="float" office:value="2118.3432" calcext:value-type="float">
            <text:p><text:s/>2,118.3 <text:s/></text:p>
          </table:table-cell>
          <table:table-cell table:style-name="ce88" office:value-type="float" office:value="424.112307" calcext:value-type="float">
            <text:p><text:s/>424.1 <text:s/></text:p>
          </table:table-cell>
          <table:table-cell table:style-name="ce88" office:value-type="float" office:value="363.732719" calcext:value-type="float">
            <text:p><text:s/>363.7 <text:s/></text:p>
          </table:table-cell>
          <table:table-cell table:style-name="ce88" office:value-type="float" office:value="0" calcext:value-type="float">
            <text:p>- <text:s/></text:p>
          </table:table-cell>
          <table:table-cell table:style-name="ce88" office:value-type="float" office:value="42.169305" calcext:value-type="float">
            <text:p><text:s/>42.2 <text:s/></text:p>
          </table:table-cell>
          <table:table-cell table:style-name="ce88" office:value-type="float" office:value="18.210283" calcext:value-type="float">
            <text:p><text:s/>18.2 <text:s/></text:p>
          </table:table-cell>
          <table:table-cell table:style-name="ce88" office:value-type="float" office:value="17282.981295" calcext:value-type="float">
            <text:p><text:s/>17,283.0 <text:s/></text:p>
          </table:table-cell>
          <table:table-cell table:style-name="ce96" office:value-type="float" office:value="655.783025" calcext:value-type="float">
            <text:p><text:s/>655.8 <text:s/></text:p>
          </table:table-cell>
          <table:table-cell table:style-name="ce53" table:number-columns-repeated="1007"/>
        </table:table-row>
        <table:table-row table:style-name="ro6">
          <table:table-cell table:style-name="ce59"/>
          <table:table-cell table:style-name="ce63" office:value-type="string" calcext:value-type="string">
            <text:p>10月</text:p>
          </table:table-cell>
          <table:table-cell table:style-name="ce75"/>
          <table:table-cell table:style-name="ce82" office:value-type="float" office:value="16548.816179" calcext:value-type="float">
            <text:p><text:s/>16,548.8 <text:s/></text:p>
          </table:table-cell>
          <table:table-cell table:style-name="ce88" office:value-type="float" office:value="304.77" calcext:value-type="float">
            <text:p><text:s/>304.8 <text:s/></text:p>
          </table:table-cell>
          <table:table-cell table:style-name="ce88" office:value-type="float" office:value="13450.611" calcext:value-type="float">
            <text:p><text:s/>13,450.6 <text:s/></text:p>
          </table:table-cell>
          <table:table-cell table:style-name="ce88" office:value-type="float" office:value="5577.966351" calcext:value-type="float">
            <text:p><text:s/>5,578.0 <text:s/></text:p>
          </table:table-cell>
          <table:table-cell table:style-name="ce88" office:value-type="float" office:value="505.629177" calcext:value-type="float">
            <text:p><text:s/>505.6 <text:s/></text:p>
          </table:table-cell>
          <table:table-cell table:style-name="ce88" office:value-type="float" office:value="7367.015472" calcext:value-type="float">
            <text:p><text:s/>7,367.0 <text:s/></text:p>
          </table:table-cell>
          <table:table-cell table:style-name="ce88" office:value-type="float" office:value="2148.19284" calcext:value-type="float">
            <text:p><text:s/>2,148.2 <text:s/></text:p>
          </table:table-cell>
          <table:table-cell table:style-name="ce88" office:value-type="float" office:value="645.242339" calcext:value-type="float">
            <text:p><text:s/>645.2 <text:s/></text:p>
          </table:table-cell>
          <table:table-cell table:style-name="ce88" office:value-type="float" office:value="519.253578" calcext:value-type="float">
            <text:p><text:s/>519.3 <text:s/></text:p>
          </table:table-cell>
          <table:table-cell table:style-name="ce88" office:value-type="float" office:value="0" calcext:value-type="float">
            <text:p>- <text:s/></text:p>
          </table:table-cell>
          <table:table-cell table:style-name="ce88" office:value-type="float" office:value="35.474697" calcext:value-type="float">
            <text:p><text:s/>35.5 <text:s/></text:p>
          </table:table-cell>
          <table:table-cell table:style-name="ce88" office:value-type="float" office:value="90.514064" calcext:value-type="float">
            <text:p><text:s/>90.5 <text:s/></text:p>
          </table:table-cell>
          <table:table-cell table:style-name="ce88" office:value-type="float" office:value="15977.474125" calcext:value-type="float">
            <text:p><text:s/>15,977.5 <text:s/></text:p>
          </table:table-cell>
          <table:table-cell table:style-name="ce96" office:value-type="float" office:value="571.342054" calcext:value-type="float">
            <text:p><text:s/>571.3 <text:s/></text:p>
          </table:table-cell>
          <table:table-cell table:style-name="ce53" table:number-columns-repeated="1007"/>
        </table:table-row>
        <table:table-row table:style-name="ro6">
          <table:table-cell table:style-name="ce59"/>
          <table:table-cell table:style-name="ce63" office:value-type="string" calcext:value-type="string">
            <text:p>11月</text:p>
          </table:table-cell>
          <table:table-cell table:style-name="ce75"/>
          <table:table-cell table:style-name="ce82" office:value-type="float" office:value="15158.441126" calcext:value-type="float">
            <text:p><text:s/>15,158.4 <text:s/></text:p>
          </table:table-cell>
          <table:table-cell table:style-name="ce88" office:value-type="float" office:value="250.116" calcext:value-type="float">
            <text:p><text:s/>250.1 <text:s/></text:p>
          </table:table-cell>
          <table:table-cell table:style-name="ce88" office:value-type="float" office:value="13024.241045" calcext:value-type="float">
            <text:p><text:s/>13,024.2 <text:s/></text:p>
          </table:table-cell>
          <table:table-cell table:style-name="ce88" office:value-type="float" office:value="5290.684918" calcext:value-type="float">
            <text:p><text:s/>5,290.7 <text:s/></text:p>
          </table:table-cell>
          <table:table-cell table:style-name="ce88" office:value-type="float" office:value="427.797577" calcext:value-type="float">
            <text:p><text:s/>427.8 <text:s/></text:p>
          </table:table-cell>
          <table:table-cell table:style-name="ce88" office:value-type="float" office:value="7305.75855" calcext:value-type="float">
            <text:p><text:s/>7,305.8 <text:s/></text:p>
          </table:table-cell>
          <table:table-cell table:style-name="ce88" office:value-type="float" office:value="1439.13986" calcext:value-type="float">
            <text:p><text:s/>1,439.1 <text:s/></text:p>
          </table:table-cell>
          <table:table-cell table:style-name="ce88" office:value-type="float" office:value="444.944221" calcext:value-type="float">
            <text:p><text:s/>444.9 <text:s/></text:p>
          </table:table-cell>
          <table:table-cell table:style-name="ce88" office:value-type="float" office:value="297.235668" calcext:value-type="float">
            <text:p><text:s/>297.2 <text:s/></text:p>
          </table:table-cell>
          <table:table-cell table:style-name="ce88" office:value-type="float" office:value="0" calcext:value-type="float">
            <text:p>- <text:s/></text:p>
          </table:table-cell>
          <table:table-cell table:style-name="ce88" office:value-type="float" office:value="29.860477" calcext:value-type="float">
            <text:p><text:s/>29.9 <text:s/></text:p>
          </table:table-cell>
          <table:table-cell table:style-name="ce88" office:value-type="float" office:value="117.848076" calcext:value-type="float">
            <text:p><text:s/>117.8 <text:s/></text:p>
          </table:table-cell>
          <table:table-cell table:style-name="ce88" office:value-type="float" office:value="14646.201344" calcext:value-type="float">
            <text:p><text:s/>14,646.2 <text:s/></text:p>
          </table:table-cell>
          <table:table-cell table:style-name="ce96" office:value-type="float" office:value="512.239782" calcext:value-type="float">
            <text:p><text:s/>512.2 <text:s/></text:p>
          </table:table-cell>
          <table:table-cell table:style-name="ce53" table:number-columns-repeated="1007"/>
        </table:table-row>
        <table:table-row table:style-name="ro6">
          <table:table-cell table:style-name="ce60"/>
          <table:table-cell table:style-name="ce69" office:value-type="string" calcext:value-type="string">
            <text:p>1 - 11月</text:p>
          </table:table-cell>
          <table:table-cell table:style-name="ce76"/>
          <table:table-cell table:style-name="ce83" office:value-type="float" office:value="181307.093939" calcext:value-type="float">
            <text:p><text:s/>181,307.1 <text:s/></text:p>
          </table:table-cell>
          <table:table-cell table:style-name="ce89" office:value-type="float" office:value="2953.5" calcext:value-type="float">
            <text:p><text:s/>2,953.5 <text:s/></text:p>
          </table:table-cell>
          <table:table-cell table:style-name="ce89" office:value-type="float" office:value="148376.156011" calcext:value-type="float">
            <text:p><text:s/>148,376.2 <text:s/></text:p>
          </table:table-cell>
          <table:table-cell table:style-name="ce89" office:value-type="float" office:value="68236.459201" calcext:value-type="float">
            <text:p><text:s/>68,236.5 <text:s/></text:p>
          </table:table-cell>
          <table:table-cell table:style-name="ce89" office:value-type="float" office:value="3820.695504" calcext:value-type="float">
            <text:p><text:s/>3,820.7 <text:s/></text:p>
          </table:table-cell>
          <table:table-cell table:style-name="ce89" office:value-type="float" office:value="76319.001306" calcext:value-type="float">
            <text:p><text:s/>76,319.0 <text:s/></text:p>
          </table:table-cell>
          <table:table-cell table:style-name="ce89" office:value-type="float" office:value="25807.74397" calcext:value-type="float">
            <text:p><text:s/>25,807.7 <text:s/></text:p>
          </table:table-cell>
          <table:table-cell table:style-name="ce89" office:value-type="float" office:value="4169.693958" calcext:value-type="float">
            <text:p><text:s/>4,169.7 <text:s/></text:p>
          </table:table-cell>
          <table:table-cell table:style-name="ce89" office:value-type="float" office:value="3157.514893" calcext:value-type="float">
            <text:p><text:s/>3,157.5 <text:s/></text:p>
          </table:table-cell>
          <table:table-cell table:style-name="ce89" office:value-type="float" office:value="0" calcext:value-type="float">
            <text:p>- <text:s/></text:p>
          </table:table-cell>
          <table:table-cell table:style-name="ce89" office:value-type="float" office:value="384.175941" calcext:value-type="float">
            <text:p><text:s/>384.2 <text:s/></text:p>
          </table:table-cell>
          <table:table-cell table:style-name="ce89" office:value-type="float" office:value="628.003124" calcext:value-type="float">
            <text:p><text:s/>628.0 <text:s/></text:p>
          </table:table-cell>
          <table:table-cell table:style-name="ce89" office:value-type="float" office:value="174887.88411376" calcext:value-type="float">
            <text:p><text:s/>174,887.9 <text:s/></text:p>
          </table:table-cell>
          <table:table-cell table:style-name="ce97" office:value-type="float" office:value="6419.20984624" calcext:value-type="float">
            <text:p><text:s/>6,419.2 <text:s/></text:p>
          </table:table-cell>
          <table:table-cell table:style-name="ce53" table:number-columns-repeated="1007"/>
        </table:table-row>
        <table:table-row table:style-name="ro6">
          <table:table-cell table:style-name="ce61" office:value-type="string" calcext:value-type="string" table:number-columns-spanned="17" table:number-rows-spanned="1">
            <text:p>註：1.淨發電量=毛發電量-廠用電量。</text:p>
          </table:table-cell>
          <table:covered-table-cell table:number-columns-repeated="16" table:style-name="ce13"/>
          <table:table-cell table:style-name="ce53" table:number-columns-repeated="1007"/>
        </table:table-row>
        <table:table-row table:style-name="ro6">
          <table:table-cell table:style-name="ce62" office:value-type="string" calcext:value-type="string" table:number-columns-spanned="17" table:number-rows-spanned="1">
            <text:p>　　2.廠用電係指發電廠因運轉發電機所消耗於各項附屬設備之電能。</text:p>
          </table:table-cell>
          <table:covered-table-cell table:number-columns-repeated="16" table:style-name="ce70"/>
          <table:table-cell table:style-name="ce53" table:number-columns-repeated="1007"/>
        </table:table-row>
        <table:table-row table:style-name="ro4" table:number-rows-repeated="3">
          <table:table-cell table:style-name="ce63" table:number-columns-repeated="2"/>
          <table:table-cell table:style-name="ce75"/>
          <table:table-cell table:style-name="ce84" table:number-columns-repeated="14"/>
          <table:table-cell table:style-name="ce53" table:number-columns-repeated="1007"/>
        </table:table-row>
        <table:table-row table:style-name="ro7" table:number-rows-repeated="5">
          <table:table-cell table:style-name="ce63" table:number-columns-repeated="2"/>
          <table:table-cell table:style-name="ce75"/>
          <table:table-cell table:style-name="ce84" table:number-columns-repeated="14"/>
          <table:table-cell table:style-name="ce53" table:number-columns-repeated="1007"/>
        </table:table-row>
        <table:table-row table:style-name="ro7" table:number-rows-repeated="10">
          <table:table-cell table:style-name="ce64" table:number-columns-repeated="2"/>
          <table:table-cell table:style-name="ce16"/>
          <table:table-cell table:style-name="ce84" table:number-columns-repeated="14"/>
          <table:table-cell table:style-name="ce53" table:number-columns-repeated="1007"/>
        </table:table-row>
        <table:table-row table:style-name="ro5" table:number-rows-repeated="3259">
          <table:table-cell table:style-name="ce64" table:number-columns-repeated="2"/>
          <table:table-cell table:style-name="ce16"/>
          <table:table-cell table:style-name="ce9" table:number-columns-repeated="14"/>
          <table:table-cell table:style-name="ce53" table:number-columns-repeated="1007"/>
        </table:table-row>
        <table:table-row table:style-name="ro5" table:number-rows-repeated="26">
          <table:table-cell table:style-name="ce64" table:number-columns-repeated="2"/>
          <table:table-cell table:style-name="ce16"/>
          <table:table-cell table:style-name="ce9" table:number-columns-repeated="14"/>
          <table:table-cell table:number-columns-repeated="1007"/>
        </table:table-row>
        <table:table-row table:style-name="ro5" table:number-rows-repeated="1045218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RowStartCell" table:base-cell-address="$Page1.$A$1" table:cell-range-address="$Page2.$A$7"/>
        </table:named-expressions>
      </table:table>
      <table:table table:name="Page3" table:style-name="ta3">
        <table:table-column table:style-name="co1" table:default-cell-style-name="ce2"/>
        <table:table-column table:style-name="co2" table:default-cell-style-name="ce2"/>
        <table:table-column table:style-name="co3" table:default-cell-style-name="ce14"/>
        <table:table-column table:style-name="co10" table:number-columns-repeated="2" table:default-cell-style-name="ce2"/>
        <table:table-column table:style-name="co11" table:number-columns-repeated="2" table:default-cell-style-name="ce2"/>
        <table:table-column table:style-name="co10" table:default-cell-style-name="ce2"/>
        <table:table-column table:style-name="co11" table:number-columns-repeated="5" table:default-cell-style-name="ce2"/>
        <table:table-column table:style-name="co12" table:default-cell-style-name="ce51"/>
        <table:table-column table:style-name="co13" table:default-cell-style-name="ce51"/>
        <table:table-column table:style-name="co6" table:number-columns-repeated="242" table:default-cell-style-name="ce51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10-4 發電量（三）</text:p>
          </table:table-cell>
          <table:covered-table-cell table:number-columns-repeated="12" table:style-name="ce10"/>
          <table:table-cell table:style-name="ce50" table:number-columns-repeated="1011"/>
        </table:table-row>
        <table:table-row table:style-name="ro2">
          <table:table-cell table:number-columns-repeated="3"/>
          <table:table-cell table:style-name="ce18" table:number-columns-repeated="4"/>
          <table:table-cell table:style-name="ce27"/>
          <table:table-cell table:style-name="ce30" table:number-columns-repeated="4"/>
          <table:table-cell table:style-name="ce30" office:value-type="string" calcext:value-type="string">
            <text:p>單位：百萬度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4">
            <text:p>年月</text:p>
          </table:table-cell>
          <table:covered-table-cell table:number-columns-repeated="2" table:style-name="ce4"/>
          <table:table-cell table:style-name="ce4" office:value-type="string" calcext:value-type="string" table:number-columns-spanned="10" table:number-rows-spanned="1">
            <text:p>民營電廠</text:p>
          </table:table-cell>
          <table:covered-table-cell table:number-columns-repeated="2" table:style-name="ce4"/>
          <table:covered-table-cell table:number-columns-repeated="7" table:style-name="ce36"/>
          <table:table-cell table:style-name="ce52" table:number-columns-repeated="1011"/>
        </table:table-row>
        <table:table-row table:style-name="ro2">
          <table:covered-table-cell table:number-columns-repeated="3" table:style-name="ce4"/>
          <table:table-cell table:style-name="ce103" office:value-type="string" calcext:value-type="string" table:number-columns-spanned="8" table:number-rows-spanned="1">
            <text:p>毛發電</text:p>
          </table:table-cell>
          <table:covered-table-cell table:number-columns-repeated="7" table:style-name="ce104"/>
          <table:table-cell table:style-name="ce3" office:value-type="string" calcext:value-type="string" table:number-columns-spanned="1" table:number-rows-spanned="3">
            <text:p>銷售</text:p>
          </table:table-cell>
          <table:table-cell table:style-name="ce3" office:value-type="string" calcext:value-type="string" table:number-columns-spanned="1" table:number-rows-spanned="3">
            <text:p>廠用電</text:p>
          </table:table-cell>
          <table:table-cell table:style-name="ce52" table:number-columns-repeated="1011"/>
        </table:table-row>
        <table:table-row table:style-name="ro2">
          <table:covered-table-cell table:number-columns-repeated="3" table:style-name="ce4"/>
          <table:table-cell table:style-name="ce3" office:value-type="string" calcext:value-type="string" table:number-columns-spanned="1" table:number-rows-spanned="2">
            <text:p>合計</text:p>
          </table:table-cell>
          <table:table-cell table:style-name="ce4" office:value-type="string" calcext:value-type="string" table:number-columns-spanned="3" table:number-rows-spanned="1">
            <text:p>火力</text:p>
          </table:table-cell>
          <table:covered-table-cell table:style-name="ce104"/>
          <table:covered-table-cell table:style-name="ce105"/>
          <table:table-cell table:style-name="ce36" office:value-type="string" calcext:value-type="string" table:number-columns-spanned="4" table:number-rows-spanned="1">
            <text:p>再生能源</text:p>
          </table:table-cell>
          <table:covered-table-cell table:number-columns-repeated="2" table:style-name="ce106"/>
          <table:covered-table-cell table:style-name="ce107"/>
          <table:covered-table-cell table:number-columns-repeated="2" table:style-name="ce29"/>
          <table:table-cell table:style-name="ce52" table:number-columns-repeated="1011"/>
        </table:table-row>
        <table:table-row table:style-name="ro2">
          <table:covered-table-cell table:number-columns-repeated="3" table:style-name="ce3"/>
          <table:covered-table-cell table:style-name="ce29"/>
          <table:table-cell table:style-name="ce56" office:value-type="string" calcext:value-type="string">
            <text:p>小計</text:p>
          </table:table-cell>
          <table:table-cell table:style-name="ce3" office:value-type="string" calcext:value-type="string">
            <text:p>燃煤</text:p>
          </table:table-cell>
          <table:table-cell table:style-name="ce3" office:value-type="string" calcext:value-type="string">
            <text:p>燃氣</text:p>
          </table:table-cell>
          <table:table-cell table:style-name="ce56" office:value-type="string" calcext:value-type="string">
            <text:p>小計</text:p>
          </table:table-cell>
          <table:table-cell table:style-name="ce3" office:value-type="string" calcext:value-type="string">
            <text:p>慣常水力</text:p>
          </table:table-cell>
          <table:table-cell table:style-name="ce3" office:value-type="string" calcext:value-type="string">
            <text:p>太陽光電</text:p>
          </table:table-cell>
          <table:table-cell table:style-name="ce3" office:value-type="string" calcext:value-type="string">
            <text:p>風力</text:p>
          </table:table-cell>
          <table:covered-table-cell table:number-columns-repeated="2" table:style-name="ce29"/>
          <table:table-cell table:style-name="ce52" table:number-columns-repeated="1011"/>
        </table:table-row>
        <table:table-row table:style-name="ro6">
          <table:table-cell table:style-name="ce5" office:value-type="string" calcext:value-type="string">
            <text:p>民國 91年</text:p>
          </table:table-cell>
          <table:table-cell table:style-name="ce11"/>
          <table:table-cell table:style-name="ce15"/>
          <table:table-cell table:style-name="ce80" office:value-type="float" office:value="22477.071955" calcext:value-type="float">
            <text:p><text:s/>22,477.1 <text:s/></text:p>
          </table:table-cell>
          <table:table-cell table:style-name="ce86" office:value-type="float" office:value="22465.930155" calcext:value-type="float">
            <text:p><text:s/>22,465.9 <text:s/></text:p>
          </table:table-cell>
          <table:table-cell table:style-name="ce86" office:value-type="float" office:value="17590.577288" calcext:value-type="float">
            <text:p><text:s/>17,590.6 <text:s/></text:p>
          </table:table-cell>
          <table:table-cell table:style-name="ce86" office:value-type="float" office:value="4875.352867" calcext:value-type="float">
            <text:p><text:s/>4,875.4 <text:s/></text:p>
          </table:table-cell>
          <table:table-cell table:number-columns-repeated="2" table:style-name="ce86" office:value-type="float" office:value="11.1418" calcext:value-type="float">
            <text:p><text:s/>11.1 <text:s/></text:p>
          </table:table-cell>
          <table:table-cell table:number-columns-repeated="2" table:style-name="ce86" office:value-type="float" office:value="0" calcext:value-type="float">
            <text:p>- <text:s/></text:p>
          </table:table-cell>
          <table:table-cell table:style-name="ce86" office:value-type="float" office:value="21270.373026" calcext:value-type="float">
            <text:p><text:s/>21,270.4 <text:s/></text:p>
          </table:table-cell>
          <table:table-cell table:style-name="ce94" office:value-type="float" office:value="1206.698929" calcext:value-type="float">
            <text:p><text:s/>1,206.7 <text:s/></text:p>
          </table:table-cell>
          <table:table-cell table:style-name="ce53" table:number-columns-repeated="1011"/>
        </table:table-row>
        <table:table-row table:style-name="ro6">
          <table:table-cell table:style-name="ce6" office:value-type="string" calcext:value-type="string">
            <text:p>民國 92年</text:p>
          </table:table-cell>
          <table:table-cell table:style-name="ce9"/>
          <table:table-cell table:style-name="ce16"/>
          <table:table-cell table:style-name="ce81" office:value-type="float" office:value="28516.067559" calcext:value-type="float">
            <text:p><text:s/>28,516.1 <text:s/></text:p>
          </table:table-cell>
          <table:table-cell table:style-name="ce87" office:value-type="float" office:value="28492.567859" calcext:value-type="float">
            <text:p><text:s/>28,492.6 <text:s/></text:p>
          </table:table-cell>
          <table:table-cell table:style-name="ce87" office:value-type="float" office:value="22642.358479" calcext:value-type="float">
            <text:p><text:s/>22,642.4 <text:s/></text:p>
          </table:table-cell>
          <table:table-cell table:style-name="ce87" office:value-type="float" office:value="5850.20938" calcext:value-type="float">
            <text:p><text:s/>5,850.2 <text:s/></text:p>
          </table:table-cell>
          <table:table-cell table:number-columns-repeated="2" table:style-name="ce87" office:value-type="float" office:value="23.4997" calcext:value-type="float">
            <text:p><text:s/>23.5 <text:s/></text:p>
          </table:table-cell>
          <table:table-cell table:number-columns-repeated="2" table:style-name="ce87" office:value-type="float" office:value="0" calcext:value-type="float">
            <text:p>- <text:s/></text:p>
          </table:table-cell>
          <table:table-cell table:style-name="ce87" office:value-type="float" office:value="26845.98694" calcext:value-type="float">
            <text:p><text:s/>26,846.0 <text:s/></text:p>
          </table:table-cell>
          <table:table-cell table:style-name="ce95" office:value-type="float" office:value="1670.080619" calcext:value-type="float">
            <text:p><text:s/>1,670.1 <text:s/></text:p>
          </table:table-cell>
          <table:table-cell table:style-name="ce53" table:number-columns-repeated="1011"/>
        </table:table-row>
        <table:table-row table:style-name="ro6">
          <table:table-cell table:style-name="ce6" office:value-type="string" calcext:value-type="string">
            <text:p>民國 93年</text:p>
          </table:table-cell>
          <table:table-cell table:style-name="ce9"/>
          <table:table-cell table:style-name="ce16"/>
          <table:table-cell table:style-name="ce81" office:value-type="float" office:value="35404.204049" calcext:value-type="float">
            <text:p><text:s/>35,404.2 <text:s/></text:p>
          </table:table-cell>
          <table:table-cell table:style-name="ce87" office:value-type="float" office:value="35378.21629" calcext:value-type="float">
            <text:p><text:s/>35,378.2 <text:s/></text:p>
          </table:table-cell>
          <table:table-cell table:style-name="ce87" office:value-type="float" office:value="21099.772892" calcext:value-type="float">
            <text:p><text:s/>21,099.8 <text:s/></text:p>
          </table:table-cell>
          <table:table-cell table:style-name="ce87" office:value-type="float" office:value="14278.443398" calcext:value-type="float">
            <text:p><text:s/>14,278.4 <text:s/></text:p>
          </table:table-cell>
          <table:table-cell table:number-columns-repeated="2" table:style-name="ce87" office:value-type="float" office:value="25.987759" calcext:value-type="float">
            <text:p><text:s/>26.0 <text:s/></text:p>
          </table:table-cell>
          <table:table-cell table:number-columns-repeated="2" table:style-name="ce87" office:value-type="float" office:value="0" calcext:value-type="float">
            <text:p>- <text:s/></text:p>
          </table:table-cell>
          <table:table-cell table:style-name="ce87" office:value-type="float" office:value="33488.812808" calcext:value-type="float">
            <text:p><text:s/>33,488.8 <text:s/></text:p>
          </table:table-cell>
          <table:table-cell table:style-name="ce95" office:value-type="float" office:value="1915.391241" calcext:value-type="float">
            <text:p><text:s/>1,915.4 <text:s/></text:p>
          </table:table-cell>
          <table:table-cell table:style-name="ce53" table:number-columns-repeated="1011"/>
        </table:table-row>
        <table:table-row table:style-name="ro6">
          <table:table-cell table:style-name="ce6" office:value-type="string" calcext:value-type="string">
            <text:p>民國 94年</text:p>
          </table:table-cell>
          <table:table-cell table:style-name="ce9"/>
          <table:table-cell table:style-name="ce16"/>
          <table:table-cell table:style-name="ce81" office:value-type="float" office:value="37564.4264" calcext:value-type="float">
            <text:p><text:s/>37,564.4 <text:s/></text:p>
          </table:table-cell>
          <table:table-cell table:style-name="ce87" office:value-type="float" office:value="37520.595877" calcext:value-type="float">
            <text:p><text:s/>37,520.6 <text:s/></text:p>
          </table:table-cell>
          <table:table-cell table:style-name="ce87" office:value-type="float" office:value="21971.547503" calcext:value-type="float">
            <text:p><text:s/>21,971.5 <text:s/></text:p>
          </table:table-cell>
          <table:table-cell table:style-name="ce87" office:value-type="float" office:value="15549.048374" calcext:value-type="float">
            <text:p><text:s/>15,549.0 <text:s/></text:p>
          </table:table-cell>
          <table:table-cell table:number-columns-repeated="2" table:style-name="ce87" office:value-type="float" office:value="43.830523" calcext:value-type="float">
            <text:p><text:s/>43.8 <text:s/></text:p>
          </table:table-cell>
          <table:table-cell table:number-columns-repeated="2" table:style-name="ce87" office:value-type="float" office:value="0" calcext:value-type="float">
            <text:p>- <text:s/></text:p>
          </table:table-cell>
          <table:table-cell table:style-name="ce87" office:value-type="float" office:value="35756.799595" calcext:value-type="float">
            <text:p><text:s/>35,756.8 <text:s/></text:p>
          </table:table-cell>
          <table:table-cell table:style-name="ce95" office:value-type="float" office:value="1807.626805" calcext:value-type="float">
            <text:p><text:s/>1,807.6 <text:s/></text:p>
          </table:table-cell>
          <table:table-cell table:style-name="ce53" table:number-columns-repeated="1011"/>
        </table:table-row>
        <table:table-row table:style-name="ro6">
          <table:table-cell table:style-name="ce6" office:value-type="string" calcext:value-type="string">
            <text:p>民國 95年</text:p>
          </table:table-cell>
          <table:table-cell table:style-name="ce9"/>
          <table:table-cell table:style-name="ce16"/>
          <table:table-cell table:style-name="ce81" office:value-type="float" office:value="37025.991072" calcext:value-type="float">
            <text:p><text:s/>37,026.0 <text:s/></text:p>
          </table:table-cell>
          <table:table-cell table:style-name="ce87" office:value-type="float" office:value="36875.636987" calcext:value-type="float">
            <text:p><text:s/>36,875.6 <text:s/></text:p>
          </table:table-cell>
          <table:table-cell table:style-name="ce87" office:value-type="float" office:value="22190.823454" calcext:value-type="float">
            <text:p><text:s/>22,190.8 <text:s/></text:p>
          </table:table-cell>
          <table:table-cell table:style-name="ce87" office:value-type="float" office:value="14684.813533" calcext:value-type="float">
            <text:p><text:s/>14,684.8 <text:s/></text:p>
          </table:table-cell>
          <table:table-cell table:style-name="ce87" office:value-type="float" office:value="150.354085" calcext:value-type="float">
            <text:p><text:s/>150.4 <text:s/></text:p>
          </table:table-cell>
          <table:table-cell table:style-name="ce87" office:value-type="float" office:value="60.202338" calcext:value-type="float">
            <text:p><text:s/>60.2 <text:s/></text:p>
          </table:table-cell>
          <table:table-cell table:style-name="ce87" office:value-type="float" office:value="0" calcext:value-type="float">
            <text:p>- <text:s/></text:p>
          </table:table-cell>
          <table:table-cell table:style-name="ce87" office:value-type="float" office:value="90.151747" calcext:value-type="float">
            <text:p><text:s/>90.2 <text:s/></text:p>
          </table:table-cell>
          <table:table-cell table:style-name="ce87" office:value-type="float" office:value="35225.493005" calcext:value-type="float">
            <text:p><text:s/>35,225.5 <text:s/></text:p>
          </table:table-cell>
          <table:table-cell table:style-name="ce95" office:value-type="float" office:value="1800.498067" calcext:value-type="float">
            <text:p><text:s/>1,800.5 <text:s/></text:p>
          </table:table-cell>
          <table:table-cell table:style-name="ce53" table:number-columns-repeated="1011"/>
        </table:table-row>
        <table:table-row table:style-name="ro6">
          <table:table-cell table:style-name="ce6" office:value-type="string" calcext:value-type="string">
            <text:p>民國 96年</text:p>
          </table:table-cell>
          <table:table-cell table:style-name="ce9"/>
          <table:table-cell table:style-name="ce16"/>
          <table:table-cell table:style-name="ce81" office:value-type="float" office:value="37643.442498" calcext:value-type="float">
            <text:p><text:s/>37,643.4 <text:s/></text:p>
          </table:table-cell>
          <table:table-cell table:style-name="ce87" office:value-type="float" office:value="37395.026035" calcext:value-type="float">
            <text:p><text:s/>37,395.0 <text:s/></text:p>
          </table:table-cell>
          <table:table-cell table:style-name="ce87" office:value-type="float" office:value="22342.978814" calcext:value-type="float">
            <text:p><text:s/>22,343.0 <text:s/></text:p>
          </table:table-cell>
          <table:table-cell table:style-name="ce87" office:value-type="float" office:value="15052.047221" calcext:value-type="float">
            <text:p><text:s/>15,052.0 <text:s/></text:p>
          </table:table-cell>
          <table:table-cell table:style-name="ce87" office:value-type="float" office:value="248.416463" calcext:value-type="float">
            <text:p><text:s/>248.4 <text:s/></text:p>
          </table:table-cell>
          <table:table-cell table:style-name="ce87" office:value-type="float" office:value="95.514492" calcext:value-type="float">
            <text:p><text:s/>95.5 <text:s/></text:p>
          </table:table-cell>
          <table:table-cell table:style-name="ce87" office:value-type="float" office:value="0" calcext:value-type="float">
            <text:p>- <text:s/></text:p>
          </table:table-cell>
          <table:table-cell table:style-name="ce87" office:value-type="float" office:value="152.901971" calcext:value-type="float">
            <text:p><text:s/>152.9 <text:s/></text:p>
          </table:table-cell>
          <table:table-cell table:style-name="ce87" office:value-type="float" office:value="35649.318463" calcext:value-type="float">
            <text:p><text:s/>35,649.3 <text:s/></text:p>
          </table:table-cell>
          <table:table-cell table:style-name="ce95" office:value-type="float" office:value="1994.124035" calcext:value-type="float">
            <text:p><text:s/>1,994.1 <text:s/></text:p>
          </table:table-cell>
          <table:table-cell table:style-name="ce53" table:number-columns-repeated="1011"/>
        </table:table-row>
        <table:table-row table:style-name="ro6">
          <table:table-cell table:style-name="ce6" office:value-type="string" calcext:value-type="string">
            <text:p>民國 97年</text:p>
          </table:table-cell>
          <table:table-cell table:style-name="ce9"/>
          <table:table-cell table:style-name="ce16"/>
          <table:table-cell table:style-name="ce81" office:value-type="float" office:value="36930.987497" calcext:value-type="float">
            <text:p><text:s/>36,931.0 <text:s/></text:p>
          </table:table-cell>
          <table:table-cell table:style-name="ce87" office:value-type="float" office:value="36480.256784" calcext:value-type="float">
            <text:p><text:s/>36,480.3 <text:s/></text:p>
          </table:table-cell>
          <table:table-cell table:style-name="ce87" office:value-type="float" office:value="21361.037957" calcext:value-type="float">
            <text:p><text:s/>21,361.0 <text:s/></text:p>
          </table:table-cell>
          <table:table-cell table:style-name="ce87" office:value-type="float" office:value="15119.218827" calcext:value-type="float">
            <text:p><text:s/>15,119.2 <text:s/></text:p>
          </table:table-cell>
          <table:table-cell table:style-name="ce87" office:value-type="float" office:value="450.730713" calcext:value-type="float">
            <text:p><text:s/>450.7 <text:s/></text:p>
          </table:table-cell>
          <table:table-cell table:style-name="ce87" office:value-type="float" office:value="144.33481" calcext:value-type="float">
            <text:p><text:s/>144.3 <text:s/></text:p>
          </table:table-cell>
          <table:table-cell table:style-name="ce87" office:value-type="float" office:value="0" calcext:value-type="float">
            <text:p>- <text:s/></text:p>
          </table:table-cell>
          <table:table-cell table:style-name="ce87" office:value-type="float" office:value="306.395903" calcext:value-type="float">
            <text:p><text:s/>306.4 <text:s/></text:p>
          </table:table-cell>
          <table:table-cell table:style-name="ce87" office:value-type="float" office:value="35142.020479" calcext:value-type="float">
            <text:p><text:s/>35,142.0 <text:s/></text:p>
          </table:table-cell>
          <table:table-cell table:style-name="ce95" office:value-type="float" office:value="1788.967018" calcext:value-type="float">
            <text:p><text:s/>1,789.0 <text:s/></text:p>
          </table:table-cell>
          <table:table-cell table:style-name="ce53" table:number-columns-repeated="1011"/>
        </table:table-row>
        <table:table-row table:style-name="ro6">
          <table:table-cell table:style-name="ce6" office:value-type="string" calcext:value-type="string">
            <text:p>民國 98年</text:p>
          </table:table-cell>
          <table:table-cell table:style-name="ce9"/>
          <table:table-cell table:style-name="ce16"/>
          <table:table-cell table:style-name="ce81" office:value-type="float" office:value="40172.427933" calcext:value-type="float">
            <text:p><text:s/>40,172.4 <text:s/></text:p>
          </table:table-cell>
          <table:table-cell table:style-name="ce87" office:value-type="float" office:value="39618.930041" calcext:value-type="float">
            <text:p><text:s/>39,618.9 <text:s/></text:p>
          </table:table-cell>
          <table:table-cell table:style-name="ce87" office:value-type="float" office:value="23906.526182" calcext:value-type="float">
            <text:p><text:s/>23,906.5 <text:s/></text:p>
          </table:table-cell>
          <table:table-cell table:style-name="ce87" office:value-type="float" office:value="15712.403859" calcext:value-type="float">
            <text:p><text:s/>15,712.4 <text:s/></text:p>
          </table:table-cell>
          <table:table-cell table:style-name="ce87" office:value-type="float" office:value="553.497892" calcext:value-type="float">
            <text:p><text:s/>553.5 <text:s/></text:p>
          </table:table-cell>
          <table:table-cell table:style-name="ce87" office:value-type="float" office:value="146.818989" calcext:value-type="float">
            <text:p><text:s/>146.8 <text:s/></text:p>
          </table:table-cell>
          <table:table-cell table:style-name="ce87" office:value-type="float" office:value="0" calcext:value-type="float">
            <text:p>- <text:s/></text:p>
          </table:table-cell>
          <table:table-cell table:style-name="ce87" office:value-type="float" office:value="406.678903" calcext:value-type="float">
            <text:p><text:s/>406.7 <text:s/></text:p>
          </table:table-cell>
          <table:table-cell table:style-name="ce87" office:value-type="float" office:value="38214.0235" calcext:value-type="float">
            <text:p><text:s/>38,214.0 <text:s/></text:p>
          </table:table-cell>
          <table:table-cell table:style-name="ce95" office:value-type="float" office:value="1958.404433" calcext:value-type="float">
            <text:p><text:s/>1,958.4 <text:s/></text:p>
          </table:table-cell>
          <table:table-cell table:style-name="ce53" table:number-columns-repeated="1011"/>
        </table:table-row>
        <table:table-row table:style-name="ro6">
          <table:table-cell table:style-name="ce6" office:value-type="string" calcext:value-type="string">
            <text:p>民國 99年</text:p>
          </table:table-cell>
          <table:table-cell table:style-name="ce9"/>
          <table:table-cell table:style-name="ce16"/>
          <table:table-cell table:style-name="ce81" office:value-type="float" office:value="41422.661976" calcext:value-type="float">
            <text:p><text:s/>41,422.7 <text:s/></text:p>
          </table:table-cell>
          <table:table-cell table:style-name="ce87" office:value-type="float" office:value="40801.075196" calcext:value-type="float">
            <text:p><text:s/>40,801.1 <text:s/></text:p>
          </table:table-cell>
          <table:table-cell table:style-name="ce87" office:value-type="float" office:value="24070.030627" calcext:value-type="float">
            <text:p><text:s/>24,070.0 <text:s/></text:p>
          </table:table-cell>
          <table:table-cell table:style-name="ce87" office:value-type="float" office:value="16731.044569" calcext:value-type="float">
            <text:p><text:s/>16,731.0 <text:s/></text:p>
          </table:table-cell>
          <table:table-cell table:style-name="ce87" office:value-type="float" office:value="621.58678" calcext:value-type="float">
            <text:p><text:s/>621.6 <text:s/></text:p>
          </table:table-cell>
          <table:table-cell table:style-name="ce87" office:value-type="float" office:value="120.749691" calcext:value-type="float">
            <text:p><text:s/>120.7 <text:s/></text:p>
          </table:table-cell>
          <table:table-cell table:style-name="ce87" office:value-type="float" office:value="0" calcext:value-type="float">
            <text:p>- <text:s/></text:p>
          </table:table-cell>
          <table:table-cell table:style-name="ce87" office:value-type="float" office:value="500.837089" calcext:value-type="float">
            <text:p><text:s/>500.8 <text:s/></text:p>
          </table:table-cell>
          <table:table-cell table:style-name="ce87" office:value-type="float" office:value="39456.088818" calcext:value-type="float">
            <text:p><text:s/>39,456.1 <text:s/></text:p>
          </table:table-cell>
          <table:table-cell table:style-name="ce95" office:value-type="float" office:value="1966.573158" calcext:value-type="float">
            <text:p><text:s/>1,966.6 <text:s/></text:p>
          </table:table-cell>
          <table:table-cell table:style-name="ce53" table:number-columns-repeated="1011"/>
        </table:table-row>
        <table:table-row table:style-name="ro6">
          <table:table-cell table:style-name="ce6" office:value-type="string" calcext:value-type="string">
            <text:p>民國100年</text:p>
          </table:table-cell>
          <table:table-cell table:style-name="ce9"/>
          <table:table-cell table:style-name="ce16"/>
          <table:table-cell table:style-name="ce81" office:value-type="float" office:value="42280.370382" calcext:value-type="float">
            <text:p><text:s/>42,280.4 <text:s/></text:p>
          </table:table-cell>
          <table:table-cell table:style-name="ce87" office:value-type="float" office:value="41480.573862" calcext:value-type="float">
            <text:p><text:s/>41,480.6 <text:s/></text:p>
          </table:table-cell>
          <table:table-cell table:style-name="ce87" office:value-type="float" office:value="23225.540483" calcext:value-type="float">
            <text:p><text:s/>23,225.5 <text:s/></text:p>
          </table:table-cell>
          <table:table-cell table:style-name="ce87" office:value-type="float" office:value="18255.033379" calcext:value-type="float">
            <text:p><text:s/>18,255.0 <text:s/></text:p>
          </table:table-cell>
          <table:table-cell table:style-name="ce87" office:value-type="float" office:value="799.79652" calcext:value-type="float">
            <text:p><text:s/>799.8 <text:s/></text:p>
          </table:table-cell>
          <table:table-cell table:style-name="ce87" office:value-type="float" office:value="116.542065" calcext:value-type="float">
            <text:p><text:s/>116.5 <text:s/></text:p>
          </table:table-cell>
          <table:table-cell table:style-name="ce87" office:value-type="float" office:value="0" calcext:value-type="float">
            <text:p>- <text:s/></text:p>
          </table:table-cell>
          <table:table-cell table:style-name="ce87" office:value-type="float" office:value="683.254455" calcext:value-type="float">
            <text:p><text:s/>683.3 <text:s/></text:p>
          </table:table-cell>
          <table:table-cell table:style-name="ce87" office:value-type="float" office:value="40343.686336" calcext:value-type="float">
            <text:p><text:s/>40,343.7 <text:s/></text:p>
          </table:table-cell>
          <table:table-cell table:style-name="ce95" office:value-type="float" office:value="1936.684046" calcext:value-type="float">
            <text:p><text:s/>1,936.7 <text:s/></text:p>
          </table:table-cell>
          <table:table-cell table:style-name="ce53" table:number-columns-repeated="1011"/>
        </table:table-row>
        <table:table-row table:style-name="ro6">
          <table:table-cell table:style-name="ce6" office:value-type="string" calcext:value-type="string">
            <text:p>民國101年</text:p>
          </table:table-cell>
          <table:table-cell table:style-name="ce9"/>
          <table:table-cell table:style-name="ce16"/>
          <table:table-cell table:style-name="ce81" office:value-type="float" office:value="40059.547978" calcext:value-type="float">
            <text:p><text:s/>40,059.5 <text:s/></text:p>
          </table:table-cell>
          <table:table-cell table:style-name="ce87" office:value-type="float" office:value="39233.982837" calcext:value-type="float">
            <text:p><text:s/>39,234.0 <text:s/></text:p>
          </table:table-cell>
          <table:table-cell table:style-name="ce87" office:value-type="float" office:value="23680.67685" calcext:value-type="float">
            <text:p><text:s/>23,680.7 <text:s/></text:p>
          </table:table-cell>
          <table:table-cell table:style-name="ce87" office:value-type="float" office:value="15553.305987" calcext:value-type="float">
            <text:p><text:s/>15,553.3 <text:s/></text:p>
          </table:table-cell>
          <table:table-cell table:style-name="ce87" office:value-type="float" office:value="825.565141" calcext:value-type="float">
            <text:p><text:s/>825.6 <text:s/></text:p>
          </table:table-cell>
          <table:table-cell table:style-name="ce87" office:value-type="float" office:value="157.23195" calcext:value-type="float">
            <text:p><text:s/>157.2 <text:s/></text:p>
          </table:table-cell>
          <table:table-cell table:style-name="ce87" office:value-type="float" office:value="0" calcext:value-type="float">
            <text:p>- <text:s/></text:p>
          </table:table-cell>
          <table:table-cell table:style-name="ce87" office:value-type="float" office:value="668.333191" calcext:value-type="float">
            <text:p><text:s/>668.3 <text:s/></text:p>
          </table:table-cell>
          <table:table-cell table:style-name="ce87" office:value-type="float" office:value="38146.501782" calcext:value-type="float">
            <text:p><text:s/>38,146.5 <text:s/></text:p>
          </table:table-cell>
          <table:table-cell table:style-name="ce95" office:value-type="float" office:value="1913.046196" calcext:value-type="float">
            <text:p><text:s/>1,913.0 <text:s/></text:p>
          </table:table-cell>
          <table:table-cell table:style-name="ce53" table:number-columns-repeated="1011"/>
        </table:table-row>
        <table:table-row table:style-name="ro6">
          <table:table-cell table:style-name="ce6" office:value-type="string" calcext:value-type="string">
            <text:p>民國102年</text:p>
          </table:table-cell>
          <table:table-cell table:style-name="ce9"/>
          <table:table-cell table:style-name="ce16"/>
          <table:table-cell table:style-name="ce81" office:value-type="float" office:value="40531.541412" calcext:value-type="float">
            <text:p><text:s/>40,531.5 <text:s/></text:p>
          </table:table-cell>
          <table:table-cell table:style-name="ce87" office:value-type="float" office:value="39491.842188" calcext:value-type="float">
            <text:p><text:s/>39,491.8 <text:s/></text:p>
          </table:table-cell>
          <table:table-cell table:style-name="ce87" office:value-type="float" office:value="23077.629436" calcext:value-type="float">
            <text:p><text:s/>23,077.6 <text:s/></text:p>
          </table:table-cell>
          <table:table-cell table:style-name="ce87" office:value-type="float" office:value="16414.212752" calcext:value-type="float">
            <text:p><text:s/>16,414.2 <text:s/></text:p>
          </table:table-cell>
          <table:table-cell table:style-name="ce87" office:value-type="float" office:value="1039.699224" calcext:value-type="float">
            <text:p><text:s/>1,039.7 <text:s/></text:p>
          </table:table-cell>
          <table:table-cell table:style-name="ce87" office:value-type="float" office:value="150.088347" calcext:value-type="float">
            <text:p><text:s/>150.1 <text:s/></text:p>
          </table:table-cell>
          <table:table-cell table:style-name="ce87" office:value-type="float" office:value="5.815811" calcext:value-type="float">
            <text:p><text:s/>5.8 <text:s/></text:p>
          </table:table-cell>
          <table:table-cell table:style-name="ce87" office:value-type="float" office:value="883.795066" calcext:value-type="float">
            <text:p><text:s/>883.8 <text:s/></text:p>
          </table:table-cell>
          <table:table-cell table:style-name="ce87" office:value-type="float" office:value="38546.879269" calcext:value-type="float">
            <text:p><text:s/>38,546.9 <text:s/></text:p>
          </table:table-cell>
          <table:table-cell table:style-name="ce95" office:value-type="float" office:value="1984.662143" calcext:value-type="float">
            <text:p><text:s/>1,984.7 <text:s/></text:p>
          </table:table-cell>
          <table:table-cell table:style-name="ce53" table:number-columns-repeated="1011"/>
        </table:table-row>
        <table:table-row table:style-name="ro6">
          <table:table-cell table:style-name="ce6" office:value-type="string" calcext:value-type="string">
            <text:p>民國103年</text:p>
          </table:table-cell>
          <table:table-cell table:style-name="ce9"/>
          <table:table-cell table:style-name="ce16"/>
          <table:table-cell table:style-name="ce81" office:value-type="float" office:value="41626.407092" calcext:value-type="float">
            <text:p><text:s/>41,626.4 <text:s/></text:p>
          </table:table-cell>
          <table:table-cell table:style-name="ce87" office:value-type="float" office:value="40684.862583" calcext:value-type="float">
            <text:p><text:s/>40,684.9 <text:s/></text:p>
          </table:table-cell>
          <table:table-cell table:style-name="ce87" office:value-type="float" office:value="23107.24916" calcext:value-type="float">
            <text:p><text:s/>23,107.2 <text:s/></text:p>
          </table:table-cell>
          <table:table-cell table:style-name="ce87" office:value-type="float" office:value="17577.613423" calcext:value-type="float">
            <text:p><text:s/>17,577.6 <text:s/></text:p>
          </table:table-cell>
          <table:table-cell table:style-name="ce87" office:value-type="float" office:value="941.544509" calcext:value-type="float">
            <text:p><text:s/>941.5 <text:s/></text:p>
          </table:table-cell>
          <table:table-cell table:style-name="ce87" office:value-type="float" office:value="134.767825" calcext:value-type="float">
            <text:p><text:s/>134.8 <text:s/></text:p>
          </table:table-cell>
          <table:table-cell table:style-name="ce87" office:value-type="float" office:value="19.851495" calcext:value-type="float">
            <text:p><text:s/>19.9 <text:s/></text:p>
          </table:table-cell>
          <table:table-cell table:style-name="ce87" office:value-type="float" office:value="786.925189" calcext:value-type="float">
            <text:p><text:s/>786.9 <text:s/></text:p>
          </table:table-cell>
          <table:table-cell table:style-name="ce87" office:value-type="float" office:value="39639.448998" calcext:value-type="float">
            <text:p><text:s/>39,639.4 <text:s/></text:p>
          </table:table-cell>
          <table:table-cell table:style-name="ce95" office:value-type="float" office:value="1986.958094" calcext:value-type="float">
            <text:p><text:s/>1,987.0 <text:s/></text:p>
          </table:table-cell>
          <table:table-cell table:style-name="ce53" table:number-columns-repeated="1011"/>
        </table:table-row>
        <table:table-row table:style-name="ro6">
          <table:table-cell table:style-name="ce6" office:value-type="string" calcext:value-type="string">
            <text:p>民國104年</text:p>
          </table:table-cell>
          <table:table-cell table:style-name="ce9"/>
          <table:table-cell table:style-name="ce16"/>
          <table:table-cell table:style-name="ce81" office:value-type="float" office:value="42322.533122" calcext:value-type="float">
            <text:p><text:s/>42,322.5 <text:s/></text:p>
          </table:table-cell>
          <table:table-cell table:style-name="ce87" office:value-type="float" office:value="41381.872923" calcext:value-type="float">
            <text:p><text:s/>41,381.9 <text:s/></text:p>
          </table:table-cell>
          <table:table-cell table:style-name="ce87" office:value-type="float" office:value="23126.537168" calcext:value-type="float">
            <text:p><text:s/>23,126.5 <text:s/></text:p>
          </table:table-cell>
          <table:table-cell table:style-name="ce87" office:value-type="float" office:value="18255.335755" calcext:value-type="float">
            <text:p><text:s/>18,255.3 <text:s/></text:p>
          </table:table-cell>
          <table:table-cell table:style-name="ce87" office:value-type="float" office:value="940.660199" calcext:value-type="float">
            <text:p><text:s/>940.7 <text:s/></text:p>
          </table:table-cell>
          <table:table-cell table:style-name="ce87" office:value-type="float" office:value="111.61239" calcext:value-type="float">
            <text:p><text:s/>111.6 <text:s/></text:p>
          </table:table-cell>
          <table:table-cell table:style-name="ce87" office:value-type="float" office:value="29.824561" calcext:value-type="float">
            <text:p><text:s/>29.8 <text:s/></text:p>
          </table:table-cell>
          <table:table-cell table:style-name="ce87" office:value-type="float" office:value="799.223248" calcext:value-type="float">
            <text:p><text:s/>799.2 <text:s/></text:p>
          </table:table-cell>
          <table:table-cell table:style-name="ce87" office:value-type="float" office:value="39942.036115" calcext:value-type="float">
            <text:p><text:s/>39,942.0 <text:s/></text:p>
          </table:table-cell>
          <table:table-cell table:style-name="ce95" office:value-type="float" office:value="2380.497007" calcext:value-type="float">
            <text:p><text:s/>2,380.5 <text:s/></text:p>
          </table:table-cell>
          <table:table-cell table:style-name="ce53" table:number-columns-repeated="1011"/>
        </table:table-row>
        <table:table-row table:style-name="ro6">
          <table:table-cell table:style-name="ce6" office:value-type="string" calcext:value-type="string">
            <text:p>民國105年</text:p>
          </table:table-cell>
          <table:table-cell table:style-name="ce9"/>
          <table:table-cell table:style-name="ce16"/>
          <table:table-cell table:style-name="ce81" office:value-type="float" office:value="43407.345439" calcext:value-type="float">
            <text:p><text:s/>43,407.3 <text:s/></text:p>
          </table:table-cell>
          <table:table-cell table:style-name="ce87" office:value-type="float" office:value="42401.396571" calcext:value-type="float">
            <text:p><text:s/>42,401.4 <text:s/></text:p>
          </table:table-cell>
          <table:table-cell table:style-name="ce87" office:value-type="float" office:value="22921.927133" calcext:value-type="float">
            <text:p><text:s/>22,921.9 <text:s/></text:p>
          </table:table-cell>
          <table:table-cell table:style-name="ce87" office:value-type="float" office:value="19479.469438" calcext:value-type="float">
            <text:p><text:s/>19,479.5 <text:s/></text:p>
          </table:table-cell>
          <table:table-cell table:style-name="ce87" office:value-type="float" office:value="1005.948868" calcext:value-type="float">
            <text:p><text:s/>1,005.9 <text:s/></text:p>
          </table:table-cell>
          <table:table-cell table:style-name="ce87" office:value-type="float" office:value="166.1724" calcext:value-type="float">
            <text:p><text:s/>166.2 <text:s/></text:p>
          </table:table-cell>
          <table:table-cell table:style-name="ce87" office:value-type="float" office:value="35.969501" calcext:value-type="float">
            <text:p><text:s/>36.0 <text:s/></text:p>
          </table:table-cell>
          <table:table-cell table:style-name="ce87" office:value-type="float" office:value="803.806967" calcext:value-type="float">
            <text:p><text:s/>803.8 <text:s/></text:p>
          </table:table-cell>
          <table:table-cell table:style-name="ce87" office:value-type="float" office:value="41401.660082" calcext:value-type="float">
            <text:p><text:s/>41,401.7 <text:s/></text:p>
          </table:table-cell>
          <table:table-cell table:style-name="ce95" office:value-type="float" office:value="2005.685357" calcext:value-type="float">
            <text:p><text:s/>2,005.7 <text:s/></text:p>
          </table:table-cell>
          <table:table-cell table:style-name="ce53" table:number-columns-repeated="1011"/>
        </table:table-row>
        <table:table-row table:style-name="ro6">
          <table:table-cell table:style-name="ce6" office:value-type="string" calcext:value-type="string">
            <text:p>民國106年</text:p>
          </table:table-cell>
          <table:table-cell table:style-name="ce9"/>
          <table:table-cell table:style-name="ce16"/>
          <table:table-cell table:style-name="ce81" office:value-type="float" office:value="43695.369054" calcext:value-type="float">
            <text:p><text:s/>43,695.4 <text:s/></text:p>
          </table:table-cell>
          <table:table-cell table:style-name="ce87" office:value-type="float" office:value="42512.977356" calcext:value-type="float">
            <text:p><text:s/>42,513.0 <text:s/></text:p>
          </table:table-cell>
          <table:table-cell table:style-name="ce87" office:value-type="float" office:value="22580.785856" calcext:value-type="float">
            <text:p><text:s/>22,580.8 <text:s/></text:p>
          </table:table-cell>
          <table:table-cell table:style-name="ce87" office:value-type="float" office:value="19932.1915" calcext:value-type="float">
            <text:p><text:s/>19,932.2 <text:s/></text:p>
          </table:table-cell>
          <table:table-cell table:style-name="ce87" office:value-type="float" office:value="1182.391698" calcext:value-type="float">
            <text:p><text:s/>1,182.4 <text:s/></text:p>
          </table:table-cell>
          <table:table-cell table:style-name="ce87" office:value-type="float" office:value="144.392692" calcext:value-type="float">
            <text:p><text:s/>144.4 <text:s/></text:p>
          </table:table-cell>
          <table:table-cell table:style-name="ce87" office:value-type="float" office:value="69.769411" calcext:value-type="float">
            <text:p><text:s/>69.8 <text:s/></text:p>
          </table:table-cell>
          <table:table-cell table:style-name="ce87" office:value-type="float" office:value="968.229595" calcext:value-type="float">
            <text:p><text:s/>968.2 <text:s/></text:p>
          </table:table-cell>
          <table:table-cell table:style-name="ce87" office:value-type="float" office:value="41647.437435" calcext:value-type="float">
            <text:p><text:s/>41,647.4 <text:s/></text:p>
          </table:table-cell>
          <table:table-cell table:style-name="ce95" office:value-type="float" office:value="2047.931619" calcext:value-type="float">
            <text:p><text:s/>2,047.9 <text:s/></text:p>
          </table:table-cell>
          <table:table-cell table:style-name="ce53" table:number-columns-repeated="1011"/>
        </table:table-row>
        <table:table-row table:style-name="ro6">
          <table:table-cell table:style-name="ce6" office:value-type="string" calcext:value-type="string">
            <text:p>民國107年</text:p>
          </table:table-cell>
          <table:table-cell table:style-name="ce9"/>
          <table:table-cell table:style-name="ce16"/>
          <table:table-cell table:style-name="ce81" office:value-type="float" office:value="41950.672019" calcext:value-type="float">
            <text:p><text:s/>41,950.7 <text:s/></text:p>
          </table:table-cell>
          <table:table-cell table:style-name="ce87" office:value-type="float" office:value="40791.90884" calcext:value-type="float">
            <text:p><text:s/>40,791.9 <text:s/></text:p>
          </table:table-cell>
          <table:table-cell table:style-name="ce87" office:value-type="float" office:value="21177.650098" calcext:value-type="float">
            <text:p><text:s/>21,177.7 <text:s/></text:p>
          </table:table-cell>
          <table:table-cell table:style-name="ce87" office:value-type="float" office:value="19614.258742" calcext:value-type="float">
            <text:p><text:s/>19,614.3 <text:s/></text:p>
          </table:table-cell>
          <table:table-cell table:style-name="ce87" office:value-type="float" office:value="1158.763179" calcext:value-type="float">
            <text:p><text:s/>1,158.8 <text:s/></text:p>
          </table:table-cell>
          <table:table-cell table:style-name="ce87" office:value-type="float" office:value="147.427373" calcext:value-type="float">
            <text:p><text:s/>147.4 <text:s/></text:p>
          </table:table-cell>
          <table:table-cell table:style-name="ce87" office:value-type="float" office:value="84.377886" calcext:value-type="float">
            <text:p><text:s/>84.4 <text:s/></text:p>
          </table:table-cell>
          <table:table-cell table:style-name="ce87" office:value-type="float" office:value="926.95792" calcext:value-type="float">
            <text:p><text:s/>927.0 <text:s/></text:p>
          </table:table-cell>
          <table:table-cell table:style-name="ce87" office:value-type="float" office:value="39817.188903" calcext:value-type="float">
            <text:p><text:s/>39,817.2 <text:s/></text:p>
          </table:table-cell>
          <table:table-cell table:style-name="ce95" office:value-type="float" office:value="2133.483116" calcext:value-type="float">
            <text:p><text:s/>2,133.5 <text:s/></text:p>
          </table:table-cell>
          <table:table-cell table:style-name="ce53" table:number-columns-repeated="1011"/>
        </table:table-row>
        <table:table-row table:style-name="ro6">
          <table:table-cell table:style-name="ce6" office:value-type="string" calcext:value-type="string">
            <text:p>民國108年</text:p>
          </table:table-cell>
          <table:table-cell table:style-name="ce9"/>
          <table:table-cell table:style-name="ce16"/>
          <table:table-cell table:style-name="ce81" office:value-type="float" office:value="42574.303085" calcext:value-type="float">
            <text:p><text:s/>42,574.3 <text:s/></text:p>
          </table:table-cell>
          <table:table-cell table:style-name="ce87" office:value-type="float" office:value="41231.69896" calcext:value-type="float">
            <text:p><text:s/>41,231.7 <text:s/></text:p>
          </table:table-cell>
          <table:table-cell table:style-name="ce87" office:value-type="float" office:value="20727.816014" calcext:value-type="float">
            <text:p><text:s/>20,727.8 <text:s/></text:p>
          </table:table-cell>
          <table:table-cell table:style-name="ce87" office:value-type="float" office:value="20503.882946" calcext:value-type="float">
            <text:p><text:s/>20,503.9 <text:s/></text:p>
          </table:table-cell>
          <table:table-cell table:style-name="ce87" office:value-type="float" office:value="1342.604125" calcext:value-type="float">
            <text:p><text:s/>1,342.6 <text:s/></text:p>
          </table:table-cell>
          <table:table-cell table:style-name="ce87" office:value-type="float" office:value="128.054849" calcext:value-type="float">
            <text:p><text:s/>128.1 <text:s/></text:p>
          </table:table-cell>
          <table:table-cell table:style-name="ce87" office:value-type="float" office:value="131.529361" calcext:value-type="float">
            <text:p><text:s/>131.5 <text:s/></text:p>
          </table:table-cell>
          <table:table-cell table:style-name="ce87" office:value-type="float" office:value="1083.019915" calcext:value-type="float">
            <text:p><text:s/>1,083.0 <text:s/></text:p>
          </table:table-cell>
          <table:table-cell table:style-name="ce87" office:value-type="float" office:value="40289.816365" calcext:value-type="float">
            <text:p><text:s/>40,289.8 <text:s/></text:p>
          </table:table-cell>
          <table:table-cell table:style-name="ce95" office:value-type="float" office:value="2284.48672" calcext:value-type="float">
            <text:p><text:s/>2,284.5 <text:s/></text:p>
          </table:table-cell>
          <table:table-cell table:style-name="ce53" table:number-columns-repeated="1011"/>
        </table:table-row>
        <table:table-row table:style-name="ro6">
          <table:table-cell table:style-name="ce6"/>
          <table:table-cell table:style-name="ce9"/>
          <table:table-cell table:style-name="ce16"/>
          <table:table-cell table:style-name="ce81"/>
          <table:table-cell table:style-name="ce87" table:number-columns-repeated="8"/>
          <table:table-cell table:style-name="ce95"/>
          <table:table-cell table:number-columns-repeated="2"/>
          <table:table-cell table:style-name="ce53" table:number-columns-repeated="1009"/>
        </table:table-row>
        <table:table-row table:style-name="ro6">
          <table:table-cell table:style-name="ce6" office:value-type="string" calcext:value-type="string">
            <text:p>民國109年</text:p>
          </table:table-cell>
          <table:table-cell table:style-name="ce9" office:value-type="string" calcext:value-type="string">
            <text:p><text:s/>1月</text:p>
          </table:table-cell>
          <table:table-cell table:style-name="ce16"/>
          <table:table-cell table:style-name="ce81" office:value-type="float" office:value="3194.138985" calcext:value-type="float">
            <text:p><text:s/>3,194.1 <text:s/></text:p>
          </table:table-cell>
          <table:table-cell table:style-name="ce87" office:value-type="float" office:value="3074.281275" calcext:value-type="float">
            <text:p><text:s/>3,074.3 <text:s/></text:p>
          </table:table-cell>
          <table:table-cell table:style-name="ce87" office:value-type="float" office:value="1507.246977" calcext:value-type="float">
            <text:p><text:s/>1,507.2 <text:s/></text:p>
          </table:table-cell>
          <table:table-cell table:style-name="ce87" office:value-type="float" office:value="1567.034298" calcext:value-type="float">
            <text:p><text:s/>1,567.0 <text:s/></text:p>
          </table:table-cell>
          <table:table-cell table:style-name="ce87" office:value-type="float" office:value="119.85771" calcext:value-type="float">
            <text:p><text:s/>119.9 <text:s/></text:p>
          </table:table-cell>
          <table:table-cell table:style-name="ce87" office:value-type="float" office:value="3.940348" calcext:value-type="float">
            <text:p><text:s/>3.9 <text:s/></text:p>
          </table:table-cell>
          <table:table-cell table:style-name="ce87" office:value-type="float" office:value="13.37625" calcext:value-type="float">
            <text:p><text:s/>13.4 <text:s/></text:p>
          </table:table-cell>
          <table:table-cell table:style-name="ce87" office:value-type="float" office:value="102.541112" calcext:value-type="float">
            <text:p><text:s/>102.5 <text:s/></text:p>
          </table:table-cell>
          <table:table-cell table:style-name="ce87" office:value-type="float" office:value="3039.778034" calcext:value-type="float">
            <text:p><text:s/>3,039.8 <text:s/></text:p>
          </table:table-cell>
          <table:table-cell table:style-name="ce95" office:value-type="float" office:value="154.360951" calcext:value-type="float">
            <text:p><text:s/>154.4 <text:s/></text:p>
          </table:table-cell>
          <table:table-cell table:style-name="ce53" table:number-columns-repeated="1011"/>
        </table:table-row>
        <table:table-row table:style-name="ro6">
          <table:table-cell table:style-name="ce6"/>
          <table:table-cell table:style-name="ce9" office:value-type="string" calcext:value-type="string">
            <text:p><text:s/>2月</text:p>
          </table:table-cell>
          <table:table-cell table:style-name="ce16"/>
          <table:table-cell table:style-name="ce81" office:value-type="float" office:value="3399.609985" calcext:value-type="float">
            <text:p><text:s/>3,399.6 <text:s/></text:p>
          </table:table-cell>
          <table:table-cell table:style-name="ce87" office:value-type="float" office:value="3233.154562" calcext:value-type="float">
            <text:p><text:s/>3,233.2 <text:s/></text:p>
          </table:table-cell>
          <table:table-cell table:style-name="ce87" office:value-type="float" office:value="1364.308225" calcext:value-type="float">
            <text:p><text:s/>1,364.3 <text:s/></text:p>
          </table:table-cell>
          <table:table-cell table:style-name="ce87" office:value-type="float" office:value="1868.846337" calcext:value-type="float">
            <text:p><text:s/>1,868.8 <text:s/></text:p>
          </table:table-cell>
          <table:table-cell table:style-name="ce87" office:value-type="float" office:value="166.455423" calcext:value-type="float">
            <text:p><text:s/>166.5 <text:s/></text:p>
          </table:table-cell>
          <table:table-cell table:style-name="ce87" office:value-type="float" office:value="13.003599" calcext:value-type="float">
            <text:p><text:s/>13.0 <text:s/></text:p>
          </table:table-cell>
          <table:table-cell table:style-name="ce87" office:value-type="float" office:value="36.967934" calcext:value-type="float">
            <text:p><text:s/>37.0 <text:s/></text:p>
          </table:table-cell>
          <table:table-cell table:style-name="ce87" office:value-type="float" office:value="116.48389" calcext:value-type="float">
            <text:p><text:s/>116.5 <text:s/></text:p>
          </table:table-cell>
          <table:table-cell table:style-name="ce87" office:value-type="float" office:value="3249.935898" calcext:value-type="float">
            <text:p><text:s/>3,249.9 <text:s/></text:p>
          </table:table-cell>
          <table:table-cell table:style-name="ce95" office:value-type="float" office:value="149.674087" calcext:value-type="float">
            <text:p><text:s/>149.7 <text:s/></text:p>
          </table:table-cell>
          <table:table-cell table:style-name="ce53" table:number-columns-repeated="1011"/>
        </table:table-row>
        <table:table-row table:style-name="ro6">
          <table:table-cell table:style-name="ce6"/>
          <table:table-cell table:style-name="ce9" office:value-type="string" calcext:value-type="string">
            <text:p><text:s/>3月</text:p>
          </table:table-cell>
          <table:table-cell table:style-name="ce16"/>
          <table:table-cell table:style-name="ce81" office:value-type="float" office:value="4222.899766" calcext:value-type="float">
            <text:p><text:s/>4,222.9 <text:s/></text:p>
          </table:table-cell>
          <table:table-cell table:style-name="ce87" office:value-type="float" office:value="3862.059637" calcext:value-type="float">
            <text:p><text:s/>3,862.1 <text:s/></text:p>
          </table:table-cell>
          <table:table-cell table:style-name="ce87" office:value-type="float" office:value="1940.000666" calcext:value-type="float">
            <text:p><text:s/>1,940.0 <text:s/></text:p>
          </table:table-cell>
          <table:table-cell table:style-name="ce87" office:value-type="float" office:value="1922.058971" calcext:value-type="float">
            <text:p><text:s/>1,922.1 <text:s/></text:p>
          </table:table-cell>
          <table:table-cell table:style-name="ce87" office:value-type="float" office:value="360.840129" calcext:value-type="float">
            <text:p><text:s/>360.8 <text:s/></text:p>
          </table:table-cell>
          <table:table-cell table:style-name="ce87" office:value-type="float" office:value="8.405422" calcext:value-type="float">
            <text:p><text:s/>8.4 <text:s/></text:p>
          </table:table-cell>
          <table:table-cell table:style-name="ce87" office:value-type="float" office:value="92.942995" calcext:value-type="float">
            <text:p><text:s/>92.9 <text:s/></text:p>
          </table:table-cell>
          <table:table-cell table:style-name="ce87" office:value-type="float" office:value="259.491712" calcext:value-type="float">
            <text:p><text:s/>259.5 <text:s/></text:p>
          </table:table-cell>
          <table:table-cell table:style-name="ce87" office:value-type="float" office:value="4021.151532" calcext:value-type="float">
            <text:p><text:s/>4,021.2 <text:s/></text:p>
          </table:table-cell>
          <table:table-cell table:style-name="ce95" office:value-type="float" office:value="201.748234" calcext:value-type="float">
            <text:p><text:s/>201.7 <text:s/></text:p>
          </table:table-cell>
          <table:table-cell table:style-name="ce53" table:number-columns-repeated="1011"/>
        </table:table-row>
        <table:table-row table:style-name="ro6">
          <table:table-cell table:style-name="ce6"/>
          <table:table-cell table:style-name="ce9" office:value-type="string" calcext:value-type="string">
            <text:p><text:s/>4月</text:p>
          </table:table-cell>
          <table:table-cell table:style-name="ce16"/>
          <table:table-cell table:style-name="ce81" office:value-type="float" office:value="3263.590671" calcext:value-type="float">
            <text:p><text:s/>3,263.6 <text:s/></text:p>
          </table:table-cell>
          <table:table-cell table:style-name="ce87" office:value-type="float" office:value="3117.460042" calcext:value-type="float">
            <text:p><text:s/>3,117.5 <text:s/></text:p>
          </table:table-cell>
          <table:table-cell table:style-name="ce87" office:value-type="float" office:value="1764.978314" calcext:value-type="float">
            <text:p><text:s/>1,765.0 <text:s/></text:p>
          </table:table-cell>
          <table:table-cell table:style-name="ce87" office:value-type="float" office:value="1352.481728" calcext:value-type="float">
            <text:p><text:s/>1,352.5 <text:s/></text:p>
          </table:table-cell>
          <table:table-cell table:style-name="ce87" office:value-type="float" office:value="146.130629" calcext:value-type="float">
            <text:p><text:s/>146.1 <text:s/></text:p>
          </table:table-cell>
          <table:table-cell table:style-name="ce87" office:value-type="float" office:value="7.429628" calcext:value-type="float">
            <text:p><text:s/>7.4 <text:s/></text:p>
          </table:table-cell>
          <table:table-cell table:style-name="ce87" office:value-type="float" office:value="27.65851" calcext:value-type="float">
            <text:p><text:s/>27.7 <text:s/></text:p>
          </table:table-cell>
          <table:table-cell table:style-name="ce87" office:value-type="float" office:value="111.042491" calcext:value-type="float">
            <text:p><text:s/>111.0 <text:s/></text:p>
          </table:table-cell>
          <table:table-cell table:style-name="ce87" office:value-type="float" office:value="3084.500816" calcext:value-type="float">
            <text:p><text:s/>3,084.5 <text:s/></text:p>
          </table:table-cell>
          <table:table-cell table:style-name="ce95" office:value-type="float" office:value="179.089855" calcext:value-type="float">
            <text:p><text:s/>179.1 <text:s/></text:p>
          </table:table-cell>
          <table:table-cell table:style-name="ce53" table:number-columns-repeated="1011"/>
        </table:table-row>
        <table:table-row table:style-name="ro6">
          <table:table-cell table:style-name="ce6"/>
          <table:table-cell table:style-name="ce9" office:value-type="string" calcext:value-type="string">
            <text:p><text:s/>5月</text:p>
          </table:table-cell>
          <table:table-cell table:style-name="ce16"/>
          <table:table-cell table:style-name="ce81" office:value-type="float" office:value="3937.453571" calcext:value-type="float">
            <text:p><text:s/>3,937.5 <text:s/></text:p>
          </table:table-cell>
          <table:table-cell table:style-name="ce87" office:value-type="float" office:value="3841.026583" calcext:value-type="float">
            <text:p><text:s/>3,841.0 <text:s/></text:p>
          </table:table-cell>
          <table:table-cell table:style-name="ce87" office:value-type="float" office:value="2212.26592" calcext:value-type="float">
            <text:p><text:s/>2,212.3 <text:s/></text:p>
          </table:table-cell>
          <table:table-cell table:style-name="ce87" office:value-type="float" office:value="1628.760663" calcext:value-type="float">
            <text:p><text:s/>1,628.8 <text:s/></text:p>
          </table:table-cell>
          <table:table-cell table:style-name="ce87" office:value-type="float" office:value="96.426988" calcext:value-type="float">
            <text:p><text:s/>96.4 <text:s/></text:p>
          </table:table-cell>
          <table:table-cell table:style-name="ce87" office:value-type="float" office:value="4.651161" calcext:value-type="float">
            <text:p><text:s/>4.7 <text:s/></text:p>
          </table:table-cell>
          <table:table-cell table:style-name="ce87" office:value-type="float" office:value="32.505518" calcext:value-type="float">
            <text:p><text:s/>32.5 <text:s/></text:p>
          </table:table-cell>
          <table:table-cell table:style-name="ce87" office:value-type="float" office:value="59.270309" calcext:value-type="float">
            <text:p><text:s/>59.3 <text:s/></text:p>
          </table:table-cell>
          <table:table-cell table:style-name="ce87" office:value-type="float" office:value="3737.869394" calcext:value-type="float">
            <text:p><text:s/>3,737.9 <text:s/></text:p>
          </table:table-cell>
          <table:table-cell table:style-name="ce95" office:value-type="float" office:value="199.584177" calcext:value-type="float">
            <text:p><text:s/>199.6 <text:s/></text:p>
          </table:table-cell>
          <table:table-cell table:style-name="ce53" table:number-columns-repeated="1011"/>
        </table:table-row>
        <table:table-row table:style-name="ro6">
          <table:table-cell table:style-name="ce6"/>
          <table:table-cell table:style-name="ce9" office:value-type="string" calcext:value-type="string">
            <text:p><text:s/>6月</text:p>
          </table:table-cell>
          <table:table-cell table:style-name="ce16"/>
          <table:table-cell table:style-name="ce81" office:value-type="float" office:value="3996.711718" calcext:value-type="float">
            <text:p><text:s/>3,996.7 <text:s/></text:p>
          </table:table-cell>
          <table:table-cell table:style-name="ce87" office:value-type="float" office:value="3817.946082" calcext:value-type="float">
            <text:p><text:s/>3,817.9 <text:s/></text:p>
          </table:table-cell>
          <table:table-cell table:style-name="ce87" office:value-type="float" office:value="2145.970443" calcext:value-type="float">
            <text:p><text:s/>2,146.0 <text:s/></text:p>
          </table:table-cell>
          <table:table-cell table:style-name="ce87" office:value-type="float" office:value="1671.975639" calcext:value-type="float">
            <text:p><text:s/>1,672.0 <text:s/></text:p>
          </table:table-cell>
          <table:table-cell table:style-name="ce87" office:value-type="float" office:value="178.765636" calcext:value-type="float">
            <text:p><text:s/>178.8 <text:s/></text:p>
          </table:table-cell>
          <table:table-cell table:style-name="ce87" office:value-type="float" office:value="11.927007" calcext:value-type="float">
            <text:p><text:s/>11.9 <text:s/></text:p>
          </table:table-cell>
          <table:table-cell table:style-name="ce87" office:value-type="float" office:value="52.019551" calcext:value-type="float">
            <text:p><text:s/>52.0 <text:s/></text:p>
          </table:table-cell>
          <table:table-cell table:style-name="ce87" office:value-type="float" office:value="114.819078" calcext:value-type="float">
            <text:p><text:s/>114.8 <text:s/></text:p>
          </table:table-cell>
          <table:table-cell table:style-name="ce87" office:value-type="float" office:value="3799.04255" calcext:value-type="float">
            <text:p><text:s/>3,799.0 <text:s/></text:p>
          </table:table-cell>
          <table:table-cell table:style-name="ce95" office:value-type="float" office:value="197.669168" calcext:value-type="float">
            <text:p><text:s/>197.7 <text:s/></text:p>
          </table:table-cell>
          <table:table-cell table:style-name="ce53" table:number-columns-repeated="1011"/>
        </table:table-row>
        <table:table-row table:style-name="ro6">
          <table:table-cell table:style-name="ce6"/>
          <table:table-cell table:style-name="ce9" office:value-type="string" calcext:value-type="string">
            <text:p><text:s/>7月</text:p>
          </table:table-cell>
          <table:table-cell table:style-name="ce16"/>
          <table:table-cell table:style-name="ce81" office:value-type="float" office:value="4033.555209" calcext:value-type="float">
            <text:p><text:s/>4,033.6 <text:s/></text:p>
          </table:table-cell>
          <table:table-cell table:style-name="ce87" office:value-type="float" office:value="3902.161791" calcext:value-type="float">
            <text:p><text:s/>3,902.2 <text:s/></text:p>
          </table:table-cell>
          <table:table-cell table:style-name="ce87" office:value-type="float" office:value="2203.421023" calcext:value-type="float">
            <text:p><text:s/>2,203.4 <text:s/></text:p>
          </table:table-cell>
          <table:table-cell table:style-name="ce87" office:value-type="float" office:value="1698.740768" calcext:value-type="float">
            <text:p><text:s/>1,698.7 <text:s/></text:p>
          </table:table-cell>
          <table:table-cell table:style-name="ce87" office:value-type="float" office:value="131.393418" calcext:value-type="float">
            <text:p><text:s/>131.4 <text:s/></text:p>
          </table:table-cell>
          <table:table-cell table:style-name="ce87" office:value-type="float" office:value="14.181458" calcext:value-type="float">
            <text:p><text:s/>14.2 <text:s/></text:p>
          </table:table-cell>
          <table:table-cell table:style-name="ce87" office:value-type="float" office:value="37.512512" calcext:value-type="float">
            <text:p><text:s/>37.5 <text:s/></text:p>
          </table:table-cell>
          <table:table-cell table:style-name="ce87" office:value-type="float" office:value="79.699448" calcext:value-type="float">
            <text:p><text:s/>79.7 <text:s/></text:p>
          </table:table-cell>
          <table:table-cell table:style-name="ce87" office:value-type="float" office:value="3824.518078" calcext:value-type="float">
            <text:p><text:s/>3,824.5 <text:s/></text:p>
          </table:table-cell>
          <table:table-cell table:style-name="ce95" office:value-type="float" office:value="209.037131" calcext:value-type="float">
            <text:p><text:s/>209.0 <text:s/></text:p>
          </table:table-cell>
          <table:table-cell table:style-name="ce53" table:number-columns-repeated="1011"/>
        </table:table-row>
        <table:table-row table:style-name="ro6">
          <table:table-cell table:style-name="ce6"/>
          <table:table-cell table:style-name="ce9" office:value-type="string" calcext:value-type="string">
            <text:p><text:s/>8月</text:p>
          </table:table-cell>
          <table:table-cell table:style-name="ce16"/>
          <table:table-cell table:style-name="ce81" office:value-type="float" office:value="3716.019696" calcext:value-type="float">
            <text:p><text:s/>3,716.0 <text:s/></text:p>
          </table:table-cell>
          <table:table-cell table:style-name="ce87" office:value-type="float" office:value="3630.427637" calcext:value-type="float">
            <text:p><text:s/>3,630.4 <text:s/></text:p>
          </table:table-cell>
          <table:table-cell table:style-name="ce87" office:value-type="float" office:value="2182.40046" calcext:value-type="float">
            <text:p><text:s/>2,182.4 <text:s/></text:p>
          </table:table-cell>
          <table:table-cell table:style-name="ce87" office:value-type="float" office:value="1448.027177" calcext:value-type="float">
            <text:p><text:s/>1,448.0 <text:s/></text:p>
          </table:table-cell>
          <table:table-cell table:style-name="ce87" office:value-type="float" office:value="85.592059" calcext:value-type="float">
            <text:p><text:s/>85.6 <text:s/></text:p>
          </table:table-cell>
          <table:table-cell table:style-name="ce87" office:value-type="float" office:value="7.907185" calcext:value-type="float">
            <text:p><text:s/>7.9 <text:s/></text:p>
          </table:table-cell>
          <table:table-cell table:style-name="ce87" office:value-type="float" office:value="34.501498" calcext:value-type="float">
            <text:p><text:s/>34.5 <text:s/></text:p>
          </table:table-cell>
          <table:table-cell table:style-name="ce87" office:value-type="float" office:value="43.183376" calcext:value-type="float">
            <text:p><text:s/>43.2 <text:s/></text:p>
          </table:table-cell>
          <table:table-cell table:style-name="ce87" office:value-type="float" office:value="3513.663261" calcext:value-type="float">
            <text:p><text:s/>3,513.7 <text:s/></text:p>
          </table:table-cell>
          <table:table-cell table:style-name="ce95" office:value-type="float" office:value="202.356435" calcext:value-type="float">
            <text:p><text:s/>202.4 <text:s/></text:p>
          </table:table-cell>
          <table:table-cell table:style-name="ce53" table:number-columns-repeated="1011"/>
        </table:table-row>
        <table:table-row table:style-name="ro6">
          <table:table-cell table:style-name="ce6"/>
          <table:table-cell table:style-name="ce9" office:value-type="string" calcext:value-type="string">
            <text:p><text:s/>9月</text:p>
          </table:table-cell>
          <table:table-cell table:style-name="ce16"/>
          <table:table-cell table:style-name="ce81" office:value-type="float" office:value="3966.814222" calcext:value-type="float">
            <text:p><text:s/>3,966.8 <text:s/></text:p>
          </table:table-cell>
          <table:table-cell table:style-name="ce87" office:value-type="float" office:value="3845.62754" calcext:value-type="float">
            <text:p><text:s/>3,845.6 <text:s/></text:p>
          </table:table-cell>
          <table:table-cell table:style-name="ce87" office:value-type="float" office:value="2100.438697" calcext:value-type="float">
            <text:p><text:s/>2,100.4 <text:s/></text:p>
          </table:table-cell>
          <table:table-cell table:style-name="ce87" office:value-type="float" office:value="1745.188843" calcext:value-type="float">
            <text:p><text:s/>1,745.2 <text:s/></text:p>
          </table:table-cell>
          <table:table-cell table:style-name="ce87" office:value-type="float" office:value="121.186682" calcext:value-type="float">
            <text:p><text:s/>121.2 <text:s/></text:p>
          </table:table-cell>
          <table:table-cell table:style-name="ce87" office:value-type="float" office:value="7.659918" calcext:value-type="float">
            <text:p><text:s/>7.7 <text:s/></text:p>
          </table:table-cell>
          <table:table-cell table:style-name="ce87" office:value-type="float" office:value="48.513652" calcext:value-type="float">
            <text:p><text:s/>48.5 <text:s/></text:p>
          </table:table-cell>
          <table:table-cell table:style-name="ce87" office:value-type="float" office:value="65.013112" calcext:value-type="float">
            <text:p><text:s/>65.0 <text:s/></text:p>
          </table:table-cell>
          <table:table-cell table:style-name="ce87" office:value-type="float" office:value="3771.852065" calcext:value-type="float">
            <text:p><text:s/>3,771.9 <text:s/></text:p>
          </table:table-cell>
          <table:table-cell table:style-name="ce95" office:value-type="float" office:value="194.962157" calcext:value-type="float">
            <text:p><text:s/>195.0 <text:s/></text:p>
          </table:table-cell>
          <table:table-cell table:style-name="ce53" table:number-columns-repeated="1011"/>
        </table:table-row>
        <table:table-row table:style-name="ro6">
          <table:table-cell table:style-name="ce6"/>
          <table:table-cell table:style-name="ce9" office:value-type="string" calcext:value-type="string">
            <text:p>10月</text:p>
          </table:table-cell>
          <table:table-cell table:style-name="ce16"/>
          <table:table-cell table:style-name="ce81" office:value-type="float" office:value="3840.944295" calcext:value-type="float">
            <text:p><text:s/>3,840.9 <text:s/></text:p>
          </table:table-cell>
          <table:table-cell table:style-name="ce87" office:value-type="float" office:value="3535.372586" calcext:value-type="float">
            <text:p><text:s/>3,535.4 <text:s/></text:p>
          </table:table-cell>
          <table:table-cell table:style-name="ce87" office:value-type="float" office:value="1887.28835" calcext:value-type="float">
            <text:p><text:s/>1,887.3 <text:s/></text:p>
          </table:table-cell>
          <table:table-cell table:style-name="ce87" office:value-type="float" office:value="1648.084236" calcext:value-type="float">
            <text:p><text:s/>1,648.1 <text:s/></text:p>
          </table:table-cell>
          <table:table-cell table:style-name="ce87" office:value-type="float" office:value="305.571709" calcext:value-type="float">
            <text:p><text:s/>305.6 <text:s/></text:p>
          </table:table-cell>
          <table:table-cell table:style-name="ce87" office:value-type="float" office:value="8.581043" calcext:value-type="float">
            <text:p><text:s/>8.6 <text:s/></text:p>
          </table:table-cell>
          <table:table-cell table:style-name="ce87" office:value-type="float" office:value="62.051345" calcext:value-type="float">
            <text:p><text:s/>62.1 <text:s/></text:p>
          </table:table-cell>
          <table:table-cell table:style-name="ce87" office:value-type="float" office:value="234.939321" calcext:value-type="float">
            <text:p><text:s/>234.9 <text:s/></text:p>
          </table:table-cell>
          <table:table-cell table:style-name="ce87" office:value-type="float" office:value="3666.48181" calcext:value-type="float">
            <text:p><text:s/>3,666.5 <text:s/></text:p>
          </table:table-cell>
          <table:table-cell table:style-name="ce95" office:value-type="float" office:value="174.462485" calcext:value-type="float">
            <text:p><text:s/>174.5 <text:s/></text:p>
          </table:table-cell>
          <table:table-cell table:style-name="ce53" table:number-columns-repeated="1011"/>
        </table:table-row>
        <table:table-row table:style-name="ro6">
          <table:table-cell table:style-name="ce6"/>
          <table:table-cell table:style-name="ce9" office:value-type="string" calcext:value-type="string">
            <text:p>11月</text:p>
          </table:table-cell>
          <table:table-cell table:style-name="ce16"/>
          <table:table-cell table:style-name="ce81" office:value-type="float" office:value="3524.394841" calcext:value-type="float">
            <text:p><text:s/>3,524.4 <text:s/></text:p>
          </table:table-cell>
          <table:table-cell table:style-name="ce87" office:value-type="float" office:value="3239.056671" calcext:value-type="float">
            <text:p><text:s/>3,239.1 <text:s/></text:p>
          </table:table-cell>
          <table:table-cell table:style-name="ce87" office:value-type="float" office:value="1550.255783" calcext:value-type="float">
            <text:p><text:s/>1,550.3 <text:s/></text:p>
          </table:table-cell>
          <table:table-cell table:style-name="ce87" office:value-type="float" office:value="1688.800888" calcext:value-type="float">
            <text:p><text:s/>1,688.8 <text:s/></text:p>
          </table:table-cell>
          <table:table-cell table:style-name="ce87" office:value-type="float" office:value="285.33817" calcext:value-type="float">
            <text:p><text:s/>285.3 <text:s/></text:p>
          </table:table-cell>
          <table:table-cell table:style-name="ce87" office:value-type="float" office:value="3.644325" calcext:value-type="float">
            <text:p><text:s/>3.6 <text:s/></text:p>
          </table:table-cell>
          <table:table-cell table:style-name="ce87" office:value-type="float" office:value="84.85677" calcext:value-type="float">
            <text:p><text:s/>84.9 <text:s/></text:p>
          </table:table-cell>
          <table:table-cell table:style-name="ce87" office:value-type="float" office:value="196.837075" calcext:value-type="float">
            <text:p><text:s/>196.8 <text:s/></text:p>
          </table:table-cell>
          <table:table-cell table:style-name="ce87" office:value-type="float" office:value="3353.851509" calcext:value-type="float">
            <text:p><text:s/>3,353.9 <text:s/></text:p>
          </table:table-cell>
          <table:table-cell table:style-name="ce95" office:value-type="float" office:value="170.543332" calcext:value-type="float">
            <text:p><text:s/>170.5 <text:s/></text:p>
          </table:table-cell>
          <table:table-cell table:style-name="ce53" table:number-columns-repeated="1011"/>
        </table:table-row>
        <table:table-row table:style-name="ro6">
          <table:table-cell table:style-name="ce6"/>
          <table:table-cell table:style-name="ce9" office:value-type="string" calcext:value-type="string">
            <text:p>1 - 11月</text:p>
          </table:table-cell>
          <table:table-cell table:style-name="ce16"/>
          <table:table-cell table:style-name="ce81" office:value-type="float" office:value="41096.132959" calcext:value-type="float">
            <text:p><text:s/>41,096.1 <text:s/></text:p>
          </table:table-cell>
          <table:table-cell table:style-name="ce87" office:value-type="float" office:value="39098.574406" calcext:value-type="float">
            <text:p><text:s/>39,098.6 <text:s/></text:p>
          </table:table-cell>
          <table:table-cell table:style-name="ce87" office:value-type="float" office:value="20858.574858" calcext:value-type="float">
            <text:p><text:s/>20,858.6 <text:s/></text:p>
          </table:table-cell>
          <table:table-cell table:style-name="ce87" office:value-type="float" office:value="18239.999548" calcext:value-type="float">
            <text:p><text:s/>18,240.0 <text:s/></text:p>
          </table:table-cell>
          <table:table-cell table:style-name="ce87" office:value-type="float" office:value="1997.558553" calcext:value-type="float">
            <text:p><text:s/>1,997.6 <text:s/></text:p>
          </table:table-cell>
          <table:table-cell table:style-name="ce87" office:value-type="float" office:value="91.331094" calcext:value-type="float">
            <text:p><text:s/>91.3 <text:s/></text:p>
          </table:table-cell>
          <table:table-cell table:style-name="ce87" office:value-type="float" office:value="522.906535" calcext:value-type="float">
            <text:p><text:s/>522.9 <text:s/></text:p>
          </table:table-cell>
          <table:table-cell table:style-name="ce87" office:value-type="float" office:value="1383.320924" calcext:value-type="float">
            <text:p><text:s/>1,383.3 <text:s/></text:p>
          </table:table-cell>
          <table:table-cell table:style-name="ce87" office:value-type="float" office:value="39062.644947" calcext:value-type="float">
            <text:p><text:s/>39,062.6 <text:s/></text:p>
          </table:table-cell>
          <table:table-cell table:style-name="ce95" office:value-type="float" office:value="2033.488012" calcext:value-type="float">
            <text:p><text:s/>2,033.5 <text:s/></text:p>
          </table:table-cell>
          <table:table-cell table:style-name="ce53" table:number-columns-repeated="1011"/>
        </table:table-row>
        <table:table-row table:style-name="ro6">
          <table:table-cell table:style-name="ce6"/>
          <table:table-cell table:style-name="ce9" office:value-type="string" calcext:value-type="string">
            <text:p>12月</text:p>
          </table:table-cell>
          <table:table-cell table:style-name="ce16"/>
          <table:table-cell table:style-name="ce81" office:value-type="float" office:value="3739.27624" calcext:value-type="float">
            <text:p><text:s/>3,739.3 <text:s/></text:p>
          </table:table-cell>
          <table:table-cell table:style-name="ce87" office:value-type="float" office:value="3468.637604" calcext:value-type="float">
            <text:p><text:s/>3,468.6 <text:s/></text:p>
          </table:table-cell>
          <table:table-cell table:style-name="ce87" office:value-type="float" office:value="1455.575351" calcext:value-type="float">
            <text:p><text:s/>1,455.6 <text:s/></text:p>
          </table:table-cell>
          <table:table-cell table:style-name="ce87" office:value-type="float" office:value="2013.062253" calcext:value-type="float">
            <text:p><text:s/>2,013.1 <text:s/></text:p>
          </table:table-cell>
          <table:table-cell table:style-name="ce87" office:value-type="float" office:value="270.638636" calcext:value-type="float">
            <text:p><text:s/>270.6 <text:s/></text:p>
          </table:table-cell>
          <table:table-cell table:style-name="ce87" office:value-type="float" office:value="1.822306" calcext:value-type="float">
            <text:p><text:s/>1.8 <text:s/></text:p>
          </table:table-cell>
          <table:table-cell table:style-name="ce87" office:value-type="float" office:value="34.844327" calcext:value-type="float">
            <text:p><text:s/>34.8 <text:s/></text:p>
          </table:table-cell>
          <table:table-cell table:style-name="ce87" office:value-type="float" office:value="233.972003" calcext:value-type="float">
            <text:p><text:s/>234.0 <text:s/></text:p>
          </table:table-cell>
          <table:table-cell table:style-name="ce87" office:value-type="float" office:value="3555.492377" calcext:value-type="float">
            <text:p><text:s/>3,555.5 <text:s/></text:p>
          </table:table-cell>
          <table:table-cell table:style-name="ce95" office:value-type="float" office:value="183.783863" calcext:value-type="float">
            <text:p><text:s/>183.8 <text:s/></text:p>
          </table:table-cell>
          <table:table-cell table:style-name="ce53" table:number-columns-repeated="1011"/>
        </table:table-row>
        <table:table-row table:style-name="ro6">
          <table:table-cell table:style-name="ce6"/>
          <table:table-cell table:style-name="ce9" office:value-type="string" calcext:value-type="string">
            <text:p>1 - 12月</text:p>
          </table:table-cell>
          <table:table-cell table:style-name="ce16"/>
          <table:table-cell table:style-name="ce81" office:value-type="float" office:value="44835.409199" calcext:value-type="float">
            <text:p><text:s/>44,835.4 <text:s/></text:p>
          </table:table-cell>
          <table:table-cell table:style-name="ce87" office:value-type="float" office:value="42567.21201" calcext:value-type="float">
            <text:p><text:s/>42,567.2 <text:s/></text:p>
          </table:table-cell>
          <table:table-cell table:style-name="ce87" office:value-type="float" office:value="22314.150209" calcext:value-type="float">
            <text:p><text:s/>22,314.2 <text:s/></text:p>
          </table:table-cell>
          <table:table-cell table:style-name="ce87" office:value-type="float" office:value="20253.061801" calcext:value-type="float">
            <text:p><text:s/>20,253.1 <text:s/></text:p>
          </table:table-cell>
          <table:table-cell table:style-name="ce87" office:value-type="float" office:value="2268.197189" calcext:value-type="float">
            <text:p><text:s/>2,268.2 <text:s/></text:p>
          </table:table-cell>
          <table:table-cell table:style-name="ce87" office:value-type="float" office:value="93.1534" calcext:value-type="float">
            <text:p><text:s/>93.2 <text:s/></text:p>
          </table:table-cell>
          <table:table-cell table:style-name="ce87" office:value-type="float" office:value="557.750862" calcext:value-type="float">
            <text:p><text:s/>557.8 <text:s/></text:p>
          </table:table-cell>
          <table:table-cell table:style-name="ce87" office:value-type="float" office:value="1617.292927" calcext:value-type="float">
            <text:p><text:s/>1,617.3 <text:s/></text:p>
          </table:table-cell>
          <table:table-cell table:style-name="ce87" office:value-type="float" office:value="42618.137324" calcext:value-type="float">
            <text:p><text:s/>42,618.1 <text:s/></text:p>
          </table:table-cell>
          <table:table-cell table:style-name="ce95" office:value-type="float" office:value="2217.271875" calcext:value-type="float">
            <text:p><text:s/>2,217.3 <text:s/></text:p>
          </table:table-cell>
          <table:table-cell table:style-name="ce53" table:number-columns-repeated="1011"/>
        </table:table-row>
        <table:table-row table:style-name="ro6">
          <table:table-cell table:style-name="ce6"/>
          <table:table-cell table:style-name="ce9"/>
          <table:table-cell table:style-name="ce16"/>
          <table:table-cell table:style-name="ce81"/>
          <table:table-cell table:style-name="ce87" table:number-columns-repeated="8"/>
          <table:table-cell table:style-name="ce95"/>
          <table:table-cell table:number-columns-repeated="2"/>
          <table:table-cell table:style-name="ce53" table:number-columns-repeated="1009"/>
        </table:table-row>
        <table:table-row table:style-name="ro6">
          <table:table-cell table:style-name="ce6" office:value-type="string" calcext:value-type="string">
            <text:p>民國110年</text:p>
          </table:table-cell>
          <table:table-cell table:style-name="ce9" office:value-type="string" calcext:value-type="string">
            <text:p><text:s/>1月</text:p>
          </table:table-cell>
          <table:table-cell table:style-name="ce16"/>
          <table:table-cell table:style-name="ce81" office:value-type="float" office:value="3296.644992" calcext:value-type="float">
            <text:p><text:s/>3,296.6 <text:s/></text:p>
          </table:table-cell>
          <table:table-cell table:style-name="ce87" office:value-type="float" office:value="3093.098861" calcext:value-type="float">
            <text:p><text:s/>3,093.1 <text:s/></text:p>
          </table:table-cell>
          <table:table-cell table:style-name="ce87" office:value-type="float" office:value="1316.26556" calcext:value-type="float">
            <text:p><text:s/>1,316.3 <text:s/></text:p>
          </table:table-cell>
          <table:table-cell table:style-name="ce87" office:value-type="float" office:value="1776.833301" calcext:value-type="float">
            <text:p><text:s/>1,776.8 <text:s/></text:p>
          </table:table-cell>
          <table:table-cell table:style-name="ce87" office:value-type="float" office:value="203.546131" calcext:value-type="float">
            <text:p><text:s/>203.5 <text:s/></text:p>
          </table:table-cell>
          <table:table-cell table:style-name="ce87" office:value-type="float" office:value="1.713729" calcext:value-type="float">
            <text:p><text:s/>1.7 <text:s/></text:p>
          </table:table-cell>
          <table:table-cell table:style-name="ce87" office:value-type="float" office:value="33.443809" calcext:value-type="float">
            <text:p><text:s/>33.4 <text:s/></text:p>
          </table:table-cell>
          <table:table-cell table:style-name="ce87" office:value-type="float" office:value="168.388593" calcext:value-type="float">
            <text:p><text:s/>168.4 <text:s/></text:p>
          </table:table-cell>
          <table:table-cell table:style-name="ce87" office:value-type="float" office:value="3141.753133" calcext:value-type="float">
            <text:p><text:s/>3,141.8 <text:s/></text:p>
          </table:table-cell>
          <table:table-cell table:style-name="ce95" office:value-type="float" office:value="154.891859" calcext:value-type="float">
            <text:p><text:s/>154.9 <text:s/></text:p>
          </table:table-cell>
          <table:table-cell table:style-name="ce53" table:number-columns-repeated="1011"/>
        </table:table-row>
        <table:table-row table:style-name="ro6">
          <table:table-cell table:style-name="ce6"/>
          <table:table-cell table:style-name="ce9" office:value-type="string" calcext:value-type="string">
            <text:p><text:s/>2月</text:p>
          </table:table-cell>
          <table:table-cell table:style-name="ce16"/>
          <table:table-cell table:style-name="ce81" office:value-type="float" office:value="2541.85604" calcext:value-type="float">
            <text:p><text:s/>2,541.9 <text:s/></text:p>
          </table:table-cell>
          <table:table-cell table:style-name="ce87" office:value-type="float" office:value="2398.011682" calcext:value-type="float">
            <text:p><text:s/>2,398.0 <text:s/></text:p>
          </table:table-cell>
          <table:table-cell table:style-name="ce87" office:value-type="float" office:value="1165.94559" calcext:value-type="float">
            <text:p><text:s/>1,165.9 <text:s/></text:p>
          </table:table-cell>
          <table:table-cell table:style-name="ce87" office:value-type="float" office:value="1232.066092" calcext:value-type="float">
            <text:p><text:s/>1,232.1 <text:s/></text:p>
          </table:table-cell>
          <table:table-cell table:style-name="ce87" office:value-type="float" office:value="143.844358" calcext:value-type="float">
            <text:p><text:s/>143.8 <text:s/></text:p>
          </table:table-cell>
          <table:table-cell table:style-name="ce87" office:value-type="float" office:value="1.93833" calcext:value-type="float">
            <text:p><text:s/>1.9 <text:s/></text:p>
          </table:table-cell>
          <table:table-cell table:style-name="ce87" office:value-type="float" office:value="38.902937" calcext:value-type="float">
            <text:p><text:s/>38.9 <text:s/></text:p>
          </table:table-cell>
          <table:table-cell table:style-name="ce87" office:value-type="float" office:value="103.003091" calcext:value-type="float">
            <text:p><text:s/>103.0 <text:s/></text:p>
          </table:table-cell>
          <table:table-cell table:style-name="ce87" office:value-type="float" office:value="2406.498904" calcext:value-type="float">
            <text:p><text:s/>2,406.5 <text:s/></text:p>
          </table:table-cell>
          <table:table-cell table:style-name="ce95" office:value-type="float" office:value="135.357136" calcext:value-type="float">
            <text:p><text:s/>135.4 <text:s/></text:p>
          </table:table-cell>
          <table:table-cell table:style-name="ce53" table:number-columns-repeated="1011"/>
        </table:table-row>
        <table:table-row table:style-name="ro6">
          <table:table-cell table:style-name="ce6"/>
          <table:table-cell table:style-name="ce9" office:value-type="string" calcext:value-type="string">
            <text:p><text:s/>3月</text:p>
          </table:table-cell>
          <table:table-cell table:style-name="ce16"/>
          <table:table-cell table:style-name="ce81" office:value-type="float" office:value="3503.379668" calcext:value-type="float">
            <text:p><text:s/>3,503.4 <text:s/></text:p>
          </table:table-cell>
          <table:table-cell table:style-name="ce87" office:value-type="float" office:value="3342.773317" calcext:value-type="float">
            <text:p><text:s/>3,342.8 <text:s/></text:p>
          </table:table-cell>
          <table:table-cell table:style-name="ce87" office:value-type="float" office:value="1456.40142" calcext:value-type="float">
            <text:p><text:s/>1,456.4 <text:s/></text:p>
          </table:table-cell>
          <table:table-cell table:style-name="ce87" office:value-type="float" office:value="1886.371897" calcext:value-type="float">
            <text:p><text:s/>1,886.4 <text:s/></text:p>
          </table:table-cell>
          <table:table-cell table:style-name="ce87" office:value-type="float" office:value="160.606351" calcext:value-type="float">
            <text:p><text:s/>160.6 <text:s/></text:p>
          </table:table-cell>
          <table:table-cell table:style-name="ce87" office:value-type="float" office:value="2.294952" calcext:value-type="float">
            <text:p><text:s/>2.3 <text:s/></text:p>
          </table:table-cell>
          <table:table-cell table:style-name="ce87" office:value-type="float" office:value="42.78423" calcext:value-type="float">
            <text:p><text:s/>42.8 <text:s/></text:p>
          </table:table-cell>
          <table:table-cell table:style-name="ce87" office:value-type="float" office:value="115.527169" calcext:value-type="float">
            <text:p><text:s/>115.5 <text:s/></text:p>
          </table:table-cell>
          <table:table-cell table:style-name="ce87" office:value-type="float" office:value="3350.702546" calcext:value-type="float">
            <text:p><text:s/>3,350.7 <text:s/></text:p>
          </table:table-cell>
          <table:table-cell table:style-name="ce95" office:value-type="float" office:value="152.677122" calcext:value-type="float">
            <text:p><text:s/>152.7 <text:s/></text:p>
          </table:table-cell>
          <table:table-cell table:style-name="ce53" table:number-columns-repeated="1011"/>
        </table:table-row>
        <table:table-row table:style-name="ro6">
          <table:table-cell table:style-name="ce6"/>
          <table:table-cell table:style-name="ce9" office:value-type="string" calcext:value-type="string">
            <text:p><text:s/>4月</text:p>
          </table:table-cell>
          <table:table-cell table:style-name="ce16"/>
          <table:table-cell table:style-name="ce81" office:value-type="float" office:value="3165.11771" calcext:value-type="float">
            <text:p><text:s/>3,165.1 <text:s/></text:p>
          </table:table-cell>
          <table:table-cell table:style-name="ce87" office:value-type="float" office:value="3005.687667" calcext:value-type="float">
            <text:p><text:s/>3,005.7 <text:s/></text:p>
          </table:table-cell>
          <table:table-cell table:style-name="ce87" office:value-type="float" office:value="1480.1836" calcext:value-type="float">
            <text:p><text:s/>1,480.2 <text:s/></text:p>
          </table:table-cell>
          <table:table-cell table:style-name="ce87" office:value-type="float" office:value="1525.504067" calcext:value-type="float">
            <text:p><text:s/>1,525.5 <text:s/></text:p>
          </table:table-cell>
          <table:table-cell table:style-name="ce87" office:value-type="float" office:value="159.430043" calcext:value-type="float">
            <text:p><text:s/>159.4 <text:s/></text:p>
          </table:table-cell>
          <table:table-cell table:style-name="ce87" office:value-type="float" office:value="1.61715" calcext:value-type="float">
            <text:p><text:s/>1.6 <text:s/></text:p>
          </table:table-cell>
          <table:table-cell table:style-name="ce87" office:value-type="float" office:value="46.014324" calcext:value-type="float">
            <text:p><text:s/>46.0 <text:s/></text:p>
          </table:table-cell>
          <table:table-cell table:style-name="ce87" office:value-type="float" office:value="111.798569" calcext:value-type="float">
            <text:p><text:s/>111.8 <text:s/></text:p>
          </table:table-cell>
          <table:table-cell table:style-name="ce87" office:value-type="float" office:value="2996.43714" calcext:value-type="float">
            <text:p><text:s/>2,996.4 <text:s/></text:p>
          </table:table-cell>
          <table:table-cell table:style-name="ce95" office:value-type="float" office:value="168.68057" calcext:value-type="float">
            <text:p><text:s/>168.7 <text:s/></text:p>
          </table:table-cell>
          <table:table-cell table:style-name="ce53" table:number-columns-repeated="1011"/>
        </table:table-row>
        <table:table-row table:style-name="ro6">
          <table:table-cell table:style-name="ce6"/>
          <table:table-cell table:style-name="ce9" office:value-type="string" calcext:value-type="string">
            <text:p><text:s/>5月</text:p>
          </table:table-cell>
          <table:table-cell table:style-name="ce16"/>
          <table:table-cell table:style-name="ce81" office:value-type="float" office:value="4148.098546" calcext:value-type="float">
            <text:p><text:s/>4,148.1 <text:s/></text:p>
          </table:table-cell>
          <table:table-cell table:style-name="ce87" office:value-type="float" office:value="4014.831842" calcext:value-type="float">
            <text:p><text:s/>4,014.8 <text:s/></text:p>
          </table:table-cell>
          <table:table-cell table:style-name="ce87" office:value-type="float" office:value="1950.54125" calcext:value-type="float">
            <text:p><text:s/>1,950.5 <text:s/></text:p>
          </table:table-cell>
          <table:table-cell table:style-name="ce87" office:value-type="float" office:value="2064.290592" calcext:value-type="float">
            <text:p><text:s/>2,064.3 <text:s/></text:p>
          </table:table-cell>
          <table:table-cell table:style-name="ce87" office:value-type="float" office:value="133.266704" calcext:value-type="float">
            <text:p><text:s/>133.3 <text:s/></text:p>
          </table:table-cell>
          <table:table-cell table:style-name="ce87" office:value-type="float" office:value="2.904229" calcext:value-type="float">
            <text:p><text:s/>2.9 <text:s/></text:p>
          </table:table-cell>
          <table:table-cell table:style-name="ce87" office:value-type="float" office:value="55.095469" calcext:value-type="float">
            <text:p><text:s/>55.1 <text:s/></text:p>
          </table:table-cell>
          <table:table-cell table:style-name="ce87" office:value-type="float" office:value="75.267006" calcext:value-type="float">
            <text:p><text:s/>75.3 <text:s/></text:p>
          </table:table-cell>
          <table:table-cell table:style-name="ce87" office:value-type="float" office:value="3931.183691" calcext:value-type="float">
            <text:p><text:s/>3,931.2 <text:s/></text:p>
          </table:table-cell>
          <table:table-cell table:style-name="ce95" office:value-type="float" office:value="216.914855" calcext:value-type="float">
            <text:p><text:s/>216.9 <text:s/></text:p>
          </table:table-cell>
          <table:table-cell table:style-name="ce53" table:number-columns-repeated="1011"/>
        </table:table-row>
        <table:table-row table:style-name="ro6">
          <table:table-cell table:style-name="ce6"/>
          <table:table-cell table:style-name="ce9" office:value-type="string" calcext:value-type="string">
            <text:p><text:s/>6月</text:p>
          </table:table-cell>
          <table:table-cell table:style-name="ce16"/>
          <table:table-cell table:style-name="ce81" office:value-type="float" office:value="3928.976589" calcext:value-type="float">
            <text:p><text:s/>3,929.0 <text:s/></text:p>
          </table:table-cell>
          <table:table-cell table:style-name="ce87" office:value-type="float" office:value="3795.373845" calcext:value-type="float">
            <text:p><text:s/>3,795.4 <text:s/></text:p>
          </table:table-cell>
          <table:table-cell table:style-name="ce87" office:value-type="float" office:value="2037.85854" calcext:value-type="float">
            <text:p><text:s/>2,037.9 <text:s/></text:p>
          </table:table-cell>
          <table:table-cell table:style-name="ce87" office:value-type="float" office:value="1757.515305" calcext:value-type="float">
            <text:p><text:s/>1,757.5 <text:s/></text:p>
          </table:table-cell>
          <table:table-cell table:style-name="ce87" office:value-type="float" office:value="133.602744" calcext:value-type="float">
            <text:p><text:s/>133.6 <text:s/></text:p>
          </table:table-cell>
          <table:table-cell table:style-name="ce87" office:value-type="float" office:value="8.477527" calcext:value-type="float">
            <text:p><text:s/>8.5 <text:s/></text:p>
          </table:table-cell>
          <table:table-cell table:style-name="ce87" office:value-type="float" office:value="52.569041" calcext:value-type="float">
            <text:p><text:s/>52.6 <text:s/></text:p>
          </table:table-cell>
          <table:table-cell table:style-name="ce87" office:value-type="float" office:value="72.556176" calcext:value-type="float">
            <text:p><text:s/>72.6 <text:s/></text:p>
          </table:table-cell>
          <table:table-cell table:style-name="ce87" office:value-type="float" office:value="3728.873759" calcext:value-type="float">
            <text:p><text:s/>3,728.9 <text:s/></text:p>
          </table:table-cell>
          <table:table-cell table:style-name="ce95" office:value-type="float" office:value="200.10283" calcext:value-type="float">
            <text:p><text:s/>200.1 <text:s/></text:p>
          </table:table-cell>
          <table:table-cell table:style-name="ce53" table:number-columns-repeated="1011"/>
        </table:table-row>
        <table:table-row table:style-name="ro6">
          <table:table-cell table:style-name="ce6"/>
          <table:table-cell table:style-name="ce9" office:value-type="string" calcext:value-type="string">
            <text:p><text:s/>7月</text:p>
          </table:table-cell>
          <table:table-cell table:style-name="ce16"/>
          <table:table-cell table:style-name="ce81" office:value-type="float" office:value="4683.827808" calcext:value-type="float">
            <text:p><text:s/>4,683.8 <text:s/></text:p>
          </table:table-cell>
          <table:table-cell table:style-name="ce87" office:value-type="float" office:value="4450.272133" calcext:value-type="float">
            <text:p><text:s/>4,450.3 <text:s/></text:p>
          </table:table-cell>
          <table:table-cell table:style-name="ce87" office:value-type="float" office:value="2173.33779" calcext:value-type="float">
            <text:p><text:s/>2,173.3 <text:s/></text:p>
          </table:table-cell>
          <table:table-cell table:style-name="ce87" office:value-type="float" office:value="2276.934343" calcext:value-type="float">
            <text:p><text:s/>2,276.9 <text:s/></text:p>
          </table:table-cell>
          <table:table-cell table:style-name="ce87" office:value-type="float" office:value="233.555675" calcext:value-type="float">
            <text:p><text:s/>233.6 <text:s/></text:p>
          </table:table-cell>
          <table:table-cell table:style-name="ce87" office:value-type="float" office:value="12.754414" calcext:value-type="float">
            <text:p><text:s/>12.8 <text:s/></text:p>
          </table:table-cell>
          <table:table-cell table:style-name="ce87" office:value-type="float" office:value="90.836382" calcext:value-type="float">
            <text:p><text:s/>90.8 <text:s/></text:p>
          </table:table-cell>
          <table:table-cell table:style-name="ce87" office:value-type="float" office:value="129.964879" calcext:value-type="float">
            <text:p><text:s/>130.0 <text:s/></text:p>
          </table:table-cell>
          <table:table-cell table:style-name="ce87" office:value-type="float" office:value="4413.853904" calcext:value-type="float">
            <text:p><text:s/>4,413.9 <text:s/></text:p>
          </table:table-cell>
          <table:table-cell table:style-name="ce95" office:value-type="float" office:value="269.973904" calcext:value-type="float">
            <text:p><text:s/>270.0 <text:s/></text:p>
          </table:table-cell>
          <table:table-cell table:style-name="ce53" table:number-columns-repeated="1011"/>
        </table:table-row>
        <table:table-row table:style-name="ro6">
          <table:table-cell table:style-name="ce6"/>
          <table:table-cell table:style-name="ce9" office:value-type="string" calcext:value-type="string">
            <text:p><text:s/>8月</text:p>
          </table:table-cell>
          <table:table-cell table:style-name="ce16"/>
          <table:table-cell table:style-name="ce81" office:value-type="float" office:value="4456.945416" calcext:value-type="float">
            <text:p><text:s/>4,456.9 <text:s/></text:p>
          </table:table-cell>
          <table:table-cell table:style-name="ce87" office:value-type="float" office:value="4317.080816" calcext:value-type="float">
            <text:p><text:s/>4,317.1 <text:s/></text:p>
          </table:table-cell>
          <table:table-cell table:style-name="ce87" office:value-type="float" office:value="2221.21147" calcext:value-type="float">
            <text:p><text:s/>2,221.2 <text:s/></text:p>
          </table:table-cell>
          <table:table-cell table:style-name="ce87" office:value-type="float" office:value="2095.869346" calcext:value-type="float">
            <text:p><text:s/>2,095.9 <text:s/></text:p>
          </table:table-cell>
          <table:table-cell table:style-name="ce87" office:value-type="float" office:value="139.8646" calcext:value-type="float">
            <text:p><text:s/>139.9 <text:s/></text:p>
          </table:table-cell>
          <table:table-cell table:style-name="ce87" office:value-type="float" office:value="16.038117" calcext:value-type="float">
            <text:p><text:s/>16.0 <text:s/></text:p>
          </table:table-cell>
          <table:table-cell table:style-name="ce87" office:value-type="float" office:value="79.836494" calcext:value-type="float">
            <text:p><text:s/>79.8 <text:s/></text:p>
          </table:table-cell>
          <table:table-cell table:style-name="ce87" office:value-type="float" office:value="43.989989" calcext:value-type="float">
            <text:p><text:s/>44.0 <text:s/></text:p>
          </table:table-cell>
          <table:table-cell table:style-name="ce87" office:value-type="float" office:value="4213.618267" calcext:value-type="float">
            <text:p><text:s/>4,213.6 <text:s/></text:p>
          </table:table-cell>
          <table:table-cell table:style-name="ce95" office:value-type="float" office:value="243.327149" calcext:value-type="float">
            <text:p><text:s/>243.3 <text:s/></text:p>
          </table:table-cell>
          <table:table-cell table:style-name="ce53" table:number-columns-repeated="1011"/>
        </table:table-row>
        <table:table-row table:style-name="ro6">
          <table:table-cell table:style-name="ce6"/>
          <table:table-cell table:style-name="ce9" office:value-type="string" calcext:value-type="string">
            <text:p><text:s/>9月</text:p>
          </table:table-cell>
          <table:table-cell table:style-name="ce16"/>
          <table:table-cell table:style-name="ce81" office:value-type="float" office:value="4354.329998" calcext:value-type="float">
            <text:p><text:s/>4,354.3 <text:s/></text:p>
          </table:table-cell>
          <table:table-cell table:style-name="ce87" office:value-type="float" office:value="4207.278133" calcext:value-type="float">
            <text:p><text:s/>4,207.3 <text:s/></text:p>
          </table:table-cell>
          <table:table-cell table:style-name="ce87" office:value-type="float" office:value="1986.34584" calcext:value-type="float">
            <text:p><text:s/>1,986.3 <text:s/></text:p>
          </table:table-cell>
          <table:table-cell table:style-name="ce87" office:value-type="float" office:value="2220.932293" calcext:value-type="float">
            <text:p><text:s/>2,220.9 <text:s/></text:p>
          </table:table-cell>
          <table:table-cell table:style-name="ce87" office:value-type="float" office:value="147.051865" calcext:value-type="float">
            <text:p><text:s/>147.1 <text:s/></text:p>
          </table:table-cell>
          <table:table-cell table:style-name="ce87" office:value-type="float" office:value="15.663399" calcext:value-type="float">
            <text:p><text:s/>15.7 <text:s/></text:p>
          </table:table-cell>
          <table:table-cell table:style-name="ce87" office:value-type="float" office:value="94.981098" calcext:value-type="float">
            <text:p><text:s/>95.0 <text:s/></text:p>
          </table:table-cell>
          <table:table-cell table:style-name="ce87" office:value-type="float" office:value="36.407368" calcext:value-type="float">
            <text:p><text:s/>36.4 <text:s/></text:p>
          </table:table-cell>
          <table:table-cell table:style-name="ce87" office:value-type="float" office:value="4133.971094" calcext:value-type="float">
            <text:p><text:s/>4,134.0 <text:s/></text:p>
          </table:table-cell>
          <table:table-cell table:style-name="ce95" office:value-type="float" office:value="220.358904" calcext:value-type="float">
            <text:p><text:s/>220.4 <text:s/></text:p>
          </table:table-cell>
          <table:table-cell table:style-name="ce53" table:number-columns-repeated="1011"/>
        </table:table-row>
        <table:table-row table:style-name="ro6">
          <table:table-cell table:style-name="ce6"/>
          <table:table-cell table:style-name="ce9" office:value-type="string" calcext:value-type="string">
            <text:p>10月</text:p>
          </table:table-cell>
          <table:table-cell table:style-name="ce16"/>
          <table:table-cell table:style-name="ce81" office:value-type="float" office:value="4847.883601" calcext:value-type="float">
            <text:p><text:s/>4,847.9 <text:s/></text:p>
          </table:table-cell>
          <table:table-cell table:style-name="ce87" office:value-type="float" office:value="4607.054852" calcext:value-type="float">
            <text:p><text:s/>4,607.1 <text:s/></text:p>
          </table:table-cell>
          <table:table-cell table:style-name="ce87" office:value-type="float" office:value="2033.669944" calcext:value-type="float">
            <text:p><text:s/>2,033.7 <text:s/></text:p>
          </table:table-cell>
          <table:table-cell table:style-name="ce87" office:value-type="float" office:value="2573.384908" calcext:value-type="float">
            <text:p><text:s/>2,573.4 <text:s/></text:p>
          </table:table-cell>
          <table:table-cell table:style-name="ce87" office:value-type="float" office:value="240.828749" calcext:value-type="float">
            <text:p><text:s/>240.8 <text:s/></text:p>
          </table:table-cell>
          <table:table-cell table:style-name="ce87" office:value-type="float" office:value="15.583032" calcext:value-type="float">
            <text:p><text:s/>15.6 <text:s/></text:p>
          </table:table-cell>
          <table:table-cell table:style-name="ce87" office:value-type="float" office:value="87.427847" calcext:value-type="float">
            <text:p><text:s/>87.4 <text:s/></text:p>
          </table:table-cell>
          <table:table-cell table:style-name="ce87" office:value-type="float" office:value="137.81787" calcext:value-type="float">
            <text:p><text:s/>137.8 <text:s/></text:p>
          </table:table-cell>
          <table:table-cell table:style-name="ce87" office:value-type="float" office:value="4615.254462" calcext:value-type="float">
            <text:p><text:s/>4,615.3 <text:s/></text:p>
          </table:table-cell>
          <table:table-cell table:style-name="ce95" office:value-type="float" office:value="232.629139" calcext:value-type="float">
            <text:p><text:s/>232.6 <text:s/></text:p>
          </table:table-cell>
          <table:table-cell table:style-name="ce53" table:number-columns-repeated="1011"/>
        </table:table-row>
        <table:table-row table:style-name="ro6">
          <table:table-cell table:style-name="ce6"/>
          <table:table-cell table:style-name="ce9" office:value-type="string" calcext:value-type="string">
            <text:p>11月</text:p>
          </table:table-cell>
          <table:table-cell table:style-name="ce16"/>
          <table:table-cell table:style-name="ce81" office:value-type="float" office:value="3937.000898" calcext:value-type="float">
            <text:p><text:s/>3,937.0 <text:s/></text:p>
          </table:table-cell>
          <table:table-cell table:style-name="ce87" office:value-type="float" office:value="3703.685081" calcext:value-type="float">
            <text:p><text:s/>3,703.7 <text:s/></text:p>
          </table:table-cell>
          <table:table-cell table:style-name="ce87" office:value-type="float" office:value="1335.43597" calcext:value-type="float">
            <text:p><text:s/>1,335.4 <text:s/></text:p>
          </table:table-cell>
          <table:table-cell table:style-name="ce87" office:value-type="float" office:value="2368.249111" calcext:value-type="float">
            <text:p><text:s/>2,368.2 <text:s/></text:p>
          </table:table-cell>
          <table:table-cell table:style-name="ce87" office:value-type="float" office:value="233.315817" calcext:value-type="float">
            <text:p><text:s/>233.3 <text:s/></text:p>
          </table:table-cell>
          <table:table-cell table:style-name="ce87" office:value-type="float" office:value="11.971438" calcext:value-type="float">
            <text:p><text:s/>12.0 <text:s/></text:p>
          </table:table-cell>
          <table:table-cell table:style-name="ce87" office:value-type="float" office:value="70.164427" calcext:value-type="float">
            <text:p><text:s/>70.2 <text:s/></text:p>
          </table:table-cell>
          <table:table-cell table:style-name="ce87" office:value-type="float" office:value="151.179952" calcext:value-type="float">
            <text:p><text:s/>151.2 <text:s/></text:p>
          </table:table-cell>
          <table:table-cell table:style-name="ce87" office:value-type="float" office:value="3761.173031" calcext:value-type="float">
            <text:p><text:s/>3,761.2 <text:s/></text:p>
          </table:table-cell>
          <table:table-cell table:style-name="ce95" office:value-type="float" office:value="175.827867" calcext:value-type="float">
            <text:p><text:s/>175.8 <text:s/></text:p>
          </table:table-cell>
          <table:table-cell table:style-name="ce53" table:number-columns-repeated="1011"/>
        </table:table-row>
        <table:table-row table:style-name="ro6">
          <table:table-cell table:style-name="ce7"/>
          <table:table-cell table:style-name="ce12" office:value-type="string" calcext:value-type="string">
            <text:p>1 - 11月</text:p>
          </table:table-cell>
          <table:table-cell table:style-name="ce17"/>
          <table:table-cell table:style-name="ce83" office:value-type="float" office:value="42864.061266" calcext:value-type="float">
            <text:p><text:s/>42,864.1 <text:s/></text:p>
          </table:table-cell>
          <table:table-cell table:style-name="ce89" office:value-type="float" office:value="40935.148229" calcext:value-type="float">
            <text:p><text:s/>40,935.1 <text:s/></text:p>
          </table:table-cell>
          <table:table-cell table:style-name="ce89" office:value-type="float" office:value="19157.196974" calcext:value-type="float">
            <text:p><text:s/>19,157.2 <text:s/></text:p>
          </table:table-cell>
          <table:table-cell table:style-name="ce89" office:value-type="float" office:value="21777.951255" calcext:value-type="float">
            <text:p><text:s/>21,778.0 <text:s/></text:p>
          </table:table-cell>
          <table:table-cell table:style-name="ce89" office:value-type="float" office:value="1928.913037" calcext:value-type="float">
            <text:p><text:s/>1,928.9 <text:s/></text:p>
          </table:table-cell>
          <table:table-cell table:style-name="ce89" office:value-type="float" office:value="90.956317" calcext:value-type="float">
            <text:p><text:s/>91.0 <text:s/></text:p>
          </table:table-cell>
          <table:table-cell table:style-name="ce89" office:value-type="float" office:value="692.056058" calcext:value-type="float">
            <text:p><text:s/>692.1 <text:s/></text:p>
          </table:table-cell>
          <table:table-cell table:style-name="ce89" office:value-type="float" office:value="1145.900662" calcext:value-type="float">
            <text:p><text:s/>1,145.9 <text:s/></text:p>
          </table:table-cell>
          <table:table-cell table:style-name="ce89" office:value-type="float" office:value="40693.319931" calcext:value-type="float">
            <text:p><text:s/>40,693.3 <text:s/></text:p>
          </table:table-cell>
          <table:table-cell table:style-name="ce97" office:value-type="float" office:value="2170.741335" calcext:value-type="float">
            <text:p><text:s/>2,170.7 <text:s/></text:p>
          </table:table-cell>
          <table:table-cell table:style-name="ce53" table:number-columns-repeated="1011"/>
        </table:table-row>
        <table:table-row table:style-name="ro6">
          <table:table-cell table:style-name="ce8" office:value-type="string" calcext:value-type="string" table:number-columns-spanned="13" table:number-rows-spanned="1">
            <text:p>註：1.淨發電量=毛發電量-廠用電量。</text:p>
          </table:table-cell>
          <table:covered-table-cell table:number-columns-repeated="12" table:style-name="ce13"/>
          <table:table-cell table:style-name="ce53" table:number-columns-repeated="1011"/>
        </table:table-row>
        <table:table-row table:style-name="ro6">
          <table:table-cell table:style-name="ce102" office:value-type="string" calcext:value-type="string" table:number-columns-spanned="13" table:number-rows-spanned="1">
            <text:p>　　2.廠用電係指發電廠因運轉發電機所消耗於各項附屬設備之電能。</text:p>
          </table:table-cell>
          <table:covered-table-cell table:number-columns-repeated="12" table:style-name="ce70"/>
          <table:table-cell table:style-name="ce53" table:number-columns-repeated="1011"/>
        </table:table-row>
        <table:table-row table:style-name="ro4" table:number-rows-repeated="3">
          <table:table-cell table:style-name="ce9" table:number-columns-repeated="2"/>
          <table:table-cell table:style-name="ce16"/>
          <table:table-cell table:style-name="ce84" table:number-columns-repeated="10"/>
          <table:table-cell table:style-name="ce53" table:number-columns-repeated="1011"/>
        </table:table-row>
        <table:table-row table:style-name="ro5" table:number-rows-repeated="15">
          <table:table-cell table:style-name="ce9" table:number-columns-repeated="2"/>
          <table:table-cell table:style-name="ce16"/>
          <table:table-cell table:style-name="ce84" table:number-columns-repeated="10"/>
          <table:table-cell table:style-name="ce53" table:number-columns-repeated="1011"/>
        </table:table-row>
        <table:table-row table:style-name="ro5" table:number-rows-repeated="3946">
          <table:table-cell table:style-name="ce9" table:number-columns-repeated="2"/>
          <table:table-cell table:style-name="ce16"/>
          <table:table-cell table:style-name="ce9" table:number-columns-repeated="10"/>
          <table:table-cell table:style-name="ce53" table:number-columns-repeated="1011"/>
        </table:table-row>
        <table:table-row table:style-name="ro5" table:number-rows-repeated="26">
          <table:table-cell table:style-name="ce9" table:number-columns-repeated="2"/>
          <table:table-cell table:style-name="ce16"/>
          <table:table-cell table:style-name="ce9" table:number-columns-repeated="10"/>
          <table:table-cell table:number-columns-repeated="1011"/>
        </table:table-row>
        <table:table-row table:style-name="ro5" table:number-rows-repeated="1044531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RowStartCell" table:base-cell-address="$Page1.$A$1" table:cell-range-address="$Page3.$A$7"/>
        </table:named-expressions>
      </table:table>
      <table:table table:name="Page4" table:style-name="ta4">
        <table:table-column table:style-name="co1" table:default-cell-style-name="ce2"/>
        <table:table-column table:style-name="co2" table:default-cell-style-name="ce2"/>
        <table:table-column table:style-name="co3" table:default-cell-style-name="ce14"/>
        <table:table-column table:style-name="co1" table:number-columns-repeated="6" table:default-cell-style-name="ce112"/>
        <table:table-column table:style-name="co14" table:default-cell-style-name="ce112"/>
        <table:table-column table:style-name="co4" table:default-cell-style-name="ce112"/>
        <table:table-column table:style-name="co14" table:default-cell-style-name="ce112"/>
        <table:table-column table:style-name="co4" table:default-cell-style-name="ce112"/>
        <table:table-column table:style-name="co1" table:number-columns-repeated="4" table:default-cell-style-name="ce112"/>
        <table:table-column table:style-name="co2" table:default-cell-style-name="ce112"/>
        <table:table-column table:style-name="co15" table:default-cell-style-name="ce121"/>
        <table:table-column table:style-name="co16" table:default-cell-style-name="ce51"/>
        <table:table-column table:style-name="co17" table:default-cell-style-name="ce51"/>
        <table:table-column table:style-name="co6" table:number-columns-repeated="236" table:default-cell-style-name="ce51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8" table:number-rows-spanned="1">
            <text:p>10-4 發電量（四）</text:p>
          </table:table-cell>
          <table:covered-table-cell table:number-columns-repeated="17" table:style-name="ce10"/>
          <table:table-cell table:style-name="ce120"/>
          <table:table-cell table:style-name="ce50" table:number-columns-repeated="1005"/>
        </table:table-row>
        <table:table-row table:style-name="ro2">
          <table:table-cell table:number-columns-repeated="3"/>
          <table:table-cell table:style-name="ce108" table:number-columns-repeated="2"/>
          <table:table-cell table:style-name="ce115" table:number-columns-repeated="2"/>
          <table:table-cell table:style-name="ce108" table:number-columns-repeated="7"/>
          <table:table-cell table:style-name="ce116"/>
          <table:table-cell table:style-name="ce108"/>
          <table:table-cell table:style-name="ce118" office:value-type="string" calcext:value-type="string" table:number-columns-spanned="2" table:number-rows-spanned="1">
            <text:p>單位：百萬度</text:p>
          </table:table-cell>
          <table:covered-table-cell table:style-name="ce118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3" table:number-rows-spanned="4">
            <text:p>年月</text:p>
          </table:table-cell>
          <table:covered-table-cell table:number-columns-repeated="2" table:style-name="ce4"/>
          <table:table-cell table:style-name="ce36" office:value-type="string" calcext:value-type="string" table:number-columns-spanned="15" table:number-rows-spanned="1">
            <text:p>自用發電設備</text:p>
          </table:table-cell>
          <table:covered-table-cell table:number-columns-repeated="13" table:style-name="ce106"/>
          <table:covered-table-cell table:style-name="ce107"/>
          <table:table-cell table:style-name="ce122"/>
          <table:table-cell table:style-name="ce125" table:number-columns-repeated="1005"/>
        </table:table-row>
        <table:table-row table:style-name="ro2">
          <table:covered-table-cell table:number-columns-repeated="3" table:style-name="ce4"/>
          <table:table-cell table:style-name="ce109" office:value-type="string" calcext:value-type="string" table:number-columns-spanned="12" table:number-rows-spanned="1">
            <text:p>毛發電</text:p>
          </table:table-cell>
          <table:covered-table-cell table:number-columns-repeated="10" table:style-name="ce113"/>
          <table:covered-table-cell table:style-name="ce117"/>
          <table:table-cell table:style-name="ce109" office:value-type="string" calcext:value-type="string" table:number-columns-spanned="1" table:number-rows-spanned="3">
            <text:p>自用</text:p>
          </table:table-cell>
          <table:table-cell table:style-name="ce109" office:value-type="string" calcext:value-type="string" table:number-columns-spanned="1" table:number-rows-spanned="3">
            <text:p>銷售</text:p>
          </table:table-cell>
          <table:table-cell table:style-name="ce109" office:value-type="string" calcext:value-type="string" table:number-columns-spanned="1" table:number-rows-spanned="3">
            <text:p>廠用電</text:p>
          </table:table-cell>
          <table:table-cell table:style-name="ce122"/>
          <table:table-cell table:style-name="ce125" table:number-columns-repeated="1005"/>
        </table:table-row>
        <table:table-row table:style-name="ro2">
          <table:covered-table-cell table:number-columns-repeated="3" table:style-name="ce4"/>
          <table:table-cell table:style-name="ce109" office:value-type="string" calcext:value-type="string" table:number-columns-spanned="1" table:number-rows-spanned="2">
            <text:p>合計</text:p>
          </table:table-cell>
          <table:table-cell table:style-name="ce4" office:value-type="string" calcext:value-type="string" table:number-columns-spanned="4" table:number-rows-spanned="1">
            <text:p>火力</text:p>
          </table:table-cell>
          <table:covered-table-cell table:number-columns-repeated="2" table:style-name="ce104"/>
          <table:covered-table-cell table:style-name="ce105"/>
          <table:table-cell table:style-name="ce36" office:value-type="string" calcext:value-type="string" table:number-columns-spanned="7" table:number-rows-spanned="1">
            <text:p>再生能源</text:p>
          </table:table-cell>
          <table:covered-table-cell table:number-columns-repeated="5" table:style-name="ce106"/>
          <table:covered-table-cell table:style-name="ce107"/>
          <table:covered-table-cell table:number-columns-repeated="3" table:style-name="ce110"/>
          <table:table-cell table:style-name="ce122"/>
          <table:table-cell table:style-name="ce125" table:number-columns-repeated="1005"/>
        </table:table-row>
        <table:table-row table:style-name="ro2">
          <table:covered-table-cell table:number-columns-repeated="3" table:style-name="ce3"/>
          <table:covered-table-cell table:style-name="ce110"/>
          <table:table-cell table:style-name="ce56" office:value-type="string" calcext:value-type="string">
            <text:p>小計</text:p>
          </table:table-cell>
          <table:table-cell table:style-name="ce3" office:value-type="string" calcext:value-type="string">
            <text:p>燃煤</text:p>
          </table:table-cell>
          <table:table-cell table:style-name="ce3" office:value-type="string" calcext:value-type="string">
            <text:p>燃油</text:p>
          </table:table-cell>
          <table:table-cell table:style-name="ce3" office:value-type="string" calcext:value-type="string">
            <text:p>燃氣</text:p>
          </table:table-cell>
          <table:table-cell table:style-name="ce56" office:value-type="string" calcext:value-type="string">
            <text:p>小計</text:p>
          </table:table-cell>
          <table:table-cell table:style-name="ce3" office:value-type="string" calcext:value-type="string">
            <text:p>慣常水力</text:p>
          </table:table-cell>
          <table:table-cell table:style-name="ce56" office:value-type="string" calcext:value-type="string">
            <text:p>地熱</text:p>
          </table:table-cell>
          <table:table-cell table:style-name="ce3" office:value-type="string" calcext:value-type="string">
            <text:p>太陽光電</text:p>
          </table:table-cell>
          <table:table-cell table:style-name="ce3" office:value-type="string" calcext:value-type="string">
            <text:p>風力</text:p>
          </table:table-cell>
          <table:table-cell table:style-name="ce3" office:value-type="string" calcext:value-type="string">
            <text:p>生質能</text:p>
          </table:table-cell>
          <table:table-cell table:style-name="ce3" office:value-type="string" calcext:value-type="string">
            <text:p>廢棄物</text:p>
          </table:table-cell>
          <table:covered-table-cell table:number-columns-repeated="3" table:style-name="ce110"/>
          <table:table-cell table:style-name="ce122"/>
          <table:table-cell table:style-name="ce125" table:number-columns-repeated="1005"/>
        </table:table-row>
        <table:table-row table:style-name="ro3">
          <table:table-cell table:style-name="ce5" office:value-type="string" calcext:value-type="string">
            <text:p>民國 91年</text:p>
          </table:table-cell>
          <table:table-cell table:style-name="ce11"/>
          <table:table-cell table:style-name="ce15"/>
          <table:table-cell table:style-name="ce111" office:value-type="float" office:value="34668.084718" calcext:value-type="float">
            <text:p><text:s/>34,668.1 <text:s/></text:p>
          </table:table-cell>
          <table:table-cell table:style-name="ce114" office:value-type="float" office:value="31872.026888" calcext:value-type="float">
            <text:p><text:s/>31,872.0 <text:s/></text:p>
          </table:table-cell>
          <table:table-cell table:style-name="ce114" office:value-type="float" office:value="25679.440018" calcext:value-type="float">
            <text:p><text:s/>25,679.4 <text:s/></text:p>
          </table:table-cell>
          <table:table-cell table:style-name="ce114" office:value-type="float" office:value="4963.530175" calcext:value-type="float">
            <text:p><text:s/>4,963.5 <text:s/></text:p>
          </table:table-cell>
          <table:table-cell table:style-name="ce114" office:value-type="float" office:value="1229.056695" calcext:value-type="float">
            <text:p><text:s/>1,229.1 <text:s/></text:p>
          </table:table-cell>
          <table:table-cell table:style-name="ce114" office:value-type="float" office:value="2796.05783" calcext:value-type="float">
            <text:p><text:s/>2,796.1 <text:s/></text:p>
          </table:table-cell>
          <table:table-cell table:number-columns-repeated="2" table:style-name="ce114" office:value-type="float" office:value="0" calcext:value-type="float">
            <text:p>- <text:s/></text:p>
          </table:table-cell>
          <table:table-cell table:style-name="ce114" office:value-type="float" office:value="0.348" calcext:value-type="float">
            <text:p><text:s/>0.3 <text:s/></text:p>
          </table:table-cell>
          <table:table-cell table:style-name="ce114" office:value-type="float" office:value="8.008746" calcext:value-type="float">
            <text:p><text:s/>8.0 <text:s/></text:p>
          </table:table-cell>
          <table:table-cell table:style-name="ce114" office:value-type="float" office:value="410.969341" calcext:value-type="float">
            <text:p><text:s/>411.0 <text:s/></text:p>
          </table:table-cell>
          <table:table-cell table:style-name="ce114" office:value-type="float" office:value="2376.731743" calcext:value-type="float">
            <text:p><text:s/>2,376.7 <text:s/></text:p>
          </table:table-cell>
          <table:table-cell table:style-name="ce114" office:value-type="float" office:value="22111.722082" calcext:value-type="float">
            <text:p><text:s/>22,111.7 <text:s/></text:p>
          </table:table-cell>
          <table:table-cell table:style-name="ce114" office:value-type="float" office:value="8412.130127" calcext:value-type="float">
            <text:p><text:s/>8,412.1 <text:s/></text:p>
          </table:table-cell>
          <table:table-cell table:style-name="ce119" office:value-type="float" office:value="4144.232509" calcext:value-type="float">
            <text:p><text:s/>4,144.2 <text:s/></text:p>
          </table:table-cell>
          <table:table-cell table:style-name="ce123"/>
          <table:table-cell table:style-name="ce126" table:number-columns-repeated="1005"/>
        </table:table-row>
        <table:table-row table:style-name="ro3">
          <table:table-cell table:style-name="ce6" office:value-type="string" calcext:value-type="string">
            <text:p>民國 92年</text:p>
          </table:table-cell>
          <table:table-cell table:style-name="ce9"/>
          <table:table-cell table:style-name="ce16"/>
          <table:table-cell table:style-name="ce82" office:value-type="float" office:value="37997.694764" calcext:value-type="float">
            <text:p><text:s/>37,997.7 <text:s/></text:p>
          </table:table-cell>
          <table:table-cell table:style-name="ce88" office:value-type="float" office:value="34832.2672" calcext:value-type="float">
            <text:p><text:s/>34,832.3 <text:s/></text:p>
          </table:table-cell>
          <table:table-cell table:style-name="ce88" office:value-type="float" office:value="28500.255733" calcext:value-type="float">
            <text:p><text:s/>28,500.3 <text:s/></text:p>
          </table:table-cell>
          <table:table-cell table:style-name="ce88" office:value-type="float" office:value="5316.290588" calcext:value-type="float">
            <text:p><text:s/>5,316.3 <text:s/></text:p>
          </table:table-cell>
          <table:table-cell table:style-name="ce88" office:value-type="float" office:value="1015.720879" calcext:value-type="float">
            <text:p><text:s/>1,015.7 <text:s/></text:p>
          </table:table-cell>
          <table:table-cell table:style-name="ce88" office:value-type="float" office:value="3165.427564" calcext:value-type="float">
            <text:p><text:s/>3,165.4 <text:s/></text:p>
          </table:table-cell>
          <table:table-cell table:number-columns-repeated="2" table:style-name="ce88" office:value-type="float" office:value="0" calcext:value-type="float">
            <text:p>- <text:s/></text:p>
          </table:table-cell>
          <table:table-cell table:style-name="ce88" office:value-type="float" office:value="0.461" calcext:value-type="float">
            <text:p><text:s/>0.5 <text:s/></text:p>
          </table:table-cell>
          <table:table-cell table:style-name="ce88" office:value-type="float" office:value="13.952795" calcext:value-type="float">
            <text:p><text:s/>14.0 <text:s/></text:p>
          </table:table-cell>
          <table:table-cell table:style-name="ce88" office:value-type="float" office:value="394.256394" calcext:value-type="float">
            <text:p><text:s/>394.3 <text:s/></text:p>
          </table:table-cell>
          <table:table-cell table:style-name="ce88" office:value-type="float" office:value="2756.757375" calcext:value-type="float">
            <text:p><text:s/>2,756.8 <text:s/></text:p>
          </table:table-cell>
          <table:table-cell table:style-name="ce88" office:value-type="float" office:value="23471.827268" calcext:value-type="float">
            <text:p><text:s/>23,471.8 <text:s/></text:p>
          </table:table-cell>
          <table:table-cell table:style-name="ce88" office:value-type="float" office:value="10289.899381" calcext:value-type="float">
            <text:p><text:s/>10,289.9 <text:s/></text:p>
          </table:table-cell>
          <table:table-cell table:style-name="ce96" office:value-type="float" office:value="4235.968115" calcext:value-type="float">
            <text:p><text:s/>4,236.0 <text:s/></text:p>
          </table:table-cell>
          <table:table-cell table:style-name="ce123"/>
          <table:table-cell table:style-name="ce126" table:number-columns-repeated="1005"/>
        </table:table-row>
        <table:table-row table:style-name="ro3">
          <table:table-cell table:style-name="ce6" office:value-type="string" calcext:value-type="string">
            <text:p>民國 93年</text:p>
          </table:table-cell>
          <table:table-cell table:style-name="ce9"/>
          <table:table-cell table:style-name="ce16"/>
          <table:table-cell table:style-name="ce82" office:value-type="float" office:value="42619.893876" calcext:value-type="float">
            <text:p><text:s/>42,619.9 <text:s/></text:p>
          </table:table-cell>
          <table:table-cell table:style-name="ce88" office:value-type="float" office:value="39257.589446" calcext:value-type="float">
            <text:p><text:s/>39,257.6 <text:s/></text:p>
          </table:table-cell>
          <table:table-cell table:style-name="ce88" office:value-type="float" office:value="32301.20447" calcext:value-type="float">
            <text:p><text:s/>32,301.2 <text:s/></text:p>
          </table:table-cell>
          <table:table-cell table:style-name="ce88" office:value-type="float" office:value="6053.696306" calcext:value-type="float">
            <text:p><text:s/>6,053.7 <text:s/></text:p>
          </table:table-cell>
          <table:table-cell table:style-name="ce88" office:value-type="float" office:value="902.68867" calcext:value-type="float">
            <text:p><text:s/>902.7 <text:s/></text:p>
          </table:table-cell>
          <table:table-cell table:style-name="ce88" office:value-type="float" office:value="3362.30443" calcext:value-type="float">
            <text:p><text:s/>3,362.3 <text:s/></text:p>
          </table:table-cell>
          <table:table-cell table:number-columns-repeated="2" table:style-name="ce88" office:value-type="float" office:value="0" calcext:value-type="float">
            <text:p>- <text:s/></text:p>
          </table:table-cell>
          <table:table-cell table:style-name="ce88" office:value-type="float" office:value="0.584" calcext:value-type="float">
            <text:p><text:s/>0.6 <text:s/></text:p>
          </table:table-cell>
          <table:table-cell table:style-name="ce88" office:value-type="float" office:value="12.422907" calcext:value-type="float">
            <text:p><text:s/>12.4 <text:s/></text:p>
          </table:table-cell>
          <table:table-cell table:style-name="ce88" office:value-type="float" office:value="348.527959" calcext:value-type="float">
            <text:p><text:s/>348.5 <text:s/></text:p>
          </table:table-cell>
          <table:table-cell table:style-name="ce88" office:value-type="float" office:value="3000.769564" calcext:value-type="float">
            <text:p><text:s/>3,000.8 <text:s/></text:p>
          </table:table-cell>
          <table:table-cell table:style-name="ce88" office:value-type="float" office:value="24877.389402" calcext:value-type="float">
            <text:p><text:s/>24,877.4 <text:s/></text:p>
          </table:table-cell>
          <table:table-cell table:style-name="ce88" office:value-type="float" office:value="12997.00438" calcext:value-type="float">
            <text:p><text:s/>12,997.0 <text:s/></text:p>
          </table:table-cell>
          <table:table-cell table:style-name="ce96" office:value-type="float" office:value="4745.500094" calcext:value-type="float">
            <text:p><text:s/>4,745.5 <text:s/></text:p>
          </table:table-cell>
          <table:table-cell table:style-name="ce123"/>
          <table:table-cell table:style-name="ce126" table:number-columns-repeated="1005"/>
        </table:table-row>
        <table:table-row table:style-name="ro3">
          <table:table-cell table:style-name="ce6" office:value-type="string" calcext:value-type="string">
            <text:p>民國 94年</text:p>
          </table:table-cell>
          <table:table-cell table:style-name="ce9"/>
          <table:table-cell table:style-name="ce16"/>
          <table:table-cell table:style-name="ce82" office:value-type="float" office:value="42481.245633" calcext:value-type="float">
            <text:p><text:s/>42,481.2 <text:s/></text:p>
          </table:table-cell>
          <table:table-cell table:style-name="ce88" office:value-type="float" office:value="39088.660335" calcext:value-type="float">
            <text:p><text:s/>39,088.7 <text:s/></text:p>
          </table:table-cell>
          <table:table-cell table:style-name="ce88" office:value-type="float" office:value="32390.793219" calcext:value-type="float">
            <text:p><text:s/>32,390.8 <text:s/></text:p>
          </table:table-cell>
          <table:table-cell table:style-name="ce88" office:value-type="float" office:value="6193.259931" calcext:value-type="float">
            <text:p><text:s/>6,193.3 <text:s/></text:p>
          </table:table-cell>
          <table:table-cell table:style-name="ce88" office:value-type="float" office:value="504.607185" calcext:value-type="float">
            <text:p><text:s/>504.6 <text:s/></text:p>
          </table:table-cell>
          <table:table-cell table:style-name="ce88" office:value-type="float" office:value="3392.585298" calcext:value-type="float">
            <text:p><text:s/>3,392.6 <text:s/></text:p>
          </table:table-cell>
          <table:table-cell table:number-columns-repeated="2" table:style-name="ce88" office:value-type="float" office:value="0" calcext:value-type="float">
            <text:p>- <text:s/></text:p>
          </table:table-cell>
          <table:table-cell table:style-name="ce88" office:value-type="float" office:value="0.96" calcext:value-type="float">
            <text:p><text:s/>1.0 <text:s/></text:p>
          </table:table-cell>
          <table:table-cell table:style-name="ce88" office:value-type="float" office:value="14.305665" calcext:value-type="float">
            <text:p><text:s/>14.3 <text:s/></text:p>
          </table:table-cell>
          <table:table-cell table:style-name="ce88" office:value-type="float" office:value="323.479207" calcext:value-type="float">
            <text:p><text:s/>323.5 <text:s/></text:p>
          </table:table-cell>
          <table:table-cell table:style-name="ce88" office:value-type="float" office:value="3053.840426" calcext:value-type="float">
            <text:p><text:s/>3,053.8 <text:s/></text:p>
          </table:table-cell>
          <table:table-cell table:style-name="ce88" office:value-type="float" office:value="24805.544209" calcext:value-type="float">
            <text:p><text:s/>24,805.5 <text:s/></text:p>
          </table:table-cell>
          <table:table-cell table:style-name="ce88" office:value-type="float" office:value="12775.339096" calcext:value-type="float">
            <text:p><text:s/>12,775.3 <text:s/></text:p>
          </table:table-cell>
          <table:table-cell table:style-name="ce96" office:value-type="float" office:value="4900.362328" calcext:value-type="float">
            <text:p><text:s/>4,900.4 <text:s/></text:p>
          </table:table-cell>
          <table:table-cell table:style-name="ce123"/>
          <table:table-cell table:style-name="ce126" table:number-columns-repeated="1005"/>
        </table:table-row>
        <table:table-row table:style-name="ro3">
          <table:table-cell table:style-name="ce6" office:value-type="string" calcext:value-type="string">
            <text:p>民國 95年</text:p>
          </table:table-cell>
          <table:table-cell table:style-name="ce9"/>
          <table:table-cell table:style-name="ce16"/>
          <table:table-cell table:style-name="ce82" office:value-type="float" office:value="42331.501604" calcext:value-type="float">
            <text:p><text:s/>42,331.5 <text:s/></text:p>
          </table:table-cell>
          <table:table-cell table:style-name="ce88" office:value-type="float" office:value="38940.339638" calcext:value-type="float">
            <text:p><text:s/>38,940.3 <text:s/></text:p>
          </table:table-cell>
          <table:table-cell table:style-name="ce88" office:value-type="float" office:value="33133.05057" calcext:value-type="float">
            <text:p><text:s/>33,133.1 <text:s/></text:p>
          </table:table-cell>
          <table:table-cell table:style-name="ce88" office:value-type="float" office:value="5312.66191" calcext:value-type="float">
            <text:p><text:s/>5,312.7 <text:s/></text:p>
          </table:table-cell>
          <table:table-cell table:style-name="ce88" office:value-type="float" office:value="494.627158" calcext:value-type="float">
            <text:p><text:s/>494.6 <text:s/></text:p>
          </table:table-cell>
          <table:table-cell table:style-name="ce88" office:value-type="float" office:value="3391.161966" calcext:value-type="float">
            <text:p><text:s/>3,391.2 <text:s/></text:p>
          </table:table-cell>
          <table:table-cell table:number-columns-repeated="2" table:style-name="ce88" office:value-type="float" office:value="0" calcext:value-type="float">
            <text:p>- <text:s/></text:p>
          </table:table-cell>
          <table:table-cell table:style-name="ce88" office:value-type="float" office:value="1.457" calcext:value-type="float">
            <text:p><text:s/>1.5 <text:s/></text:p>
          </table:table-cell>
          <table:table-cell table:style-name="ce88" office:value-type="float" office:value="11.731636" calcext:value-type="float">
            <text:p><text:s/>11.7 <text:s/></text:p>
          </table:table-cell>
          <table:table-cell table:style-name="ce88" office:value-type="float" office:value="321.295341" calcext:value-type="float">
            <text:p><text:s/>321.3 <text:s/></text:p>
          </table:table-cell>
          <table:table-cell table:style-name="ce88" office:value-type="float" office:value="3056.677989" calcext:value-type="float">
            <text:p><text:s/>3,056.7 <text:s/></text:p>
          </table:table-cell>
          <table:table-cell table:style-name="ce88" office:value-type="float" office:value="25504.055772" calcext:value-type="float">
            <text:p><text:s/>25,504.1 <text:s/></text:p>
          </table:table-cell>
          <table:table-cell table:style-name="ce88" office:value-type="float" office:value="11873.831542" calcext:value-type="float">
            <text:p><text:s/>11,873.8 <text:s/></text:p>
          </table:table-cell>
          <table:table-cell table:style-name="ce96" office:value-type="float" office:value="4953.61429" calcext:value-type="float">
            <text:p><text:s/>4,953.6 <text:s/></text:p>
          </table:table-cell>
          <table:table-cell table:style-name="ce123"/>
          <table:table-cell table:style-name="ce126" table:number-columns-repeated="1005"/>
        </table:table-row>
        <table:table-row table:style-name="ro3">
          <table:table-cell table:style-name="ce6" office:value-type="string" calcext:value-type="string">
            <text:p>民國 96年</text:p>
          </table:table-cell>
          <table:table-cell table:style-name="ce9"/>
          <table:table-cell table:style-name="ce16"/>
          <table:table-cell table:style-name="ce82" office:value-type="float" office:value="44320.516548" calcext:value-type="float">
            <text:p><text:s/>44,320.5 <text:s/></text:p>
          </table:table-cell>
          <table:table-cell table:style-name="ce88" office:value-type="float" office:value="40842.610704" calcext:value-type="float">
            <text:p><text:s/>40,842.6 <text:s/></text:p>
          </table:table-cell>
          <table:table-cell table:style-name="ce88" office:value-type="float" office:value="35539.347534" calcext:value-type="float">
            <text:p><text:s/>35,539.3 <text:s/></text:p>
          </table:table-cell>
          <table:table-cell table:style-name="ce88" office:value-type="float" office:value="4548.846278" calcext:value-type="float">
            <text:p><text:s/>4,548.8 <text:s/></text:p>
          </table:table-cell>
          <table:table-cell table:style-name="ce88" office:value-type="float" office:value="754.416892" calcext:value-type="float">
            <text:p><text:s/>754.4 <text:s/></text:p>
          </table:table-cell>
          <table:table-cell table:style-name="ce88" office:value-type="float" office:value="3477.905844" calcext:value-type="float">
            <text:p><text:s/>3,477.9 <text:s/></text:p>
          </table:table-cell>
          <table:table-cell table:number-columns-repeated="2" table:style-name="ce88" office:value-type="float" office:value="0" calcext:value-type="float">
            <text:p>- <text:s/></text:p>
          </table:table-cell>
          <table:table-cell table:style-name="ce88" office:value-type="float" office:value="2.18" calcext:value-type="float">
            <text:p><text:s/>2.2 <text:s/></text:p>
          </table:table-cell>
          <table:table-cell table:style-name="ce88" office:value-type="float" office:value="10.169579" calcext:value-type="float">
            <text:p><text:s/>10.2 <text:s/></text:p>
          </table:table-cell>
          <table:table-cell table:style-name="ce88" office:value-type="float" office:value="302.267532" calcext:value-type="float">
            <text:p><text:s/>302.3 <text:s/></text:p>
          </table:table-cell>
          <table:table-cell table:style-name="ce88" office:value-type="float" office:value="3163.288733" calcext:value-type="float">
            <text:p><text:s/>3,163.3 <text:s/></text:p>
          </table:table-cell>
          <table:table-cell table:style-name="ce88" office:value-type="float" office:value="27250.283146" calcext:value-type="float">
            <text:p><text:s/>27,250.3 <text:s/></text:p>
          </table:table-cell>
          <table:table-cell table:style-name="ce88" office:value-type="float" office:value="11875.897454" calcext:value-type="float">
            <text:p><text:s/>11,875.9 <text:s/></text:p>
          </table:table-cell>
          <table:table-cell table:style-name="ce96" office:value-type="float" office:value="5194.335948" calcext:value-type="float">
            <text:p><text:s/>5,194.3 <text:s/></text:p>
          </table:table-cell>
          <table:table-cell table:style-name="ce123"/>
          <table:table-cell table:style-name="ce126" table:number-columns-repeated="1005"/>
        </table:table-row>
        <table:table-row table:style-name="ro3">
          <table:table-cell table:style-name="ce6" office:value-type="string" calcext:value-type="string">
            <text:p>民國 97年</text:p>
          </table:table-cell>
          <table:table-cell table:style-name="ce9"/>
          <table:table-cell table:style-name="ce16"/>
          <table:table-cell table:style-name="ce82" office:value-type="float" office:value="39329.697331" calcext:value-type="float">
            <text:p><text:s/>39,329.7 <text:s/></text:p>
          </table:table-cell>
          <table:table-cell table:style-name="ce88" office:value-type="float" office:value="35954.912041" calcext:value-type="float">
            <text:p><text:s/>35,954.9 <text:s/></text:p>
          </table:table-cell>
          <table:table-cell table:style-name="ce88" office:value-type="float" office:value="31667.565213" calcext:value-type="float">
            <text:p><text:s/>31,667.6 <text:s/></text:p>
          </table:table-cell>
          <table:table-cell table:style-name="ce88" office:value-type="float" office:value="3547.393154" calcext:value-type="float">
            <text:p><text:s/>3,547.4 <text:s/></text:p>
          </table:table-cell>
          <table:table-cell table:style-name="ce88" office:value-type="float" office:value="739.953674" calcext:value-type="float">
            <text:p><text:s/>740.0 <text:s/></text:p>
          </table:table-cell>
          <table:table-cell table:style-name="ce88" office:value-type="float" office:value="3374.78529" calcext:value-type="float">
            <text:p><text:s/>3,374.8 <text:s/></text:p>
          </table:table-cell>
          <table:table-cell table:number-columns-repeated="2" table:style-name="ce88" office:value-type="float" office:value="0" calcext:value-type="float">
            <text:p>- <text:s/></text:p>
          </table:table-cell>
          <table:table-cell table:style-name="ce88" office:value-type="float" office:value="4.376857" calcext:value-type="float">
            <text:p><text:s/>4.4 <text:s/></text:p>
          </table:table-cell>
          <table:table-cell table:style-name="ce88" office:value-type="float" office:value="9.179507" calcext:value-type="float">
            <text:p><text:s/>9.2 <text:s/></text:p>
          </table:table-cell>
          <table:table-cell table:style-name="ce88" office:value-type="float" office:value="272.488782" calcext:value-type="float">
            <text:p><text:s/>272.5 <text:s/></text:p>
          </table:table-cell>
          <table:table-cell table:style-name="ce88" office:value-type="float" office:value="3088.740144" calcext:value-type="float">
            <text:p><text:s/>3,088.7 <text:s/></text:p>
          </table:table-cell>
          <table:table-cell table:style-name="ce88" office:value-type="float" office:value="24994.510803" calcext:value-type="float">
            <text:p><text:s/>24,994.5 <text:s/></text:p>
          </table:table-cell>
          <table:table-cell table:style-name="ce88" office:value-type="float" office:value="9835.69083" calcext:value-type="float">
            <text:p><text:s/>9,835.7 <text:s/></text:p>
          </table:table-cell>
          <table:table-cell table:style-name="ce96" office:value-type="float" office:value="4499.495698" calcext:value-type="float">
            <text:p><text:s/>4,499.5 <text:s/></text:p>
          </table:table-cell>
          <table:table-cell table:style-name="ce123"/>
          <table:table-cell table:style-name="ce126" table:number-columns-repeated="1005"/>
        </table:table-row>
        <table:table-row table:style-name="ro3">
          <table:table-cell table:style-name="ce6" office:value-type="string" calcext:value-type="string">
            <text:p>民國 98年</text:p>
          </table:table-cell>
          <table:table-cell table:style-name="ce9"/>
          <table:table-cell table:style-name="ce16"/>
          <table:table-cell table:style-name="ce82" office:value-type="float" office:value="39735.165402" calcext:value-type="float">
            <text:p><text:s/>39,735.2 <text:s/></text:p>
          </table:table-cell>
          <table:table-cell table:style-name="ce88" office:value-type="float" office:value="36452.37884" calcext:value-type="float">
            <text:p><text:s/>36,452.4 <text:s/></text:p>
          </table:table-cell>
          <table:table-cell table:style-name="ce88" office:value-type="float" office:value="32503.503069" calcext:value-type="float">
            <text:p><text:s/>32,503.5 <text:s/></text:p>
          </table:table-cell>
          <table:table-cell table:style-name="ce88" office:value-type="float" office:value="3229.716445" calcext:value-type="float">
            <text:p><text:s/>3,229.7 <text:s/></text:p>
          </table:table-cell>
          <table:table-cell table:style-name="ce88" office:value-type="float" office:value="719.159326" calcext:value-type="float">
            <text:p><text:s/>719.2 <text:s/></text:p>
          </table:table-cell>
          <table:table-cell table:style-name="ce88" office:value-type="float" office:value="3282.786562" calcext:value-type="float">
            <text:p><text:s/>3,282.8 <text:s/></text:p>
          </table:table-cell>
          <table:table-cell table:number-columns-repeated="2" table:style-name="ce88" office:value-type="float" office:value="0" calcext:value-type="float">
            <text:p>- <text:s/></text:p>
          </table:table-cell>
          <table:table-cell table:style-name="ce88" office:value-type="float" office:value="9.014407" calcext:value-type="float">
            <text:p><text:s/>9.0 <text:s/></text:p>
          </table:table-cell>
          <table:table-cell table:style-name="ce88" office:value-type="float" office:value="8.277022" calcext:value-type="float">
            <text:p><text:s/>8.3 <text:s/></text:p>
          </table:table-cell>
          <table:table-cell table:style-name="ce88" office:value-type="float" office:value="229.350506" calcext:value-type="float">
            <text:p><text:s/>229.4 <text:s/></text:p>
          </table:table-cell>
          <table:table-cell table:style-name="ce88" office:value-type="float" office:value="3036.144627" calcext:value-type="float">
            <text:p><text:s/>3,036.1 <text:s/></text:p>
          </table:table-cell>
          <table:table-cell table:style-name="ce88" office:value-type="float" office:value="23881.489738" calcext:value-type="float">
            <text:p><text:s/>23,881.5 <text:s/></text:p>
          </table:table-cell>
          <table:table-cell table:style-name="ce88" office:value-type="float" office:value="11325.473039" calcext:value-type="float">
            <text:p><text:s/>11,325.5 <text:s/></text:p>
          </table:table-cell>
          <table:table-cell table:style-name="ce96" office:value-type="float" office:value="4528.202625" calcext:value-type="float">
            <text:p><text:s/>4,528.2 <text:s/></text:p>
          </table:table-cell>
          <table:table-cell table:style-name="ce123"/>
          <table:table-cell table:style-name="ce126" table:number-columns-repeated="1005"/>
        </table:table-row>
        <table:table-row table:style-name="ro3">
          <table:table-cell table:style-name="ce6" office:value-type="string" calcext:value-type="string">
            <text:p>民國 99年</text:p>
          </table:table-cell>
          <table:table-cell table:style-name="ce9"/>
          <table:table-cell table:style-name="ce16"/>
          <table:table-cell table:style-name="ce82" office:value-type="float" office:value="40627.481091" calcext:value-type="float">
            <text:p><text:s/>40,627.5 <text:s/></text:p>
          </table:table-cell>
          <table:table-cell table:style-name="ce88" office:value-type="float" office:value="37201.724459" calcext:value-type="float">
            <text:p><text:s/>37,201.7 <text:s/></text:p>
          </table:table-cell>
          <table:table-cell table:style-name="ce88" office:value-type="float" office:value="33411.863974" calcext:value-type="float">
            <text:p><text:s/>33,411.9 <text:s/></text:p>
          </table:table-cell>
          <table:table-cell table:style-name="ce88" office:value-type="float" office:value="2844.805473" calcext:value-type="float">
            <text:p><text:s/>2,844.8 <text:s/></text:p>
          </table:table-cell>
          <table:table-cell table:style-name="ce88" office:value-type="float" office:value="945.055012" calcext:value-type="float">
            <text:p><text:s/>945.1 <text:s/></text:p>
          </table:table-cell>
          <table:table-cell table:style-name="ce88" office:value-type="float" office:value="3425.756632" calcext:value-type="float">
            <text:p><text:s/>3,425.8 <text:s/></text:p>
          </table:table-cell>
          <table:table-cell table:number-columns-repeated="2" table:style-name="ce88" office:value-type="float" office:value="0" calcext:value-type="float">
            <text:p>- <text:s/></text:p>
          </table:table-cell>
          <table:table-cell table:style-name="ce88" office:value-type="float" office:value="17.866793" calcext:value-type="float">
            <text:p><text:s/>17.9 <text:s/></text:p>
          </table:table-cell>
          <table:table-cell table:style-name="ce88" office:value-type="float" office:value="10.297327" calcext:value-type="float">
            <text:p><text:s/>10.3 <text:s/></text:p>
          </table:table-cell>
          <table:table-cell table:style-name="ce88" office:value-type="float" office:value="270.040083" calcext:value-type="float">
            <text:p><text:s/>270.0 <text:s/></text:p>
          </table:table-cell>
          <table:table-cell table:style-name="ce88" office:value-type="float" office:value="3127.552429" calcext:value-type="float">
            <text:p><text:s/>3,127.6 <text:s/></text:p>
          </table:table-cell>
          <table:table-cell table:style-name="ce88" office:value-type="float" office:value="26134.960289" calcext:value-type="float">
            <text:p><text:s/>26,135.0 <text:s/></text:p>
          </table:table-cell>
          <table:table-cell table:style-name="ce88" office:value-type="float" office:value="9502.605208" calcext:value-type="float">
            <text:p><text:s/>9,502.6 <text:s/></text:p>
          </table:table-cell>
          <table:table-cell table:style-name="ce96" office:value-type="float" office:value="4989.915594" calcext:value-type="float">
            <text:p><text:s/>4,989.9 <text:s/></text:p>
          </table:table-cell>
          <table:table-cell table:style-name="ce123"/>
          <table:table-cell table:style-name="ce126" table:number-columns-repeated="1005"/>
        </table:table-row>
        <table:table-row table:style-name="ro3">
          <table:table-cell table:style-name="ce6" office:value-type="string" calcext:value-type="string">
            <text:p>民國100年</text:p>
          </table:table-cell>
          <table:table-cell table:style-name="ce9"/>
          <table:table-cell table:style-name="ce16"/>
          <table:table-cell table:style-name="ce82" office:value-type="float" office:value="39819.78137" calcext:value-type="float">
            <text:p><text:s/>39,819.8 <text:s/></text:p>
          </table:table-cell>
          <table:table-cell table:style-name="ce88" office:value-type="float" office:value="36327.308648" calcext:value-type="float">
            <text:p><text:s/>36,327.3 <text:s/></text:p>
          </table:table-cell>
          <table:table-cell table:style-name="ce88" office:value-type="float" office:value="33363.528484" calcext:value-type="float">
            <text:p><text:s/>33,363.5 <text:s/></text:p>
          </table:table-cell>
          <table:table-cell table:style-name="ce88" office:value-type="float" office:value="2162.276991" calcext:value-type="float">
            <text:p><text:s/>2,162.3 <text:s/></text:p>
          </table:table-cell>
          <table:table-cell table:style-name="ce88" office:value-type="float" office:value="801.503173" calcext:value-type="float">
            <text:p><text:s/>801.5 <text:s/></text:p>
          </table:table-cell>
          <table:table-cell table:style-name="ce88" office:value-type="float" office:value="3492.472722" calcext:value-type="float">
            <text:p><text:s/>3,492.5 <text:s/></text:p>
          </table:table-cell>
          <table:table-cell table:number-columns-repeated="2" table:style-name="ce88" office:value-type="float" office:value="0" calcext:value-type="float">
            <text:p>- <text:s/></text:p>
          </table:table-cell>
          <table:table-cell table:style-name="ce88" office:value-type="float" office:value="52.97875" calcext:value-type="float">
            <text:p><text:s/>53.0 <text:s/></text:p>
          </table:table-cell>
          <table:table-cell table:style-name="ce88" office:value-type="float" office:value="6.455651" calcext:value-type="float">
            <text:p><text:s/>6.5 <text:s/></text:p>
          </table:table-cell>
          <table:table-cell table:style-name="ce88" office:value-type="float" office:value="236.087852" calcext:value-type="float">
            <text:p><text:s/>236.1 <text:s/></text:p>
          </table:table-cell>
          <table:table-cell table:style-name="ce88" office:value-type="float" office:value="3196.950469" calcext:value-type="float">
            <text:p><text:s/>3,197.0 <text:s/></text:p>
          </table:table-cell>
          <table:table-cell table:style-name="ce88" office:value-type="float" office:value="25654.703093" calcext:value-type="float">
            <text:p><text:s/>25,654.7 <text:s/></text:p>
          </table:table-cell>
          <table:table-cell table:style-name="ce88" office:value-type="float" office:value="9282.237029" calcext:value-type="float">
            <text:p><text:s/>9,282.2 <text:s/></text:p>
          </table:table-cell>
          <table:table-cell table:style-name="ce96" office:value-type="float" office:value="4882.841248" calcext:value-type="float">
            <text:p><text:s/>4,882.8 <text:s/></text:p>
          </table:table-cell>
          <table:table-cell table:style-name="ce123"/>
          <table:table-cell table:style-name="ce126" table:number-columns-repeated="1005"/>
        </table:table-row>
        <table:table-row table:style-name="ro3">
          <table:table-cell table:style-name="ce6" office:value-type="string" calcext:value-type="string">
            <text:p>民國101年</text:p>
          </table:table-cell>
          <table:table-cell table:style-name="ce9"/>
          <table:table-cell table:style-name="ce16"/>
          <table:table-cell table:style-name="ce82" office:value-type="float" office:value="37564.302143" calcext:value-type="float">
            <text:p><text:s/>37,564.3 <text:s/></text:p>
          </table:table-cell>
          <table:table-cell table:style-name="ce88" office:value-type="float" office:value="33989.849623" calcext:value-type="float">
            <text:p><text:s/>33,989.8 <text:s/></text:p>
          </table:table-cell>
          <table:table-cell table:style-name="ce88" office:value-type="float" office:value="31270.596339" calcext:value-type="float">
            <text:p><text:s/>31,270.6 <text:s/></text:p>
          </table:table-cell>
          <table:table-cell table:style-name="ce88" office:value-type="float" office:value="1949.576353" calcext:value-type="float">
            <text:p><text:s/>1,949.6 <text:s/></text:p>
          </table:table-cell>
          <table:table-cell table:style-name="ce88" office:value-type="float" office:value="769.676931" calcext:value-type="float">
            <text:p><text:s/>769.7 <text:s/></text:p>
          </table:table-cell>
          <table:table-cell table:style-name="ce88" office:value-type="float" office:value="3574.45252" calcext:value-type="float">
            <text:p><text:s/>3,574.5 <text:s/></text:p>
          </table:table-cell>
          <table:table-cell table:number-columns-repeated="2" table:style-name="ce88" office:value-type="float" office:value="0" calcext:value-type="float">
            <text:p>- <text:s/></text:p>
          </table:table-cell>
          <table:table-cell table:style-name="ce88" office:value-type="float" office:value="146.661869" calcext:value-type="float">
            <text:p><text:s/>146.7 <text:s/></text:p>
          </table:table-cell>
          <table:table-cell table:style-name="ce88" office:value-type="float" office:value="8.590303" calcext:value-type="float">
            <text:p><text:s/>8.6 <text:s/></text:p>
          </table:table-cell>
          <table:table-cell table:style-name="ce88" office:value-type="float" office:value="241.463221" calcext:value-type="float">
            <text:p><text:s/>241.5 <text:s/></text:p>
          </table:table-cell>
          <table:table-cell table:style-name="ce88" office:value-type="float" office:value="3177.737127" calcext:value-type="float">
            <text:p><text:s/>3,177.7 <text:s/></text:p>
          </table:table-cell>
          <table:table-cell table:style-name="ce88" office:value-type="float" office:value="25491.428166" calcext:value-type="float">
            <text:p><text:s/>25,491.4 <text:s/></text:p>
          </table:table-cell>
          <table:table-cell table:style-name="ce88" office:value-type="float" office:value="7321.381215" calcext:value-type="float">
            <text:p><text:s/>7,321.4 <text:s/></text:p>
          </table:table-cell>
          <table:table-cell table:style-name="ce96" office:value-type="float" office:value="4751.492762" calcext:value-type="float">
            <text:p><text:s/>4,751.5 <text:s/></text:p>
          </table:table-cell>
          <table:table-cell table:style-name="ce123"/>
          <table:table-cell table:style-name="ce126" table:number-columns-repeated="1005"/>
        </table:table-row>
        <table:table-row table:style-name="ro3">
          <table:table-cell table:style-name="ce6" office:value-type="string" calcext:value-type="string">
            <text:p>民國102年</text:p>
          </table:table-cell>
          <table:table-cell table:style-name="ce9"/>
          <table:table-cell table:style-name="ce16"/>
          <table:table-cell table:style-name="ce82" office:value-type="float" office:value="40531.058744" calcext:value-type="float">
            <text:p><text:s/>40,531.1 <text:s/></text:p>
          </table:table-cell>
          <table:table-cell table:style-name="ce88" office:value-type="float" office:value="36753.160219" calcext:value-type="float">
            <text:p><text:s/>36,753.2 <text:s/></text:p>
          </table:table-cell>
          <table:table-cell table:style-name="ce88" office:value-type="float" office:value="34580.878469" calcext:value-type="float">
            <text:p><text:s/>34,580.9 <text:s/></text:p>
          </table:table-cell>
          <table:table-cell table:style-name="ce88" office:value-type="float" office:value="1523.390348" calcext:value-type="float">
            <text:p><text:s/>1,523.4 <text:s/></text:p>
          </table:table-cell>
          <table:table-cell table:style-name="ce88" office:value-type="float" office:value="648.891402" calcext:value-type="float">
            <text:p><text:s/>648.9 <text:s/></text:p>
          </table:table-cell>
          <table:table-cell table:style-name="ce88" office:value-type="float" office:value="3777.898525" calcext:value-type="float">
            <text:p><text:s/>3,777.9 <text:s/></text:p>
          </table:table-cell>
          <table:table-cell table:number-columns-repeated="2" table:style-name="ce88" office:value-type="float" office:value="0" calcext:value-type="float">
            <text:p>- <text:s/></text:p>
          </table:table-cell>
          <table:table-cell table:style-name="ce88" office:value-type="float" office:value="298.522475" calcext:value-type="float">
            <text:p><text:s/>298.5 <text:s/></text:p>
          </table:table-cell>
          <table:table-cell table:style-name="ce88" office:value-type="float" office:value="8.138297" calcext:value-type="float">
            <text:p><text:s/>8.1 <text:s/></text:p>
          </table:table-cell>
          <table:table-cell table:style-name="ce88" office:value-type="float" office:value="225.564695" calcext:value-type="float">
            <text:p><text:s/>225.6 <text:s/></text:p>
          </table:table-cell>
          <table:table-cell table:style-name="ce88" office:value-type="float" office:value="3245.673058" calcext:value-type="float">
            <text:p><text:s/>3,245.7 <text:s/></text:p>
          </table:table-cell>
          <table:table-cell table:style-name="ce88" office:value-type="float" office:value="25965.823465" calcext:value-type="float">
            <text:p><text:s/>25,965.8 <text:s/></text:p>
          </table:table-cell>
          <table:table-cell table:style-name="ce88" office:value-type="float" office:value="9959.683047" calcext:value-type="float">
            <text:p><text:s/>9,959.7 <text:s/></text:p>
          </table:table-cell>
          <table:table-cell table:style-name="ce96" office:value-type="float" office:value="4605.552232" calcext:value-type="float">
            <text:p><text:s/>4,605.6 <text:s/></text:p>
          </table:table-cell>
          <table:table-cell table:style-name="ce123"/>
          <table:table-cell table:style-name="ce126" table:number-columns-repeated="1005"/>
        </table:table-row>
        <table:table-row table:style-name="ro3">
          <table:table-cell table:style-name="ce6" office:value-type="string" calcext:value-type="string">
            <text:p>民國103年</text:p>
          </table:table-cell>
          <table:table-cell table:style-name="ce9"/>
          <table:table-cell table:style-name="ce16"/>
          <table:table-cell table:style-name="ce82" office:value-type="float" office:value="42242.65844" calcext:value-type="float">
            <text:p><text:s/>42,242.7 <text:s/></text:p>
          </table:table-cell>
          <table:table-cell table:style-name="ce88" office:value-type="float" office:value="38174.404347" calcext:value-type="float">
            <text:p><text:s/>38,174.4 <text:s/></text:p>
          </table:table-cell>
          <table:table-cell table:style-name="ce88" office:value-type="float" office:value="36175.848653" calcext:value-type="float">
            <text:p><text:s/>36,175.8 <text:s/></text:p>
          </table:table-cell>
          <table:table-cell table:style-name="ce88" office:value-type="float" office:value="1407.555599" calcext:value-type="float">
            <text:p><text:s/>1,407.6 <text:s/></text:p>
          </table:table-cell>
          <table:table-cell table:style-name="ce88" office:value-type="float" office:value="591.000095" calcext:value-type="float">
            <text:p><text:s/>591.0 <text:s/></text:p>
          </table:table-cell>
          <table:table-cell table:style-name="ce88" office:value-type="float" office:value="4068.254093" calcext:value-type="float">
            <text:p><text:s/>4,068.3 <text:s/></text:p>
          </table:table-cell>
          <table:table-cell table:number-columns-repeated="2" table:style-name="ce88" office:value-type="float" office:value="0" calcext:value-type="float">
            <text:p>- <text:s/></text:p>
          </table:table-cell>
          <table:table-cell table:style-name="ce88" office:value-type="float" office:value="485.96358" calcext:value-type="float">
            <text:p><text:s/>486.0 <text:s/></text:p>
          </table:table-cell>
          <table:table-cell table:style-name="ce88" office:value-type="float" office:value="7.022892" calcext:value-type="float">
            <text:p><text:s/>7.0 <text:s/></text:p>
          </table:table-cell>
          <table:table-cell table:style-name="ce88" office:value-type="float" office:value="249.78039" calcext:value-type="float">
            <text:p><text:s/>249.8 <text:s/></text:p>
          </table:table-cell>
          <table:table-cell table:style-name="ce88" office:value-type="float" office:value="3325.487231" calcext:value-type="float">
            <text:p><text:s/>3,325.5 <text:s/></text:p>
          </table:table-cell>
          <table:table-cell table:style-name="ce88" office:value-type="float" office:value="27718.167031" calcext:value-type="float">
            <text:p><text:s/>27,718.2 <text:s/></text:p>
          </table:table-cell>
          <table:table-cell table:style-name="ce88" office:value-type="float" office:value="9893.516819" calcext:value-type="float">
            <text:p><text:s/>9,893.5 <text:s/></text:p>
          </table:table-cell>
          <table:table-cell table:style-name="ce96" office:value-type="float" office:value="4630.97459" calcext:value-type="float">
            <text:p><text:s/>4,631.0 <text:s/></text:p>
          </table:table-cell>
          <table:table-cell table:style-name="ce123"/>
          <table:table-cell table:style-name="ce126" table:number-columns-repeated="1005"/>
        </table:table-row>
        <table:table-row table:style-name="ro3">
          <table:table-cell table:style-name="ce6" office:value-type="string" calcext:value-type="string">
            <text:p>民國104年</text:p>
          </table:table-cell>
          <table:table-cell table:style-name="ce9"/>
          <table:table-cell table:style-name="ce16"/>
          <table:table-cell table:style-name="ce82" office:value-type="float" office:value="40144.95091" calcext:value-type="float">
            <text:p><text:s/>40,145.0 <text:s/></text:p>
          </table:table-cell>
          <table:table-cell table:style-name="ce88" office:value-type="float" office:value="35709.807356" calcext:value-type="float">
            <text:p><text:s/>35,709.8 <text:s/></text:p>
          </table:table-cell>
          <table:table-cell table:style-name="ce88" office:value-type="float" office:value="33952.651376" calcext:value-type="float">
            <text:p><text:s/>33,952.7 <text:s/></text:p>
          </table:table-cell>
          <table:table-cell table:style-name="ce88" office:value-type="float" office:value="1298.889132" calcext:value-type="float">
            <text:p><text:s/>1,298.9 <text:s/></text:p>
          </table:table-cell>
          <table:table-cell table:style-name="ce88" office:value-type="float" office:value="458.266848" calcext:value-type="float">
            <text:p><text:s/>458.3 <text:s/></text:p>
          </table:table-cell>
          <table:table-cell table:style-name="ce88" office:value-type="float" office:value="4435.143554" calcext:value-type="float">
            <text:p><text:s/>4,435.1 <text:s/></text:p>
          </table:table-cell>
          <table:table-cell table:number-columns-repeated="2" table:style-name="ce88" office:value-type="float" office:value="0" calcext:value-type="float">
            <text:p>- <text:s/></text:p>
          </table:table-cell>
          <table:table-cell table:style-name="ce88" office:value-type="float" office:value="795.19538" calcext:value-type="float">
            <text:p><text:s/>795.2 <text:s/></text:p>
          </table:table-cell>
          <table:table-cell table:style-name="ce88" office:value-type="float" office:value="9.543279" calcext:value-type="float">
            <text:p><text:s/>9.5 <text:s/></text:p>
          </table:table-cell>
          <table:table-cell table:style-name="ce88" office:value-type="float" office:value="246.208021" calcext:value-type="float">
            <text:p><text:s/>246.2 <text:s/></text:p>
          </table:table-cell>
          <table:table-cell table:style-name="ce88" office:value-type="float" office:value="3384.196874" calcext:value-type="float">
            <text:p><text:s/>3,384.2 <text:s/></text:p>
          </table:table-cell>
          <table:table-cell table:style-name="ce88" office:value-type="float" office:value="26169.517148" calcext:value-type="float">
            <text:p><text:s/>26,169.5 <text:s/></text:p>
          </table:table-cell>
          <table:table-cell table:style-name="ce88" office:value-type="float" office:value="9514.50537" calcext:value-type="float">
            <text:p><text:s/>9,514.5 <text:s/></text:p>
          </table:table-cell>
          <table:table-cell table:style-name="ce96" office:value-type="float" office:value="4460.928392" calcext:value-type="float">
            <text:p><text:s/>4,460.9 <text:s/></text:p>
          </table:table-cell>
          <table:table-cell table:style-name="ce123"/>
          <table:table-cell table:style-name="ce126" table:number-columns-repeated="1005"/>
        </table:table-row>
        <table:table-row table:style-name="ro3">
          <table:table-cell table:style-name="ce6" office:value-type="string" calcext:value-type="string">
            <text:p>民國105年</text:p>
          </table:table-cell>
          <table:table-cell table:style-name="ce9"/>
          <table:table-cell table:style-name="ce16"/>
          <table:table-cell table:style-name="ce82" office:value-type="float" office:value="39536.04672" calcext:value-type="float">
            <text:p><text:s/>39,536.0 <text:s/></text:p>
          </table:table-cell>
          <table:table-cell table:style-name="ce88" office:value-type="float" office:value="34876.707766" calcext:value-type="float">
            <text:p><text:s/>34,876.7 <text:s/></text:p>
          </table:table-cell>
          <table:table-cell table:style-name="ce88" office:value-type="float" office:value="33051.422161" calcext:value-type="float">
            <text:p><text:s/>33,051.4 <text:s/></text:p>
          </table:table-cell>
          <table:table-cell table:style-name="ce88" office:value-type="float" office:value="1441.109503" calcext:value-type="float">
            <text:p><text:s/>1,441.1 <text:s/></text:p>
          </table:table-cell>
          <table:table-cell table:style-name="ce88" office:value-type="float" office:value="384.176102" calcext:value-type="float">
            <text:p><text:s/>384.2 <text:s/></text:p>
          </table:table-cell>
          <table:table-cell table:style-name="ce88" office:value-type="float" office:value="4659.338954" calcext:value-type="float">
            <text:p><text:s/>4,659.3 <text:s/></text:p>
          </table:table-cell>
          <table:table-cell table:number-columns-repeated="2" table:style-name="ce88" office:value-type="float" office:value="0" calcext:value-type="float">
            <text:p>- <text:s/></text:p>
          </table:table-cell>
          <table:table-cell table:style-name="ce88" office:value-type="float" office:value="1049.809465" calcext:value-type="float">
            <text:p><text:s/>1,049.8 <text:s/></text:p>
          </table:table-cell>
          <table:table-cell table:style-name="ce88" office:value-type="float" office:value="7.557081" calcext:value-type="float">
            <text:p><text:s/>7.6 <text:s/></text:p>
          </table:table-cell>
          <table:table-cell table:style-name="ce88" office:value-type="float" office:value="205.418997" calcext:value-type="float">
            <text:p><text:s/>205.4 <text:s/></text:p>
          </table:table-cell>
          <table:table-cell table:style-name="ce88" office:value-type="float" office:value="3396.553411" calcext:value-type="float">
            <text:p><text:s/>3,396.6 <text:s/></text:p>
          </table:table-cell>
          <table:table-cell table:style-name="ce88" office:value-type="float" office:value="25679.658993" calcext:value-type="float">
            <text:p><text:s/>25,679.7 <text:s/></text:p>
          </table:table-cell>
          <table:table-cell table:style-name="ce88" office:value-type="float" office:value="9473.400609" calcext:value-type="float">
            <text:p><text:s/>9,473.4 <text:s/></text:p>
          </table:table-cell>
          <table:table-cell table:style-name="ce96" office:value-type="float" office:value="4382.987118" calcext:value-type="float">
            <text:p><text:s/>4,383.0 <text:s/></text:p>
          </table:table-cell>
          <table:table-cell table:style-name="ce123"/>
          <table:table-cell table:style-name="ce126" table:number-columns-repeated="1005"/>
        </table:table-row>
        <table:table-row table:style-name="ro3">
          <table:table-cell table:style-name="ce6" office:value-type="string" calcext:value-type="string">
            <text:p>民國106年</text:p>
          </table:table-cell>
          <table:table-cell table:style-name="ce9"/>
          <table:table-cell table:style-name="ce16"/>
          <table:table-cell table:style-name="ce82" office:value-type="float" office:value="38845.455258" calcext:value-type="float">
            <text:p><text:s/>38,845.5 <text:s/></text:p>
          </table:table-cell>
          <table:table-cell table:style-name="ce88" office:value-type="float" office:value="33734.752175" calcext:value-type="float">
            <text:p><text:s/>33,734.8 <text:s/></text:p>
          </table:table-cell>
          <table:table-cell table:style-name="ce88" office:value-type="float" office:value="32153.287983" calcext:value-type="float">
            <text:p><text:s/>32,153.3 <text:s/></text:p>
          </table:table-cell>
          <table:table-cell table:style-name="ce88" office:value-type="float" office:value="1115.21561" calcext:value-type="float">
            <text:p><text:s/>1,115.2 <text:s/></text:p>
          </table:table-cell>
          <table:table-cell table:style-name="ce88" office:value-type="float" office:value="466.248582" calcext:value-type="float">
            <text:p><text:s/>466.2 <text:s/></text:p>
          </table:table-cell>
          <table:table-cell table:style-name="ce88" office:value-type="float" office:value="5110.703083" calcext:value-type="float">
            <text:p><text:s/>5,110.7 <text:s/></text:p>
          </table:table-cell>
          <table:table-cell table:number-columns-repeated="2" table:style-name="ce88" office:value-type="float" office:value="0" calcext:value-type="float">
            <text:p>- <text:s/></text:p>
          </table:table-cell>
          <table:table-cell table:style-name="ce88" office:value-type="float" office:value="1573.540799" calcext:value-type="float">
            <text:p><text:s/>1,573.5 <text:s/></text:p>
          </table:table-cell>
          <table:table-cell table:style-name="ce88" office:value-type="float" office:value="8.45536" calcext:value-type="float">
            <text:p><text:s/>8.5 <text:s/></text:p>
          </table:table-cell>
          <table:table-cell table:style-name="ce88" office:value-type="float" office:value="187.700587" calcext:value-type="float">
            <text:p><text:s/>187.7 <text:s/></text:p>
          </table:table-cell>
          <table:table-cell table:style-name="ce88" office:value-type="float" office:value="3341.006337" calcext:value-type="float">
            <text:p><text:s/>3,341.0 <text:s/></text:p>
          </table:table-cell>
          <table:table-cell table:style-name="ce88" office:value-type="float" office:value="26403.789962" calcext:value-type="float">
            <text:p><text:s/>26,403.8 <text:s/></text:p>
          </table:table-cell>
          <table:table-cell table:style-name="ce88" office:value-type="float" office:value="8166.904776" calcext:value-type="float">
            <text:p><text:s/>8,166.9 <text:s/></text:p>
          </table:table-cell>
          <table:table-cell table:style-name="ce96" office:value-type="float" office:value="4274.76052" calcext:value-type="float">
            <text:p><text:s/>4,274.8 <text:s/></text:p>
          </table:table-cell>
          <table:table-cell table:style-name="ce123"/>
          <table:table-cell table:style-name="ce126" table:number-columns-repeated="1005"/>
        </table:table-row>
        <table:table-row table:style-name="ro3">
          <table:table-cell table:style-name="ce6" office:value-type="string" calcext:value-type="string">
            <text:p>民國107年</text:p>
          </table:table-cell>
          <table:table-cell table:style-name="ce9"/>
          <table:table-cell table:style-name="ce16"/>
          <table:table-cell table:style-name="ce82" office:value-type="float" office:value="43569.764732" calcext:value-type="float">
            <text:p><text:s/>43,569.8 <text:s/></text:p>
          </table:table-cell>
          <table:table-cell table:style-name="ce88" office:value-type="float" office:value="37191.843513" calcext:value-type="float">
            <text:p><text:s/>37,191.8 <text:s/></text:p>
          </table:table-cell>
          <table:table-cell table:style-name="ce88" office:value-type="float" office:value="35289.792378" calcext:value-type="float">
            <text:p><text:s/>35,289.8 <text:s/></text:p>
          </table:table-cell>
          <table:table-cell table:style-name="ce88" office:value-type="float" office:value="1421.796715" calcext:value-type="float">
            <text:p><text:s/>1,421.8 <text:s/></text:p>
          </table:table-cell>
          <table:table-cell table:style-name="ce88" office:value-type="float" office:value="480.25442" calcext:value-type="float">
            <text:p><text:s/>480.3 <text:s/></text:p>
          </table:table-cell>
          <table:table-cell table:style-name="ce88" office:value-type="float" office:value="6377.921219" calcext:value-type="float">
            <text:p><text:s/>6,377.9 <text:s/></text:p>
          </table:table-cell>
          <table:table-cell table:style-name="ce88" office:value-type="float" office:value="0" calcext:value-type="float">
            <text:p>- <text:s/></text:p>
          </table:table-cell>
          <table:table-cell table:style-name="ce88" office:value-type="float" office:value="0.001473" calcext:value-type="float">
            <text:p><text:s/>0.0 <text:s/></text:p>
          </table:table-cell>
          <table:table-cell table:style-name="ce88" office:value-type="float" office:value="2596.081465" calcext:value-type="float">
            <text:p><text:s/>2,596.1 <text:s/></text:p>
          </table:table-cell>
          <table:table-cell table:style-name="ce88" office:value-type="float" office:value="29.954504" calcext:value-type="float">
            <text:p><text:s/>30.0 <text:s/></text:p>
          </table:table-cell>
          <table:table-cell table:style-name="ce88" office:value-type="float" office:value="185.280455" calcext:value-type="float">
            <text:p><text:s/>185.3 <text:s/></text:p>
          </table:table-cell>
          <table:table-cell table:style-name="ce88" office:value-type="float" office:value="3566.603322" calcext:value-type="float">
            <text:p><text:s/>3,566.6 <text:s/></text:p>
          </table:table-cell>
          <table:table-cell table:style-name="ce88" office:value-type="float" office:value="29104.110717" calcext:value-type="float">
            <text:p><text:s/>29,104.1 <text:s/></text:p>
          </table:table-cell>
          <table:table-cell table:style-name="ce88" office:value-type="float" office:value="9900.397235" calcext:value-type="float">
            <text:p><text:s/>9,900.4 <text:s/></text:p>
          </table:table-cell>
          <table:table-cell table:style-name="ce96" office:value-type="float" office:value="4565.25678" calcext:value-type="float">
            <text:p><text:s/>4,565.3 <text:s/></text:p>
          </table:table-cell>
          <table:table-cell table:style-name="ce123"/>
          <table:table-cell table:style-name="ce126" table:number-columns-repeated="1005"/>
        </table:table-row>
        <table:table-row table:style-name="ro3">
          <table:table-cell table:style-name="ce6" office:value-type="string" calcext:value-type="string">
            <text:p>民國108年</text:p>
          </table:table-cell>
          <table:table-cell table:style-name="ce9"/>
          <table:table-cell table:style-name="ce16"/>
          <table:table-cell table:style-name="ce82" office:value-type="float" office:value="43671.801201" calcext:value-type="float">
            <text:p><text:s/>43,671.8 <text:s/></text:p>
          </table:table-cell>
          <table:table-cell table:style-name="ce88" office:value-type="float" office:value="36108.669217" calcext:value-type="float">
            <text:p><text:s/>36,108.7 <text:s/></text:p>
          </table:table-cell>
          <table:table-cell table:style-name="ce88" office:value-type="float" office:value="34363.25156" calcext:value-type="float">
            <text:p><text:s/>34,363.3 <text:s/></text:p>
          </table:table-cell>
          <table:table-cell table:style-name="ce88" office:value-type="float" office:value="1292.098928" calcext:value-type="float">
            <text:p><text:s/>1,292.1 <text:s/></text:p>
          </table:table-cell>
          <table:table-cell table:style-name="ce88" office:value-type="float" office:value="453.318729" calcext:value-type="float">
            <text:p><text:s/>453.3 <text:s/></text:p>
          </table:table-cell>
          <table:table-cell table:style-name="ce88" office:value-type="float" office:value="7563.131984" calcext:value-type="float">
            <text:p><text:s/>7,563.1 <text:s/></text:p>
          </table:table-cell>
          <table:table-cell table:style-name="ce88" office:value-type="float" office:value="0" calcext:value-type="float">
            <text:p>- <text:s/></text:p>
          </table:table-cell>
          <table:table-cell table:style-name="ce88" office:value-type="float" office:value="0.756709" calcext:value-type="float">
            <text:p><text:s/>0.8 <text:s/></text:p>
          </table:table-cell>
          <table:table-cell table:style-name="ce88" office:value-type="float" office:value="3732.908075" calcext:value-type="float">
            <text:p><text:s/>3,732.9 <text:s/></text:p>
          </table:table-cell>
          <table:table-cell table:style-name="ce88" office:value-type="float" office:value="29.291007" calcext:value-type="float">
            <text:p><text:s/>29.3 <text:s/></text:p>
          </table:table-cell>
          <table:table-cell table:style-name="ce88" office:value-type="float" office:value="169.779996" calcext:value-type="float">
            <text:p><text:s/>169.8 <text:s/></text:p>
          </table:table-cell>
          <table:table-cell table:style-name="ce88" office:value-type="float" office:value="3630.396197" calcext:value-type="float">
            <text:p><text:s/>3,630.4 <text:s/></text:p>
          </table:table-cell>
          <table:table-cell table:style-name="ce88" office:value-type="float" office:value="28507.085973" calcext:value-type="float">
            <text:p><text:s/>28,507.1 <text:s/></text:p>
          </table:table-cell>
          <table:table-cell table:style-name="ce88" office:value-type="float" office:value="10615.879955" calcext:value-type="float">
            <text:p><text:s/>10,615.9 <text:s/></text:p>
          </table:table-cell>
          <table:table-cell table:style-name="ce96" office:value-type="float" office:value="4548.835273" calcext:value-type="float">
            <text:p><text:s/>4,548.8 <text:s/></text:p>
          </table:table-cell>
          <table:table-cell table:style-name="ce123"/>
          <table:table-cell table:style-name="ce126" table:number-columns-repeated="1005"/>
        </table:table-row>
        <table:table-row table:style-name="ro3">
          <table:table-cell table:style-name="ce6"/>
          <table:table-cell table:style-name="ce9"/>
          <table:table-cell table:style-name="ce16"/>
          <table:table-cell table:style-name="ce82"/>
          <table:table-cell table:style-name="ce88" table:number-columns-repeated="13"/>
          <table:table-cell table:style-name="ce96"/>
          <table:table-cell table:style-name="ce123"/>
          <table:table-cell table:style-name="ce126" table:number-columns-repeated="1005"/>
        </table:table-row>
        <table:table-row table:style-name="ro3">
          <table:table-cell table:style-name="ce6" office:value-type="string" calcext:value-type="string">
            <text:p>民國109年</text:p>
          </table:table-cell>
          <table:table-cell table:style-name="ce9" office:value-type="string" calcext:value-type="string">
            <text:p><text:s/>1月</text:p>
          </table:table-cell>
          <table:table-cell table:style-name="ce16"/>
          <table:table-cell table:style-name="ce82" office:value-type="float" office:value="3555.865165" calcext:value-type="float">
            <text:p><text:s/>3,555.9 <text:s/></text:p>
          </table:table-cell>
          <table:table-cell table:style-name="ce88" office:value-type="float" office:value="2916.738784" calcext:value-type="float">
            <text:p><text:s/>2,916.7 <text:s/></text:p>
          </table:table-cell>
          <table:table-cell table:style-name="ce88" office:value-type="float" office:value="2789.132203" calcext:value-type="float">
            <text:p><text:s/>2,789.1 <text:s/></text:p>
          </table:table-cell>
          <table:table-cell table:style-name="ce88" office:value-type="float" office:value="94.875208" calcext:value-type="float">
            <text:p><text:s/>94.9 <text:s/></text:p>
          </table:table-cell>
          <table:table-cell table:style-name="ce88" office:value-type="float" office:value="32.731373" calcext:value-type="float">
            <text:p><text:s/>32.7 <text:s/></text:p>
          </table:table-cell>
          <table:table-cell table:style-name="ce88" office:value-type="float" office:value="639.126381" calcext:value-type="float">
            <text:p><text:s/>639.1 <text:s/></text:p>
          </table:table-cell>
          <table:table-cell table:style-name="ce88" office:value-type="float" office:value="0" calcext:value-type="float">
            <text:p>- <text:s/></text:p>
          </table:table-cell>
          <table:table-cell table:style-name="ce88" office:value-type="float" office:value="0.042932" calcext:value-type="float">
            <text:p><text:s/>0.0 <text:s/></text:p>
          </table:table-cell>
          <table:table-cell table:style-name="ce88" office:value-type="float" office:value="276.18568" calcext:value-type="float">
            <text:p><text:s/>276.2 <text:s/></text:p>
          </table:table-cell>
          <table:table-cell table:style-name="ce88" office:value-type="float" office:value="0.561636" calcext:value-type="float">
            <text:p><text:s/>0.6 <text:s/></text:p>
          </table:table-cell>
          <table:table-cell table:style-name="ce88" office:value-type="float" office:value="15.270633" calcext:value-type="float">
            <text:p><text:s/>15.3 <text:s/></text:p>
          </table:table-cell>
          <table:table-cell table:style-name="ce88" office:value-type="float" office:value="347.0655" calcext:value-type="float">
            <text:p><text:s/>347.1 <text:s/></text:p>
          </table:table-cell>
          <table:table-cell table:style-name="ce88" office:value-type="float" office:value="2348.497439" calcext:value-type="float">
            <text:p><text:s/>2,348.5 <text:s/></text:p>
          </table:table-cell>
          <table:table-cell table:style-name="ce88" office:value-type="float" office:value="829.967251" calcext:value-type="float">
            <text:p><text:s/>830.0 <text:s/></text:p>
          </table:table-cell>
          <table:table-cell table:style-name="ce96" office:value-type="float" office:value="377.400475" calcext:value-type="float">
            <text:p><text:s/>377.4 <text:s/></text:p>
          </table:table-cell>
          <table:table-cell table:style-name="ce123"/>
          <table:table-cell table:style-name="ce126" table:number-columns-repeated="1005"/>
        </table:table-row>
        <table:table-row table:style-name="ro3">
          <table:table-cell table:style-name="ce6"/>
          <table:table-cell table:style-name="ce9" office:value-type="string" calcext:value-type="string">
            <text:p><text:s/>2月</text:p>
          </table:table-cell>
          <table:table-cell table:style-name="ce16"/>
          <table:table-cell table:style-name="ce82" office:value-type="float" office:value="3301.149268" calcext:value-type="float">
            <text:p><text:s/>3,301.1 <text:s/></text:p>
          </table:table-cell>
          <table:table-cell table:style-name="ce88" office:value-type="float" office:value="2598.006887" calcext:value-type="float">
            <text:p><text:s/>2,598.0 <text:s/></text:p>
          </table:table-cell>
          <table:table-cell table:style-name="ce88" office:value-type="float" office:value="2474.020331" calcext:value-type="float">
            <text:p><text:s/>2,474.0 <text:s/></text:p>
          </table:table-cell>
          <table:table-cell table:style-name="ce88" office:value-type="float" office:value="83.429572" calcext:value-type="float">
            <text:p><text:s/>83.4 <text:s/></text:p>
          </table:table-cell>
          <table:table-cell table:style-name="ce88" office:value-type="float" office:value="40.556984" calcext:value-type="float">
            <text:p><text:s/>40.6 <text:s/></text:p>
          </table:table-cell>
          <table:table-cell table:style-name="ce88" office:value-type="float" office:value="703.142381" calcext:value-type="float">
            <text:p><text:s/>703.1 <text:s/></text:p>
          </table:table-cell>
          <table:table-cell table:style-name="ce88" office:value-type="float" office:value="0" calcext:value-type="float">
            <text:p>- <text:s/></text:p>
          </table:table-cell>
          <table:table-cell table:style-name="ce88" office:value-type="float" office:value="0.142828" calcext:value-type="float">
            <text:p><text:s/>0.1 <text:s/></text:p>
          </table:table-cell>
          <table:table-cell table:style-name="ce88" office:value-type="float" office:value="385.33774" calcext:value-type="float">
            <text:p><text:s/>385.3 <text:s/></text:p>
          </table:table-cell>
          <table:table-cell table:style-name="ce88" office:value-type="float" office:value="1.000365" calcext:value-type="float">
            <text:p><text:s/>1.0 <text:s/></text:p>
          </table:table-cell>
          <table:table-cell table:style-name="ce88" office:value-type="float" office:value="13.660463" calcext:value-type="float">
            <text:p><text:s/>13.7 <text:s/></text:p>
          </table:table-cell>
          <table:table-cell table:style-name="ce88" office:value-type="float" office:value="303.000985" calcext:value-type="float">
            <text:p><text:s/>303.0 <text:s/></text:p>
          </table:table-cell>
          <table:table-cell table:style-name="ce88" office:value-type="float" office:value="2130.03312" calcext:value-type="float">
            <text:p><text:s/>2,130.0 <text:s/></text:p>
          </table:table-cell>
          <table:table-cell table:style-name="ce88" office:value-type="float" office:value="822.892609" calcext:value-type="float">
            <text:p><text:s/>822.9 <text:s/></text:p>
          </table:table-cell>
          <table:table-cell table:style-name="ce96" office:value-type="float" office:value="348.223539" calcext:value-type="float">
            <text:p><text:s/>348.2 <text:s/></text:p>
          </table:table-cell>
          <table:table-cell table:style-name="ce123"/>
          <table:table-cell table:style-name="ce126" table:number-columns-repeated="1005"/>
        </table:table-row>
        <table:table-row table:style-name="ro3">
          <table:table-cell table:style-name="ce6"/>
          <table:table-cell table:style-name="ce9" office:value-type="string" calcext:value-type="string">
            <text:p><text:s/>3月</text:p>
          </table:table-cell>
          <table:table-cell table:style-name="ce16"/>
          <table:table-cell table:style-name="ce82" office:value-type="float" office:value="3400.568983" calcext:value-type="float">
            <text:p><text:s/>3,400.6 <text:s/></text:p>
          </table:table-cell>
          <table:table-cell table:style-name="ce88" office:value-type="float" office:value="2735.495112" calcext:value-type="float">
            <text:p><text:s/>2,735.5 <text:s/></text:p>
          </table:table-cell>
          <table:table-cell table:style-name="ce88" office:value-type="float" office:value="2599.831126" calcext:value-type="float">
            <text:p><text:s/>2,599.8 <text:s/></text:p>
          </table:table-cell>
          <table:table-cell table:style-name="ce88" office:value-type="float" office:value="100.943329" calcext:value-type="float">
            <text:p><text:s/>100.9 <text:s/></text:p>
          </table:table-cell>
          <table:table-cell table:style-name="ce88" office:value-type="float" office:value="34.720657" calcext:value-type="float">
            <text:p><text:s/>34.7 <text:s/></text:p>
          </table:table-cell>
          <table:table-cell table:style-name="ce88" office:value-type="float" office:value="665.073871" calcext:value-type="float">
            <text:p><text:s/>665.1 <text:s/></text:p>
          </table:table-cell>
          <table:table-cell table:style-name="ce88" office:value-type="float" office:value="0.002479" calcext:value-type="float">
            <text:p><text:s/>0.0 <text:s/></text:p>
          </table:table-cell>
          <table:table-cell table:style-name="ce88" office:value-type="float" office:value="0.097378" calcext:value-type="float">
            <text:p><text:s/>0.1 <text:s/></text:p>
          </table:table-cell>
          <table:table-cell table:style-name="ce88" office:value-type="float" office:value="355.190196" calcext:value-type="float">
            <text:p><text:s/>355.2 <text:s/></text:p>
          </table:table-cell>
          <table:table-cell table:style-name="ce88" office:value-type="float" office:value="0.595402" calcext:value-type="float">
            <text:p><text:s/>0.6 <text:s/></text:p>
          </table:table-cell>
          <table:table-cell table:style-name="ce88" office:value-type="float" office:value="18.845808" calcext:value-type="float">
            <text:p><text:s/>18.8 <text:s/></text:p>
          </table:table-cell>
          <table:table-cell table:style-name="ce88" office:value-type="float" office:value="290.342608" calcext:value-type="float">
            <text:p><text:s/>290.3 <text:s/></text:p>
          </table:table-cell>
          <table:table-cell table:style-name="ce88" office:value-type="float" office:value="2227.220638" calcext:value-type="float">
            <text:p><text:s/>2,227.2 <text:s/></text:p>
          </table:table-cell>
          <table:table-cell table:style-name="ce88" office:value-type="float" office:value="819.561436" calcext:value-type="float">
            <text:p><text:s/>819.6 <text:s/></text:p>
          </table:table-cell>
          <table:table-cell table:style-name="ce96" office:value-type="float" office:value="353.786909" calcext:value-type="float">
            <text:p><text:s/>353.8 <text:s/></text:p>
          </table:table-cell>
          <table:table-cell table:style-name="ce123"/>
          <table:table-cell table:style-name="ce126" table:number-columns-repeated="1005"/>
        </table:table-row>
        <table:table-row table:style-name="ro3">
          <table:table-cell table:style-name="ce6"/>
          <table:table-cell table:style-name="ce9" office:value-type="string" calcext:value-type="string">
            <text:p><text:s/>4月</text:p>
          </table:table-cell>
          <table:table-cell table:style-name="ce16"/>
          <table:table-cell table:style-name="ce82" office:value-type="float" office:value="3306.043387" calcext:value-type="float">
            <text:p><text:s/>3,306.0 <text:s/></text:p>
          </table:table-cell>
          <table:table-cell table:style-name="ce88" office:value-type="float" office:value="2594.152097" calcext:value-type="float">
            <text:p><text:s/>2,594.2 <text:s/></text:p>
          </table:table-cell>
          <table:table-cell table:style-name="ce88" office:value-type="float" office:value="2458.82359" calcext:value-type="float">
            <text:p><text:s/>2,458.8 <text:s/></text:p>
          </table:table-cell>
          <table:table-cell table:style-name="ce88" office:value-type="float" office:value="102.492843" calcext:value-type="float">
            <text:p><text:s/>102.5 <text:s/></text:p>
          </table:table-cell>
          <table:table-cell table:style-name="ce88" office:value-type="float" office:value="32.835664" calcext:value-type="float">
            <text:p><text:s/>32.8 <text:s/></text:p>
          </table:table-cell>
          <table:table-cell table:style-name="ce88" office:value-type="float" office:value="711.89129" calcext:value-type="float">
            <text:p><text:s/>711.9 <text:s/></text:p>
          </table:table-cell>
          <table:table-cell table:style-name="ce88" office:value-type="float" office:value="0.00176" calcext:value-type="float">
            <text:p><text:s/>0.0 <text:s/></text:p>
          </table:table-cell>
          <table:table-cell table:style-name="ce88" office:value-type="float" office:value="0.436792" calcext:value-type="float">
            <text:p><text:s/>0.4 <text:s/></text:p>
          </table:table-cell>
          <table:table-cell table:style-name="ce88" office:value-type="float" office:value="438.598923" calcext:value-type="float">
            <text:p><text:s/>438.6 <text:s/></text:p>
          </table:table-cell>
          <table:table-cell table:style-name="ce88" office:value-type="float" office:value="0.701859" calcext:value-type="float">
            <text:p><text:s/>0.7 <text:s/></text:p>
          </table:table-cell>
          <table:table-cell table:style-name="ce88" office:value-type="float" office:value="16.322311" calcext:value-type="float">
            <text:p><text:s/>16.3 <text:s/></text:p>
          </table:table-cell>
          <table:table-cell table:style-name="ce88" office:value-type="float" office:value="255.829645" calcext:value-type="float">
            <text:p><text:s/>255.8 <text:s/></text:p>
          </table:table-cell>
          <table:table-cell table:style-name="ce88" office:value-type="float" office:value="2115.676976" calcext:value-type="float">
            <text:p><text:s/>2,115.7 <text:s/></text:p>
          </table:table-cell>
          <table:table-cell table:style-name="ce88" office:value-type="float" office:value="837.383577" calcext:value-type="float">
            <text:p><text:s/>837.4 <text:s/></text:p>
          </table:table-cell>
          <table:table-cell table:style-name="ce96" office:value-type="float" office:value="352.982834" calcext:value-type="float">
            <text:p><text:s/>353.0 <text:s/></text:p>
          </table:table-cell>
          <table:table-cell table:style-name="ce123"/>
          <table:table-cell table:style-name="ce126" table:number-columns-repeated="1005"/>
        </table:table-row>
        <table:table-row table:style-name="ro3">
          <table:table-cell table:style-name="ce6"/>
          <table:table-cell table:style-name="ce9" office:value-type="string" calcext:value-type="string">
            <text:p><text:s/>5月</text:p>
          </table:table-cell>
          <table:table-cell table:style-name="ce16"/>
          <table:table-cell table:style-name="ce82" office:value-type="float" office:value="3615.196749" calcext:value-type="float">
            <text:p><text:s/>3,615.2 <text:s/></text:p>
          </table:table-cell>
          <table:table-cell table:style-name="ce88" office:value-type="float" office:value="2869.719029" calcext:value-type="float">
            <text:p><text:s/>2,869.7 <text:s/></text:p>
          </table:table-cell>
          <table:table-cell table:style-name="ce88" office:value-type="float" office:value="2737.781186" calcext:value-type="float">
            <text:p><text:s/>2,737.8 <text:s/></text:p>
          </table:table-cell>
          <table:table-cell table:style-name="ce88" office:value-type="float" office:value="100.094566" calcext:value-type="float">
            <text:p><text:s/>100.1 <text:s/></text:p>
          </table:table-cell>
          <table:table-cell table:style-name="ce88" office:value-type="float" office:value="31.843277" calcext:value-type="float">
            <text:p><text:s/>31.8 <text:s/></text:p>
          </table:table-cell>
          <table:table-cell table:style-name="ce88" office:value-type="float" office:value="745.47772" calcext:value-type="float">
            <text:p><text:s/>745.5 <text:s/></text:p>
          </table:table-cell>
          <table:table-cell table:style-name="ce88" office:value-type="float" office:value="0.006877" calcext:value-type="float">
            <text:p><text:s/>0.0 <text:s/></text:p>
          </table:table-cell>
          <table:table-cell table:style-name="ce88" office:value-type="float" office:value="0.131196" calcext:value-type="float">
            <text:p><text:s/>0.1 <text:s/></text:p>
          </table:table-cell>
          <table:table-cell table:style-name="ce88" office:value-type="float" office:value="462.453663" calcext:value-type="float">
            <text:p><text:s/>462.5 <text:s/></text:p>
          </table:table-cell>
          <table:table-cell table:style-name="ce88" office:value-type="float" office:value="0.175618" calcext:value-type="float">
            <text:p><text:s/>0.2 <text:s/></text:p>
          </table:table-cell>
          <table:table-cell table:style-name="ce88" office:value-type="float" office:value="15.265333" calcext:value-type="float">
            <text:p><text:s/>15.3 <text:s/></text:p>
          </table:table-cell>
          <table:table-cell table:style-name="ce88" office:value-type="float" office:value="267.445033" calcext:value-type="float">
            <text:p><text:s/>267.4 <text:s/></text:p>
          </table:table-cell>
          <table:table-cell table:style-name="ce88" office:value-type="float" office:value="2357.752213" calcext:value-type="float">
            <text:p><text:s/>2,357.8 <text:s/></text:p>
          </table:table-cell>
          <table:table-cell table:style-name="ce88" office:value-type="float" office:value="893.013777" calcext:value-type="float">
            <text:p><text:s/>893.0 <text:s/></text:p>
          </table:table-cell>
          <table:table-cell table:style-name="ce96" office:value-type="float" office:value="364.430759" calcext:value-type="float">
            <text:p><text:s/>364.4 <text:s/></text:p>
          </table:table-cell>
          <table:table-cell table:style-name="ce123"/>
          <table:table-cell table:style-name="ce126" table:number-columns-repeated="1005"/>
        </table:table-row>
        <table:table-row table:style-name="ro3">
          <table:table-cell table:style-name="ce6"/>
          <table:table-cell table:style-name="ce9" office:value-type="string" calcext:value-type="string">
            <text:p><text:s/>6月</text:p>
          </table:table-cell>
          <table:table-cell table:style-name="ce16"/>
          <table:table-cell table:style-name="ce82" office:value-type="float" office:value="3890.888979" calcext:value-type="float">
            <text:p><text:s/>3,890.9 <text:s/></text:p>
          </table:table-cell>
          <table:table-cell table:style-name="ce88" office:value-type="float" office:value="3124.634598" calcext:value-type="float">
            <text:p><text:s/>3,124.6 <text:s/></text:p>
          </table:table-cell>
          <table:table-cell table:style-name="ce88" office:value-type="float" office:value="2999.694483" calcext:value-type="float">
            <text:p><text:s/>2,999.7 <text:s/></text:p>
          </table:table-cell>
          <table:table-cell table:style-name="ce88" office:value-type="float" office:value="81.103608" calcext:value-type="float">
            <text:p><text:s/>81.1 <text:s/></text:p>
          </table:table-cell>
          <table:table-cell table:style-name="ce88" office:value-type="float" office:value="43.836507" calcext:value-type="float">
            <text:p><text:s/>43.8 <text:s/></text:p>
          </table:table-cell>
          <table:table-cell table:style-name="ce88" office:value-type="float" office:value="766.254381" calcext:value-type="float">
            <text:p><text:s/>766.3 <text:s/></text:p>
          </table:table-cell>
          <table:table-cell table:style-name="ce88" office:value-type="float" office:value="0.003679" calcext:value-type="float">
            <text:p><text:s/>0.0 <text:s/></text:p>
          </table:table-cell>
          <table:table-cell table:style-name="ce88" office:value-type="float" office:value="0.166574" calcext:value-type="float">
            <text:p><text:s/>0.2 <text:s/></text:p>
          </table:table-cell>
          <table:table-cell table:style-name="ce88" office:value-type="float" office:value="465.784207" calcext:value-type="float">
            <text:p><text:s/>465.8 <text:s/></text:p>
          </table:table-cell>
          <table:table-cell table:style-name="ce88" office:value-type="float" office:value="0.123663" calcext:value-type="float">
            <text:p><text:s/>0.1 <text:s/></text:p>
          </table:table-cell>
          <table:table-cell table:style-name="ce88" office:value-type="float" office:value="12.10377" calcext:value-type="float">
            <text:p><text:s/>12.1 <text:s/></text:p>
          </table:table-cell>
          <table:table-cell table:style-name="ce88" office:value-type="float" office:value="288.072488" calcext:value-type="float">
            <text:p><text:s/>288.1 <text:s/></text:p>
          </table:table-cell>
          <table:table-cell table:style-name="ce88" office:value-type="float" office:value="2422.07204" calcext:value-type="float">
            <text:p><text:s/>2,422.1 <text:s/></text:p>
          </table:table-cell>
          <table:table-cell table:style-name="ce88" office:value-type="float" office:value="1089.835152" calcext:value-type="float">
            <text:p><text:s/>1,089.8 <text:s/></text:p>
          </table:table-cell>
          <table:table-cell table:style-name="ce96" office:value-type="float" office:value="378.981787" calcext:value-type="float">
            <text:p><text:s/>379.0 <text:s/></text:p>
          </table:table-cell>
          <table:table-cell table:style-name="ce123"/>
          <table:table-cell table:style-name="ce126" table:number-columns-repeated="1005"/>
        </table:table-row>
        <table:table-row table:style-name="ro3">
          <table:table-cell table:style-name="ce6"/>
          <table:table-cell table:style-name="ce9" office:value-type="string" calcext:value-type="string">
            <text:p><text:s/>7月</text:p>
          </table:table-cell>
          <table:table-cell table:style-name="ce16"/>
          <table:table-cell table:style-name="ce82" office:value-type="float" office:value="4121.767539" calcext:value-type="float">
            <text:p><text:s/>4,121.8 <text:s/></text:p>
          </table:table-cell>
          <table:table-cell table:style-name="ce88" office:value-type="float" office:value="3214.26789" calcext:value-type="float">
            <text:p><text:s/>3,214.3 <text:s/></text:p>
          </table:table-cell>
          <table:table-cell table:style-name="ce88" office:value-type="float" office:value="3051.162448" calcext:value-type="float">
            <text:p><text:s/>3,051.2 <text:s/></text:p>
          </table:table-cell>
          <table:table-cell table:style-name="ce88" office:value-type="float" office:value="125.633991" calcext:value-type="float">
            <text:p><text:s/>125.6 <text:s/></text:p>
          </table:table-cell>
          <table:table-cell table:style-name="ce88" office:value-type="float" office:value="37.471451" calcext:value-type="float">
            <text:p><text:s/>37.5 <text:s/></text:p>
          </table:table-cell>
          <table:table-cell table:style-name="ce88" office:value-type="float" office:value="907.499649" calcext:value-type="float">
            <text:p><text:s/>907.5 <text:s/></text:p>
          </table:table-cell>
          <table:table-cell table:style-name="ce88" office:value-type="float" office:value="0.002719" calcext:value-type="float">
            <text:p><text:s/>0.0 <text:s/></text:p>
          </table:table-cell>
          <table:table-cell table:style-name="ce88" office:value-type="float" office:value="0.165135" calcext:value-type="float">
            <text:p><text:s/>0.2 <text:s/></text:p>
          </table:table-cell>
          <table:table-cell table:style-name="ce88" office:value-type="float" office:value="571.468752" calcext:value-type="float">
            <text:p><text:s/>571.5 <text:s/></text:p>
          </table:table-cell>
          <table:table-cell table:style-name="ce88" office:value-type="float" office:value="0.218368" calcext:value-type="float">
            <text:p><text:s/>0.2 <text:s/></text:p>
          </table:table-cell>
          <table:table-cell table:style-name="ce88" office:value-type="float" office:value="13.975499" calcext:value-type="float">
            <text:p><text:s/>14.0 <text:s/></text:p>
          </table:table-cell>
          <table:table-cell table:style-name="ce88" office:value-type="float" office:value="321.669176" calcext:value-type="float">
            <text:p><text:s/>321.7 <text:s/></text:p>
          </table:table-cell>
          <table:table-cell table:style-name="ce88" office:value-type="float" office:value="2482.639924" calcext:value-type="float">
            <text:p><text:s/>2,482.6 <text:s/></text:p>
          </table:table-cell>
          <table:table-cell table:style-name="ce88" office:value-type="float" office:value="1242.123494" calcext:value-type="float">
            <text:p><text:s/>1,242.1 <text:s/></text:p>
          </table:table-cell>
          <table:table-cell table:style-name="ce96" office:value-type="float" office:value="397.004121" calcext:value-type="float">
            <text:p><text:s/>397.0 <text:s/></text:p>
          </table:table-cell>
          <table:table-cell table:style-name="ce123"/>
          <table:table-cell table:style-name="ce126" table:number-columns-repeated="1005"/>
        </table:table-row>
        <table:table-row table:style-name="ro3">
          <table:table-cell table:style-name="ce6"/>
          <table:table-cell table:style-name="ce9" office:value-type="string" calcext:value-type="string">
            <text:p><text:s/>8月</text:p>
          </table:table-cell>
          <table:table-cell table:style-name="ce16"/>
          <table:table-cell table:style-name="ce82" office:value-type="float" office:value="3993.242812" calcext:value-type="float">
            <text:p><text:s/>3,993.2 <text:s/></text:p>
          </table:table-cell>
          <table:table-cell table:style-name="ce88" office:value-type="float" office:value="3156.943858" calcext:value-type="float">
            <text:p><text:s/>3,156.9 <text:s/></text:p>
          </table:table-cell>
          <table:table-cell table:style-name="ce88" office:value-type="float" office:value="3007.916321" calcext:value-type="float">
            <text:p><text:s/>3,007.9 <text:s/></text:p>
          </table:table-cell>
          <table:table-cell table:style-name="ce88" office:value-type="float" office:value="125.853111" calcext:value-type="float">
            <text:p><text:s/>125.9 <text:s/></text:p>
          </table:table-cell>
          <table:table-cell table:style-name="ce88" office:value-type="float" office:value="23.174426" calcext:value-type="float">
            <text:p><text:s/>23.2 <text:s/></text:p>
          </table:table-cell>
          <table:table-cell table:style-name="ce88" office:value-type="float" office:value="836.298954" calcext:value-type="float">
            <text:p><text:s/>836.3 <text:s/></text:p>
          </table:table-cell>
          <table:table-cell table:style-name="ce88" office:value-type="float" office:value="0.00112" calcext:value-type="float">
            <text:p><text:s/>0.0 <text:s/></text:p>
          </table:table-cell>
          <table:table-cell table:style-name="ce88" office:value-type="float" office:value="0.152303" calcext:value-type="float">
            <text:p><text:s/>0.2 <text:s/></text:p>
          </table:table-cell>
          <table:table-cell table:style-name="ce88" office:value-type="float" office:value="516.744595" calcext:value-type="float">
            <text:p><text:s/>516.7 <text:s/></text:p>
          </table:table-cell>
          <table:table-cell table:style-name="ce88" office:value-type="float" office:value="0.226317" calcext:value-type="float">
            <text:p><text:s/>0.2 <text:s/></text:p>
          </table:table-cell>
          <table:table-cell table:style-name="ce88" office:value-type="float" office:value="7.778419" calcext:value-type="float">
            <text:p><text:s/>7.8 <text:s/></text:p>
          </table:table-cell>
          <table:table-cell table:style-name="ce88" office:value-type="float" office:value="311.3962" calcext:value-type="float">
            <text:p><text:s/>311.4 <text:s/></text:p>
          </table:table-cell>
          <table:table-cell table:style-name="ce88" office:value-type="float" office:value="2286.383892" calcext:value-type="float">
            <text:p><text:s/>2,286.4 <text:s/></text:p>
          </table:table-cell>
          <table:table-cell table:style-name="ce88" office:value-type="float" office:value="1314.746897" calcext:value-type="float">
            <text:p><text:s/>1,314.7 <text:s/></text:p>
          </table:table-cell>
          <table:table-cell table:style-name="ce96" office:value-type="float" office:value="392.112023" calcext:value-type="float">
            <text:p><text:s/>392.1 <text:s/></text:p>
          </table:table-cell>
          <table:table-cell table:style-name="ce123"/>
          <table:table-cell table:style-name="ce126" table:number-columns-repeated="1005"/>
        </table:table-row>
        <table:table-row table:style-name="ro3">
          <table:table-cell table:style-name="ce6"/>
          <table:table-cell table:style-name="ce9" office:value-type="string" calcext:value-type="string">
            <text:p><text:s/>9月</text:p>
          </table:table-cell>
          <table:table-cell table:style-name="ce16"/>
          <table:table-cell table:style-name="ce82" office:value-type="float" office:value="3972.433564" calcext:value-type="float">
            <text:p><text:s/>3,972.4 <text:s/></text:p>
          </table:table-cell>
          <table:table-cell table:style-name="ce88" office:value-type="float" office:value="3183.464415" calcext:value-type="float">
            <text:p><text:s/>3,183.5 <text:s/></text:p>
          </table:table-cell>
          <table:table-cell table:style-name="ce88" office:value-type="float" office:value="3047.731205" calcext:value-type="float">
            <text:p><text:s/>3,047.7 <text:s/></text:p>
          </table:table-cell>
          <table:table-cell table:style-name="ce88" office:value-type="float" office:value="107.806511" calcext:value-type="float">
            <text:p><text:s/>107.8 <text:s/></text:p>
          </table:table-cell>
          <table:table-cell table:style-name="ce88" office:value-type="float" office:value="27.926699" calcext:value-type="float">
            <text:p><text:s/>27.9 <text:s/></text:p>
          </table:table-cell>
          <table:table-cell table:style-name="ce88" office:value-type="float" office:value="788.969149" calcext:value-type="float">
            <text:p><text:s/>789.0 <text:s/></text:p>
          </table:table-cell>
          <table:table-cell table:style-name="ce88" office:value-type="float" office:value="0.052781" calcext:value-type="float">
            <text:p><text:s/>0.1 <text:s/></text:p>
          </table:table-cell>
          <table:table-cell table:style-name="ce88" office:value-type="float" office:value="0.178206" calcext:value-type="float">
            <text:p><text:s/>0.2 <text:s/></text:p>
          </table:table-cell>
          <table:table-cell table:style-name="ce88" office:value-type="float" office:value="471.95251" calcext:value-type="float">
            <text:p><text:s/>472.0 <text:s/></text:p>
          </table:table-cell>
          <table:table-cell table:style-name="ce88" office:value-type="float" office:value="0.338778" calcext:value-type="float">
            <text:p><text:s/>0.3 <text:s/></text:p>
          </table:table-cell>
          <table:table-cell table:style-name="ce88" office:value-type="float" office:value="10.084232" calcext:value-type="float">
            <text:p><text:s/>10.1 <text:s/></text:p>
          </table:table-cell>
          <table:table-cell table:style-name="ce88" office:value-type="float" office:value="306.362642" calcext:value-type="float">
            <text:p><text:s/>306.4 <text:s/></text:p>
          </table:table-cell>
          <table:table-cell table:style-name="ce88" office:value-type="float" office:value="2232.707102" calcext:value-type="float">
            <text:p><text:s/>2,232.7 <text:s/></text:p>
          </table:table-cell>
          <table:table-cell table:style-name="ce88" office:value-type="float" office:value="1354.074233" calcext:value-type="float">
            <text:p><text:s/>1,354.1 <text:s/></text:p>
          </table:table-cell>
          <table:table-cell table:style-name="ce96" office:value-type="float" office:value="385.652229" calcext:value-type="float">
            <text:p><text:s/>385.7 <text:s/></text:p>
          </table:table-cell>
          <table:table-cell table:style-name="ce123"/>
          <table:table-cell table:style-name="ce126" table:number-columns-repeated="1005"/>
        </table:table-row>
        <table:table-row table:style-name="ro3">
          <table:table-cell table:style-name="ce6"/>
          <table:table-cell table:style-name="ce9" office:value-type="string" calcext:value-type="string">
            <text:p>10月</text:p>
          </table:table-cell>
          <table:table-cell table:style-name="ce16"/>
          <table:table-cell table:style-name="ce82" office:value-type="float" office:value="3781.878331" calcext:value-type="float">
            <text:p><text:s/>3,781.9 <text:s/></text:p>
          </table:table-cell>
          <table:table-cell table:style-name="ce88" office:value-type="float" office:value="2970.989224" calcext:value-type="float">
            <text:p><text:s/>2,971.0 <text:s/></text:p>
          </table:table-cell>
          <table:table-cell table:style-name="ce88" office:value-type="float" office:value="2815.445883" calcext:value-type="float">
            <text:p><text:s/>2,815.4 <text:s/></text:p>
          </table:table-cell>
          <table:table-cell table:style-name="ce88" office:value-type="float" office:value="127.131152" calcext:value-type="float">
            <text:p><text:s/>127.1 <text:s/></text:p>
          </table:table-cell>
          <table:table-cell table:style-name="ce88" office:value-type="float" office:value="28.412189" calcext:value-type="float">
            <text:p><text:s/>28.4 <text:s/></text:p>
          </table:table-cell>
          <table:table-cell table:style-name="ce88" office:value-type="float" office:value="810.889107" calcext:value-type="float">
            <text:p><text:s/>810.9 <text:s/></text:p>
          </table:table-cell>
          <table:table-cell table:style-name="ce88" office:value-type="float" office:value="0.05622" calcext:value-type="float">
            <text:p><text:s/>0.1 <text:s/></text:p>
          </table:table-cell>
          <table:table-cell table:style-name="ce88" office:value-type="float" office:value="0.192357" calcext:value-type="float">
            <text:p><text:s/>0.2 <text:s/></text:p>
          </table:table-cell>
          <table:table-cell table:style-name="ce88" office:value-type="float" office:value="519.295258" calcext:value-type="float">
            <text:p><text:s/>519.3 <text:s/></text:p>
          </table:table-cell>
          <table:table-cell table:style-name="ce88" office:value-type="float" office:value="1.786715" calcext:value-type="float">
            <text:p><text:s/>1.8 <text:s/></text:p>
          </table:table-cell>
          <table:table-cell table:style-name="ce88" office:value-type="float" office:value="16.237367" calcext:value-type="float">
            <text:p><text:s/>16.2 <text:s/></text:p>
          </table:table-cell>
          <table:table-cell table:style-name="ce88" office:value-type="float" office:value="273.32119" calcext:value-type="float">
            <text:p><text:s/>273.3 <text:s/></text:p>
          </table:table-cell>
          <table:table-cell table:style-name="ce88" office:value-type="float" office:value="2409.372857" calcext:value-type="float">
            <text:p><text:s/>2,409.4 <text:s/></text:p>
          </table:table-cell>
          <table:table-cell table:style-name="ce88" office:value-type="float" office:value="1005.421804" calcext:value-type="float">
            <text:p><text:s/>1,005.4 <text:s/></text:p>
          </table:table-cell>
          <table:table-cell table:style-name="ce96" office:value-type="float" office:value="367.08367" calcext:value-type="float">
            <text:p><text:s/>367.1 <text:s/></text:p>
          </table:table-cell>
          <table:table-cell table:style-name="ce123"/>
          <table:table-cell table:style-name="ce126" table:number-columns-repeated="1005"/>
        </table:table-row>
        <table:table-row table:style-name="ro3">
          <table:table-cell table:style-name="ce6"/>
          <table:table-cell table:style-name="ce9" office:value-type="string" calcext:value-type="string">
            <text:p>11月</text:p>
          </table:table-cell>
          <table:table-cell table:style-name="ce16"/>
          <table:table-cell table:style-name="ce82" office:value-type="float" office:value="3612.016196" calcext:value-type="float">
            <text:p><text:s/>3,612.0 <text:s/></text:p>
          </table:table-cell>
          <table:table-cell table:style-name="ce88" office:value-type="float" office:value="2834.791191" calcext:value-type="float">
            <text:p><text:s/>2,834.8 <text:s/></text:p>
          </table:table-cell>
          <table:table-cell table:style-name="ce88" office:value-type="float" office:value="2690.794561" calcext:value-type="float">
            <text:p><text:s/>2,690.8 <text:s/></text:p>
          </table:table-cell>
          <table:table-cell table:style-name="ce88" office:value-type="float" office:value="113.510156" calcext:value-type="float">
            <text:p><text:s/>113.5 <text:s/></text:p>
          </table:table-cell>
          <table:table-cell table:style-name="ce88" office:value-type="float" office:value="30.486474" calcext:value-type="float">
            <text:p><text:s/>30.5 <text:s/></text:p>
          </table:table-cell>
          <table:table-cell table:style-name="ce88" office:value-type="float" office:value="777.225005" calcext:value-type="float">
            <text:p><text:s/>777.2 <text:s/></text:p>
          </table:table-cell>
          <table:table-cell table:style-name="ce88" office:value-type="float" office:value="0.088048" calcext:value-type="float">
            <text:p><text:s/>0.1 <text:s/></text:p>
          </table:table-cell>
          <table:table-cell table:style-name="ce88" office:value-type="float" office:value="0.142109" calcext:value-type="float">
            <text:p><text:s/>0.1 <text:s/></text:p>
          </table:table-cell>
          <table:table-cell table:style-name="ce88" office:value-type="float" office:value="478.049457" calcext:value-type="float">
            <text:p><text:s/>478.0 <text:s/></text:p>
          </table:table-cell>
          <table:table-cell table:style-name="ce88" office:value-type="float" office:value="1.94277" calcext:value-type="float">
            <text:p><text:s/>1.9 <text:s/></text:p>
          </table:table-cell>
          <table:table-cell table:style-name="ce88" office:value-type="float" office:value="15.493951" calcext:value-type="float">
            <text:p><text:s/>15.5 <text:s/></text:p>
          </table:table-cell>
          <table:table-cell table:style-name="ce88" office:value-type="float" office:value="281.50867" calcext:value-type="float">
            <text:p><text:s/>281.5 <text:s/></text:p>
          </table:table-cell>
          <table:table-cell table:style-name="ce88" office:value-type="float" office:value="2334.104104" calcext:value-type="float">
            <text:p><text:s/>2,334.1 <text:s/></text:p>
          </table:table-cell>
          <table:table-cell table:style-name="ce88" office:value-type="float" office:value="923.841817" calcext:value-type="float">
            <text:p><text:s/>923.8 <text:s/></text:p>
          </table:table-cell>
          <table:table-cell table:style-name="ce96" office:value-type="float" office:value="354.070275" calcext:value-type="float">
            <text:p><text:s/>354.1 <text:s/></text:p>
          </table:table-cell>
          <table:table-cell table:style-name="ce123"/>
          <table:table-cell table:style-name="ce126" table:number-columns-repeated="1005"/>
        </table:table-row>
        <table:table-row table:style-name="ro3">
          <table:table-cell table:style-name="ce6"/>
          <table:table-cell table:style-name="ce9" office:value-type="string" calcext:value-type="string">
            <text:p>1 - 11月</text:p>
          </table:table-cell>
          <table:table-cell table:style-name="ce16"/>
          <table:table-cell table:style-name="ce82" office:value-type="float" office:value="40551.050973" calcext:value-type="float">
            <text:p><text:s/>40,551.1 <text:s/></text:p>
          </table:table-cell>
          <table:table-cell table:style-name="ce88" office:value-type="float" office:value="32199.203085" calcext:value-type="float">
            <text:p><text:s/>32,199.2 <text:s/></text:p>
          </table:table-cell>
          <table:table-cell table:style-name="ce88" office:value-type="float" office:value="30672.333337" calcext:value-type="float">
            <text:p><text:s/>30,672.3 <text:s/></text:p>
          </table:table-cell>
          <table:table-cell table:style-name="ce88" office:value-type="float" office:value="1162.874047" calcext:value-type="float">
            <text:p><text:s/>1,162.9 <text:s/></text:p>
          </table:table-cell>
          <table:table-cell table:style-name="ce88" office:value-type="float" office:value="363.995701" calcext:value-type="float">
            <text:p><text:s/>364.0 <text:s/></text:p>
          </table:table-cell>
          <table:table-cell table:style-name="ce88" office:value-type="float" office:value="8351.847888" calcext:value-type="float">
            <text:p><text:s/>8,351.8 <text:s/></text:p>
          </table:table-cell>
          <table:table-cell table:style-name="ce88" office:value-type="float" office:value="0.215683" calcext:value-type="float">
            <text:p><text:s/>0.2 <text:s/></text:p>
          </table:table-cell>
          <table:table-cell table:style-name="ce88" office:value-type="float" office:value="1.84781" calcext:value-type="float">
            <text:p><text:s/>1.8 <text:s/></text:p>
          </table:table-cell>
          <table:table-cell table:style-name="ce88" office:value-type="float" office:value="4941.060981" calcext:value-type="float">
            <text:p><text:s/>4,941.1 <text:s/></text:p>
          </table:table-cell>
          <table:table-cell table:style-name="ce88" office:value-type="float" office:value="7.671491" calcext:value-type="float">
            <text:p><text:s/>7.7 <text:s/></text:p>
          </table:table-cell>
          <table:table-cell table:style-name="ce88" office:value-type="float" office:value="155.037786" calcext:value-type="float">
            <text:p><text:s/>155.0 <text:s/></text:p>
          </table:table-cell>
          <table:table-cell table:style-name="ce88" office:value-type="float" office:value="3246.014137" calcext:value-type="float">
            <text:p><text:s/>3,246.0 <text:s/></text:p>
          </table:table-cell>
          <table:table-cell table:style-name="ce88" office:value-type="float" office:value="25346.460305" calcext:value-type="float">
            <text:p><text:s/>25,346.5 <text:s/></text:p>
          </table:table-cell>
          <table:table-cell table:style-name="ce88" office:value-type="float" office:value="11132.862047" calcext:value-type="float">
            <text:p><text:s/>11,132.9 <text:s/></text:p>
          </table:table-cell>
          <table:table-cell table:style-name="ce96" office:value-type="float" office:value="4071.728621" calcext:value-type="float">
            <text:p><text:s/>4,071.7 <text:s/></text:p>
          </table:table-cell>
          <table:table-cell table:style-name="ce123"/>
          <table:table-cell table:style-name="ce126" table:number-columns-repeated="1005"/>
        </table:table-row>
        <table:table-row table:style-name="ro3">
          <table:table-cell table:style-name="ce6"/>
          <table:table-cell table:style-name="ce9" office:value-type="string" calcext:value-type="string">
            <text:p>12月</text:p>
          </table:table-cell>
          <table:table-cell table:style-name="ce16"/>
          <table:table-cell table:style-name="ce82" office:value-type="float" office:value="3653.341038" calcext:value-type="float">
            <text:p><text:s/>3,653.3 <text:s/></text:p>
          </table:table-cell>
          <table:table-cell table:style-name="ce88" office:value-type="float" office:value="2938.652909" calcext:value-type="float">
            <text:p><text:s/>2,938.7 <text:s/></text:p>
          </table:table-cell>
          <table:table-cell table:style-name="ce88" office:value-type="float" office:value="2782.529989" calcext:value-type="float">
            <text:p><text:s/>2,782.5 <text:s/></text:p>
          </table:table-cell>
          <table:table-cell table:style-name="ce88" office:value-type="float" office:value="120.256333" calcext:value-type="float">
            <text:p><text:s/>120.3 <text:s/></text:p>
          </table:table-cell>
          <table:table-cell table:style-name="ce88" office:value-type="float" office:value="35.866587" calcext:value-type="float">
            <text:p><text:s/>35.9 <text:s/></text:p>
          </table:table-cell>
          <table:table-cell table:style-name="ce88" office:value-type="float" office:value="714.688129" calcext:value-type="float">
            <text:p><text:s/>714.7 <text:s/></text:p>
          </table:table-cell>
          <table:table-cell table:style-name="ce88" office:value-type="float" office:value="0.095805" calcext:value-type="float">
            <text:p><text:s/>0.1 <text:s/></text:p>
          </table:table-cell>
          <table:table-cell table:style-name="ce88" office:value-type="float" office:value="0.063919" calcext:value-type="float">
            <text:p><text:s/>0.1 <text:s/></text:p>
          </table:table-cell>
          <table:table-cell table:style-name="ce88" office:value-type="float" office:value="338.150048" calcext:value-type="float">
            <text:p><text:s/>338.2 <text:s/></text:p>
          </table:table-cell>
          <table:table-cell table:style-name="ce88" office:value-type="float" office:value="14.278548" calcext:value-type="float">
            <text:p><text:s/>14.3 <text:s/></text:p>
          </table:table-cell>
          <table:table-cell table:style-name="ce88" office:value-type="float" office:value="47.500717" calcext:value-type="float">
            <text:p><text:s/>47.5 <text:s/></text:p>
          </table:table-cell>
          <table:table-cell table:style-name="ce88" office:value-type="float" office:value="314.599092" calcext:value-type="float">
            <text:p><text:s/>314.6 <text:s/></text:p>
          </table:table-cell>
          <table:table-cell table:style-name="ce88" office:value-type="float" office:value="2387.448681" calcext:value-type="float">
            <text:p><text:s/>2,387.4 <text:s/></text:p>
          </table:table-cell>
          <table:table-cell table:style-name="ce88" office:value-type="float" office:value="902.266011" calcext:value-type="float">
            <text:p><text:s/>902.3 <text:s/></text:p>
          </table:table-cell>
          <table:table-cell table:style-name="ce96" office:value-type="float" office:value="363.626346" calcext:value-type="float">
            <text:p><text:s/>363.6 <text:s/></text:p>
          </table:table-cell>
          <table:table-cell table:style-name="ce123"/>
          <table:table-cell table:style-name="ce126" table:number-columns-repeated="1005"/>
        </table:table-row>
        <table:table-row table:style-name="ro3">
          <table:table-cell table:style-name="ce6"/>
          <table:table-cell table:style-name="ce9" office:value-type="string" calcext:value-type="string">
            <text:p>1 - 12月</text:p>
          </table:table-cell>
          <table:table-cell table:style-name="ce16"/>
          <table:table-cell table:style-name="ce82" office:value-type="float" office:value="44204.392011" calcext:value-type="float">
            <text:p><text:s/>44,204.4 <text:s/></text:p>
          </table:table-cell>
          <table:table-cell table:style-name="ce88" office:value-type="float" office:value="35137.855994" calcext:value-type="float">
            <text:p><text:s/>35,137.9 <text:s/></text:p>
          </table:table-cell>
          <table:table-cell table:style-name="ce88" office:value-type="float" office:value="33454.863326" calcext:value-type="float">
            <text:p><text:s/>33,454.9 <text:s/></text:p>
          </table:table-cell>
          <table:table-cell table:style-name="ce88" office:value-type="float" office:value="1283.13038" calcext:value-type="float">
            <text:p><text:s/>1,283.1 <text:s/></text:p>
          </table:table-cell>
          <table:table-cell table:style-name="ce88" office:value-type="float" office:value="399.862288" calcext:value-type="float">
            <text:p><text:s/>399.9 <text:s/></text:p>
          </table:table-cell>
          <table:table-cell table:style-name="ce88" office:value-type="float" office:value="9066.536017" calcext:value-type="float">
            <text:p><text:s/>9,066.5 <text:s/></text:p>
          </table:table-cell>
          <table:table-cell table:style-name="ce88" office:value-type="float" office:value="0.311488" calcext:value-type="float">
            <text:p><text:s/>0.3 <text:s/></text:p>
          </table:table-cell>
          <table:table-cell table:style-name="ce88" office:value-type="float" office:value="1.911729" calcext:value-type="float">
            <text:p><text:s/>1.9 <text:s/></text:p>
          </table:table-cell>
          <table:table-cell table:style-name="ce88" office:value-type="float" office:value="5279.211029" calcext:value-type="float">
            <text:p><text:s/>5,279.2 <text:s/></text:p>
          </table:table-cell>
          <table:table-cell table:style-name="ce88" office:value-type="float" office:value="21.950039" calcext:value-type="float">
            <text:p><text:s/>22.0 <text:s/></text:p>
          </table:table-cell>
          <table:table-cell table:style-name="ce88" office:value-type="float" office:value="202.538503" calcext:value-type="float">
            <text:p><text:s/>202.5 <text:s/></text:p>
          </table:table-cell>
          <table:table-cell table:style-name="ce88" office:value-type="float" office:value="3560.613229" calcext:value-type="float">
            <text:p><text:s/>3,560.6 <text:s/></text:p>
          </table:table-cell>
          <table:table-cell table:style-name="ce88" office:value-type="float" office:value="27733.908986" calcext:value-type="float">
            <text:p><text:s/>27,733.9 <text:s/></text:p>
          </table:table-cell>
          <table:table-cell table:style-name="ce88" office:value-type="float" office:value="12035.128058" calcext:value-type="float">
            <text:p><text:s/>12,035.1 <text:s/></text:p>
          </table:table-cell>
          <table:table-cell table:style-name="ce96" office:value-type="float" office:value="4435.354967" calcext:value-type="float">
            <text:p><text:s/>4,435.4 <text:s/></text:p>
          </table:table-cell>
          <table:table-cell table:style-name="ce123"/>
          <table:table-cell table:style-name="ce126" table:number-columns-repeated="1005"/>
        </table:table-row>
        <table:table-row table:style-name="ro3">
          <table:table-cell table:style-name="ce6"/>
          <table:table-cell table:style-name="ce9"/>
          <table:table-cell table:style-name="ce16"/>
          <table:table-cell table:style-name="ce82"/>
          <table:table-cell table:style-name="ce88" table:number-columns-repeated="13"/>
          <table:table-cell table:style-name="ce96"/>
          <table:table-cell table:style-name="ce123"/>
          <table:table-cell table:style-name="ce126" table:number-columns-repeated="1005"/>
        </table:table-row>
        <table:table-row table:style-name="ro3">
          <table:table-cell table:style-name="ce6" office:value-type="string" calcext:value-type="string">
            <text:p>民國110年</text:p>
          </table:table-cell>
          <table:table-cell table:style-name="ce9" office:value-type="string" calcext:value-type="string">
            <text:p><text:s/>1月</text:p>
          </table:table-cell>
          <table:table-cell table:style-name="ce16"/>
          <table:table-cell table:style-name="ce82" office:value-type="float" office:value="3658.443868" calcext:value-type="float">
            <text:p><text:s/>3,658.4 <text:s/></text:p>
          </table:table-cell>
          <table:table-cell table:style-name="ce88" office:value-type="float" office:value="2965.682255" calcext:value-type="float">
            <text:p><text:s/>2,965.7 <text:s/></text:p>
          </table:table-cell>
          <table:table-cell table:style-name="ce88" office:value-type="float" office:value="2775.598747" calcext:value-type="float">
            <text:p><text:s/>2,775.6 <text:s/></text:p>
          </table:table-cell>
          <table:table-cell table:style-name="ce88" office:value-type="float" office:value="148.270076" calcext:value-type="float">
            <text:p><text:s/>148.3 <text:s/></text:p>
          </table:table-cell>
          <table:table-cell table:style-name="ce88" office:value-type="float" office:value="41.813432" calcext:value-type="float">
            <text:p><text:s/>41.8 <text:s/></text:p>
          </table:table-cell>
          <table:table-cell table:style-name="ce88" office:value-type="float" office:value="692.761613" calcext:value-type="float">
            <text:p><text:s/>692.8 <text:s/></text:p>
          </table:table-cell>
          <table:table-cell table:style-name="ce88" office:value-type="float" office:value="0.08365" calcext:value-type="float">
            <text:p><text:s/>0.1 <text:s/></text:p>
          </table:table-cell>
          <table:table-cell table:style-name="ce88" office:value-type="float" office:value="0" calcext:value-type="float">
            <text:p>- <text:s/></text:p>
          </table:table-cell>
          <table:table-cell table:style-name="ce88" office:value-type="float" office:value="336.811451" calcext:value-type="float">
            <text:p><text:s/>336.8 <text:s/></text:p>
          </table:table-cell>
          <table:table-cell table:style-name="ce88" office:value-type="float" office:value="1.081179" calcext:value-type="float">
            <text:p><text:s/>1.1 <text:s/></text:p>
          </table:table-cell>
          <table:table-cell table:style-name="ce88" office:value-type="float" office:value="19.204313" calcext:value-type="float">
            <text:p><text:s/>19.2 <text:s/></text:p>
          </table:table-cell>
          <table:table-cell table:style-name="ce88" office:value-type="float" office:value="335.58102" calcext:value-type="float">
            <text:p><text:s/>335.6 <text:s/></text:p>
          </table:table-cell>
          <table:table-cell table:style-name="ce88" office:value-type="float" office:value="2365.366875" calcext:value-type="float">
            <text:p><text:s/>2,365.4 <text:s/></text:p>
          </table:table-cell>
          <table:table-cell table:style-name="ce88" office:value-type="float" office:value="919.775506" calcext:value-type="float">
            <text:p><text:s/>919.8 <text:s/></text:p>
          </table:table-cell>
          <table:table-cell table:style-name="ce96" office:value-type="float" office:value="373.301487" calcext:value-type="float">
            <text:p><text:s/>373.3 <text:s/></text:p>
          </table:table-cell>
          <table:table-cell table:style-name="ce123"/>
          <table:table-cell table:style-name="ce126" table:number-columns-repeated="1005"/>
        </table:table-row>
        <table:table-row table:style-name="ro3">
          <table:table-cell table:style-name="ce6"/>
          <table:table-cell table:style-name="ce9" office:value-type="string" calcext:value-type="string">
            <text:p><text:s/>2月</text:p>
          </table:table-cell>
          <table:table-cell table:style-name="ce16"/>
          <table:table-cell table:style-name="ce82" office:value-type="float" office:value="3350.003309" calcext:value-type="float">
            <text:p><text:s/>3,350.0 <text:s/></text:p>
          </table:table-cell>
          <table:table-cell table:style-name="ce88" office:value-type="float" office:value="2699.684211" calcext:value-type="float">
            <text:p><text:s/>2,699.7 <text:s/></text:p>
          </table:table-cell>
          <table:table-cell table:style-name="ce88" office:value-type="float" office:value="2569.265921" calcext:value-type="float">
            <text:p><text:s/>2,569.3 <text:s/></text:p>
          </table:table-cell>
          <table:table-cell table:style-name="ce88" office:value-type="float" office:value="95.193001" calcext:value-type="float">
            <text:p><text:s/>95.2 <text:s/></text:p>
          </table:table-cell>
          <table:table-cell table:style-name="ce88" office:value-type="float" office:value="35.225289" calcext:value-type="float">
            <text:p><text:s/>35.2 <text:s/></text:p>
          </table:table-cell>
          <table:table-cell table:style-name="ce88" office:value-type="float" office:value="650.319098" calcext:value-type="float">
            <text:p><text:s/>650.3 <text:s/></text:p>
          </table:table-cell>
          <table:table-cell table:style-name="ce88" office:value-type="float" office:value="0.106681" calcext:value-type="float">
            <text:p><text:s/>0.1 <text:s/></text:p>
          </table:table-cell>
          <table:table-cell table:style-name="ce88" office:value-type="float" office:value="0" calcext:value-type="float">
            <text:p>- <text:s/></text:p>
          </table:table-cell>
          <table:table-cell table:style-name="ce88" office:value-type="float" office:value="333.225747" calcext:value-type="float">
            <text:p><text:s/>333.2 <text:s/></text:p>
          </table:table-cell>
          <table:table-cell table:style-name="ce88" office:value-type="float" office:value="0.936491" calcext:value-type="float">
            <text:p><text:s/>0.9 <text:s/></text:p>
          </table:table-cell>
          <table:table-cell table:style-name="ce88" office:value-type="float" office:value="14.14602" calcext:value-type="float">
            <text:p><text:s/>14.1 <text:s/></text:p>
          </table:table-cell>
          <table:table-cell table:style-name="ce88" office:value-type="float" office:value="301.904159" calcext:value-type="float">
            <text:p><text:s/>301.9 <text:s/></text:p>
          </table:table-cell>
          <table:table-cell table:style-name="ce88" office:value-type="float" office:value="2147.232073" calcext:value-type="float">
            <text:p><text:s/>2,147.2 <text:s/></text:p>
          </table:table-cell>
          <table:table-cell table:style-name="ce88" office:value-type="float" office:value="864.966249" calcext:value-type="float">
            <text:p><text:s/>865.0 <text:s/></text:p>
          </table:table-cell>
          <table:table-cell table:style-name="ce96" office:value-type="float" office:value="337.804987" calcext:value-type="float">
            <text:p><text:s/>337.8 <text:s/></text:p>
          </table:table-cell>
          <table:table-cell table:style-name="ce123"/>
          <table:table-cell table:style-name="ce126" table:number-columns-repeated="1005"/>
        </table:table-row>
        <table:table-row table:style-name="ro3">
          <table:table-cell table:style-name="ce6"/>
          <table:table-cell table:style-name="ce9" office:value-type="string" calcext:value-type="string">
            <text:p><text:s/>3月</text:p>
          </table:table-cell>
          <table:table-cell table:style-name="ce16"/>
          <table:table-cell table:style-name="ce82" office:value-type="float" office:value="3849.169676" calcext:value-type="float">
            <text:p><text:s/>3,849.2 <text:s/></text:p>
          </table:table-cell>
          <table:table-cell table:style-name="ce88" office:value-type="float" office:value="3059.710977" calcext:value-type="float">
            <text:p><text:s/>3,059.7 <text:s/></text:p>
          </table:table-cell>
          <table:table-cell table:style-name="ce88" office:value-type="float" office:value="2922.626459" calcext:value-type="float">
            <text:p><text:s/>2,922.6 <text:s/></text:p>
          </table:table-cell>
          <table:table-cell table:style-name="ce88" office:value-type="float" office:value="101.682841" calcext:value-type="float">
            <text:p><text:s/>101.7 <text:s/></text:p>
          </table:table-cell>
          <table:table-cell table:style-name="ce88" office:value-type="float" office:value="35.401677" calcext:value-type="float">
            <text:p><text:s/>35.4 <text:s/></text:p>
          </table:table-cell>
          <table:table-cell table:style-name="ce88" office:value-type="float" office:value="789.458699" calcext:value-type="float">
            <text:p><text:s/>789.5 <text:s/></text:p>
          </table:table-cell>
          <table:table-cell table:style-name="ce88" office:value-type="float" office:value="0.015914" calcext:value-type="float">
            <text:p><text:s/>0.0 <text:s/></text:p>
          </table:table-cell>
          <table:table-cell table:style-name="ce88" office:value-type="float" office:value="0.007435" calcext:value-type="float">
            <text:p><text:s/>0.0 <text:s/></text:p>
          </table:table-cell>
          <table:table-cell table:style-name="ce88" office:value-type="float" office:value="485.184575" calcext:value-type="float">
            <text:p><text:s/>485.2 <text:s/></text:p>
          </table:table-cell>
          <table:table-cell table:style-name="ce88" office:value-type="float" office:value="0.750937" calcext:value-type="float">
            <text:p><text:s/>0.8 <text:s/></text:p>
          </table:table-cell>
          <table:table-cell table:style-name="ce88" office:value-type="float" office:value="17.813448" calcext:value-type="float">
            <text:p><text:s/>17.8 <text:s/></text:p>
          </table:table-cell>
          <table:table-cell table:style-name="ce88" office:value-type="float" office:value="285.68639" calcext:value-type="float">
            <text:p><text:s/>285.7 <text:s/></text:p>
          </table:table-cell>
          <table:table-cell table:style-name="ce88" office:value-type="float" office:value="2339.171117" calcext:value-type="float">
            <text:p><text:s/>2,339.2 <text:s/></text:p>
          </table:table-cell>
          <table:table-cell table:style-name="ce88" office:value-type="float" office:value="1155.244194" calcext:value-type="float">
            <text:p><text:s/>1,155.2 <text:s/></text:p>
          </table:table-cell>
          <table:table-cell table:style-name="ce96" office:value-type="float" office:value="354.754365" calcext:value-type="float">
            <text:p><text:s/>354.8 <text:s/></text:p>
          </table:table-cell>
          <table:table-cell table:style-name="ce123"/>
          <table:table-cell table:style-name="ce126" table:number-columns-repeated="1005"/>
        </table:table-row>
        <table:table-row table:style-name="ro3">
          <table:table-cell table:style-name="ce6"/>
          <table:table-cell table:style-name="ce9" office:value-type="string" calcext:value-type="string">
            <text:p><text:s/>4月</text:p>
          </table:table-cell>
          <table:table-cell table:style-name="ce16"/>
          <table:table-cell table:style-name="ce82" office:value-type="float" office:value="3604.792451" calcext:value-type="float">
            <text:p><text:s/>3,604.8 <text:s/></text:p>
          </table:table-cell>
          <table:table-cell table:style-name="ce88" office:value-type="float" office:value="2757.971674" calcext:value-type="float">
            <text:p><text:s/>2,758.0 <text:s/></text:p>
          </table:table-cell>
          <table:table-cell table:style-name="ce88" office:value-type="float" office:value="2631.906528" calcext:value-type="float">
            <text:p><text:s/>2,631.9 <text:s/></text:p>
          </table:table-cell>
          <table:table-cell table:style-name="ce88" office:value-type="float" office:value="99.033614" calcext:value-type="float">
            <text:p><text:s/>99.0 <text:s/></text:p>
          </table:table-cell>
          <table:table-cell table:style-name="ce88" office:value-type="float" office:value="27.031532" calcext:value-type="float">
            <text:p><text:s/>27.0 <text:s/></text:p>
          </table:table-cell>
          <table:table-cell table:style-name="ce88" office:value-type="float" office:value="846.820777" calcext:value-type="float">
            <text:p><text:s/>846.8 <text:s/></text:p>
          </table:table-cell>
          <table:table-cell table:number-columns-repeated="2" table:style-name="ce88" office:value-type="float" office:value="0" calcext:value-type="float">
            <text:p>- <text:s/></text:p>
          </table:table-cell>
          <table:table-cell table:style-name="ce88" office:value-type="float" office:value="571.727308" calcext:value-type="float">
            <text:p><text:s/>571.7 <text:s/></text:p>
          </table:table-cell>
          <table:table-cell table:style-name="ce88" office:value-type="float" office:value="0.889787" calcext:value-type="float">
            <text:p><text:s/>0.9 <text:s/></text:p>
          </table:table-cell>
          <table:table-cell table:style-name="ce88" office:value-type="float" office:value="16.010786" calcext:value-type="float">
            <text:p><text:s/>16.0 <text:s/></text:p>
          </table:table-cell>
          <table:table-cell table:style-name="ce88" office:value-type="float" office:value="258.192896" calcext:value-type="float">
            <text:p><text:s/>258.2 <text:s/></text:p>
          </table:table-cell>
          <table:table-cell table:style-name="ce88" office:value-type="float" office:value="2223.956915" calcext:value-type="float">
            <text:p><text:s/>2,224.0 <text:s/></text:p>
          </table:table-cell>
          <table:table-cell table:style-name="ce88" office:value-type="float" office:value="1046.796011" calcext:value-type="float">
            <text:p><text:s/>1,046.8 <text:s/></text:p>
          </table:table-cell>
          <table:table-cell table:style-name="ce96" office:value-type="float" office:value="334.039525" calcext:value-type="float">
            <text:p><text:s/>334.0 <text:s/></text:p>
          </table:table-cell>
          <table:table-cell table:style-name="ce123"/>
          <table:table-cell table:style-name="ce126" table:number-columns-repeated="1005"/>
        </table:table-row>
        <table:table-row table:style-name="ro3">
          <table:table-cell table:style-name="ce6"/>
          <table:table-cell table:style-name="ce9" office:value-type="string" calcext:value-type="string">
            <text:p><text:s/>5月</text:p>
          </table:table-cell>
          <table:table-cell table:style-name="ce16"/>
          <table:table-cell table:style-name="ce82" office:value-type="float" office:value="4249.396153" calcext:value-type="float">
            <text:p><text:s/>4,249.4 <text:s/></text:p>
          </table:table-cell>
          <table:table-cell table:style-name="ce88" office:value-type="float" office:value="3263.104803" calcext:value-type="float">
            <text:p><text:s/>3,263.1 <text:s/></text:p>
          </table:table-cell>
          <table:table-cell table:style-name="ce88" office:value-type="float" office:value="3117.46469" calcext:value-type="float">
            <text:p><text:s/>3,117.5 <text:s/></text:p>
          </table:table-cell>
          <table:table-cell table:style-name="ce88" office:value-type="float" office:value="120.375984" calcext:value-type="float">
            <text:p><text:s/>120.4 <text:s/></text:p>
          </table:table-cell>
          <table:table-cell table:style-name="ce88" office:value-type="float" office:value="25.264129" calcext:value-type="float">
            <text:p><text:s/>25.3 <text:s/></text:p>
          </table:table-cell>
          <table:table-cell table:style-name="ce88" office:value-type="float" office:value="986.29135" calcext:value-type="float">
            <text:p><text:s/>986.3 <text:s/></text:p>
          </table:table-cell>
          <table:table-cell table:number-columns-repeated="2" table:style-name="ce88" office:value-type="float" office:value="0" calcext:value-type="float">
            <text:p>- <text:s/></text:p>
          </table:table-cell>
          <table:table-cell table:style-name="ce88" office:value-type="float" office:value="683.36343" calcext:value-type="float">
            <text:p><text:s/>683.4 <text:s/></text:p>
          </table:table-cell>
          <table:table-cell table:style-name="ce88" office:value-type="float" office:value="0.234854" calcext:value-type="float">
            <text:p><text:s/>0.2 <text:s/></text:p>
          </table:table-cell>
          <table:table-cell table:style-name="ce88" office:value-type="float" office:value="14.953511" calcext:value-type="float">
            <text:p><text:s/>15.0 <text:s/></text:p>
          </table:table-cell>
          <table:table-cell table:style-name="ce88" office:value-type="float" office:value="287.739555" calcext:value-type="float">
            <text:p><text:s/>287.7 <text:s/></text:p>
          </table:table-cell>
          <table:table-cell table:style-name="ce88" office:value-type="float" office:value="2417.394076" calcext:value-type="float">
            <text:p><text:s/>2,417.4 <text:s/></text:p>
          </table:table-cell>
          <table:table-cell table:style-name="ce88" office:value-type="float" office:value="1461.875912" calcext:value-type="float">
            <text:p><text:s/>1,461.9 <text:s/></text:p>
          </table:table-cell>
          <table:table-cell table:style-name="ce96" office:value-type="float" office:value="370.126165" calcext:value-type="float">
            <text:p><text:s/>370.1 <text:s/></text:p>
          </table:table-cell>
          <table:table-cell table:style-name="ce123"/>
          <table:table-cell table:style-name="ce126" table:number-columns-repeated="1005"/>
        </table:table-row>
        <table:table-row table:style-name="ro3">
          <table:table-cell table:style-name="ce6"/>
          <table:table-cell table:style-name="ce9" office:value-type="string" calcext:value-type="string">
            <text:p><text:s/>6月</text:p>
          </table:table-cell>
          <table:table-cell table:style-name="ce16"/>
          <table:table-cell table:style-name="ce82" office:value-type="float" office:value="4201.04572" calcext:value-type="float">
            <text:p><text:s/>4,201.0 <text:s/></text:p>
          </table:table-cell>
          <table:table-cell table:style-name="ce88" office:value-type="float" office:value="3291.187444" calcext:value-type="float">
            <text:p><text:s/>3,291.2 <text:s/></text:p>
          </table:table-cell>
          <table:table-cell table:style-name="ce88" office:value-type="float" office:value="3133.576151" calcext:value-type="float">
            <text:p><text:s/>3,133.6 <text:s/></text:p>
          </table:table-cell>
          <table:table-cell table:style-name="ce88" office:value-type="float" office:value="123.831106" calcext:value-type="float">
            <text:p><text:s/>123.8 <text:s/></text:p>
          </table:table-cell>
          <table:table-cell table:style-name="ce88" office:value-type="float" office:value="33.780187" calcext:value-type="float">
            <text:p><text:s/>33.8 <text:s/></text:p>
          </table:table-cell>
          <table:table-cell table:style-name="ce88" office:value-type="float" office:value="909.858276" calcext:value-type="float">
            <text:p><text:s/>909.9 <text:s/></text:p>
          </table:table-cell>
          <table:table-cell table:number-columns-repeated="2" table:style-name="ce88" office:value-type="float" office:value="0" calcext:value-type="float">
            <text:p>- <text:s/></text:p>
          </table:table-cell>
          <table:table-cell table:style-name="ce88" office:value-type="float" office:value="584.382923" calcext:value-type="float">
            <text:p><text:s/>584.4 <text:s/></text:p>
          </table:table-cell>
          <table:table-cell table:style-name="ce88" office:value-type="float" office:value="0.182819" calcext:value-type="float">
            <text:p><text:s/>0.2 <text:s/></text:p>
          </table:table-cell>
          <table:table-cell table:style-name="ce88" office:value-type="float" office:value="15.011853" calcext:value-type="float">
            <text:p><text:s/>15.0 <text:s/></text:p>
          </table:table-cell>
          <table:table-cell table:style-name="ce88" office:value-type="float" office:value="310.280681" calcext:value-type="float">
            <text:p><text:s/>310.3 <text:s/></text:p>
          </table:table-cell>
          <table:table-cell table:style-name="ce88" office:value-type="float" office:value="2486.357638" calcext:value-type="float">
            <text:p><text:s/>2,486.4 <text:s/></text:p>
          </table:table-cell>
          <table:table-cell table:style-name="ce88" office:value-type="float" office:value="1316.575641" calcext:value-type="float">
            <text:p><text:s/>1,316.6 <text:s/></text:p>
          </table:table-cell>
          <table:table-cell table:style-name="ce96" office:value-type="float" office:value="398.112441" calcext:value-type="float">
            <text:p><text:s/>398.1 <text:s/></text:p>
          </table:table-cell>
          <table:table-cell table:style-name="ce123"/>
          <table:table-cell table:style-name="ce126" table:number-columns-repeated="1005"/>
        </table:table-row>
        <table:table-row table:style-name="ro3">
          <table:table-cell table:style-name="ce6"/>
          <table:table-cell table:style-name="ce9" office:value-type="string" calcext:value-type="string">
            <text:p><text:s/>7月</text:p>
          </table:table-cell>
          <table:table-cell table:style-name="ce16"/>
          <table:table-cell table:style-name="ce82" office:value-type="float" office:value="4485.665774" calcext:value-type="float">
            <text:p><text:s/>4,485.7 <text:s/></text:p>
          </table:table-cell>
          <table:table-cell table:style-name="ce88" office:value-type="float" office:value="3439.415188" calcext:value-type="float">
            <text:p><text:s/>3,439.4 <text:s/></text:p>
          </table:table-cell>
          <table:table-cell table:style-name="ce88" office:value-type="float" office:value="3284.638529" calcext:value-type="float">
            <text:p><text:s/>3,284.6 <text:s/></text:p>
          </table:table-cell>
          <table:table-cell table:style-name="ce88" office:value-type="float" office:value="117.220786" calcext:value-type="float">
            <text:p><text:s/>117.2 <text:s/></text:p>
          </table:table-cell>
          <table:table-cell table:style-name="ce88" office:value-type="float" office:value="37.555873" calcext:value-type="float">
            <text:p><text:s/>37.6 <text:s/></text:p>
          </table:table-cell>
          <table:table-cell table:style-name="ce88" office:value-type="float" office:value="1046.250586" calcext:value-type="float">
            <text:p><text:s/>1,046.3 <text:s/></text:p>
          </table:table-cell>
          <table:table-cell table:number-columns-repeated="2" table:style-name="ce88" office:value-type="float" office:value="0" calcext:value-type="float">
            <text:p>- <text:s/></text:p>
          </table:table-cell>
          <table:table-cell table:style-name="ce88" office:value-type="float" office:value="715.53056" calcext:value-type="float">
            <text:p><text:s/>715.5 <text:s/></text:p>
          </table:table-cell>
          <table:table-cell table:style-name="ce88" office:value-type="float" office:value="0.244036" calcext:value-type="float">
            <text:p><text:s/>0.2 <text:s/></text:p>
          </table:table-cell>
          <table:table-cell table:style-name="ce88" office:value-type="float" office:value="15.53184" calcext:value-type="float">
            <text:p><text:s/>15.5 <text:s/></text:p>
          </table:table-cell>
          <table:table-cell table:style-name="ce88" office:value-type="float" office:value="314.94415" calcext:value-type="float">
            <text:p><text:s/>314.9 <text:s/></text:p>
          </table:table-cell>
          <table:table-cell table:style-name="ce88" office:value-type="float" office:value="2576.273419" calcext:value-type="float">
            <text:p><text:s/>2,576.3 <text:s/></text:p>
          </table:table-cell>
          <table:table-cell table:style-name="ce88" office:value-type="float" office:value="1497.111083" calcext:value-type="float">
            <text:p><text:s/>1,497.1 <text:s/></text:p>
          </table:table-cell>
          <table:table-cell table:style-name="ce96" office:value-type="float" office:value="412.281272" calcext:value-type="float">
            <text:p><text:s/>412.3 <text:s/></text:p>
          </table:table-cell>
          <table:table-cell table:style-name="ce123"/>
          <table:table-cell table:style-name="ce126" table:number-columns-repeated="1005"/>
        </table:table-row>
        <table:table-row table:style-name="ro3">
          <table:table-cell table:style-name="ce6"/>
          <table:table-cell table:style-name="ce9" office:value-type="string" calcext:value-type="string">
            <text:p><text:s/>8月</text:p>
          </table:table-cell>
          <table:table-cell table:style-name="ce16"/>
          <table:table-cell table:style-name="ce82" office:value-type="float" office:value="4197.072941" calcext:value-type="float">
            <text:p><text:s/>4,197.1 <text:s/></text:p>
          </table:table-cell>
          <table:table-cell table:style-name="ce88" office:value-type="float" office:value="3308.585957" calcext:value-type="float">
            <text:p><text:s/>3,308.6 <text:s/></text:p>
          </table:table-cell>
          <table:table-cell table:style-name="ce88" office:value-type="float" office:value="3158.383775" calcext:value-type="float">
            <text:p><text:s/>3,158.4 <text:s/></text:p>
          </table:table-cell>
          <table:table-cell table:style-name="ce88" office:value-type="float" office:value="112.192866" calcext:value-type="float">
            <text:p><text:s/>112.2 <text:s/></text:p>
          </table:table-cell>
          <table:table-cell table:style-name="ce88" office:value-type="float" office:value="38.009316" calcext:value-type="float">
            <text:p><text:s/>38.0 <text:s/></text:p>
          </table:table-cell>
          <table:table-cell table:style-name="ce88" office:value-type="float" office:value="888.486984" calcext:value-type="float">
            <text:p><text:s/>888.5 <text:s/></text:p>
          </table:table-cell>
          <table:table-cell table:style-name="ce88" office:value-type="float" office:value="0.005678" calcext:value-type="float">
            <text:p><text:s/>0.0 <text:s/></text:p>
          </table:table-cell>
          <table:table-cell table:style-name="ce88" office:value-type="float" office:value="0" calcext:value-type="float">
            <text:p>- <text:s/></text:p>
          </table:table-cell>
          <table:table-cell table:style-name="ce88" office:value-type="float" office:value="558.394338" calcext:value-type="float">
            <text:p><text:s/>558.4 <text:s/></text:p>
          </table:table-cell>
          <table:table-cell table:style-name="ce88" office:value-type="float" office:value="0.231937" calcext:value-type="float">
            <text:p><text:s/>0.2 <text:s/></text:p>
          </table:table-cell>
          <table:table-cell table:style-name="ce88" office:value-type="float" office:value="13.805706" calcext:value-type="float">
            <text:p><text:s/>13.8 <text:s/></text:p>
          </table:table-cell>
          <table:table-cell table:style-name="ce88" office:value-type="float" office:value="316.049325" calcext:value-type="float">
            <text:p><text:s/>316.0 <text:s/></text:p>
          </table:table-cell>
          <table:table-cell table:style-name="ce88" office:value-type="float" office:value="2535.273236" calcext:value-type="float">
            <text:p><text:s/>2,535.3 <text:s/></text:p>
          </table:table-cell>
          <table:table-cell table:style-name="ce88" office:value-type="float" office:value="1262.219311" calcext:value-type="float">
            <text:p><text:s/>1,262.2 <text:s/></text:p>
          </table:table-cell>
          <table:table-cell table:style-name="ce96" office:value-type="float" office:value="399.580394" calcext:value-type="float">
            <text:p><text:s/>399.6 <text:s/></text:p>
          </table:table-cell>
          <table:table-cell table:style-name="ce123"/>
          <table:table-cell table:style-name="ce126" table:number-columns-repeated="1005"/>
        </table:table-row>
        <table:table-row table:style-name="ro3">
          <table:table-cell table:style-name="ce6"/>
          <table:table-cell table:style-name="ce9" office:value-type="string" calcext:value-type="string">
            <text:p><text:s/>9月</text:p>
          </table:table-cell>
          <table:table-cell table:style-name="ce16"/>
          <table:table-cell table:style-name="ce82" office:value-type="float" office:value="4109.928681" calcext:value-type="float">
            <text:p><text:s/>4,109.9 <text:s/></text:p>
          </table:table-cell>
          <table:table-cell table:style-name="ce88" office:value-type="float" office:value="3124.81668" calcext:value-type="float">
            <text:p><text:s/>3,124.8 <text:s/></text:p>
          </table:table-cell>
          <table:table-cell table:style-name="ce88" office:value-type="float" office:value="2971.202071" calcext:value-type="float">
            <text:p><text:s/>2,971.2 <text:s/></text:p>
          </table:table-cell>
          <table:table-cell table:style-name="ce88" office:value-type="float" office:value="110.03678" calcext:value-type="float">
            <text:p><text:s/>110.0 <text:s/></text:p>
          </table:table-cell>
          <table:table-cell table:style-name="ce88" office:value-type="float" office:value="43.577829" calcext:value-type="float">
            <text:p><text:s/>43.6 <text:s/></text:p>
          </table:table-cell>
          <table:table-cell table:style-name="ce88" office:value-type="float" office:value="985.112001" calcext:value-type="float">
            <text:p><text:s/>985.1 <text:s/></text:p>
          </table:table-cell>
          <table:table-cell table:style-name="ce88" office:value-type="float" office:value="0.048223" calcext:value-type="float">
            <text:p><text:s/>0.0 <text:s/></text:p>
          </table:table-cell>
          <table:table-cell table:style-name="ce88" office:value-type="float" office:value="3.584486" calcext:value-type="float">
            <text:p><text:s/>3.6 <text:s/></text:p>
          </table:table-cell>
          <table:table-cell table:style-name="ce88" office:value-type="float" office:value="657.062086" calcext:value-type="float">
            <text:p><text:s/>657.1 <text:s/></text:p>
          </table:table-cell>
          <table:table-cell table:style-name="ce88" office:value-type="float" office:value="0.065356" calcext:value-type="float">
            <text:p><text:s/>0.1 <text:s/></text:p>
          </table:table-cell>
          <table:table-cell table:style-name="ce88" office:value-type="float" office:value="15.825447" calcext:value-type="float">
            <text:p><text:s/>15.8 <text:s/></text:p>
          </table:table-cell>
          <table:table-cell table:style-name="ce88" office:value-type="float" office:value="308.526403" calcext:value-type="float">
            <text:p><text:s/>308.5 <text:s/></text:p>
          </table:table-cell>
          <table:table-cell table:style-name="ce88" office:value-type="float" office:value="2311.872425" calcext:value-type="float">
            <text:p><text:s/>2,311.9 <text:s/></text:p>
          </table:table-cell>
          <table:table-cell table:style-name="ce88" office:value-type="float" office:value="1387.818905" calcext:value-type="float">
            <text:p><text:s/>1,387.8 <text:s/></text:p>
          </table:table-cell>
          <table:table-cell table:style-name="ce96" office:value-type="float" office:value="410.237351" calcext:value-type="float">
            <text:p><text:s/>410.2 <text:s/></text:p>
          </table:table-cell>
          <table:table-cell table:style-name="ce123"/>
          <table:table-cell table:style-name="ce126" table:number-columns-repeated="1005"/>
        </table:table-row>
        <table:table-row table:style-name="ro3">
          <table:table-cell table:style-name="ce6"/>
          <table:table-cell table:style-name="ce9" office:value-type="string" calcext:value-type="string">
            <text:p>10月</text:p>
          </table:table-cell>
          <table:table-cell table:style-name="ce16"/>
          <table:table-cell table:style-name="ce82" office:value-type="float" office:value="4208.230164" calcext:value-type="float">
            <text:p><text:s/>4,208.2 <text:s/></text:p>
          </table:table-cell>
          <table:table-cell table:style-name="ce88" office:value-type="float" office:value="3126.022256" calcext:value-type="float">
            <text:p><text:s/>3,126.0 <text:s/></text:p>
          </table:table-cell>
          <table:table-cell table:style-name="ce88" office:value-type="float" office:value="2994.201757" calcext:value-type="float">
            <text:p><text:s/>2,994.2 <text:s/></text:p>
          </table:table-cell>
          <table:table-cell table:style-name="ce88" office:value-type="float" office:value="98.19985" calcext:value-type="float">
            <text:p><text:s/>98.2 <text:s/></text:p>
          </table:table-cell>
          <table:table-cell table:style-name="ce88" office:value-type="float" office:value="33.620649" calcext:value-type="float">
            <text:p><text:s/>33.6 <text:s/></text:p>
          </table:table-cell>
          <table:table-cell table:style-name="ce88" office:value-type="float" office:value="1082.207908" calcext:value-type="float">
            <text:p><text:s/>1,082.2 <text:s/></text:p>
          </table:table-cell>
          <table:table-cell table:style-name="ce88" office:value-type="float" office:value="0.030469" calcext:value-type="float">
            <text:p><text:s/>0.0 <text:s/></text:p>
          </table:table-cell>
          <table:table-cell table:style-name="ce88" office:value-type="float" office:value="1.84304" calcext:value-type="float">
            <text:p><text:s/>1.8 <text:s/></text:p>
          </table:table-cell>
          <table:table-cell table:style-name="ce88" office:value-type="float" office:value="787.521325" calcext:value-type="float">
            <text:p><text:s/>787.5 <text:s/></text:p>
          </table:table-cell>
          <table:table-cell table:style-name="ce88" office:value-type="float" office:value="0.41222" calcext:value-type="float">
            <text:p><text:s/>0.4 <text:s/></text:p>
          </table:table-cell>
          <table:table-cell table:style-name="ce88" office:value-type="float" office:value="15.56424" calcext:value-type="float">
            <text:p><text:s/>15.6 <text:s/></text:p>
          </table:table-cell>
          <table:table-cell table:style-name="ce88" office:value-type="float" office:value="276.836614" calcext:value-type="float">
            <text:p><text:s/>276.8 <text:s/></text:p>
          </table:table-cell>
          <table:table-cell table:style-name="ce88" office:value-type="float" office:value="2386.672321" calcext:value-type="float">
            <text:p><text:s/>2,386.7 <text:s/></text:p>
          </table:table-cell>
          <table:table-cell table:style-name="ce88" office:value-type="float" office:value="1436.667178" calcext:value-type="float">
            <text:p><text:s/>1,436.7 <text:s/></text:p>
          </table:table-cell>
          <table:table-cell table:style-name="ce96" office:value-type="float" office:value="384.890665" calcext:value-type="float">
            <text:p><text:s/>384.9 <text:s/></text:p>
          </table:table-cell>
          <table:table-cell table:style-name="ce123"/>
          <table:table-cell table:style-name="ce126" table:number-columns-repeated="1005"/>
        </table:table-row>
        <table:table-row table:style-name="ro3">
          <table:table-cell table:style-name="ce6"/>
          <table:table-cell table:style-name="ce9" office:value-type="string" calcext:value-type="string">
            <text:p>11月</text:p>
          </table:table-cell>
          <table:table-cell table:style-name="ce16"/>
          <table:table-cell table:style-name="ce82" office:value-type="float" office:value="3795.324791" calcext:value-type="float">
            <text:p><text:s/>3,795.3 <text:s/></text:p>
          </table:table-cell>
          <table:table-cell table:style-name="ce88" office:value-type="float" office:value="2867.310615" calcext:value-type="float">
            <text:p><text:s/>2,867.3 <text:s/></text:p>
          </table:table-cell>
          <table:table-cell table:style-name="ce88" office:value-type="float" office:value="2755.870335" calcext:value-type="float">
            <text:p><text:s/>2,755.9 <text:s/></text:p>
          </table:table-cell>
          <table:table-cell table:style-name="ce88" office:value-type="float" office:value="73.418428" calcext:value-type="float">
            <text:p><text:s/>73.4 <text:s/></text:p>
          </table:table-cell>
          <table:table-cell table:style-name="ce88" office:value-type="float" office:value="38.021852" calcext:value-type="float">
            <text:p><text:s/>38.0 <text:s/></text:p>
          </table:table-cell>
          <table:table-cell table:style-name="ce88" office:value-type="float" office:value="928.014176" calcext:value-type="float">
            <text:p><text:s/>928.0 <text:s/></text:p>
          </table:table-cell>
          <table:table-cell table:style-name="ce88" office:value-type="float" office:value="0.749888" calcext:value-type="float">
            <text:p><text:s/>0.7 <text:s/></text:p>
          </table:table-cell>
          <table:table-cell table:style-name="ce88" office:value-type="float" office:value="1.859038" calcext:value-type="float">
            <text:p><text:s/>1.9 <text:s/></text:p>
          </table:table-cell>
          <table:table-cell table:style-name="ce88" office:value-type="float" office:value="571.43159" calcext:value-type="float">
            <text:p><text:s/>571.4 <text:s/></text:p>
          </table:table-cell>
          <table:table-cell table:style-name="ce88" office:value-type="float" office:value="60.830058" calcext:value-type="float">
            <text:p><text:s/>60.8 <text:s/></text:p>
          </table:table-cell>
          <table:table-cell table:style-name="ce88" office:value-type="float" office:value="14.377915" calcext:value-type="float">
            <text:p><text:s/>14.4 <text:s/></text:p>
          </table:table-cell>
          <table:table-cell table:style-name="ce88" office:value-type="float" office:value="278.765687" calcext:value-type="float">
            <text:p><text:s/>278.8 <text:s/></text:p>
          </table:table-cell>
          <table:table-cell table:style-name="ce88" office:value-type="float" office:value="2298.780578" calcext:value-type="float">
            <text:p><text:s/>2,298.8 <text:s/></text:p>
          </table:table-cell>
          <table:table-cell table:style-name="ce88" office:value-type="float" office:value="1153.451596" calcext:value-type="float">
            <text:p><text:s/>1,153.5 <text:s/></text:p>
          </table:table-cell>
          <table:table-cell table:style-name="ce96" office:value-type="float" office:value="343.092617" calcext:value-type="float">
            <text:p><text:s/>343.1 <text:s/></text:p>
          </table:table-cell>
          <table:table-cell table:style-name="ce123"/>
          <table:table-cell table:style-name="ce126" table:number-columns-repeated="1005"/>
        </table:table-row>
        <table:table-row table:style-name="ro3">
          <table:table-cell table:style-name="ce7"/>
          <table:table-cell table:style-name="ce12" office:value-type="string" calcext:value-type="string">
            <text:p>1 - 11月</text:p>
          </table:table-cell>
          <table:table-cell table:style-name="ce17"/>
          <table:table-cell table:style-name="ce83" office:value-type="float" office:value="43709.073528" calcext:value-type="float">
            <text:p><text:s/>43,709.1 <text:s/></text:p>
          </table:table-cell>
          <table:table-cell table:style-name="ce89" office:value-type="float" office:value="33903.49206" calcext:value-type="float">
            <text:p><text:s/>33,903.5 <text:s/></text:p>
          </table:table-cell>
          <table:table-cell table:style-name="ce89" office:value-type="float" office:value="32314.734963" calcext:value-type="float">
            <text:p><text:s/>32,314.7 <text:s/></text:p>
          </table:table-cell>
          <table:table-cell table:style-name="ce89" office:value-type="float" office:value="1199.455332" calcext:value-type="float">
            <text:p><text:s/>1,199.5 <text:s/></text:p>
          </table:table-cell>
          <table:table-cell table:style-name="ce89" office:value-type="float" office:value="389.301765" calcext:value-type="float">
            <text:p><text:s/>389.3 <text:s/></text:p>
          </table:table-cell>
          <table:table-cell table:style-name="ce89" office:value-type="float" office:value="9805.581468" calcext:value-type="float">
            <text:p><text:s/>9,805.6 <text:s/></text:p>
          </table:table-cell>
          <table:table-cell table:style-name="ce89" office:value-type="float" office:value="1.040503" calcext:value-type="float">
            <text:p><text:s/>1.0 <text:s/></text:p>
          </table:table-cell>
          <table:table-cell table:style-name="ce89" office:value-type="float" office:value="7.293999" calcext:value-type="float">
            <text:p><text:s/>7.3 <text:s/></text:p>
          </table:table-cell>
          <table:table-cell table:style-name="ce89" office:value-type="float" office:value="6284.635333" calcext:value-type="float">
            <text:p><text:s/>6,284.6 <text:s/></text:p>
          </table:table-cell>
          <table:table-cell table:style-name="ce89" office:value-type="float" office:value="65.859674" calcext:value-type="float">
            <text:p><text:s/>65.9 <text:s/></text:p>
          </table:table-cell>
          <table:table-cell table:style-name="ce89" office:value-type="float" office:value="172.245079" calcext:value-type="float">
            <text:p><text:s/>172.2 <text:s/></text:p>
          </table:table-cell>
          <table:table-cell table:style-name="ce89" office:value-type="float" office:value="3274.50688" calcext:value-type="float">
            <text:p><text:s/>3,274.5 <text:s/></text:p>
          </table:table-cell>
          <table:table-cell table:style-name="ce89" office:value-type="float" office:value="26088.350673" calcext:value-type="float">
            <text:p><text:s/>26,088.4 <text:s/></text:p>
          </table:table-cell>
          <table:table-cell table:style-name="ce89" office:value-type="float" office:value="13502.501586" calcext:value-type="float">
            <text:p><text:s/>13,502.5 <text:s/></text:p>
          </table:table-cell>
          <table:table-cell table:style-name="ce97" office:value-type="float" office:value="4118.221269" calcext:value-type="float">
            <text:p><text:s/>4,118.2 <text:s/></text:p>
          </table:table-cell>
          <table:table-cell table:style-name="ce123"/>
          <table:table-cell table:style-name="ce126" table:number-columns-repeated="1005"/>
        </table:table-row>
        <table:table-row table:style-name="ro3">
          <table:table-cell table:style-name="ce8" office:value-type="string" calcext:value-type="string" table:number-columns-spanned="18" table:number-rows-spanned="1">
            <text:p>註：地熱統計數據自107年9月起新增，因初期運轉未能穏定發電，致部分月份統計數據間斷呈現。</text:p>
          </table:table-cell>
          <table:covered-table-cell table:number-columns-repeated="17" table:style-name="ce13"/>
          <table:table-cell table:style-name="ce123"/>
          <table:table-cell table:style-name="ce126" table:number-columns-repeated="1005"/>
        </table:table-row>
        <table:table-row table:style-name="ro4" table:number-rows-repeated="4">
          <table:table-cell table:style-name="ce9" table:number-columns-repeated="2"/>
          <table:table-cell table:style-name="ce16"/>
          <table:table-cell table:style-name="ce84" table:number-columns-repeated="15"/>
          <table:table-cell table:style-name="ce123"/>
          <table:table-cell table:style-name="ce126" table:number-columns-repeated="1005"/>
        </table:table-row>
        <table:table-row table:style-name="ro5" table:number-rows-repeated="9">
          <table:table-cell table:style-name="ce9" table:number-columns-repeated="2"/>
          <table:table-cell table:style-name="ce16"/>
          <table:table-cell table:style-name="ce84" table:number-columns-repeated="15"/>
          <table:table-cell table:style-name="ce123"/>
          <table:table-cell table:style-name="ce126" table:number-columns-repeated="1005"/>
        </table:table-row>
        <table:table-row table:style-name="ro5" table:number-rows-repeated="26">
          <table:table-cell table:style-name="ce9" table:number-columns-repeated="2"/>
          <table:table-cell table:style-name="ce16"/>
          <table:table-cell table:style-name="ce84" table:number-columns-repeated="15"/>
          <table:table-cell table:style-name="ce123"/>
          <table:table-cell table:style-name="ce53" table:number-columns-repeated="1005"/>
        </table:table-row>
        <table:table-row table:style-name="ro5" table:number-rows-repeated="3926">
          <table:table-cell table:style-name="ce9" table:number-columns-repeated="2"/>
          <table:table-cell table:style-name="ce16"/>
          <table:table-cell table:style-name="ce84" table:number-columns-repeated="15"/>
          <table:table-cell table:style-name="ce124"/>
          <table:table-cell table:style-name="ce53" table:number-columns-repeated="1005"/>
        </table:table-row>
        <table:table-row table:style-name="ro5" table:number-rows-repeated="26">
          <table:table-cell table:style-name="ce9" table:number-columns-repeated="2"/>
          <table:table-cell table:style-name="ce16"/>
          <table:table-cell table:style-name="ce84" table:number-columns-repeated="15"/>
          <table:table-cell table:style-name="ce124"/>
          <table:table-cell table:number-columns-repeated="1005"/>
        </table:table-row>
        <table:table-row table:style-name="ro5" table:number-rows-repeated="1044531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RowStartCell" table:base-cell-address="$Page1.$A$1" table:cell-range-address="$Page4.$A$7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¥</number:text>
      <number:number number:decimal-places="0" loext:min-decimal-places="0" number:min-integer-digits="1" number:grouping="true"/>
    </number:number-style>
    <number:number-style style:name="N157">
      <number:text>¥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¥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¥</number:text>
      <number:number number:decimal-places="2" loext:min-decimal-places="2" number:min-integer-digits="1" number:grouping="true"/>
    </number:number-style>
    <number:number-style style:name="N159">
      <number:text>¥-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¥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¥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69"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70">
      <style:text-properties fo:color="#ff0000"/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1"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2">
      <style:text-properties fo:color="#ff0000"/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loext:text> HK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text> HK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loext:text> HK$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HK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 HK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text> HK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number number:decimal-places="1" loext:min-decimal-places="1" number:min-integer-digits="1">
        <number:embedded-text number:position="3"> </number:embedded-text>
      </number:number>
    </number:number-style>
    <number:number-style style:name="N177P1" style:volatile="true">
      <number:text>- </number:text>
      <number:number number:decimal-places="1" loext:min-decimal-places="1" number:min-integer-digits="1">
        <number:embedded-text number:position="3"> </number:embedded-text>
      </number:number>
    </number:number-style>
    <number:number-style style:name="N177">
      <number:text> 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8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8">
      <number:text>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79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79">
      <number:text>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80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80">
      <number:text>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81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81">
      <number:text> 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82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82">
      <number:text> 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3">
      <number:text> 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</loext:text>
      <loext:fill-character> </loext:fill-character>
      <number:number number:decimal-places="1" loext:min-decimal-places="1" number:min-integer-digits="1" number:grouping="true"/>
    </number:number-style>
    <number:number-style style:name="N184P1" style:volatile="true">
      <loext:text> </loext:text>
      <loext:fill-character> </loext:fill-character>
      <number:text>-</number:text>
      <number:number number:decimal-places="1" loext:min-decimal-places="1" number:min-integer-digits="1" number:grouping="true"/>
    </number:number-style>
    <number:number-style style:name="N184">
      <number:text>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</loext:text>
      <loext:fill-character> </loext:fill-character>
      <number:number number:decimal-places="1" loext:min-decimal-places="1" number:min-integer-digits="1" number:grouping="true"/>
    </number:number-style>
    <number:number-style style:name="N185P1" style:volatile="true">
      <loext:text> </loext:text>
      <loext:fill-character> </loext:fill-character>
      <number:text>-</number:text>
      <number:number number:decimal-places="1" loext:min-decimal-places="1" number:min-integer-digits="1" number:grouping="true"/>
    </number:number-style>
    <number:number-style style:name="N185">
      <number:text>-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2" loext:min-decimal-places="2" number:min-integer-digits="1"/>
      <number:text> </number:text>
    </number:number-style>
    <number:number-style style:name="N186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86P0"/>
    </number:number-style>
    <number:number-style style:name="N187P0" style:volatile="true">
      <number:number number:decimal-places="2" loext:min-decimal-places="2" number:min-integer-digits="1"/>
      <number:text> </number:text>
    </number:number-style>
    <number:number-style style:name="N187">
      <style:text-properties fo:color="#ff0000"/>
      <number:text>-</number:text>
      <number:number number:decimal-places="2" loext:min-decimal-places="2" number:min-integer-digits="1"/>
      <number:text> </number:text>
      <style:map style:condition="value()&gt;=0" style:apply-style-name="N187P0"/>
    </number:number-style>
    <number:number-style style:name="N188P0" style:volatile="true">
      <loext:text> </loext:text>
      <loext:fill-character> </loext:fill-character>
      <number:number number:decimal-places="1" loext:min-decimal-places="1" number:min-integer-digits="1" number:grouping="true"/>
      <number:text>  </number:text>
    </number:number-style>
    <number:number-style style:name="N188P1" style:volatile="true">
      <loext:text> </loext:text>
      <loext:fill-character> </loext:fill-character>
      <number:text>-</number:text>
      <number:number number:decimal-places="1" loext:min-decimal-places="1" number:min-integer-digits="1" number:grouping="true"/>
      <number:text>  </number:text>
    </number:number-style>
    <number:number-style style:name="N188">
      <number:text>-  </number:text>
      <style:map style:condition="value()&gt;0" style:apply-style-name="N188P0"/>
      <style:map style:condition="value()&lt;0" style:apply-style-name="N18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10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發電量</dc:title>
    <dc:subject>發電量</dc:subject>
    <meta:keyword>能源統計月報</meta:keyword>
    <dc:description>發電量</dc:description>
    <meta:initial-creator>國際合作與能源統計科</meta:initial-creator>
    <meta:creation-date>2012-04-20T09:40:34</meta:creation-date>
    <dc:creator>方文秀</dc:creator>
    <dc:date>2021-12-29T20:27:25</dc:date>
    <meta:print-date>2021-12-29T20:27:20</meta:print-date>
    <meta:document-statistic meta:table-count="4" meta:cell-count="2691" meta:object-count="0"/>
    <meta:generator>LibreOffice/5.4.1.2$Windows_x86 LibreOffice_project/ea7cb86e6eeb2bf3a5af73a8f7777ac570321527</meta:generator>
    <meta:user-defined meta:name="EDOID" meta:value-type="float">197732</meta:user-defined>
  </office:meta>
</office:document-meta>
</file>